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 style:data-style-name="N5"/>
    <style:style style:name="ce2" style:family="table-cell" style:parent-style-name="Default">
      <style:map style:condition="cell-content()!=0" style:apply-style-name="Sin_20_nombre1" style:base-cell-address="Hoja4.H2"/>
      <style:map style:condition="cell-content()=0" style:apply-style-name="Sin_20_nombre2" style:base-cell-address="Hoja4.H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Señal</text:p>
          </table:table-cell>
          <table:table-cell table:style-name="Default" office:value-type="string">
            <text:p>Media</text:p>
          </table:table-cell>
          <table:table-cell office:value-type="string">
            <text:p>Media size</text:p>
          </table:table-cell>
          <table:table-cell table:style-name="Default" office:value-type="string">
            <text:p>Umbral +</text:p>
          </table:table-cell>
          <table:table-cell table:style-name="Default" office:value-type="string">
            <text:p>Offset</text:p>
          </table:table-cell>
          <table:table-cell table:style-name="Default" office:value-type="string">
            <text:p>Umbral -</text:p>
          </table:table-cell>
          <table:table-cell office:value-type="string">
            <text:p>Respuesta</text:p>
          </table:table-cell>
          <table:table-cell office:value-type="string">
            <text:p>Alertas</text:p>
          </table:table-cell>
          <table:table-cell office:value-type="string">
            <text:p>Offset Recomendado (+10%)</text:p>
          </table:table-cell>
        </table:table-row>
        <table:table-row table:style-name="ro1">
          <table:table-cell office:value-type="float" office:value="7941.95">
            <text:p>7941,95</text:p>
          </table:table-cell>
          <table:table-cell table:style-name="Default" table:formula="of:=SUM([.A3:.A278])/277" office:value-type="float" office:value="7956.41812274368">
            <text:p>7956,4181227437</text:p>
          </table:table-cell>
          <table:table-cell office:value-type="float" office:value="50">
            <text:p>50</text:p>
          </table:table-cell>
          <table:table-cell table:formula="of:=[.B2]+[.E2]" office:value-type="float" office:value="8031.41812274368">
            <text:p>8.031,42</text:p>
          </table:table-cell>
          <table:table-cell office:value-type="float" office:value="75">
            <text:p>75,00</text:p>
          </table:table-cell>
          <table:table-cell table:formula="of:=[.B2]-[.E2]" office:value-type="float" office:value="7881.41812274368">
            <text:p>7.881,42</text:p>
          </table:table-cell>
          <table:table-cell table:formula="of:=IF(OR([.A2]&gt;=[.D2];[.A2]&lt;=[.F2] );1;0)" office:value-type="float" office:value="0">
            <text:p>0</text:p>
          </table:table-cell>
          <table:table-cell table:style-name="ce2" table:formula="of:=SUM([.G2:.G634])" office:value-type="float" office:value="0">
            <text:p>0</text:p>
          </table:table-cell>
          <table:table-cell table:formula="of:=ROUND( ([.E2]*110)/100)" office:value-type="float" office:value="83">
            <text:p>83</text:p>
          </table:table-cell>
        </table:table-row>
        <table:table-row table:style-name="ro2">
          <table:table-cell office:value-type="float" office:value="7955.91">
            <text:p>7955,91</text:p>
          </table:table-cell>
          <table:table-cell table:formula="of:=((([.B2]*[.C3])-[.B2])+[.A3])/[.C3]" office:value-type="float" office:value="7956.40796028881">
            <text:p>7.956,41</text:p>
          </table:table-cell>
          <table:table-cell table:formula="of:=[.C2]" office:value-type="float" office:value="50">
            <text:p>50</text:p>
          </table:table-cell>
          <table:table-cell table:formula="of:=[.B3]+[.E3]" office:value-type="float" office:value="8031.40796028881">
            <text:p>8.031,41</text:p>
          </table:table-cell>
          <table:table-cell table:formula="of:=[.E2]" office:value-type="float" office:value="75">
            <text:p>75,00</text:p>
          </table:table-cell>
          <table:table-cell table:formula="of:=[.B3]-[.E3]" office:value-type="float" office:value="7881.40796028881">
            <text:p>7.881,41</text:p>
          </table:table-cell>
          <table:table-cell table:formula="of:=IF(OR([.A3]&gt;=[.D3];[.A3]&lt;=[.F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3]*[.C4])-[.B3])+[.A4])/[.C4]" office:value-type="float" office:value="7956.14600108303">
            <text:p>7.956,15</text:p>
          </table:table-cell>
          <table:table-cell table:formula="of:=[.C3]" office:value-type="float" office:value="50">
            <text:p>50</text:p>
          </table:table-cell>
          <table:table-cell table:formula="of:=[.B4]+[.E4]" office:value-type="float" office:value="8031.14600108303">
            <text:p>8.031,15</text:p>
          </table:table-cell>
          <table:table-cell table:formula="of:=[.E3]" office:value-type="float" office:value="75">
            <text:p>75,00</text:p>
          </table:table-cell>
          <table:table-cell table:formula="of:=[.B4]-[.E4]" office:value-type="float" office:value="7881.14600108303">
            <text:p>7.881,15</text:p>
          </table:table-cell>
          <table:table-cell table:formula="of:=IF(OR([.A4]&gt;=[.D4];[.A4]&lt;=[.F4] );1;0)" office:value-type="float" office:value="0">
            <text:p>0</text:p>
          </table:table-cell>
          <table:table-cell/>
          <table:table-cell>
            <draw:frame table:end-cell-address="Hoja4.P23" table:end-x="0.195cm" table:end-y="0.432cm" draw:z-index="0" draw:style-name="gr1" draw:text-style-name="P1" svg:width="18.641cm" svg:height="9.006cm" svg:x="0.028cm" svg:y="0.007cm">
              <draw:object draw:notify-on-update-of-ranges="Hoja4.A1:Hoja4.A1 Hoja4.A2:Hoja4.A278 Hoja4.D1:Hoja4.D1 Hoja4.D2:Hoja4.D278 Hoja4.F1:Hoja4.F1 Hoja4.F2:Hoja4.F27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7958.48">
            <text:p>7958,48</text:p>
          </table:table-cell>
          <table:table-cell table:formula="of:=((([.B4]*[.C5])-[.B4])+[.A5])/[.C5]" office:value-type="float" office:value="7956.19268106137">
            <text:p>7.956,19</text:p>
          </table:table-cell>
          <table:table-cell table:formula="of:=[.C4]" office:value-type="float" office:value="50">
            <text:p>50</text:p>
          </table:table-cell>
          <table:table-cell table:formula="of:=[.B5]+[.E5]" office:value-type="float" office:value="8031.19268106137">
            <text:p>8.031,19</text:p>
          </table:table-cell>
          <table:table-cell table:formula="of:=[.E4]" office:value-type="float" office:value="75">
            <text:p>75,00</text:p>
          </table:table-cell>
          <table:table-cell table:formula="of:=[.B5]-[.E5]" office:value-type="float" office:value="7881.19268106137">
            <text:p>7.881,19</text:p>
          </table:table-cell>
          <table:table-cell table:formula="of:=IF(OR([.A5]&gt;=[.D5];[.A5]&lt;=[.F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5.93">
            <text:p>8005,93</text:p>
          </table:table-cell>
          <table:table-cell table:formula="of:=((([.B5]*[.C6])-[.B5])+[.A6])/[.C6]" office:value-type="float" office:value="7957.18742744014">
            <text:p>7.957,19</text:p>
          </table:table-cell>
          <table:table-cell table:formula="of:=[.C5]" office:value-type="float" office:value="50">
            <text:p>50</text:p>
          </table:table-cell>
          <table:table-cell table:formula="of:=[.B6]+[.E6]" office:value-type="float" office:value="8032.18742744014">
            <text:p>8.032,19</text:p>
          </table:table-cell>
          <table:table-cell table:formula="of:=[.E5]" office:value-type="float" office:value="75">
            <text:p>75,00</text:p>
          </table:table-cell>
          <table:table-cell table:formula="of:=[.B6]-[.E6]" office:value-type="float" office:value="7882.18742744014">
            <text:p>7.882,19</text:p>
          </table:table-cell>
          <table:table-cell table:formula="of:=IF(OR([.A6]&gt;=[.D6];[.A6]&lt;=[.F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1.79">
            <text:p>7951,79</text:p>
          </table:table-cell>
          <table:table-cell table:formula="of:=((([.B6]*[.C7])-[.B6])+[.A7])/[.C7]" office:value-type="float" office:value="7957.07947889134">
            <text:p>7.957,08</text:p>
          </table:table-cell>
          <table:table-cell table:formula="of:=[.C6]" office:value-type="float" office:value="50">
            <text:p>50</text:p>
          </table:table-cell>
          <table:table-cell table:formula="of:=[.B7]+[.E7]" office:value-type="float" office:value="8032.07947889134">
            <text:p>8.032,08</text:p>
          </table:table-cell>
          <table:table-cell table:formula="of:=[.E6]" office:value-type="float" office:value="75">
            <text:p>75,00</text:p>
          </table:table-cell>
          <table:table-cell table:formula="of:=[.B7]-[.E7]" office:value-type="float" office:value="7882.07947889134">
            <text:p>7.882,08</text:p>
          </table:table-cell>
          <table:table-cell table:formula="of:=IF(OR([.A7]&gt;=[.D7];[.A7]&lt;=[.F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7]*[.C8])-[.B7])+[.A8])/[.C8]" office:value-type="float" office:value="7956.83008931351">
            <text:p>7.956,83</text:p>
          </table:table-cell>
          <table:table-cell table:formula="of:=[.C7]" office:value-type="float" office:value="50">
            <text:p>50</text:p>
          </table:table-cell>
          <table:table-cell table:formula="of:=[.B8]+[.E8]" office:value-type="float" office:value="8031.83008931351">
            <text:p>8.031,83</text:p>
          </table:table-cell>
          <table:table-cell table:formula="of:=[.E7]" office:value-type="float" office:value="75">
            <text:p>75,00</text:p>
          </table:table-cell>
          <table:table-cell table:formula="of:=[.B8]-[.E8]" office:value-type="float" office:value="7881.83008931351">
            <text:p>7.881,83</text:p>
          </table:table-cell>
          <table:table-cell table:formula="of:=IF(OR([.A8]&gt;=[.D8];[.A8]&lt;=[.F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8]*[.C9])-[.B8])+[.A9])/[.C9]" office:value-type="float" office:value="7956.55968752724">
            <text:p>7.956,56</text:p>
          </table:table-cell>
          <table:table-cell table:formula="of:=[.C8]" office:value-type="float" office:value="50">
            <text:p>50</text:p>
          </table:table-cell>
          <table:table-cell table:formula="of:=[.B9]+[.E9]" office:value-type="float" office:value="8031.55968752724">
            <text:p>8.031,56</text:p>
          </table:table-cell>
          <table:table-cell table:formula="of:=[.E8]" office:value-type="float" office:value="75">
            <text:p>75,00</text:p>
          </table:table-cell>
          <table:table-cell table:formula="of:=[.B9]-[.E9]" office:value-type="float" office:value="7881.55968752724">
            <text:p>7.881,56</text:p>
          </table:table-cell>
          <table:table-cell table:formula="of:=IF(OR([.A9]&gt;=[.D9];[.A9]&lt;=[.F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7.67">
            <text:p>7977,67</text:p>
          </table:table-cell>
          <table:table-cell table:formula="of:=((([.B9]*[.C10])-[.B9])+[.A10])/[.C10]" office:value-type="float" office:value="7956.9818937767">
            <text:p>7.956,98</text:p>
          </table:table-cell>
          <table:table-cell table:formula="of:=[.C9]" office:value-type="float" office:value="50">
            <text:p>50</text:p>
          </table:table-cell>
          <table:table-cell table:formula="of:=[.B10]+[.E10]" office:value-type="float" office:value="8031.9818937767">
            <text:p>8.031,98</text:p>
          </table:table-cell>
          <table:table-cell table:formula="of:=[.E9]" office:value-type="float" office:value="75">
            <text:p>75,00</text:p>
          </table:table-cell>
          <table:table-cell table:formula="of:=[.B10]-[.E10]" office:value-type="float" office:value="7881.9818937767">
            <text:p>7.881,98</text:p>
          </table:table-cell>
          <table:table-cell table:formula="of:=IF(OR([.A10]&gt;=[.D10];[.A10]&lt;=[.F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75">
            <text:p>8004,75</text:p>
          </table:table-cell>
          <table:table-cell table:formula="of:=((([.B10]*[.C11])-[.B10])+[.A11])/[.C11]" office:value-type="float" office:value="7957.93725590116">
            <text:p>7.957,94</text:p>
          </table:table-cell>
          <table:table-cell table:formula="of:=[.C10]" office:value-type="float" office:value="50">
            <text:p>50</text:p>
          </table:table-cell>
          <table:table-cell table:formula="of:=[.B11]+[.E11]" office:value-type="float" office:value="8032.93725590116">
            <text:p>8.032,94</text:p>
          </table:table-cell>
          <table:table-cell table:formula="of:=[.E10]" office:value-type="float" office:value="75">
            <text:p>75,00</text:p>
          </table:table-cell>
          <table:table-cell table:formula="of:=[.B11]-[.E11]" office:value-type="float" office:value="7882.93725590116">
            <text:p>7.882,94</text:p>
          </table:table-cell>
          <table:table-cell table:formula="of:=IF(OR([.A11]&gt;=[.D11];[.A11]&lt;=[.F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26">
            <text:p>7953,26</text:p>
          </table:table-cell>
          <table:table-cell table:formula="of:=((([.B11]*[.C12])-[.B11])+[.A12])/[.C12]" office:value-type="float" office:value="7957.84371078314">
            <text:p>7.957,84</text:p>
          </table:table-cell>
          <table:table-cell table:formula="of:=[.C11]" office:value-type="float" office:value="50">
            <text:p>50</text:p>
          </table:table-cell>
          <table:table-cell table:formula="of:=[.B12]+[.E12]" office:value-type="float" office:value="8032.84371078314">
            <text:p>8.032,84</text:p>
          </table:table-cell>
          <table:table-cell table:formula="of:=[.E11]" office:value-type="float" office:value="75">
            <text:p>75,00</text:p>
          </table:table-cell>
          <table:table-cell table:formula="of:=[.B12]-[.E12]" office:value-type="float" office:value="7882.84371078314">
            <text:p>7.882,84</text:p>
          </table:table-cell>
          <table:table-cell table:formula="of:=IF(OR([.A12]&gt;=[.D12];[.A12]&lt;=[.F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8.93">
            <text:p>7948,93</text:p>
          </table:table-cell>
          <table:table-cell table:formula="of:=((([.B12]*[.C13])-[.B12])+[.A13])/[.C13]" office:value-type="float" office:value="7957.66543656748">
            <text:p>7.957,67</text:p>
          </table:table-cell>
          <table:table-cell table:formula="of:=[.C12]" office:value-type="float" office:value="50">
            <text:p>50</text:p>
          </table:table-cell>
          <table:table-cell table:formula="of:=[.B13]+[.E13]" office:value-type="float" office:value="8032.66543656748">
            <text:p>8.032,67</text:p>
          </table:table-cell>
          <table:table-cell table:formula="of:=[.E12]" office:value-type="float" office:value="75">
            <text:p>75,00</text:p>
          </table:table-cell>
          <table:table-cell table:formula="of:=[.B13]-[.E13]" office:value-type="float" office:value="7882.66543656748">
            <text:p>7.882,67</text:p>
          </table:table-cell>
          <table:table-cell table:formula="of:=IF(OR([.A13]&gt;=[.D13];[.A13]&lt;=[.F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13]*[.C14])-[.B13])+[.A14])/[.C14]" office:value-type="float" office:value="7957.97912783613">
            <text:p>7.957,98</text:p>
          </table:table-cell>
          <table:table-cell table:formula="of:=[.C13]" office:value-type="float" office:value="50">
            <text:p>50</text:p>
          </table:table-cell>
          <table:table-cell table:formula="of:=[.B14]+[.E14]" office:value-type="float" office:value="8032.97912783613">
            <text:p>8.032,98</text:p>
          </table:table-cell>
          <table:table-cell table:formula="of:=[.E13]" office:value-type="float" office:value="75">
            <text:p>75,00</text:p>
          </table:table-cell>
          <table:table-cell table:formula="of:=[.B14]-[.E14]" office:value-type="float" office:value="7882.97912783613">
            <text:p>7.882,98</text:p>
          </table:table-cell>
          <table:table-cell table:formula="of:=IF(OR([.A14]&gt;=[.D14];[.A14]&lt;=[.F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44">
            <text:p>7947,44</text:p>
          </table:table-cell>
          <table:table-cell table:formula="of:=((([.B14]*[.C15])-[.B14])+[.A15])/[.C15]" office:value-type="float" office:value="7957.76834527941">
            <text:p>7.957,77</text:p>
          </table:table-cell>
          <table:table-cell table:formula="of:=[.C14]" office:value-type="float" office:value="50">
            <text:p>50</text:p>
          </table:table-cell>
          <table:table-cell table:formula="of:=[.B15]+[.E15]" office:value-type="float" office:value="8032.7683452794">
            <text:p>8.032,77</text:p>
          </table:table-cell>
          <table:table-cell table:formula="of:=[.E14]" office:value-type="float" office:value="75">
            <text:p>75,00</text:p>
          </table:table-cell>
          <table:table-cell table:formula="of:=[.B15]-[.E15]" office:value-type="float" office:value="7882.7683452794">
            <text:p>7.882,77</text:p>
          </table:table-cell>
          <table:table-cell table:formula="of:=IF(OR([.A15]&gt;=[.D15];[.A15]&lt;=[.F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22.08">
            <text:p>7922,08</text:p>
          </table:table-cell>
          <table:table-cell table:formula="of:=((([.B15]*[.C16])-[.B15])+[.A16])/[.C16]" office:value-type="float" office:value="7957.05457837382">
            <text:p>7.957,05</text:p>
          </table:table-cell>
          <table:table-cell table:formula="of:=[.C15]" office:value-type="float" office:value="50">
            <text:p>50</text:p>
          </table:table-cell>
          <table:table-cell table:formula="of:=[.B16]+[.E16]" office:value-type="float" office:value="8032.05457837382">
            <text:p>8.032,05</text:p>
          </table:table-cell>
          <table:table-cell table:formula="of:=[.E15]" office:value-type="float" office:value="75">
            <text:p>75,00</text:p>
          </table:table-cell>
          <table:table-cell table:formula="of:=[.B16]-[.E16]" office:value-type="float" office:value="7882.05457837382">
            <text:p>7.882,05</text:p>
          </table:table-cell>
          <table:table-cell table:formula="of:=IF(OR([.A16]&gt;=[.D16];[.A16]&lt;=[.F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0.04">
            <text:p>7960,04</text:p>
          </table:table-cell>
          <table:table-cell table:formula="of:=((([.B16]*[.C17])-[.B16])+[.A17])/[.C17]" office:value-type="float" office:value="7957.11428680634">
            <text:p>7.957,11</text:p>
          </table:table-cell>
          <table:table-cell table:formula="of:=[.C16]" office:value-type="float" office:value="50">
            <text:p>50</text:p>
          </table:table-cell>
          <table:table-cell table:formula="of:=[.B17]+[.E17]" office:value-type="float" office:value="8032.11428680634">
            <text:p>8.032,11</text:p>
          </table:table-cell>
          <table:table-cell table:formula="of:=[.E16]" office:value-type="float" office:value="75">
            <text:p>75,00</text:p>
          </table:table-cell>
          <table:table-cell table:formula="of:=[.B17]-[.E17]" office:value-type="float" office:value="7882.11428680634">
            <text:p>7.882,11</text:p>
          </table:table-cell>
          <table:table-cell table:formula="of:=IF(OR([.A17]&gt;=[.D17];[.A17]&lt;=[.F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73">
            <text:p>7944,73</text:p>
          </table:table-cell>
          <table:table-cell table:formula="of:=((([.B17]*[.C18])-[.B17])+[.A18])/[.C18]" office:value-type="float" office:value="7956.86660107022">
            <text:p>7.956,87</text:p>
          </table:table-cell>
          <table:table-cell table:formula="of:=[.C17]" office:value-type="float" office:value="50">
            <text:p>50</text:p>
          </table:table-cell>
          <table:table-cell table:formula="of:=[.B18]+[.E18]" office:value-type="float" office:value="8031.86660107022">
            <text:p>8.031,87</text:p>
          </table:table-cell>
          <table:table-cell table:formula="of:=[.E17]" office:value-type="float" office:value="75">
            <text:p>75,00</text:p>
          </table:table-cell>
          <table:table-cell table:formula="of:=[.B18]-[.E18]" office:value-type="float" office:value="7881.86660107021">
            <text:p>7.881,87</text:p>
          </table:table-cell>
          <table:table-cell table:formula="of:=IF(OR([.A18]&gt;=[.D18];[.A18]&lt;=[.F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18]*[.C19])-[.B18])+[.A19])/[.C19]" office:value-type="float" office:value="7957.46786904881">
            <text:p>7.957,47</text:p>
          </table:table-cell>
          <table:table-cell table:formula="of:=[.C18]" office:value-type="float" office:value="50">
            <text:p>50</text:p>
          </table:table-cell>
          <table:table-cell table:formula="of:=[.B19]+[.E19]" office:value-type="float" office:value="8032.46786904881">
            <text:p>8.032,47</text:p>
          </table:table-cell>
          <table:table-cell table:formula="of:=[.E18]" office:value-type="float" office:value="75">
            <text:p>75,00</text:p>
          </table:table-cell>
          <table:table-cell table:formula="of:=[.B19]-[.E19]" office:value-type="float" office:value="7882.46786904881">
            <text:p>7.882,47</text:p>
          </table:table-cell>
          <table:table-cell table:formula="of:=IF(OR([.A19]&gt;=[.D19];[.A19]&lt;=[.F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4">
            <text:p>8000,54</text:p>
          </table:table-cell>
          <table:table-cell table:formula="of:=((([.B19]*[.C20])-[.B19])+[.A20])/[.C20]" office:value-type="float" office:value="7958.32931166783">
            <text:p>7.958,33</text:p>
          </table:table-cell>
          <table:table-cell table:formula="of:=[.C19]" office:value-type="float" office:value="50">
            <text:p>50</text:p>
          </table:table-cell>
          <table:table-cell table:formula="of:=[.B20]+[.E20]" office:value-type="float" office:value="8033.32931166783">
            <text:p>8.033,33</text:p>
          </table:table-cell>
          <table:table-cell table:formula="of:=[.E19]" office:value-type="float" office:value="75">
            <text:p>75,00</text:p>
          </table:table-cell>
          <table:table-cell table:formula="of:=[.B20]-[.E20]" office:value-type="float" office:value="7883.32931166783">
            <text:p>7.883,33</text:p>
          </table:table-cell>
          <table:table-cell table:formula="of:=IF(OR([.A20]&gt;=[.D20];[.A20]&lt;=[.F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20]*[.C21])-[.B20])+[.A21])/[.C21]" office:value-type="float" office:value="7959.39132543448">
            <text:p>7.959,39</text:p>
          </table:table-cell>
          <table:table-cell table:formula="of:=[.C20]" office:value-type="float" office:value="50">
            <text:p>50</text:p>
          </table:table-cell>
          <table:table-cell table:formula="of:=[.B21]+[.E21]" office:value-type="float" office:value="8034.39132543448">
            <text:p>8.034,39</text:p>
          </table:table-cell>
          <table:table-cell table:formula="of:=[.E20]" office:value-type="float" office:value="75">
            <text:p>75,00</text:p>
          </table:table-cell>
          <table:table-cell table:formula="of:=[.B21]-[.E21]" office:value-type="float" office:value="7884.39132543448">
            <text:p>7.884,39</text:p>
          </table:table-cell>
          <table:table-cell table:formula="of:=IF(OR([.A21]&gt;=[.D21];[.A21]&lt;=[.F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21]*[.C22])-[.B21])+[.A22])/[.C22]" office:value-type="float" office:value="7960.21389892579">
            <text:p>7.960,21</text:p>
          </table:table-cell>
          <table:table-cell table:formula="of:=[.C21]" office:value-type="float" office:value="50">
            <text:p>50</text:p>
          </table:table-cell>
          <table:table-cell table:formula="of:=[.B22]+[.E22]" office:value-type="float" office:value="8035.21389892579">
            <text:p>8.035,21</text:p>
          </table:table-cell>
          <table:table-cell table:formula="of:=[.E21]" office:value-type="float" office:value="75">
            <text:p>75,00</text:p>
          </table:table-cell>
          <table:table-cell table:formula="of:=[.B22]-[.E22]" office:value-type="float" office:value="7885.21389892579">
            <text:p>7.885,21</text:p>
          </table:table-cell>
          <table:table-cell table:formula="of:=IF(OR([.A22]&gt;=[.D22];[.A22]&lt;=[.F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22]*[.C23])-[.B22])+[.A23])/[.C23]" office:value-type="float" office:value="7960.99302094727">
            <text:p>7.960,99</text:p>
          </table:table-cell>
          <table:table-cell table:formula="of:=[.C22]" office:value-type="float" office:value="50">
            <text:p>50</text:p>
          </table:table-cell>
          <table:table-cell table:formula="of:=[.B23]+[.E23]" office:value-type="float" office:value="8035.99302094727">
            <text:p>8.035,99</text:p>
          </table:table-cell>
          <table:table-cell table:formula="of:=[.E22]" office:value-type="float" office:value="75">
            <text:p>75,00</text:p>
          </table:table-cell>
          <table:table-cell table:formula="of:=[.B23]-[.E23]" office:value-type="float" office:value="7885.99302094727">
            <text:p>7.885,99</text:p>
          </table:table-cell>
          <table:table-cell table:formula="of:=IF(OR([.A23]&gt;=[.D23];[.A23]&lt;=[.F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23]*[.C24])-[.B23])+[.A24])/[.C24]" office:value-type="float" office:value="7960.86316052833">
            <text:p>7.960,86</text:p>
          </table:table-cell>
          <table:table-cell table:formula="of:=[.C23]" office:value-type="float" office:value="50">
            <text:p>50</text:p>
          </table:table-cell>
          <table:table-cell table:formula="of:=[.B24]+[.E24]" office:value-type="float" office:value="8035.86316052833">
            <text:p>8.035,86</text:p>
          </table:table-cell>
          <table:table-cell table:formula="of:=[.E23]" office:value-type="float" office:value="75">
            <text:p>75,00</text:p>
          </table:table-cell>
          <table:table-cell table:formula="of:=[.B24]-[.E24]" office:value-type="float" office:value="7885.86316052833">
            <text:p>7.885,86</text:p>
          </table:table-cell>
          <table:table-cell table:formula="of:=IF(OR([.A24]&gt;=[.D24];[.A24]&lt;=[.F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24]*[.C25])-[.B24])+[.A25])/[.C25]" office:value-type="float" office:value="7961.38449731776">
            <text:p>7.961,38</text:p>
          </table:table-cell>
          <table:table-cell table:formula="of:=[.C24]" office:value-type="float" office:value="50">
            <text:p>50</text:p>
          </table:table-cell>
          <table:table-cell table:formula="of:=[.B25]+[.E25]" office:value-type="float" office:value="8036.38449731776">
            <text:p>8.036,38</text:p>
          </table:table-cell>
          <table:table-cell table:formula="of:=[.E24]" office:value-type="float" office:value="75">
            <text:p>75,00</text:p>
          </table:table-cell>
          <table:table-cell table:formula="of:=[.B25]-[.E25]" office:value-type="float" office:value="7886.38449731776">
            <text:p>7.886,38</text:p>
          </table:table-cell>
          <table:table-cell table:formula="of:=IF(OR([.A25]&gt;=[.D25];[.A25]&lt;=[.F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6">
            <text:p>7958,6</text:p>
          </table:table-cell>
          <table:table-cell table:formula="of:=((([.B25]*[.C26])-[.B25])+[.A26])/[.C26]" office:value-type="float" office:value="7961.3288073714">
            <text:p>7.961,33</text:p>
          </table:table-cell>
          <table:table-cell table:formula="of:=[.C25]" office:value-type="float" office:value="50">
            <text:p>50</text:p>
          </table:table-cell>
          <table:table-cell table:formula="of:=[.B26]+[.E26]" office:value-type="float" office:value="8036.3288073714">
            <text:p>8.036,33</text:p>
          </table:table-cell>
          <table:table-cell table:formula="of:=[.E25]" office:value-type="float" office:value="75">
            <text:p>75,00</text:p>
          </table:table-cell>
          <table:table-cell table:formula="of:=[.B26]-[.E26]" office:value-type="float" office:value="7886.3288073714">
            <text:p>7.886,33</text:p>
          </table:table-cell>
          <table:table-cell table:formula="of:=IF(OR([.A26]&gt;=[.D26];[.A26]&lt;=[.F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26]*[.C27])-[.B26])+[.A27])/[.C27]" office:value-type="float" office:value="7961.51643122398">
            <text:p>7.961,52</text:p>
          </table:table-cell>
          <table:table-cell table:formula="of:=[.C26]" office:value-type="float" office:value="50">
            <text:p>50</text:p>
          </table:table-cell>
          <table:table-cell table:formula="of:=[.B27]+[.E27]" office:value-type="float" office:value="8036.51643122398">
            <text:p>8.036,52</text:p>
          </table:table-cell>
          <table:table-cell table:formula="of:=[.E26]" office:value-type="float" office:value="75">
            <text:p>75,00</text:p>
          </table:table-cell>
          <table:table-cell table:formula="of:=[.B27]-[.E27]" office:value-type="float" office:value="7886.51643122398">
            <text:p>7.886,52</text:p>
          </table:table-cell>
          <table:table-cell table:formula="of:=IF(OR([.A27]&gt;=[.D27];[.A27]&lt;=[.F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18">
            <text:p>7953,18</text:p>
          </table:table-cell>
          <table:table-cell table:formula="of:=((([.B27]*[.C28])-[.B27])+[.A28])/[.C28]" office:value-type="float" office:value="7961.3497025995">
            <text:p>7.961,35</text:p>
          </table:table-cell>
          <table:table-cell table:formula="of:=[.C27]" office:value-type="float" office:value="50">
            <text:p>50</text:p>
          </table:table-cell>
          <table:table-cell table:formula="of:=[.B28]+[.E28]" office:value-type="float" office:value="8036.3497025995">
            <text:p>8.036,35</text:p>
          </table:table-cell>
          <table:table-cell table:formula="of:=[.E27]" office:value-type="float" office:value="75">
            <text:p>75,00</text:p>
          </table:table-cell>
          <table:table-cell table:formula="of:=[.B28]-[.E28]" office:value-type="float" office:value="7886.3497025995">
            <text:p>7.886,35</text:p>
          </table:table-cell>
          <table:table-cell table:formula="of:=IF(OR([.A28]&gt;=[.D28];[.A28]&lt;=[.F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28]*[.C29])-[.B28])+[.A29])/[.C29]" office:value-type="float" office:value="7961.26650854751">
            <text:p>7.961,27</text:p>
          </table:table-cell>
          <table:table-cell table:formula="of:=[.C28]" office:value-type="float" office:value="50">
            <text:p>50</text:p>
          </table:table-cell>
          <table:table-cell table:formula="of:=[.B29]+[.E29]" office:value-type="float" office:value="8036.26650854751">
            <text:p>8.036,27</text:p>
          </table:table-cell>
          <table:table-cell table:formula="of:=[.E28]" office:value-type="float" office:value="75">
            <text:p>75,00</text:p>
          </table:table-cell>
          <table:table-cell table:formula="of:=[.B29]-[.E29]" office:value-type="float" office:value="7886.26650854751">
            <text:p>7.886,27</text:p>
          </table:table-cell>
          <table:table-cell table:formula="of:=IF(OR([.A29]&gt;=[.D29];[.A29]&lt;=[.F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29]*[.C30])-[.B29])+[.A30])/[.C30]" office:value-type="float" office:value="7962.02457837656">
            <text:p>7.962,02</text:p>
          </table:table-cell>
          <table:table-cell table:formula="of:=[.C29]" office:value-type="float" office:value="50">
            <text:p>50</text:p>
          </table:table-cell>
          <table:table-cell table:formula="of:=[.B30]+[.E30]" office:value-type="float" office:value="8037.02457837656">
            <text:p>8.037,02</text:p>
          </table:table-cell>
          <table:table-cell table:formula="of:=[.E29]" office:value-type="float" office:value="75">
            <text:p>75,00</text:p>
          </table:table-cell>
          <table:table-cell table:formula="of:=[.B30]-[.E30]" office:value-type="float" office:value="7887.02457837656">
            <text:p>7.887,02</text:p>
          </table:table-cell>
          <table:table-cell table:formula="of:=IF(OR([.A30]&gt;=[.D30];[.A30]&lt;=[.F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30]*[.C31])-[.B30])+[.A31])/[.C31]" office:value-type="float" office:value="7961.70448680903">
            <text:p>7.961,70</text:p>
          </table:table-cell>
          <table:table-cell table:formula="of:=[.C30]" office:value-type="float" office:value="50">
            <text:p>50</text:p>
          </table:table-cell>
          <table:table-cell table:formula="of:=[.B31]+[.E31]" office:value-type="float" office:value="8036.70448680903">
            <text:p>8.036,70</text:p>
          </table:table-cell>
          <table:table-cell table:formula="of:=[.E30]" office:value-type="float" office:value="75">
            <text:p>75,00</text:p>
          </table:table-cell>
          <table:table-cell table:formula="of:=[.B31]-[.E31]" office:value-type="float" office:value="7886.70448680903">
            <text:p>7.886,70</text:p>
          </table:table-cell>
          <table:table-cell table:formula="of:=IF(OR([.A31]&gt;=[.D31];[.A31]&lt;=[.F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9.63">
            <text:p>7989,63</text:p>
          </table:table-cell>
          <table:table-cell table:formula="of:=((([.B31]*[.C32])-[.B31])+[.A32])/[.C32]" office:value-type="float" office:value="7962.26299707284">
            <text:p>7.962,26</text:p>
          </table:table-cell>
          <table:table-cell table:formula="of:=[.C31]" office:value-type="float" office:value="50">
            <text:p>50</text:p>
          </table:table-cell>
          <table:table-cell table:formula="of:=[.B32]+[.E32]" office:value-type="float" office:value="8037.26299707284">
            <text:p>8.037,26</text:p>
          </table:table-cell>
          <table:table-cell table:formula="of:=[.E31]" office:value-type="float" office:value="75">
            <text:p>75,00</text:p>
          </table:table-cell>
          <table:table-cell table:formula="of:=[.B32]-[.E32]" office:value-type="float" office:value="7887.26299707284">
            <text:p>7.887,26</text:p>
          </table:table-cell>
          <table:table-cell table:formula="of:=IF(OR([.A32]&gt;=[.D32];[.A32]&lt;=[.F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9.14">
            <text:p>7949,14</text:p>
          </table:table-cell>
          <table:table-cell table:formula="of:=((([.B32]*[.C33])-[.B32])+[.A33])/[.C33]" office:value-type="float" office:value="7962.00053713139">
            <text:p>7.962,00</text:p>
          </table:table-cell>
          <table:table-cell table:formula="of:=[.C32]" office:value-type="float" office:value="50">
            <text:p>50</text:p>
          </table:table-cell>
          <table:table-cell table:formula="of:=[.B33]+[.E33]" office:value-type="float" office:value="8037.00053713139">
            <text:p>8.037,00</text:p>
          </table:table-cell>
          <table:table-cell table:formula="of:=[.E32]" office:value-type="float" office:value="75">
            <text:p>75,00</text:p>
          </table:table-cell>
          <table:table-cell table:formula="of:=[.B33]-[.E33]" office:value-type="float" office:value="7887.00053713139">
            <text:p>7.887,00</text:p>
          </table:table-cell>
          <table:table-cell table:formula="of:=IF(OR([.A33]&gt;=[.D33];[.A33]&lt;=[.F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2.03">
            <text:p>7942,03</text:p>
          </table:table-cell>
          <table:table-cell table:formula="of:=((([.B33]*[.C34])-[.B33])+[.A34])/[.C34]" office:value-type="float" office:value="7961.60112638876">
            <text:p>7.961,60</text:p>
          </table:table-cell>
          <table:table-cell table:formula="of:=[.C33]" office:value-type="float" office:value="50">
            <text:p>50</text:p>
          </table:table-cell>
          <table:table-cell table:formula="of:=[.B34]+[.E34]" office:value-type="float" office:value="8036.60112638876">
            <text:p>8.036,60</text:p>
          </table:table-cell>
          <table:table-cell table:formula="of:=[.E33]" office:value-type="float" office:value="75">
            <text:p>75,00</text:p>
          </table:table-cell>
          <table:table-cell table:formula="of:=[.B34]-[.E34]" office:value-type="float" office:value="7886.60112638876">
            <text:p>7.886,60</text:p>
          </table:table-cell>
          <table:table-cell table:formula="of:=IF(OR([.A34]&gt;=[.D34];[.A34]&lt;=[.F3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34]*[.C35])-[.B34])+[.A35])/[.C35]" office:value-type="float" office:value="7961.28950386099">
            <text:p>7.961,29</text:p>
          </table:table-cell>
          <table:table-cell table:formula="of:=[.C34]" office:value-type="float" office:value="50">
            <text:p>50</text:p>
          </table:table-cell>
          <table:table-cell table:formula="of:=[.B35]+[.E35]" office:value-type="float" office:value="8036.28950386099">
            <text:p>8.036,29</text:p>
          </table:table-cell>
          <table:table-cell table:formula="of:=[.E34]" office:value-type="float" office:value="75">
            <text:p>75,00</text:p>
          </table:table-cell>
          <table:table-cell table:formula="of:=[.B35]-[.E35]" office:value-type="float" office:value="7886.28950386099">
            <text:p>7.886,29</text:p>
          </table:table-cell>
          <table:table-cell table:formula="of:=IF(OR([.A35]&gt;=[.D35];[.A35]&lt;=[.F3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35]*[.C36])-[.B35])+[.A36])/[.C36]" office:value-type="float" office:value="7962.09991378377">
            <text:p>7.962,10</text:p>
          </table:table-cell>
          <table:table-cell table:formula="of:=[.C35]" office:value-type="float" office:value="50">
            <text:p>50</text:p>
          </table:table-cell>
          <table:table-cell table:formula="of:=[.B36]+[.E36]" office:value-type="float" office:value="8037.09991378377">
            <text:p>8.037,10</text:p>
          </table:table-cell>
          <table:table-cell table:formula="of:=[.E35]" office:value-type="float" office:value="75">
            <text:p>75,00</text:p>
          </table:table-cell>
          <table:table-cell table:formula="of:=[.B36]-[.E36]" office:value-type="float" office:value="7887.09991378377">
            <text:p>7.887,10</text:p>
          </table:table-cell>
          <table:table-cell table:formula="of:=IF(OR([.A36]&gt;=[.D36];[.A36]&lt;=[.F3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17">
            <text:p>7995,17</text:p>
          </table:table-cell>
          <table:table-cell table:formula="of:=((([.B36]*[.C37])-[.B36])+[.A37])/[.C37]" office:value-type="float" office:value="7962.76131550809">
            <text:p>7.962,76</text:p>
          </table:table-cell>
          <table:table-cell table:formula="of:=[.C36]" office:value-type="float" office:value="50">
            <text:p>50</text:p>
          </table:table-cell>
          <table:table-cell table:formula="of:=[.B37]+[.E37]" office:value-type="float" office:value="8037.76131550809">
            <text:p>8.037,76</text:p>
          </table:table-cell>
          <table:table-cell table:formula="of:=[.E36]" office:value-type="float" office:value="75">
            <text:p>75,00</text:p>
          </table:table-cell>
          <table:table-cell table:formula="of:=[.B37]-[.E37]" office:value-type="float" office:value="7887.76131550809">
            <text:p>7.887,76</text:p>
          </table:table-cell>
          <table:table-cell table:formula="of:=IF(OR([.A37]&gt;=[.D37];[.A37]&lt;=[.F3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38">
            <text:p>8011,38</text:p>
          </table:table-cell>
          <table:table-cell table:formula="of:=((([.B37]*[.C38])-[.B37])+[.A38])/[.C38]" office:value-type="float" office:value="7963.73368919793">
            <text:p>7.963,73</text:p>
          </table:table-cell>
          <table:table-cell table:formula="of:=[.C37]" office:value-type="float" office:value="50">
            <text:p>50</text:p>
          </table:table-cell>
          <table:table-cell table:formula="of:=[.B38]+[.E38]" office:value-type="float" office:value="8038.73368919793">
            <text:p>8.038,73</text:p>
          </table:table-cell>
          <table:table-cell table:formula="of:=[.E37]" office:value-type="float" office:value="75">
            <text:p>75,00</text:p>
          </table:table-cell>
          <table:table-cell table:formula="of:=[.B38]-[.E38]" office:value-type="float" office:value="7888.73368919793">
            <text:p>7.888,73</text:p>
          </table:table-cell>
          <table:table-cell table:formula="of:=IF(OR([.A38]&gt;=[.D38];[.A38]&lt;=[.F3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5.83">
            <text:p>7955,83</text:p>
          </table:table-cell>
          <table:table-cell table:formula="of:=((([.B38]*[.C39])-[.B38])+[.A39])/[.C39]" office:value-type="float" office:value="7963.57561541397">
            <text:p>7.963,58</text:p>
          </table:table-cell>
          <table:table-cell table:formula="of:=[.C38]" office:value-type="float" office:value="50">
            <text:p>50</text:p>
          </table:table-cell>
          <table:table-cell table:formula="of:=[.B39]+[.E39]" office:value-type="float" office:value="8038.57561541397">
            <text:p>8.038,58</text:p>
          </table:table-cell>
          <table:table-cell table:formula="of:=[.E38]" office:value-type="float" office:value="75">
            <text:p>75,00</text:p>
          </table:table-cell>
          <table:table-cell table:formula="of:=[.B39]-[.E39]" office:value-type="float" office:value="7888.57561541397">
            <text:p>7.888,58</text:p>
          </table:table-cell>
          <table:table-cell table:formula="of:=IF(OR([.A39]&gt;=[.D39];[.A39]&lt;=[.F3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39]*[.C40])-[.B39])+[.A40])/[.C40]" office:value-type="float" office:value="7963.44790310569">
            <text:p>7.963,45</text:p>
          </table:table-cell>
          <table:table-cell table:formula="of:=[.C39]" office:value-type="float" office:value="50">
            <text:p>50</text:p>
          </table:table-cell>
          <table:table-cell table:formula="of:=[.B40]+[.E40]" office:value-type="float" office:value="8038.44790310569">
            <text:p>8.038,45</text:p>
          </table:table-cell>
          <table:table-cell table:formula="of:=[.E39]" office:value-type="float" office:value="75">
            <text:p>75,00</text:p>
          </table:table-cell>
          <table:table-cell table:formula="of:=[.B40]-[.E40]" office:value-type="float" office:value="7888.44790310569">
            <text:p>7.888,45</text:p>
          </table:table-cell>
          <table:table-cell table:formula="of:=IF(OR([.A40]&gt;=[.D40];[.A40]&lt;=[.F4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40]*[.C41])-[.B40])+[.A41])/[.C41]" office:value-type="float" office:value="7964.18814504358">
            <text:p>7.964,19</text:p>
          </table:table-cell>
          <table:table-cell table:formula="of:=[.C40]" office:value-type="float" office:value="50">
            <text:p>50</text:p>
          </table:table-cell>
          <table:table-cell table:formula="of:=[.B41]+[.E41]" office:value-type="float" office:value="8039.18814504358">
            <text:p>8.039,19</text:p>
          </table:table-cell>
          <table:table-cell table:formula="of:=[.E40]" office:value-type="float" office:value="75">
            <text:p>75,00</text:p>
          </table:table-cell>
          <table:table-cell table:formula="of:=[.B41]-[.E41]" office:value-type="float" office:value="7889.18814504358">
            <text:p>7.889,19</text:p>
          </table:table-cell>
          <table:table-cell table:formula="of:=IF(OR([.A41]&gt;=[.D41];[.A41]&lt;=[.F4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41]*[.C42])-[.B41])+[.A42])/[.C42]" office:value-type="float" office:value="7964.34558214271">
            <text:p>7.964,35</text:p>
          </table:table-cell>
          <table:table-cell table:formula="of:=[.C41]" office:value-type="float" office:value="50">
            <text:p>50</text:p>
          </table:table-cell>
          <table:table-cell table:formula="of:=[.B42]+[.E42]" office:value-type="float" office:value="8039.34558214271">
            <text:p>8.039,35</text:p>
          </table:table-cell>
          <table:table-cell table:formula="of:=[.E41]" office:value-type="float" office:value="75">
            <text:p>75,00</text:p>
          </table:table-cell>
          <table:table-cell table:formula="of:=[.B42]-[.E42]" office:value-type="float" office:value="7889.34558214271">
            <text:p>7.889,35</text:p>
          </table:table-cell>
          <table:table-cell table:formula="of:=IF(OR([.A42]&gt;=[.D42];[.A42]&lt;=[.F4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42]*[.C43])-[.B42])+[.A43])/[.C43]" office:value-type="float" office:value="7964.77027049985">
            <text:p>7.964,77</text:p>
          </table:table-cell>
          <table:table-cell table:formula="of:=[.C42]" office:value-type="float" office:value="50">
            <text:p>50</text:p>
          </table:table-cell>
          <table:table-cell table:formula="of:=[.B43]+[.E43]" office:value-type="float" office:value="8039.77027049985">
            <text:p>8.039,77</text:p>
          </table:table-cell>
          <table:table-cell table:formula="of:=[.E42]" office:value-type="float" office:value="75">
            <text:p>75,00</text:p>
          </table:table-cell>
          <table:table-cell table:formula="of:=[.B43]-[.E43]" office:value-type="float" office:value="7889.77027049985">
            <text:p>7.889,77</text:p>
          </table:table-cell>
          <table:table-cell table:formula="of:=IF(OR([.A43]&gt;=[.D43];[.A43]&lt;=[.F4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24">
            <text:p>7999,24</text:p>
          </table:table-cell>
          <table:table-cell table:formula="of:=((([.B43]*[.C44])-[.B43])+[.A44])/[.C44]" office:value-type="float" office:value="7965.45966508985">
            <text:p>7.965,46</text:p>
          </table:table-cell>
          <table:table-cell table:formula="of:=[.C43]" office:value-type="float" office:value="50">
            <text:p>50</text:p>
          </table:table-cell>
          <table:table-cell table:formula="of:=[.B44]+[.E44]" office:value-type="float" office:value="8040.45966508986">
            <text:p>8.040,46</text:p>
          </table:table-cell>
          <table:table-cell table:formula="of:=[.E43]" office:value-type="float" office:value="75">
            <text:p>75,00</text:p>
          </table:table-cell>
          <table:table-cell table:formula="of:=[.B44]-[.E44]" office:value-type="float" office:value="7890.45966508986">
            <text:p>7.890,46</text:p>
          </table:table-cell>
          <table:table-cell table:formula="of:=IF(OR([.A44]&gt;=[.D44];[.A44]&lt;=[.F4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4.02">
            <text:p>7934,02</text:p>
          </table:table-cell>
          <table:table-cell table:formula="of:=((([.B44]*[.C45])-[.B44])+[.A45])/[.C45]" office:value-type="float" office:value="7964.83087178806">
            <text:p>7.964,83</text:p>
          </table:table-cell>
          <table:table-cell table:formula="of:=[.C44]" office:value-type="float" office:value="50">
            <text:p>50</text:p>
          </table:table-cell>
          <table:table-cell table:formula="of:=[.B45]+[.E45]" office:value-type="float" office:value="8039.83087178806">
            <text:p>8.039,83</text:p>
          </table:table-cell>
          <table:table-cell table:formula="of:=[.E44]" office:value-type="float" office:value="75">
            <text:p>75,00</text:p>
          </table:table-cell>
          <table:table-cell table:formula="of:=[.B45]-[.E45]" office:value-type="float" office:value="7889.83087178806">
            <text:p>7.889,83</text:p>
          </table:table-cell>
          <table:table-cell table:formula="of:=IF(OR([.A45]&gt;=[.D45];[.A45]&lt;=[.F4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45]*[.C46])-[.B45])+[.A46])/[.C46]" office:value-type="float" office:value="7964.6780543523">
            <text:p>7.964,68</text:p>
          </table:table-cell>
          <table:table-cell table:formula="of:=[.C45]" office:value-type="float" office:value="50">
            <text:p>50</text:p>
          </table:table-cell>
          <table:table-cell table:formula="of:=[.B46]+[.E46]" office:value-type="float" office:value="8039.6780543523">
            <text:p>8.039,68</text:p>
          </table:table-cell>
          <table:table-cell table:formula="of:=[.E45]" office:value-type="float" office:value="75">
            <text:p>75,00</text:p>
          </table:table-cell>
          <table:table-cell table:formula="of:=[.B46]-[.E46]" office:value-type="float" office:value="7889.6780543523">
            <text:p>7.889,68</text:p>
          </table:table-cell>
          <table:table-cell table:formula="of:=IF(OR([.A46]&gt;=[.D46];[.A46]&lt;=[.F4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6.1">
            <text:p>8006,1</text:p>
          </table:table-cell>
          <table:table-cell table:formula="of:=((([.B46]*[.C47])-[.B46])+[.A47])/[.C47]" office:value-type="float" office:value="7965.50649326525">
            <text:p>7.965,51</text:p>
          </table:table-cell>
          <table:table-cell table:formula="of:=[.C46]" office:value-type="float" office:value="50">
            <text:p>50</text:p>
          </table:table-cell>
          <table:table-cell table:formula="of:=[.B47]+[.E47]" office:value-type="float" office:value="8040.50649326525">
            <text:p>8.040,51</text:p>
          </table:table-cell>
          <table:table-cell table:formula="of:=[.E46]" office:value-type="float" office:value="75">
            <text:p>75,00</text:p>
          </table:table-cell>
          <table:table-cell table:formula="of:=[.B47]-[.E47]" office:value-type="float" office:value="7890.50649326525">
            <text:p>7.890,51</text:p>
          </table:table-cell>
          <table:table-cell table:formula="of:=IF(OR([.A47]&gt;=[.D47];[.A47]&lt;=[.F4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65">
            <text:p>7985,65</text:p>
          </table:table-cell>
          <table:table-cell table:formula="of:=((([.B47]*[.C48])-[.B47])+[.A48])/[.C48]" office:value-type="float" office:value="7965.90936339995">
            <text:p>7.965,91</text:p>
          </table:table-cell>
          <table:table-cell table:formula="of:=[.C47]" office:value-type="float" office:value="50">
            <text:p>50</text:p>
          </table:table-cell>
          <table:table-cell table:formula="of:=[.B48]+[.E48]" office:value-type="float" office:value="8040.90936339995">
            <text:p>8.040,91</text:p>
          </table:table-cell>
          <table:table-cell table:formula="of:=[.E47]" office:value-type="float" office:value="75">
            <text:p>75,00</text:p>
          </table:table-cell>
          <table:table-cell table:formula="of:=[.B48]-[.E48]" office:value-type="float" office:value="7890.90936339995">
            <text:p>7.890,91</text:p>
          </table:table-cell>
          <table:table-cell table:formula="of:=IF(OR([.A48]&gt;=[.D48];[.A48]&lt;=[.F4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2.75">
            <text:p>7962,75</text:p>
          </table:table-cell>
          <table:table-cell table:formula="of:=((([.B48]*[.C49])-[.B48])+[.A49])/[.C49]" office:value-type="float" office:value="7965.84617613195">
            <text:p>7.965,85</text:p>
          </table:table-cell>
          <table:table-cell table:formula="of:=[.C48]" office:value-type="float" office:value="50">
            <text:p>50</text:p>
          </table:table-cell>
          <table:table-cell table:formula="of:=[.B49]+[.E49]" office:value-type="float" office:value="8040.84617613195">
            <text:p>8.040,85</text:p>
          </table:table-cell>
          <table:table-cell table:formula="of:=[.E48]" office:value-type="float" office:value="75">
            <text:p>75,00</text:p>
          </table:table-cell>
          <table:table-cell table:formula="of:=[.B49]-[.E49]" office:value-type="float" office:value="7890.84617613195">
            <text:p>7.890,85</text:p>
          </table:table-cell>
          <table:table-cell table:formula="of:=IF(OR([.A49]&gt;=[.D49];[.A49]&lt;=[.F4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49]*[.C50])-[.B49])+[.A50])/[.C50]" office:value-type="float" office:value="7966.53845260931">
            <text:p>7.966,54</text:p>
          </table:table-cell>
          <table:table-cell table:formula="of:=[.C49]" office:value-type="float" office:value="50">
            <text:p>50</text:p>
          </table:table-cell>
          <table:table-cell table:formula="of:=[.B50]+[.E50]" office:value-type="float" office:value="8041.53845260931">
            <text:p>8.041,54</text:p>
          </table:table-cell>
          <table:table-cell table:formula="of:=[.E49]" office:value-type="float" office:value="75">
            <text:p>75,00</text:p>
          </table:table-cell>
          <table:table-cell table:formula="of:=[.B50]-[.E50]" office:value-type="float" office:value="7891.53845260931">
            <text:p>7.891,54</text:p>
          </table:table-cell>
          <table:table-cell table:formula="of:=IF(OR([.A50]&gt;=[.D50];[.A50]&lt;=[.F5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24">
            <text:p>7957,24</text:p>
          </table:table-cell>
          <table:table-cell table:formula="of:=((([.B50]*[.C51])-[.B50])+[.A51])/[.C51]" office:value-type="float" office:value="7966.35248355712">
            <text:p>7.966,35</text:p>
          </table:table-cell>
          <table:table-cell table:formula="of:=[.C50]" office:value-type="float" office:value="50">
            <text:p>50</text:p>
          </table:table-cell>
          <table:table-cell table:formula="of:=[.B51]+[.E51]" office:value-type="float" office:value="8041.35248355712">
            <text:p>8.041,35</text:p>
          </table:table-cell>
          <table:table-cell table:formula="of:=[.E50]" office:value-type="float" office:value="75">
            <text:p>75,00</text:p>
          </table:table-cell>
          <table:table-cell table:formula="of:=[.B51]-[.E51]" office:value-type="float" office:value="7891.35248355712">
            <text:p>7.891,35</text:p>
          </table:table-cell>
          <table:table-cell table:formula="of:=IF(OR([.A51]&gt;=[.D51];[.A51]&lt;=[.F5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64">
            <text:p>8004,64</text:p>
          </table:table-cell>
          <table:table-cell table:formula="of:=((([.B51]*[.C52])-[.B51])+[.A52])/[.C52]" office:value-type="float" office:value="7967.11823388598">
            <text:p>7.967,12</text:p>
          </table:table-cell>
          <table:table-cell table:formula="of:=[.C51]" office:value-type="float" office:value="50">
            <text:p>50</text:p>
          </table:table-cell>
          <table:table-cell table:formula="of:=[.B52]+[.E52]" office:value-type="float" office:value="8042.11823388598">
            <text:p>8.042,12</text:p>
          </table:table-cell>
          <table:table-cell table:formula="of:=[.E51]" office:value-type="float" office:value="75">
            <text:p>75,00</text:p>
          </table:table-cell>
          <table:table-cell table:formula="of:=[.B52]-[.E52]" office:value-type="float" office:value="7892.11823388598">
            <text:p>7.892,12</text:p>
          </table:table-cell>
          <table:table-cell table:formula="of:=IF(OR([.A52]&gt;=[.D52];[.A52]&lt;=[.F5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52]*[.C53])-[.B52])+[.A53])/[.C53]" office:value-type="float" office:value="7967.21706920826">
            <text:p>7.967,22</text:p>
          </table:table-cell>
          <table:table-cell table:formula="of:=[.C52]" office:value-type="float" office:value="50">
            <text:p>50</text:p>
          </table:table-cell>
          <table:table-cell table:formula="of:=[.B53]+[.E53]" office:value-type="float" office:value="8042.21706920826">
            <text:p>8.042,22</text:p>
          </table:table-cell>
          <table:table-cell table:formula="of:=[.E52]" office:value-type="float" office:value="75">
            <text:p>75,00</text:p>
          </table:table-cell>
          <table:table-cell table:formula="of:=[.B53]-[.E53]" office:value-type="float" office:value="7892.21706920826">
            <text:p>7.892,22</text:p>
          </table:table-cell>
          <table:table-cell table:formula="of:=IF(OR([.A53]&gt;=[.D53];[.A53]&lt;=[.F5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5.91">
            <text:p>7955,91</text:p>
          </table:table-cell>
          <table:table-cell table:formula="of:=((([.B53]*[.C54])-[.B53])+[.A54])/[.C54]" office:value-type="float" office:value="7966.99092782409">
            <text:p>7.966,99</text:p>
          </table:table-cell>
          <table:table-cell table:formula="of:=[.C53]" office:value-type="float" office:value="50">
            <text:p>50</text:p>
          </table:table-cell>
          <table:table-cell table:formula="of:=[.B54]+[.E54]" office:value-type="float" office:value="8041.99092782409">
            <text:p>8.041,99</text:p>
          </table:table-cell>
          <table:table-cell table:formula="of:=[.E53]" office:value-type="float" office:value="75">
            <text:p>75,00</text:p>
          </table:table-cell>
          <table:table-cell table:formula="of:=[.B54]-[.E54]" office:value-type="float" office:value="7891.99092782409">
            <text:p>7.891,99</text:p>
          </table:table-cell>
          <table:table-cell table:formula="of:=IF(OR([.A54]&gt;=[.D54];[.A54]&lt;=[.F5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34">
            <text:p>7988,34</text:p>
          </table:table-cell>
          <table:table-cell table:formula="of:=((([.B54]*[.C55])-[.B54])+[.A55])/[.C55]" office:value-type="float" office:value="7967.41790926761">
            <text:p>7.967,42</text:p>
          </table:table-cell>
          <table:table-cell table:formula="of:=[.C54]" office:value-type="float" office:value="50">
            <text:p>50</text:p>
          </table:table-cell>
          <table:table-cell table:formula="of:=[.B55]+[.E55]" office:value-type="float" office:value="8042.41790926761">
            <text:p>8.042,42</text:p>
          </table:table-cell>
          <table:table-cell table:formula="of:=[.E54]" office:value-type="float" office:value="75">
            <text:p>75,00</text:p>
          </table:table-cell>
          <table:table-cell table:formula="of:=[.B55]-[.E55]" office:value-type="float" office:value="7892.41790926761">
            <text:p>7.892,42</text:p>
          </table:table-cell>
          <table:table-cell table:formula="of:=IF(OR([.A55]&gt;=[.D55];[.A55]&lt;=[.F5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1.22">
            <text:p>8041,22</text:p>
          </table:table-cell>
          <table:table-cell table:formula="of:=((([.B55]*[.C56])-[.B55])+[.A56])/[.C56]" office:value-type="float" office:value="7968.89395108226">
            <text:p>7.968,89</text:p>
          </table:table-cell>
          <table:table-cell table:formula="of:=[.C55]" office:value-type="float" office:value="50">
            <text:p>50</text:p>
          </table:table-cell>
          <table:table-cell table:formula="of:=[.B56]+[.E56]" office:value-type="float" office:value="8043.89395108226">
            <text:p>8.043,89</text:p>
          </table:table-cell>
          <table:table-cell table:formula="of:=[.E55]" office:value-type="float" office:value="75">
            <text:p>75,00</text:p>
          </table:table-cell>
          <table:table-cell table:formula="of:=[.B56]-[.E56]" office:value-type="float" office:value="7893.89395108226">
            <text:p>7.893,89</text:p>
          </table:table-cell>
          <table:table-cell table:formula="of:=IF(OR([.A56]&gt;=[.D56];[.A56]&lt;=[.F5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8">
            <text:p>7968,08</text:p>
          </table:table-cell>
          <table:table-cell table:formula="of:=((([.B56]*[.C57])-[.B56])+[.A57])/[.C57]" office:value-type="float" office:value="7968.87767206062">
            <text:p>7.968,88</text:p>
          </table:table-cell>
          <table:table-cell table:formula="of:=[.C56]" office:value-type="float" office:value="50">
            <text:p>50</text:p>
          </table:table-cell>
          <table:table-cell table:formula="of:=[.B57]+[.E57]" office:value-type="float" office:value="8043.87767206062">
            <text:p>8.043,88</text:p>
          </table:table-cell>
          <table:table-cell table:formula="of:=[.E56]" office:value-type="float" office:value="75">
            <text:p>75,00</text:p>
          </table:table-cell>
          <table:table-cell table:formula="of:=[.B57]-[.E57]" office:value-type="float" office:value="7893.87767206062">
            <text:p>7.893,88</text:p>
          </table:table-cell>
          <table:table-cell table:formula="of:=IF(OR([.A57]&gt;=[.D57];[.A57]&lt;=[.F5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57]*[.C58])-[.B57])+[.A58])/[.C58]" office:value-type="float" office:value="7969.4569186194">
            <text:p>7.969,46</text:p>
          </table:table-cell>
          <table:table-cell table:formula="of:=[.C57]" office:value-type="float" office:value="50">
            <text:p>50</text:p>
          </table:table-cell>
          <table:table-cell table:formula="of:=[.B58]+[.E58]" office:value-type="float" office:value="8044.4569186194">
            <text:p>8.044,46</text:p>
          </table:table-cell>
          <table:table-cell table:formula="of:=[.E57]" office:value-type="float" office:value="75">
            <text:p>75,00</text:p>
          </table:table-cell>
          <table:table-cell table:formula="of:=[.B58]-[.E58]" office:value-type="float" office:value="7894.4569186194">
            <text:p>7.894,46</text:p>
          </table:table-cell>
          <table:table-cell table:formula="of:=IF(OR([.A58]&gt;=[.D58];[.A58]&lt;=[.F5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58]*[.C59])-[.B58])+[.A59])/[.C59]" office:value-type="float" office:value="7969.53478024702">
            <text:p>7.969,53</text:p>
          </table:table-cell>
          <table:table-cell table:formula="of:=[.C58]" office:value-type="float" office:value="50">
            <text:p>50</text:p>
          </table:table-cell>
          <table:table-cell table:formula="of:=[.B59]+[.E59]" office:value-type="float" office:value="8044.53478024702">
            <text:p>8.044,53</text:p>
          </table:table-cell>
          <table:table-cell table:formula="of:=[.E58]" office:value-type="float" office:value="75">
            <text:p>75,00</text:p>
          </table:table-cell>
          <table:table-cell table:formula="of:=[.B59]-[.E59]" office:value-type="float" office:value="7894.53478024702">
            <text:p>7.894,53</text:p>
          </table:table-cell>
          <table:table-cell table:formula="of:=IF(OR([.A59]&gt;=[.D59];[.A59]&lt;=[.F5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59]*[.C60])-[.B59])+[.A60])/[.C60]" office:value-type="float" office:value="7970.10088464207">
            <text:p>7.970,10</text:p>
          </table:table-cell>
          <table:table-cell table:formula="of:=[.C59]" office:value-type="float" office:value="50">
            <text:p>50</text:p>
          </table:table-cell>
          <table:table-cell table:formula="of:=[.B60]+[.E60]" office:value-type="float" office:value="8045.10088464208">
            <text:p>8.045,10</text:p>
          </table:table-cell>
          <table:table-cell table:formula="of:=[.E59]" office:value-type="float" office:value="75">
            <text:p>75,00</text:p>
          </table:table-cell>
          <table:table-cell table:formula="of:=[.B60]-[.E60]" office:value-type="float" office:value="7895.10088464207">
            <text:p>7.895,10</text:p>
          </table:table-cell>
          <table:table-cell table:formula="of:=IF(OR([.A60]&gt;=[.D60];[.A60]&lt;=[.F6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60]*[.C61])-[.B60])+[.A61])/[.C61]" office:value-type="float" office:value="7970.14006694923">
            <text:p>7.970,14</text:p>
          </table:table-cell>
          <table:table-cell table:formula="of:=[.C60]" office:value-type="float" office:value="50">
            <text:p>50</text:p>
          </table:table-cell>
          <table:table-cell table:formula="of:=[.B61]+[.E61]" office:value-type="float" office:value="8045.14006694923">
            <text:p>8.045,14</text:p>
          </table:table-cell>
          <table:table-cell table:formula="of:=[.E60]" office:value-type="float" office:value="75">
            <text:p>75,00</text:p>
          </table:table-cell>
          <table:table-cell table:formula="of:=[.B61]-[.E61]" office:value-type="float" office:value="7895.14006694923">
            <text:p>7.895,14</text:p>
          </table:table-cell>
          <table:table-cell table:formula="of:=IF(OR([.A61]&gt;=[.D61];[.A61]&lt;=[.F6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2.95">
            <text:p>8032,95</text:p>
          </table:table-cell>
          <table:table-cell table:formula="of:=((([.B61]*[.C62])-[.B61])+[.A62])/[.C62]" office:value-type="float" office:value="7971.39626561025">
            <text:p>7.971,40</text:p>
          </table:table-cell>
          <table:table-cell table:formula="of:=[.C61]" office:value-type="float" office:value="50">
            <text:p>50</text:p>
          </table:table-cell>
          <table:table-cell table:formula="of:=[.B62]+[.E62]" office:value-type="float" office:value="8046.39626561025">
            <text:p>8.046,40</text:p>
          </table:table-cell>
          <table:table-cell table:formula="of:=[.E61]" office:value-type="float" office:value="75">
            <text:p>75,00</text:p>
          </table:table-cell>
          <table:table-cell table:formula="of:=[.B62]-[.E62]" office:value-type="float" office:value="7896.39626561025">
            <text:p>7.896,40</text:p>
          </table:table-cell>
          <table:table-cell table:formula="of:=IF(OR([.A62]&gt;=[.D62];[.A62]&lt;=[.F6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22">
            <text:p>7988,22</text:p>
          </table:table-cell>
          <table:table-cell table:formula="of:=((([.B62]*[.C63])-[.B62])+[.A63])/[.C63]" office:value-type="float" office:value="7971.73274029804">
            <text:p>7.971,73</text:p>
          </table:table-cell>
          <table:table-cell table:formula="of:=[.C62]" office:value-type="float" office:value="50">
            <text:p>50</text:p>
          </table:table-cell>
          <table:table-cell table:formula="of:=[.B63]+[.E63]" office:value-type="float" office:value="8046.73274029804">
            <text:p>8.046,73</text:p>
          </table:table-cell>
          <table:table-cell table:formula="of:=[.E62]" office:value-type="float" office:value="75">
            <text:p>75,00</text:p>
          </table:table-cell>
          <table:table-cell table:formula="of:=[.B63]-[.E63]" office:value-type="float" office:value="7896.73274029804">
            <text:p>7.896,73</text:p>
          </table:table-cell>
          <table:table-cell table:formula="of:=IF(OR([.A63]&gt;=[.D63];[.A63]&lt;=[.F6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63]*[.C64])-[.B63])+[.A64])/[.C64]" office:value-type="float" office:value="7971.19028549208">
            <text:p>7.971,19</text:p>
          </table:table-cell>
          <table:table-cell table:formula="of:=[.C63]" office:value-type="float" office:value="50">
            <text:p>50</text:p>
          </table:table-cell>
          <table:table-cell table:formula="of:=[.B64]+[.E64]" office:value-type="float" office:value="8046.19028549208">
            <text:p>8.046,19</text:p>
          </table:table-cell>
          <table:table-cell table:formula="of:=[.E63]" office:value-type="float" office:value="75">
            <text:p>75,00</text:p>
          </table:table-cell>
          <table:table-cell table:formula="of:=[.B64]-[.E64]" office:value-type="float" office:value="7896.19028549208">
            <text:p>7.896,19</text:p>
          </table:table-cell>
          <table:table-cell table:formula="of:=IF(OR([.A64]&gt;=[.D64];[.A64]&lt;=[.F6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1.85">
            <text:p>7951,85</text:p>
          </table:table-cell>
          <table:table-cell table:formula="of:=((([.B64]*[.C65])-[.B64])+[.A65])/[.C65]" office:value-type="float" office:value="7970.80347978224">
            <text:p>7.970,80</text:p>
          </table:table-cell>
          <table:table-cell table:formula="of:=[.C64]" office:value-type="float" office:value="50">
            <text:p>50</text:p>
          </table:table-cell>
          <table:table-cell table:formula="of:=[.B65]+[.E65]" office:value-type="float" office:value="8045.80347978224">
            <text:p>8.045,80</text:p>
          </table:table-cell>
          <table:table-cell table:formula="of:=[.E64]" office:value-type="float" office:value="75">
            <text:p>75,00</text:p>
          </table:table-cell>
          <table:table-cell table:formula="of:=[.B65]-[.E65]" office:value-type="float" office:value="7895.80347978224">
            <text:p>7.895,80</text:p>
          </table:table-cell>
          <table:table-cell table:formula="of:=IF(OR([.A65]&gt;=[.D65];[.A65]&lt;=[.F6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9.63">
            <text:p>7989,63</text:p>
          </table:table-cell>
          <table:table-cell table:formula="of:=((([.B65]*[.C66])-[.B65])+[.A66])/[.C66]" office:value-type="float" office:value="7971.1800101866">
            <text:p>7.971,18</text:p>
          </table:table-cell>
          <table:table-cell table:formula="of:=[.C65]" office:value-type="float" office:value="50">
            <text:p>50</text:p>
          </table:table-cell>
          <table:table-cell table:formula="of:=[.B66]+[.E66]" office:value-type="float" office:value="8046.18001018659">
            <text:p>8.046,18</text:p>
          </table:table-cell>
          <table:table-cell table:formula="of:=[.E65]" office:value-type="float" office:value="75">
            <text:p>75,00</text:p>
          </table:table-cell>
          <table:table-cell table:formula="of:=[.B66]-[.E66]" office:value-type="float" office:value="7896.1800101866">
            <text:p>7.896,18</text:p>
          </table:table-cell>
          <table:table-cell table:formula="of:=IF(OR([.A66]&gt;=[.D66];[.A66]&lt;=[.F6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4.76">
            <text:p>7974,76</text:p>
          </table:table-cell>
          <table:table-cell table:formula="of:=((([.B66]*[.C67])-[.B66])+[.A67])/[.C67]" office:value-type="float" office:value="7971.25160998286">
            <text:p>7.971,25</text:p>
          </table:table-cell>
          <table:table-cell table:formula="of:=[.C66]" office:value-type="float" office:value="50">
            <text:p>50</text:p>
          </table:table-cell>
          <table:table-cell table:formula="of:=[.B67]+[.E67]" office:value-type="float" office:value="8046.25160998286">
            <text:p>8.046,25</text:p>
          </table:table-cell>
          <table:table-cell table:formula="of:=[.E66]" office:value-type="float" office:value="75">
            <text:p>75,00</text:p>
          </table:table-cell>
          <table:table-cell table:formula="of:=[.B67]-[.E67]" office:value-type="float" office:value="7896.25160998286">
            <text:p>7.896,25</text:p>
          </table:table-cell>
          <table:table-cell table:formula="of:=IF(OR([.A67]&gt;=[.D67];[.A67]&lt;=[.F6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64">
            <text:p>7947,64</text:p>
          </table:table-cell>
          <table:table-cell table:formula="of:=((([.B67]*[.C68])-[.B67])+[.A68])/[.C68]" office:value-type="float" office:value="7970.77937778321">
            <text:p>7.970,78</text:p>
          </table:table-cell>
          <table:table-cell table:formula="of:=[.C67]" office:value-type="float" office:value="50">
            <text:p>50</text:p>
          </table:table-cell>
          <table:table-cell table:formula="of:=[.B68]+[.E68]" office:value-type="float" office:value="8045.77937778321">
            <text:p>8.045,78</text:p>
          </table:table-cell>
          <table:table-cell table:formula="of:=[.E67]" office:value-type="float" office:value="75">
            <text:p>75,00</text:p>
          </table:table-cell>
          <table:table-cell table:formula="of:=[.B68]-[.E68]" office:value-type="float" office:value="7895.77937778321">
            <text:p>7.895,78</text:p>
          </table:table-cell>
          <table:table-cell table:formula="of:=IF(OR([.A68]&gt;=[.D68];[.A68]&lt;=[.F6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12">
            <text:p>7972,12</text:p>
          </table:table-cell>
          <table:table-cell table:formula="of:=((([.B68]*[.C69])-[.B68])+[.A69])/[.C69]" office:value-type="float" office:value="7970.80619022754">
            <text:p>7.970,81</text:p>
          </table:table-cell>
          <table:table-cell table:formula="of:=[.C68]" office:value-type="float" office:value="50">
            <text:p>50</text:p>
          </table:table-cell>
          <table:table-cell table:formula="of:=[.B69]+[.E69]" office:value-type="float" office:value="8045.80619022754">
            <text:p>8.045,81</text:p>
          </table:table-cell>
          <table:table-cell table:formula="of:=[.E68]" office:value-type="float" office:value="75">
            <text:p>75,00</text:p>
          </table:table-cell>
          <table:table-cell table:formula="of:=[.B69]-[.E69]" office:value-type="float" office:value="7895.80619022754">
            <text:p>7.895,81</text:p>
          </table:table-cell>
          <table:table-cell table:formula="of:=IF(OR([.A69]&gt;=[.D69];[.A69]&lt;=[.F6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69]*[.C70])-[.B69])+[.A70])/[.C70]" office:value-type="float" office:value="7970.55966642299">
            <text:p>7.970,56</text:p>
          </table:table-cell>
          <table:table-cell table:formula="of:=[.C69]" office:value-type="float" office:value="50">
            <text:p>50</text:p>
          </table:table-cell>
          <table:table-cell table:formula="of:=[.B70]+[.E70]" office:value-type="float" office:value="8045.55966642299">
            <text:p>8.045,56</text:p>
          </table:table-cell>
          <table:table-cell table:formula="of:=[.E69]" office:value-type="float" office:value="75">
            <text:p>75,00</text:p>
          </table:table-cell>
          <table:table-cell table:formula="of:=[.B70]-[.E70]" office:value-type="float" office:value="7895.55966642299">
            <text:p>7.895,56</text:p>
          </table:table-cell>
          <table:table-cell table:formula="of:=IF(OR([.A70]&gt;=[.D70];[.A70]&lt;=[.F7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64">
            <text:p>7947,64</text:p>
          </table:table-cell>
          <table:table-cell table:formula="of:=((([.B70]*[.C71])-[.B70])+[.A71])/[.C71]" office:value-type="float" office:value="7970.10127309453">
            <text:p>7.970,10</text:p>
          </table:table-cell>
          <table:table-cell table:formula="of:=[.C70]" office:value-type="float" office:value="50">
            <text:p>50</text:p>
          </table:table-cell>
          <table:table-cell table:formula="of:=[.B71]+[.E71]" office:value-type="float" office:value="8045.10127309453">
            <text:p>8.045,10</text:p>
          </table:table-cell>
          <table:table-cell table:formula="of:=[.E70]" office:value-type="float" office:value="75">
            <text:p>75,00</text:p>
          </table:table-cell>
          <table:table-cell table:formula="of:=[.B71]-[.E71]" office:value-type="float" office:value="7895.10127309453">
            <text:p>7.895,10</text:p>
          </table:table-cell>
          <table:table-cell table:formula="of:=IF(OR([.A71]&gt;=[.D71];[.A71]&lt;=[.F7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42">
            <text:p>7988,42</text:p>
          </table:table-cell>
          <table:table-cell table:formula="of:=((([.B71]*[.C72])-[.B71])+[.A72])/[.C72]" office:value-type="float" office:value="7970.46764763264">
            <text:p>7.970,47</text:p>
          </table:table-cell>
          <table:table-cell table:formula="of:=[.C71]" office:value-type="float" office:value="50">
            <text:p>50</text:p>
          </table:table-cell>
          <table:table-cell table:formula="of:=[.B72]+[.E72]" office:value-type="float" office:value="8045.46764763264">
            <text:p>8.045,47</text:p>
          </table:table-cell>
          <table:table-cell table:formula="of:=[.E71]" office:value-type="float" office:value="75">
            <text:p>75,00</text:p>
          </table:table-cell>
          <table:table-cell table:formula="of:=[.B72]-[.E72]" office:value-type="float" office:value="7895.46764763264">
            <text:p>7.895,47</text:p>
          </table:table-cell>
          <table:table-cell table:formula="of:=IF(OR([.A72]&gt;=[.D72];[.A72]&lt;=[.F7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14.87">
            <text:p>7914,87</text:p>
          </table:table-cell>
          <table:table-cell table:formula="of:=((([.B72]*[.C73])-[.B72])+[.A73])/[.C73]" office:value-type="float" office:value="7969.35569467999">
            <text:p>7.969,36</text:p>
          </table:table-cell>
          <table:table-cell table:formula="of:=[.C72]" office:value-type="float" office:value="50">
            <text:p>50</text:p>
          </table:table-cell>
          <table:table-cell table:formula="of:=[.B73]+[.E73]" office:value-type="float" office:value="8044.35569467999">
            <text:p>8.044,36</text:p>
          </table:table-cell>
          <table:table-cell table:formula="of:=[.E72]" office:value-type="float" office:value="75">
            <text:p>75,00</text:p>
          </table:table-cell>
          <table:table-cell table:formula="of:=[.B73]-[.E73]" office:value-type="float" office:value="7894.35569467999">
            <text:p>7.894,36</text:p>
          </table:table-cell>
          <table:table-cell table:formula="of:=IF(OR([.A73]&gt;=[.D73];[.A73]&lt;=[.F7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73]*[.C74])-[.B73])+[.A74])/[.C74]" office:value-type="float" office:value="7969.97778078639">
            <text:p>7.969,98</text:p>
          </table:table-cell>
          <table:table-cell table:formula="of:=[.C73]" office:value-type="float" office:value="50">
            <text:p>50</text:p>
          </table:table-cell>
          <table:table-cell table:formula="of:=[.B74]+[.E74]" office:value-type="float" office:value="8044.97778078639">
            <text:p>8.044,98</text:p>
          </table:table-cell>
          <table:table-cell table:formula="of:=[.E73]" office:value-type="float" office:value="75">
            <text:p>75,00</text:p>
          </table:table-cell>
          <table:table-cell table:formula="of:=[.B74]-[.E74]" office:value-type="float" office:value="7894.97778078639">
            <text:p>7.894,98</text:p>
          </table:table-cell>
          <table:table-cell table:formula="of:=IF(OR([.A74]&gt;=[.D74];[.A74]&lt;=[.F7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74]*[.C75])-[.B74])+[.A75])/[.C75]" office:value-type="float" office:value="7969.49862517066">
            <text:p>7.969,50</text:p>
          </table:table-cell>
          <table:table-cell table:formula="of:=[.C74]" office:value-type="float" office:value="50">
            <text:p>50</text:p>
          </table:table-cell>
          <table:table-cell table:formula="of:=[.B75]+[.E75]" office:value-type="float" office:value="8044.49862517066">
            <text:p>8.044,50</text:p>
          </table:table-cell>
          <table:table-cell table:formula="of:=[.E74]" office:value-type="float" office:value="75">
            <text:p>75,00</text:p>
          </table:table-cell>
          <table:table-cell table:formula="of:=[.B75]-[.E75]" office:value-type="float" office:value="7894.49862517066">
            <text:p>7.894,50</text:p>
          </table:table-cell>
          <table:table-cell table:formula="of:=IF(OR([.A75]&gt;=[.D75];[.A75]&lt;=[.F7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75]*[.C76])-[.B75])+[.A76])/[.C76]" office:value-type="float" office:value="7969.02905266725">
            <text:p>7.969,03</text:p>
          </table:table-cell>
          <table:table-cell table:formula="of:=[.C75]" office:value-type="float" office:value="50">
            <text:p>50</text:p>
          </table:table-cell>
          <table:table-cell table:formula="of:=[.B76]+[.E76]" office:value-type="float" office:value="8044.02905266725">
            <text:p>8.044,03</text:p>
          </table:table-cell>
          <table:table-cell table:formula="of:=[.E75]" office:value-type="float" office:value="75">
            <text:p>75,00</text:p>
          </table:table-cell>
          <table:table-cell table:formula="of:=[.B76]-[.E76]" office:value-type="float" office:value="7894.02905266725">
            <text:p>7.894,03</text:p>
          </table:table-cell>
          <table:table-cell table:formula="of:=IF(OR([.A76]&gt;=[.D76];[.A76]&lt;=[.F7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3.43">
            <text:p>8003,43</text:p>
          </table:table-cell>
          <table:table-cell table:formula="of:=((([.B76]*[.C77])-[.B76])+[.A77])/[.C77]" office:value-type="float" office:value="7969.7170716139">
            <text:p>7.969,72</text:p>
          </table:table-cell>
          <table:table-cell table:formula="of:=[.C76]" office:value-type="float" office:value="50">
            <text:p>50</text:p>
          </table:table-cell>
          <table:table-cell table:formula="of:=[.B77]+[.E77]" office:value-type="float" office:value="8044.7170716139">
            <text:p>8.044,72</text:p>
          </table:table-cell>
          <table:table-cell table:formula="of:=[.E76]" office:value-type="float" office:value="75">
            <text:p>75,00</text:p>
          </table:table-cell>
          <table:table-cell table:formula="of:=[.B77]-[.E77]" office:value-type="float" office:value="7894.7170716139">
            <text:p>7.894,72</text:p>
          </table:table-cell>
          <table:table-cell table:formula="of:=IF(OR([.A77]&gt;=[.D77];[.A77]&lt;=[.F7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24">
            <text:p>7957,24</text:p>
          </table:table-cell>
          <table:table-cell table:formula="of:=((([.B77]*[.C78])-[.B77])+[.A78])/[.C78]" office:value-type="float" office:value="7969.46753018162">
            <text:p>7.969,47</text:p>
          </table:table-cell>
          <table:table-cell table:formula="of:=[.C77]" office:value-type="float" office:value="50">
            <text:p>50</text:p>
          </table:table-cell>
          <table:table-cell table:formula="of:=[.B78]+[.E78]" office:value-type="float" office:value="8044.46753018162">
            <text:p>8.044,47</text:p>
          </table:table-cell>
          <table:table-cell table:formula="of:=[.E77]" office:value-type="float" office:value="75">
            <text:p>75,00</text:p>
          </table:table-cell>
          <table:table-cell table:formula="of:=[.B78]-[.E78]" office:value-type="float" office:value="7894.46753018162">
            <text:p>7.894,47</text:p>
          </table:table-cell>
          <table:table-cell table:formula="of:=IF(OR([.A78]&gt;=[.D78];[.A78]&lt;=[.F7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78]*[.C79])-[.B78])+[.A79])/[.C79]" office:value-type="float" office:value="7969.16817957799">
            <text:p>7.969,17</text:p>
          </table:table-cell>
          <table:table-cell table:formula="of:=[.C78]" office:value-type="float" office:value="50">
            <text:p>50</text:p>
          </table:table-cell>
          <table:table-cell table:formula="of:=[.B79]+[.E79]" office:value-type="float" office:value="8044.16817957799">
            <text:p>8.044,17</text:p>
          </table:table-cell>
          <table:table-cell table:formula="of:=[.E78]" office:value-type="float" office:value="75">
            <text:p>75,00</text:p>
          </table:table-cell>
          <table:table-cell table:formula="of:=[.B79]-[.E79]" office:value-type="float" office:value="7894.16817957799">
            <text:p>7.894,17</text:p>
          </table:table-cell>
          <table:table-cell table:formula="of:=IF(OR([.A79]&gt;=[.D79];[.A79]&lt;=[.F7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6">
            <text:p>7943,36</text:p>
          </table:table-cell>
          <table:table-cell table:formula="of:=((([.B79]*[.C80])-[.B79])+[.A80])/[.C80]" office:value-type="float" office:value="7968.65201598643">
            <text:p>7.968,65</text:p>
          </table:table-cell>
          <table:table-cell table:formula="of:=[.C79]" office:value-type="float" office:value="50">
            <text:p>50</text:p>
          </table:table-cell>
          <table:table-cell table:formula="of:=[.B80]+[.E80]" office:value-type="float" office:value="8043.65201598643">
            <text:p>8.043,65</text:p>
          </table:table-cell>
          <table:table-cell table:formula="of:=[.E79]" office:value-type="float" office:value="75">
            <text:p>75,00</text:p>
          </table:table-cell>
          <table:table-cell table:formula="of:=[.B80]-[.E80]" office:value-type="float" office:value="7893.65201598643">
            <text:p>7.893,65</text:p>
          </table:table-cell>
          <table:table-cell table:formula="of:=IF(OR([.A80]&gt;=[.D80];[.A80]&lt;=[.F8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80]*[.C81])-[.B80])+[.A81])/[.C81]" office:value-type="float" office:value="7969.2881756667">
            <text:p>7.969,29</text:p>
          </table:table-cell>
          <table:table-cell table:formula="of:=[.C80]" office:value-type="float" office:value="50">
            <text:p>50</text:p>
          </table:table-cell>
          <table:table-cell table:formula="of:=[.B81]+[.E81]" office:value-type="float" office:value="8044.2881756667">
            <text:p>8.044,29</text:p>
          </table:table-cell>
          <table:table-cell table:formula="of:=[.E80]" office:value-type="float" office:value="75">
            <text:p>75,00</text:p>
          </table:table-cell>
          <table:table-cell table:formula="of:=[.B81]-[.E81]" office:value-type="float" office:value="7894.2881756667">
            <text:p>7.894,29</text:p>
          </table:table-cell>
          <table:table-cell table:formula="of:=IF(OR([.A81]&gt;=[.D81];[.A81]&lt;=[.F8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81]*[.C82])-[.B81])+[.A82])/[.C82]" office:value-type="float" office:value="7969.07201215337">
            <text:p>7.969,07</text:p>
          </table:table-cell>
          <table:table-cell table:formula="of:=[.C81]" office:value-type="float" office:value="50">
            <text:p>50</text:p>
          </table:table-cell>
          <table:table-cell table:formula="of:=[.B82]+[.E82]" office:value-type="float" office:value="8044.07201215337">
            <text:p>8.044,07</text:p>
          </table:table-cell>
          <table:table-cell table:formula="of:=[.E81]" office:value-type="float" office:value="75">
            <text:p>75,00</text:p>
          </table:table-cell>
          <table:table-cell table:formula="of:=[.B82]-[.E82]" office:value-type="float" office:value="7894.07201215337">
            <text:p>7.894,07</text:p>
          </table:table-cell>
          <table:table-cell table:formula="of:=IF(OR([.A82]&gt;=[.D82];[.A82]&lt;=[.F8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4.1">
            <text:p>7964,1</text:p>
          </table:table-cell>
          <table:table-cell table:formula="of:=((([.B82]*[.C83])-[.B82])+[.A83])/[.C83]" office:value-type="float" office:value="7968.9725719103">
            <text:p>7.968,97</text:p>
          </table:table-cell>
          <table:table-cell table:formula="of:=[.C82]" office:value-type="float" office:value="50">
            <text:p>50</text:p>
          </table:table-cell>
          <table:table-cell table:formula="of:=[.B83]+[.E83]" office:value-type="float" office:value="8043.9725719103">
            <text:p>8.043,97</text:p>
          </table:table-cell>
          <table:table-cell table:formula="of:=[.E82]" office:value-type="float" office:value="75">
            <text:p>75,00</text:p>
          </table:table-cell>
          <table:table-cell table:formula="of:=[.B83]-[.E83]" office:value-type="float" office:value="7893.9725719103">
            <text:p>7.893,97</text:p>
          </table:table-cell>
          <table:table-cell table:formula="of:=IF(OR([.A83]&gt;=[.D83];[.A83]&lt;=[.F8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3">
            <text:p>8012,73</text:p>
          </table:table-cell>
          <table:table-cell table:formula="of:=((([.B83]*[.C84])-[.B83])+[.A84])/[.C84]" office:value-type="float" office:value="7969.84772047209">
            <text:p>7.969,85</text:p>
          </table:table-cell>
          <table:table-cell table:formula="of:=[.C83]" office:value-type="float" office:value="50">
            <text:p>50</text:p>
          </table:table-cell>
          <table:table-cell table:formula="of:=[.B84]+[.E84]" office:value-type="float" office:value="8044.84772047209">
            <text:p>8.044,85</text:p>
          </table:table-cell>
          <table:table-cell table:formula="of:=[.E83]" office:value-type="float" office:value="75">
            <text:p>75,00</text:p>
          </table:table-cell>
          <table:table-cell table:formula="of:=[.B84]-[.E84]" office:value-type="float" office:value="7894.84772047209">
            <text:p>7.894,85</text:p>
          </table:table-cell>
          <table:table-cell table:formula="of:=IF(OR([.A84]&gt;=[.D84];[.A84]&lt;=[.F8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84]*[.C85])-[.B84])+[.A85])/[.C85]" office:value-type="float" office:value="7969.34296606265">
            <text:p>7.969,34</text:p>
          </table:table-cell>
          <table:table-cell table:formula="of:=[.C84]" office:value-type="float" office:value="50">
            <text:p>50</text:p>
          </table:table-cell>
          <table:table-cell table:formula="of:=[.B85]+[.E85]" office:value-type="float" office:value="8044.34296606265">
            <text:p>8.044,34</text:p>
          </table:table-cell>
          <table:table-cell table:formula="of:=[.E84]" office:value-type="float" office:value="75">
            <text:p>75,00</text:p>
          </table:table-cell>
          <table:table-cell table:formula="of:=[.B85]-[.E85]" office:value-type="float" office:value="7894.34296606265">
            <text:p>7.894,34</text:p>
          </table:table-cell>
          <table:table-cell table:formula="of:=IF(OR([.A85]&gt;=[.D85];[.A85]&lt;=[.F8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2">
            <text:p>7997,82</text:p>
          </table:table-cell>
          <table:table-cell table:formula="of:=((([.B85]*[.C86])-[.B85])+[.A86])/[.C86]" office:value-type="float" office:value="7969.9125067414">
            <text:p>7.969,91</text:p>
          </table:table-cell>
          <table:table-cell table:formula="of:=[.C85]" office:value-type="float" office:value="50">
            <text:p>50</text:p>
          </table:table-cell>
          <table:table-cell table:formula="of:=[.B86]+[.E86]" office:value-type="float" office:value="8044.9125067414">
            <text:p>8.044,91</text:p>
          </table:table-cell>
          <table:table-cell table:formula="of:=[.E85]" office:value-type="float" office:value="75">
            <text:p>75,00</text:p>
          </table:table-cell>
          <table:table-cell table:formula="of:=[.B86]-[.E86]" office:value-type="float" office:value="7894.9125067414">
            <text:p>7.894,91</text:p>
          </table:table-cell>
          <table:table-cell table:formula="of:=IF(OR([.A86]&gt;=[.D86];[.A86]&lt;=[.F8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33">
            <text:p>8015,33</text:p>
          </table:table-cell>
          <table:table-cell table:formula="of:=((([.B86]*[.C87])-[.B86])+[.A87])/[.C87]" office:value-type="float" office:value="7970.82085660657">
            <text:p>7.970,82</text:p>
          </table:table-cell>
          <table:table-cell table:formula="of:=[.C86]" office:value-type="float" office:value="50">
            <text:p>50</text:p>
          </table:table-cell>
          <table:table-cell table:formula="of:=[.B87]+[.E87]" office:value-type="float" office:value="8045.82085660657">
            <text:p>8.045,82</text:p>
          </table:table-cell>
          <table:table-cell table:formula="of:=[.E86]" office:value-type="float" office:value="75">
            <text:p>75,00</text:p>
          </table:table-cell>
          <table:table-cell table:formula="of:=[.B87]-[.E87]" office:value-type="float" office:value="7895.82085660657">
            <text:p>7.895,82</text:p>
          </table:table-cell>
          <table:table-cell table:formula="of:=IF(OR([.A87]&gt;=[.D87];[.A87]&lt;=[.F8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5">
            <text:p>8014,05</text:p>
          </table:table-cell>
          <table:table-cell table:formula="of:=((([.B87]*[.C88])-[.B87])+[.A88])/[.C88]" office:value-type="float" office:value="7971.68543947444">
            <text:p>7.971,69</text:p>
          </table:table-cell>
          <table:table-cell table:formula="of:=[.C87]" office:value-type="float" office:value="50">
            <text:p>50</text:p>
          </table:table-cell>
          <table:table-cell table:formula="of:=[.B88]+[.E88]" office:value-type="float" office:value="8046.68543947444">
            <text:p>8.046,69</text:p>
          </table:table-cell>
          <table:table-cell table:formula="of:=[.E87]" office:value-type="float" office:value="75">
            <text:p>75,00</text:p>
          </table:table-cell>
          <table:table-cell table:formula="of:=[.B88]-[.E88]" office:value-type="float" office:value="7896.68543947444">
            <text:p>7.896,69</text:p>
          </table:table-cell>
          <table:table-cell table:formula="of:=IF(OR([.A88]&gt;=[.D88];[.A88]&lt;=[.F8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7">
            <text:p>7982,97</text:p>
          </table:table-cell>
          <table:table-cell table:formula="of:=((([.B88]*[.C89])-[.B88])+[.A89])/[.C89]" office:value-type="float" office:value="7971.91113068495">
            <text:p>7.971,91</text:p>
          </table:table-cell>
          <table:table-cell table:formula="of:=[.C88]" office:value-type="float" office:value="50">
            <text:p>50</text:p>
          </table:table-cell>
          <table:table-cell table:formula="of:=[.B89]+[.E89]" office:value-type="float" office:value="8046.91113068495">
            <text:p>8.046,91</text:p>
          </table:table-cell>
          <table:table-cell table:formula="of:=[.E88]" office:value-type="float" office:value="75">
            <text:p>75,00</text:p>
          </table:table-cell>
          <table:table-cell table:formula="of:=[.B89]-[.E89]" office:value-type="float" office:value="7896.91113068495">
            <text:p>7.896,91</text:p>
          </table:table-cell>
          <table:table-cell table:formula="of:=IF(OR([.A89]&gt;=[.D89];[.A89]&lt;=[.F8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89]*[.C90])-[.B89])+[.A90])/[.C90]" office:value-type="float" office:value="7972.40270807125">
            <text:p>7.972,40</text:p>
          </table:table-cell>
          <table:table-cell table:formula="of:=[.C89]" office:value-type="float" office:value="50">
            <text:p>50</text:p>
          </table:table-cell>
          <table:table-cell table:formula="of:=[.B90]+[.E90]" office:value-type="float" office:value="8047.40270807125">
            <text:p>8.047,40</text:p>
          </table:table-cell>
          <table:table-cell table:formula="of:=[.E89]" office:value-type="float" office:value="75">
            <text:p>75,00</text:p>
          </table:table-cell>
          <table:table-cell table:formula="of:=[.B90]-[.E90]" office:value-type="float" office:value="7897.40270807125">
            <text:p>7.897,40</text:p>
          </table:table-cell>
          <table:table-cell table:formula="of:=IF(OR([.A90]&gt;=[.D90];[.A90]&lt;=[.F9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90]*[.C91])-[.B90])+[.A91])/[.C91]" office:value-type="float" office:value="7971.84685390983">
            <text:p>7.971,85</text:p>
          </table:table-cell>
          <table:table-cell table:formula="of:=[.C90]" office:value-type="float" office:value="50">
            <text:p>50</text:p>
          </table:table-cell>
          <table:table-cell table:formula="of:=[.B91]+[.E91]" office:value-type="float" office:value="8046.84685390983">
            <text:p>8.046,85</text:p>
          </table:table-cell>
          <table:table-cell table:formula="of:=[.E90]" office:value-type="float" office:value="75">
            <text:p>75,00</text:p>
          </table:table-cell>
          <table:table-cell table:formula="of:=[.B91]-[.E91]" office:value-type="float" office:value="7896.84685390983">
            <text:p>7.896,85</text:p>
          </table:table-cell>
          <table:table-cell table:formula="of:=IF(OR([.A91]&gt;=[.D91];[.A91]&lt;=[.F9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2">
            <text:p>8012,72</text:p>
          </table:table-cell>
          <table:table-cell table:formula="of:=((([.B91]*[.C92])-[.B91])+[.A92])/[.C92]" office:value-type="float" office:value="7972.66431683163">
            <text:p>7.972,66</text:p>
          </table:table-cell>
          <table:table-cell table:formula="of:=[.C91]" office:value-type="float" office:value="50">
            <text:p>50</text:p>
          </table:table-cell>
          <table:table-cell table:formula="of:=[.B92]+[.E92]" office:value-type="float" office:value="8047.66431683163">
            <text:p>8.047,66</text:p>
          </table:table-cell>
          <table:table-cell table:formula="of:=[.E91]" office:value-type="float" office:value="75">
            <text:p>75,00</text:p>
          </table:table-cell>
          <table:table-cell table:formula="of:=[.B92]-[.E92]" office:value-type="float" office:value="7897.66431683163">
            <text:p>7.897,66</text:p>
          </table:table-cell>
          <table:table-cell table:formula="of:=IF(OR([.A92]&gt;=[.D92];[.A92]&lt;=[.F9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0.15">
            <text:p>7960,15</text:p>
          </table:table-cell>
          <table:table-cell table:formula="of:=((([.B92]*[.C93])-[.B92])+[.A93])/[.C93]" office:value-type="float" office:value="7972.414030495">
            <text:p>7.972,41</text:p>
          </table:table-cell>
          <table:table-cell table:formula="of:=[.C92]" office:value-type="float" office:value="50">
            <text:p>50</text:p>
          </table:table-cell>
          <table:table-cell table:formula="of:=[.B93]+[.E93]" office:value-type="float" office:value="8047.414030495">
            <text:p>8.047,41</text:p>
          </table:table-cell>
          <table:table-cell table:formula="of:=[.E92]" office:value-type="float" office:value="75">
            <text:p>75,00</text:p>
          </table:table-cell>
          <table:table-cell table:formula="of:=[.B93]-[.E93]" office:value-type="float" office:value="7897.414030495">
            <text:p>7.897,41</text:p>
          </table:table-cell>
          <table:table-cell table:formula="of:=IF(OR([.A93]&gt;=[.D93];[.A93]&lt;=[.F9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8.99">
            <text:p>7978,99</text:p>
          </table:table-cell>
          <table:table-cell table:formula="of:=((([.B93]*[.C94])-[.B93])+[.A94])/[.C94]" office:value-type="float" office:value="7972.5455498851">
            <text:p>7.972,55</text:p>
          </table:table-cell>
          <table:table-cell table:formula="of:=[.C93]" office:value-type="float" office:value="50">
            <text:p>50</text:p>
          </table:table-cell>
          <table:table-cell table:formula="of:=[.B94]+[.E94]" office:value-type="float" office:value="8047.5455498851">
            <text:p>8.047,55</text:p>
          </table:table-cell>
          <table:table-cell table:formula="of:=[.E93]" office:value-type="float" office:value="75">
            <text:p>75,00</text:p>
          </table:table-cell>
          <table:table-cell table:formula="of:=[.B94]-[.E94]" office:value-type="float" office:value="7897.5455498851">
            <text:p>7.897,55</text:p>
          </table:table-cell>
          <table:table-cell table:formula="of:=IF(OR([.A94]&gt;=[.D94];[.A94]&lt;=[.F9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94]*[.C95])-[.B94])+[.A95])/[.C95]" office:value-type="float" office:value="7972.5100388874">
            <text:p>7.972,51</text:p>
          </table:table-cell>
          <table:table-cell table:formula="of:=[.C94]" office:value-type="float" office:value="50">
            <text:p>50</text:p>
          </table:table-cell>
          <table:table-cell table:formula="of:=[.B95]+[.E95]" office:value-type="float" office:value="8047.5100388874">
            <text:p>8.047,51</text:p>
          </table:table-cell>
          <table:table-cell table:formula="of:=[.E94]" office:value-type="float" office:value="75">
            <text:p>75,00</text:p>
          </table:table-cell>
          <table:table-cell table:formula="of:=[.B95]-[.E95]" office:value-type="float" office:value="7897.5100388874">
            <text:p>7.897,51</text:p>
          </table:table-cell>
          <table:table-cell table:formula="of:=IF(OR([.A95]&gt;=[.D95];[.A95]&lt;=[.F9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3">
            <text:p>8012,73</text:p>
          </table:table-cell>
          <table:table-cell table:formula="of:=((([.B95]*[.C96])-[.B95])+[.A96])/[.C96]" office:value-type="float" office:value="7973.31443810965">
            <text:p>7.973,31</text:p>
          </table:table-cell>
          <table:table-cell table:formula="of:=[.C95]" office:value-type="float" office:value="50">
            <text:p>50</text:p>
          </table:table-cell>
          <table:table-cell table:formula="of:=[.B96]+[.E96]" office:value-type="float" office:value="8048.31443810965">
            <text:p>8.048,31</text:p>
          </table:table-cell>
          <table:table-cell table:formula="of:=[.E95]" office:value-type="float" office:value="75">
            <text:p>75,00</text:p>
          </table:table-cell>
          <table:table-cell table:formula="of:=[.B96]-[.E96]" office:value-type="float" office:value="7898.31443810965">
            <text:p>7.898,31</text:p>
          </table:table-cell>
          <table:table-cell table:formula="of:=IF(OR([.A96]&gt;=[.D96];[.A96]&lt;=[.F9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96]*[.C97])-[.B96])+[.A97])/[.C97]" office:value-type="float" office:value="7973.85854934745">
            <text:p>7.973,86</text:p>
          </table:table-cell>
          <table:table-cell table:formula="of:=[.C96]" office:value-type="float" office:value="50">
            <text:p>50</text:p>
          </table:table-cell>
          <table:table-cell table:formula="of:=[.B97]+[.E97]" office:value-type="float" office:value="8048.85854934746">
            <text:p>8.048,86</text:p>
          </table:table-cell>
          <table:table-cell table:formula="of:=[.E96]" office:value-type="float" office:value="75">
            <text:p>75,00</text:p>
          </table:table-cell>
          <table:table-cell table:formula="of:=[.B97]-[.E97]" office:value-type="float" office:value="7898.85854934745">
            <text:p>7.898,86</text:p>
          </table:table-cell>
          <table:table-cell table:formula="of:=IF(OR([.A97]&gt;=[.D97];[.A97]&lt;=[.F9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97]*[.C98])-[.B97])+[.A98])/[.C98]" office:value-type="float" office:value="7973.52517836051">
            <text:p>7.973,53</text:p>
          </table:table-cell>
          <table:table-cell table:formula="of:=[.C97]" office:value-type="float" office:value="50">
            <text:p>50</text:p>
          </table:table-cell>
          <table:table-cell table:formula="of:=[.B98]+[.E98]" office:value-type="float" office:value="8048.52517836051">
            <text:p>8.048,53</text:p>
          </table:table-cell>
          <table:table-cell table:formula="of:=[.E97]" office:value-type="float" office:value="75">
            <text:p>75,00</text:p>
          </table:table-cell>
          <table:table-cell table:formula="of:=[.B98]-[.E98]" office:value-type="float" office:value="7898.52517836051">
            <text:p>7.898,53</text:p>
          </table:table-cell>
          <table:table-cell table:formula="of:=IF(OR([.A98]&gt;=[.D98];[.A98]&lt;=[.F9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98]*[.C99])-[.B98])+[.A99])/[.C99]" office:value-type="float" office:value="7974.0638747933">
            <text:p>7.974,06</text:p>
          </table:table-cell>
          <table:table-cell table:formula="of:=[.C98]" office:value-type="float" office:value="50">
            <text:p>50</text:p>
          </table:table-cell>
          <table:table-cell table:formula="of:=[.B99]+[.E99]" office:value-type="float" office:value="8049.0638747933">
            <text:p>8.049,06</text:p>
          </table:table-cell>
          <table:table-cell table:formula="of:=[.E98]" office:value-type="float" office:value="75">
            <text:p>75,00</text:p>
          </table:table-cell>
          <table:table-cell table:formula="of:=[.B99]-[.E99]" office:value-type="float" office:value="7899.0638747933">
            <text:p>7.899,06</text:p>
          </table:table-cell>
          <table:table-cell table:formula="of:=IF(OR([.A99]&gt;=[.D99];[.A99]&lt;=[.F9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99]*[.C100])-[.B99])+[.A100])/[.C100]" office:value-type="float" office:value="7974.46019729743">
            <text:p>7.974,46</text:p>
          </table:table-cell>
          <table:table-cell table:formula="of:=[.C99]" office:value-type="float" office:value="50">
            <text:p>50</text:p>
          </table:table-cell>
          <table:table-cell table:formula="of:=[.B100]+[.E100]" office:value-type="float" office:value="8049.46019729743">
            <text:p>8.049,46</text:p>
          </table:table-cell>
          <table:table-cell table:formula="of:=[.E99]" office:value-type="float" office:value="75">
            <text:p>75,00</text:p>
          </table:table-cell>
          <table:table-cell table:formula="of:=[.B100]-[.E100]" office:value-type="float" office:value="7899.46019729743">
            <text:p>7.899,46</text:p>
          </table:table-cell>
          <table:table-cell table:formula="of:=IF(OR([.A100]&gt;=[.D100];[.A100]&lt;=[.F10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100]*[.C101])-[.B100])+[.A101])/[.C101]" office:value-type="float" office:value="7974.84859335148">
            <text:p>7.974,85</text:p>
          </table:table-cell>
          <table:table-cell table:formula="of:=[.C100]" office:value-type="float" office:value="50">
            <text:p>50</text:p>
          </table:table-cell>
          <table:table-cell table:formula="of:=[.B101]+[.E101]" office:value-type="float" office:value="8049.84859335148">
            <text:p>8.049,85</text:p>
          </table:table-cell>
          <table:table-cell table:formula="of:=[.E100]" office:value-type="float" office:value="75">
            <text:p>75,00</text:p>
          </table:table-cell>
          <table:table-cell table:formula="of:=[.B101]-[.E101]" office:value-type="float" office:value="7899.84859335148">
            <text:p>7.899,85</text:p>
          </table:table-cell>
          <table:table-cell table:formula="of:=IF(OR([.A101]&gt;=[.D101];[.A101]&lt;=[.F10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4">
            <text:p>8000,54</text:p>
          </table:table-cell>
          <table:table-cell table:formula="of:=((([.B101]*[.C102])-[.B101])+[.A102])/[.C102]" office:value-type="float" office:value="7975.36242148445">
            <text:p>7.975,36</text:p>
          </table:table-cell>
          <table:table-cell table:formula="of:=[.C101]" office:value-type="float" office:value="50">
            <text:p>50</text:p>
          </table:table-cell>
          <table:table-cell table:formula="of:=[.B102]+[.E102]" office:value-type="float" office:value="8050.36242148445">
            <text:p>8.050,36</text:p>
          </table:table-cell>
          <table:table-cell table:formula="of:=[.E101]" office:value-type="float" office:value="75">
            <text:p>75,00</text:p>
          </table:table-cell>
          <table:table-cell table:formula="of:=[.B102]-[.E102]" office:value-type="float" office:value="7900.36242148445">
            <text:p>7.900,36</text:p>
          </table:table-cell>
          <table:table-cell table:formula="of:=IF(OR([.A102]&gt;=[.D102];[.A102]&lt;=[.F10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51.15">
            <text:p>8051,15</text:p>
          </table:table-cell>
          <table:table-cell table:formula="of:=((([.B102]*[.C103])-[.B102])+[.A103])/[.C103]" office:value-type="float" office:value="7976.87817305476">
            <text:p>7.976,88</text:p>
          </table:table-cell>
          <table:table-cell table:formula="of:=[.C102]" office:value-type="float" office:value="50">
            <text:p>50</text:p>
          </table:table-cell>
          <table:table-cell table:formula="of:=[.B103]+[.E103]" office:value-type="float" office:value="8051.87817305476">
            <text:p>8.051,88</text:p>
          </table:table-cell>
          <table:table-cell table:formula="of:=[.E102]" office:value-type="float" office:value="75">
            <text:p>75,00</text:p>
          </table:table-cell>
          <table:table-cell table:formula="of:=[.B103]-[.E103]" office:value-type="float" office:value="7901.87817305476">
            <text:p>7.901,88</text:p>
          </table:table-cell>
          <table:table-cell table:formula="of:=IF(OR([.A103]&gt;=[.D103];[.A103]&lt;=[.F10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7.1">
            <text:p>7987,1</text:p>
          </table:table-cell>
          <table:table-cell table:formula="of:=((([.B103]*[.C104])-[.B103])+[.A104])/[.C104]" office:value-type="float" office:value="7977.08260959367">
            <text:p>7.977,08</text:p>
          </table:table-cell>
          <table:table-cell table:formula="of:=[.C103]" office:value-type="float" office:value="50">
            <text:p>50</text:p>
          </table:table-cell>
          <table:table-cell table:formula="of:=[.B104]+[.E104]" office:value-type="float" office:value="8052.08260959367">
            <text:p>8.052,08</text:p>
          </table:table-cell>
          <table:table-cell table:formula="of:=[.E103]" office:value-type="float" office:value="75">
            <text:p>75,00</text:p>
          </table:table-cell>
          <table:table-cell table:formula="of:=[.B104]-[.E104]" office:value-type="float" office:value="7902.08260959367">
            <text:p>7.902,08</text:p>
          </table:table-cell>
          <table:table-cell table:formula="of:=IF(OR([.A104]&gt;=[.D104];[.A104]&lt;=[.F10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104]*[.C105])-[.B104])+[.A105])/[.C105]" office:value-type="float" office:value="7976.98215740179">
            <text:p>7.976,98</text:p>
          </table:table-cell>
          <table:table-cell table:formula="of:=[.C104]" office:value-type="float" office:value="50">
            <text:p>50</text:p>
          </table:table-cell>
          <table:table-cell table:formula="of:=[.B105]+[.E105]" office:value-type="float" office:value="8051.98215740179">
            <text:p>8.051,98</text:p>
          </table:table-cell>
          <table:table-cell table:formula="of:=[.E104]" office:value-type="float" office:value="75">
            <text:p>75,00</text:p>
          </table:table-cell>
          <table:table-cell table:formula="of:=[.B105]-[.E105]" office:value-type="float" office:value="7901.98215740179">
            <text:p>7.901,98</text:p>
          </table:table-cell>
          <table:table-cell table:formula="of:=IF(OR([.A105]&gt;=[.D105];[.A105]&lt;=[.F10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105]*[.C106])-[.B105])+[.A106])/[.C106]" office:value-type="float" office:value="7977.37231425376">
            <text:p>7.977,37</text:p>
          </table:table-cell>
          <table:table-cell table:formula="of:=[.C105]" office:value-type="float" office:value="50">
            <text:p>50</text:p>
          </table:table-cell>
          <table:table-cell table:formula="of:=[.B106]+[.E106]" office:value-type="float" office:value="8052.37231425376">
            <text:p>8.052,37</text:p>
          </table:table-cell>
          <table:table-cell table:formula="of:=[.E105]" office:value-type="float" office:value="75">
            <text:p>75,00</text:p>
          </table:table-cell>
          <table:table-cell table:formula="of:=[.B106]-[.E106]" office:value-type="float" office:value="7902.37231425376">
            <text:p>7.902,37</text:p>
          </table:table-cell>
          <table:table-cell table:formula="of:=IF(OR([.A106]&gt;=[.D106];[.A106]&lt;=[.F10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6.84">
            <text:p>8016,84</text:p>
          </table:table-cell>
          <table:table-cell table:formula="of:=((([.B106]*[.C107])-[.B106])+[.A107])/[.C107]" office:value-type="float" office:value="7978.16166796868">
            <text:p>7.978,16</text:p>
          </table:table-cell>
          <table:table-cell table:formula="of:=[.C106]" office:value-type="float" office:value="50">
            <text:p>50</text:p>
          </table:table-cell>
          <table:table-cell table:formula="of:=[.B107]+[.E107]" office:value-type="float" office:value="8053.16166796868">
            <text:p>8.053,16</text:p>
          </table:table-cell>
          <table:table-cell table:formula="of:=[.E106]" office:value-type="float" office:value="75">
            <text:p>75,00</text:p>
          </table:table-cell>
          <table:table-cell table:formula="of:=[.B107]-[.E107]" office:value-type="float" office:value="7903.16166796868">
            <text:p>7.903,16</text:p>
          </table:table-cell>
          <table:table-cell table:formula="of:=IF(OR([.A107]&gt;=[.D107];[.A107]&lt;=[.F10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107]*[.C108])-[.B107])+[.A108])/[.C108]" office:value-type="float" office:value="7978.52823460931">
            <text:p>7.978,53</text:p>
          </table:table-cell>
          <table:table-cell table:formula="of:=[.C107]" office:value-type="float" office:value="50">
            <text:p>50</text:p>
          </table:table-cell>
          <table:table-cell table:formula="of:=[.B108]+[.E108]" office:value-type="float" office:value="8053.52823460931">
            <text:p>8.053,53</text:p>
          </table:table-cell>
          <table:table-cell table:formula="of:=[.E107]" office:value-type="float" office:value="75">
            <text:p>75,00</text:p>
          </table:table-cell>
          <table:table-cell table:formula="of:=[.B108]-[.E108]" office:value-type="float" office:value="7903.52823460931">
            <text:p>7.903,53</text:p>
          </table:table-cell>
          <table:table-cell table:formula="of:=IF(OR([.A108]&gt;=[.D108];[.A108]&lt;=[.F10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68">
            <text:p>8000,68</text:p>
          </table:table-cell>
          <table:table-cell table:formula="of:=((([.B108]*[.C109])-[.B108])+[.A109])/[.C109]" office:value-type="float" office:value="7978.97126991712">
            <text:p>7.978,97</text:p>
          </table:table-cell>
          <table:table-cell table:formula="of:=[.C108]" office:value-type="float" office:value="50">
            <text:p>50</text:p>
          </table:table-cell>
          <table:table-cell table:formula="of:=[.B109]+[.E109]" office:value-type="float" office:value="8053.97126991712">
            <text:p>8.053,97</text:p>
          </table:table-cell>
          <table:table-cell table:formula="of:=[.E108]" office:value-type="float" office:value="75">
            <text:p>75,00</text:p>
          </table:table-cell>
          <table:table-cell table:formula="of:=[.B109]-[.E109]" office:value-type="float" office:value="7903.97126991712">
            <text:p>7.903,97</text:p>
          </table:table-cell>
          <table:table-cell table:formula="of:=IF(OR([.A109]&gt;=[.D109];[.A109]&lt;=[.F10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109]*[.C110])-[.B109])+[.A110])/[.C110]" office:value-type="float" office:value="7978.77944451878">
            <text:p>7.978,78</text:p>
          </table:table-cell>
          <table:table-cell table:formula="of:=[.C109]" office:value-type="float" office:value="50">
            <text:p>50</text:p>
          </table:table-cell>
          <table:table-cell table:formula="of:=[.B110]+[.E110]" office:value-type="float" office:value="8053.77944451878">
            <text:p>8.053,78</text:p>
          </table:table-cell>
          <table:table-cell table:formula="of:=[.E109]" office:value-type="float" office:value="75">
            <text:p>75,00</text:p>
          </table:table-cell>
          <table:table-cell table:formula="of:=[.B110]-[.E110]" office:value-type="float" office:value="7903.77944451878">
            <text:p>7.903,78</text:p>
          </table:table-cell>
          <table:table-cell table:formula="of:=IF(OR([.A110]&gt;=[.D110];[.A110]&lt;=[.F1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1">
            <text:p>7969,41</text:p>
          </table:table-cell>
          <table:table-cell table:formula="of:=((([.B110]*[.C111])-[.B110])+[.A111])/[.C111]" office:value-type="float" office:value="7978.5920556284">
            <text:p>7.978,59</text:p>
          </table:table-cell>
          <table:table-cell table:formula="of:=[.C110]" office:value-type="float" office:value="50">
            <text:p>50</text:p>
          </table:table-cell>
          <table:table-cell table:formula="of:=[.B111]+[.E111]" office:value-type="float" office:value="8053.5920556284">
            <text:p>8.053,59</text:p>
          </table:table-cell>
          <table:table-cell table:formula="of:=[.E110]" office:value-type="float" office:value="75">
            <text:p>75,00</text:p>
          </table:table-cell>
          <table:table-cell table:formula="of:=[.B111]-[.E111]" office:value-type="float" office:value="7903.5920556284">
            <text:p>7.903,59</text:p>
          </table:table-cell>
          <table:table-cell table:formula="of:=IF(OR([.A111]&gt;=[.D111];[.A111]&lt;=[.F1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0.04">
            <text:p>7960,04</text:p>
          </table:table-cell>
          <table:table-cell table:formula="of:=((([.B111]*[.C112])-[.B111])+[.A112])/[.C112]" office:value-type="float" office:value="7978.22101451583">
            <text:p>7.978,22</text:p>
          </table:table-cell>
          <table:table-cell table:formula="of:=[.C111]" office:value-type="float" office:value="50">
            <text:p>50</text:p>
          </table:table-cell>
          <table:table-cell table:formula="of:=[.B112]+[.E112]" office:value-type="float" office:value="8053.22101451583">
            <text:p>8.053,22</text:p>
          </table:table-cell>
          <table:table-cell table:formula="of:=[.E111]" office:value-type="float" office:value="75">
            <text:p>75,00</text:p>
          </table:table-cell>
          <table:table-cell table:formula="of:=[.B112]-[.E112]" office:value-type="float" office:value="7903.22101451583">
            <text:p>7.903,22</text:p>
          </table:table-cell>
          <table:table-cell table:formula="of:=IF(OR([.A112]&gt;=[.D112];[.A112]&lt;=[.F1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3.65">
            <text:p>8023,65</text:p>
          </table:table-cell>
          <table:table-cell table:formula="of:=((([.B112]*[.C113])-[.B112])+[.A113])/[.C113]" office:value-type="float" office:value="7979.12959422552">
            <text:p>7.979,13</text:p>
          </table:table-cell>
          <table:table-cell table:formula="of:=[.C112]" office:value-type="float" office:value="50">
            <text:p>50</text:p>
          </table:table-cell>
          <table:table-cell table:formula="of:=[.B113]+[.E113]" office:value-type="float" office:value="8054.12959422552">
            <text:p>8.054,13</text:p>
          </table:table-cell>
          <table:table-cell table:formula="of:=[.E112]" office:value-type="float" office:value="75">
            <text:p>75,00</text:p>
          </table:table-cell>
          <table:table-cell table:formula="of:=[.B113]-[.E113]" office:value-type="float" office:value="7904.12959422552">
            <text:p>7.904,13</text:p>
          </table:table-cell>
          <table:table-cell table:formula="of:=IF(OR([.A113]&gt;=[.D113];[.A113]&lt;=[.F1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8.76">
            <text:p>8008,76</text:p>
          </table:table-cell>
          <table:table-cell table:formula="of:=((([.B113]*[.C114])-[.B113])+[.A114])/[.C114]" office:value-type="float" office:value="7979.72220234101">
            <text:p>7.979,72</text:p>
          </table:table-cell>
          <table:table-cell table:formula="of:=[.C113]" office:value-type="float" office:value="50">
            <text:p>50</text:p>
          </table:table-cell>
          <table:table-cell table:formula="of:=[.B114]+[.E114]" office:value-type="float" office:value="8054.72220234101">
            <text:p>8.054,72</text:p>
          </table:table-cell>
          <table:table-cell table:formula="of:=[.E113]" office:value-type="float" office:value="75">
            <text:p>75,00</text:p>
          </table:table-cell>
          <table:table-cell table:formula="of:=[.B114]-[.E114]" office:value-type="float" office:value="7904.72220234101">
            <text:p>7.904,72</text:p>
          </table:table-cell>
          <table:table-cell table:formula="of:=IF(OR([.A114]&gt;=[.D114];[.A114]&lt;=[.F1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1">
            <text:p>7969,41</text:p>
          </table:table-cell>
          <table:table-cell table:formula="of:=((([.B114]*[.C115])-[.B114])+[.A115])/[.C115]" office:value-type="float" office:value="7979.51595829419">
            <text:p>7.979,52</text:p>
          </table:table-cell>
          <table:table-cell table:formula="of:=[.C114]" office:value-type="float" office:value="50">
            <text:p>50</text:p>
          </table:table-cell>
          <table:table-cell table:formula="of:=[.B115]+[.E115]" office:value-type="float" office:value="8054.51595829419">
            <text:p>8.054,52</text:p>
          </table:table-cell>
          <table:table-cell table:formula="of:=[.E114]" office:value-type="float" office:value="75">
            <text:p>75,00</text:p>
          </table:table-cell>
          <table:table-cell table:formula="of:=[.B115]-[.E115]" office:value-type="float" office:value="7904.51595829419">
            <text:p>7.904,52</text:p>
          </table:table-cell>
          <table:table-cell table:formula="of:=IF(OR([.A115]&gt;=[.D115];[.A115]&lt;=[.F1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115]*[.C116])-[.B115])+[.A116])/[.C116]" office:value-type="float" office:value="7979.8296391283">
            <text:p>7.979,83</text:p>
          </table:table-cell>
          <table:table-cell table:formula="of:=[.C115]" office:value-type="float" office:value="50">
            <text:p>50</text:p>
          </table:table-cell>
          <table:table-cell table:formula="of:=[.B116]+[.E116]" office:value-type="float" office:value="8054.8296391283">
            <text:p>8.054,83</text:p>
          </table:table-cell>
          <table:table-cell table:formula="of:=[.E115]" office:value-type="float" office:value="75">
            <text:p>75,00</text:p>
          </table:table-cell>
          <table:table-cell table:formula="of:=[.B116]-[.E116]" office:value-type="float" office:value="7904.8296391283">
            <text:p>7.904,83</text:p>
          </table:table-cell>
          <table:table-cell table:formula="of:=IF(OR([.A116]&gt;=[.D116];[.A116]&lt;=[.F1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2">
            <text:p>8012,72</text:p>
          </table:table-cell>
          <table:table-cell table:formula="of:=((([.B116]*[.C117])-[.B116])+[.A117])/[.C117]" office:value-type="float" office:value="7980.48744634574">
            <text:p>7.980,49</text:p>
          </table:table-cell>
          <table:table-cell table:formula="of:=[.C116]" office:value-type="float" office:value="50">
            <text:p>50</text:p>
          </table:table-cell>
          <table:table-cell table:formula="of:=[.B117]+[.E117]" office:value-type="float" office:value="8055.48744634574">
            <text:p>8.055,49</text:p>
          </table:table-cell>
          <table:table-cell table:formula="of:=[.E116]" office:value-type="float" office:value="75">
            <text:p>75,00</text:p>
          </table:table-cell>
          <table:table-cell table:formula="of:=[.B117]-[.E117]" office:value-type="float" office:value="7905.48744634574">
            <text:p>7.905,49</text:p>
          </table:table-cell>
          <table:table-cell table:formula="of:=IF(OR([.A117]&gt;=[.D117];[.A117]&lt;=[.F1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2">
            <text:p>8012,72</text:p>
          </table:table-cell>
          <table:table-cell table:formula="of:=((([.B117]*[.C118])-[.B117])+[.A118])/[.C118]" office:value-type="float" office:value="7981.13209741882">
            <text:p>7.981,13</text:p>
          </table:table-cell>
          <table:table-cell table:formula="of:=[.C117]" office:value-type="float" office:value="50">
            <text:p>50</text:p>
          </table:table-cell>
          <table:table-cell table:formula="of:=[.B118]+[.E118]" office:value-type="float" office:value="8056.13209741882">
            <text:p>8.056,13</text:p>
          </table:table-cell>
          <table:table-cell table:formula="of:=[.E117]" office:value-type="float" office:value="75">
            <text:p>75,00</text:p>
          </table:table-cell>
          <table:table-cell table:formula="of:=[.B118]-[.E118]" office:value-type="float" office:value="7906.13209741882">
            <text:p>7.906,13</text:p>
          </table:table-cell>
          <table:table-cell table:formula="of:=IF(OR([.A118]&gt;=[.D118];[.A118]&lt;=[.F1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118]*[.C119])-[.B118])+[.A119])/[.C119]" office:value-type="float" office:value="7981.22105547045">
            <text:p>7.981,22</text:p>
          </table:table-cell>
          <table:table-cell table:formula="of:=[.C118]" office:value-type="float" office:value="50">
            <text:p>50</text:p>
          </table:table-cell>
          <table:table-cell table:formula="of:=[.B119]+[.E119]" office:value-type="float" office:value="8056.22105547045">
            <text:p>8.056,22</text:p>
          </table:table-cell>
          <table:table-cell table:formula="of:=[.E118]" office:value-type="float" office:value="75">
            <text:p>75,00</text:p>
          </table:table-cell>
          <table:table-cell table:formula="of:=[.B119]-[.E119]" office:value-type="float" office:value="7906.22105547045">
            <text:p>7.906,22</text:p>
          </table:table-cell>
          <table:table-cell table:formula="of:=IF(OR([.A119]&gt;=[.D119];[.A119]&lt;=[.F1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119]*[.C120])-[.B119])+[.A120])/[.C120]" office:value-type="float" office:value="7981.82523436104">
            <text:p>7.981,83</text:p>
          </table:table-cell>
          <table:table-cell table:formula="of:=[.C119]" office:value-type="float" office:value="50">
            <text:p>50</text:p>
          </table:table-cell>
          <table:table-cell table:formula="of:=[.B120]+[.E120]" office:value-type="float" office:value="8056.82523436104">
            <text:p>8.056,83</text:p>
          </table:table-cell>
          <table:table-cell table:formula="of:=[.E119]" office:value-type="float" office:value="75">
            <text:p>75,00</text:p>
          </table:table-cell>
          <table:table-cell table:formula="of:=[.B120]-[.E120]" office:value-type="float" office:value="7906.82523436104">
            <text:p>7.906,83</text:p>
          </table:table-cell>
          <table:table-cell table:formula="of:=IF(OR([.A120]&gt;=[.D120];[.A120]&lt;=[.F1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41">
            <text:p>8015,41</text:p>
          </table:table-cell>
          <table:table-cell table:formula="of:=((([.B120]*[.C121])-[.B120])+[.A121])/[.C121]" office:value-type="float" office:value="7982.49692967381">
            <text:p>7.982,50</text:p>
          </table:table-cell>
          <table:table-cell table:formula="of:=[.C120]" office:value-type="float" office:value="50">
            <text:p>50</text:p>
          </table:table-cell>
          <table:table-cell table:formula="of:=[.B121]+[.E121]" office:value-type="float" office:value="8057.49692967381">
            <text:p>8.057,50</text:p>
          </table:table-cell>
          <table:table-cell table:formula="of:=[.E120]" office:value-type="float" office:value="75">
            <text:p>75,00</text:p>
          </table:table-cell>
          <table:table-cell table:formula="of:=[.B121]-[.E121]" office:value-type="float" office:value="7907.49692967381">
            <text:p>7.907,50</text:p>
          </table:table-cell>
          <table:table-cell table:formula="of:=IF(OR([.A121]&gt;=[.D121];[.A121]&lt;=[.F1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7.61">
            <text:p>8027,61</text:p>
          </table:table-cell>
          <table:table-cell table:formula="of:=((([.B121]*[.C122])-[.B121])+[.A122])/[.C122]" office:value-type="float" office:value="7983.39919108034">
            <text:p>7.983,40</text:p>
          </table:table-cell>
          <table:table-cell table:formula="of:=[.C121]" office:value-type="float" office:value="50">
            <text:p>50</text:p>
          </table:table-cell>
          <table:table-cell table:formula="of:=[.B122]+[.E122]" office:value-type="float" office:value="8058.39919108034">
            <text:p>8.058,40</text:p>
          </table:table-cell>
          <table:table-cell table:formula="of:=[.E121]" office:value-type="float" office:value="75">
            <text:p>75,00</text:p>
          </table:table-cell>
          <table:table-cell table:formula="of:=[.B122]-[.E122]" office:value-type="float" office:value="7908.39919108034">
            <text:p>7.908,40</text:p>
          </table:table-cell>
          <table:table-cell table:formula="of:=IF(OR([.A122]&gt;=[.D122];[.A122]&lt;=[.F1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122]*[.C123])-[.B122])+[.A123])/[.C123]" office:value-type="float" office:value="7983.63520725873">
            <text:p>7.983,64</text:p>
          </table:table-cell>
          <table:table-cell table:formula="of:=[.C122]" office:value-type="float" office:value="50">
            <text:p>50</text:p>
          </table:table-cell>
          <table:table-cell table:formula="of:=[.B123]+[.E123]" office:value-type="float" office:value="8058.63520725873">
            <text:p>8.058,64</text:p>
          </table:table-cell>
          <table:table-cell table:formula="of:=[.E122]" office:value-type="float" office:value="75">
            <text:p>75,00</text:p>
          </table:table-cell>
          <table:table-cell table:formula="of:=[.B123]-[.E123]" office:value-type="float" office:value="7908.63520725873">
            <text:p>7.908,64</text:p>
          </table:table-cell>
          <table:table-cell table:formula="of:=IF(OR([.A123]&gt;=[.D123];[.A123]&lt;=[.F1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123]*[.C124])-[.B123])+[.A124])/[.C124]" office:value-type="float" office:value="7983.94590311356">
            <text:p>7.983,95</text:p>
          </table:table-cell>
          <table:table-cell table:formula="of:=[.C123]" office:value-type="float" office:value="50">
            <text:p>50</text:p>
          </table:table-cell>
          <table:table-cell table:formula="of:=[.B124]+[.E124]" office:value-type="float" office:value="8058.94590311356">
            <text:p>8.058,95</text:p>
          </table:table-cell>
          <table:table-cell table:formula="of:=[.E123]" office:value-type="float" office:value="75">
            <text:p>75,00</text:p>
          </table:table-cell>
          <table:table-cell table:formula="of:=[.B124]-[.E124]" office:value-type="float" office:value="7908.94590311356">
            <text:p>7.908,95</text:p>
          </table:table-cell>
          <table:table-cell table:formula="of:=IF(OR([.A124]&gt;=[.D124];[.A124]&lt;=[.F1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46">
            <text:p>7947,46</text:p>
          </table:table-cell>
          <table:table-cell table:formula="of:=((([.B124]*[.C125])-[.B124])+[.A125])/[.C125]" office:value-type="float" office:value="7983.21618505128">
            <text:p>7.983,22</text:p>
          </table:table-cell>
          <table:table-cell table:formula="of:=[.C124]" office:value-type="float" office:value="50">
            <text:p>50</text:p>
          </table:table-cell>
          <table:table-cell table:formula="of:=[.B125]+[.E125]" office:value-type="float" office:value="8058.21618505128">
            <text:p>8.058,22</text:p>
          </table:table-cell>
          <table:table-cell table:formula="of:=[.E124]" office:value-type="float" office:value="75">
            <text:p>75,00</text:p>
          </table:table-cell>
          <table:table-cell table:formula="of:=[.B125]-[.E125]" office:value-type="float" office:value="7908.21618505128">
            <text:p>7.908,22</text:p>
          </table:table-cell>
          <table:table-cell table:formula="of:=IF(OR([.A125]&gt;=[.D125];[.A125]&lt;=[.F1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125]*[.C126])-[.B125])+[.A126])/[.C126]" office:value-type="float" office:value="7983.53446135026">
            <text:p>7.983,53</text:p>
          </table:table-cell>
          <table:table-cell table:formula="of:=[.C125]" office:value-type="float" office:value="50">
            <text:p>50</text:p>
          </table:table-cell>
          <table:table-cell table:formula="of:=[.B126]+[.E126]" office:value-type="float" office:value="8058.53446135026">
            <text:p>8.058,53</text:p>
          </table:table-cell>
          <table:table-cell table:formula="of:=[.E125]" office:value-type="float" office:value="75">
            <text:p>75,00</text:p>
          </table:table-cell>
          <table:table-cell table:formula="of:=[.B126]-[.E126]" office:value-type="float" office:value="7908.53446135026">
            <text:p>7.908,53</text:p>
          </table:table-cell>
          <table:table-cell table:formula="of:=IF(OR([.A126]&gt;=[.D126];[.A126]&lt;=[.F1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126]*[.C127])-[.B126])+[.A127])/[.C127]" office:value-type="float" office:value="7982.72997212325">
            <text:p>7.982,73</text:p>
          </table:table-cell>
          <table:table-cell table:formula="of:=[.C126]" office:value-type="float" office:value="50">
            <text:p>50</text:p>
          </table:table-cell>
          <table:table-cell table:formula="of:=[.B127]+[.E127]" office:value-type="float" office:value="8057.72997212325">
            <text:p>8.057,73</text:p>
          </table:table-cell>
          <table:table-cell table:formula="of:=[.E126]" office:value-type="float" office:value="75">
            <text:p>75,00</text:p>
          </table:table-cell>
          <table:table-cell table:formula="of:=[.B127]-[.E127]" office:value-type="float" office:value="7907.72997212325">
            <text:p>7.907,73</text:p>
          </table:table-cell>
          <table:table-cell table:formula="of:=IF(OR([.A127]&gt;=[.D127];[.A127]&lt;=[.F1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1">
            <text:p>7969,41</text:p>
          </table:table-cell>
          <table:table-cell table:formula="of:=((([.B127]*[.C128])-[.B127])+[.A128])/[.C128]" office:value-type="float" office:value="7982.46357268079">
            <text:p>7.982,46</text:p>
          </table:table-cell>
          <table:table-cell table:formula="of:=[.C127]" office:value-type="float" office:value="50">
            <text:p>50</text:p>
          </table:table-cell>
          <table:table-cell table:formula="of:=[.B128]+[.E128]" office:value-type="float" office:value="8057.46357268079">
            <text:p>8.057,46</text:p>
          </table:table-cell>
          <table:table-cell table:formula="of:=[.E127]" office:value-type="float" office:value="75">
            <text:p>75,00</text:p>
          </table:table-cell>
          <table:table-cell table:formula="of:=[.B128]-[.E128]" office:value-type="float" office:value="7907.46357268079">
            <text:p>7.907,46</text:p>
          </table:table-cell>
          <table:table-cell table:formula="of:=IF(OR([.A128]&gt;=[.D128];[.A128]&lt;=[.F1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6">
            <text:p>7968,06</text:p>
          </table:table-cell>
          <table:table-cell table:formula="of:=((([.B128]*[.C129])-[.B128])+[.A129])/[.C129]" office:value-type="float" office:value="7982.17550122717">
            <text:p>7.982,18</text:p>
          </table:table-cell>
          <table:table-cell table:formula="of:=[.C128]" office:value-type="float" office:value="50">
            <text:p>50</text:p>
          </table:table-cell>
          <table:table-cell table:formula="of:=[.B129]+[.E129]" office:value-type="float" office:value="8057.17550122717">
            <text:p>8.057,18</text:p>
          </table:table-cell>
          <table:table-cell table:formula="of:=[.E128]" office:value-type="float" office:value="75">
            <text:p>75,00</text:p>
          </table:table-cell>
          <table:table-cell table:formula="of:=[.B129]-[.E129]" office:value-type="float" office:value="7907.17550122717">
            <text:p>7.907,18</text:p>
          </table:table-cell>
          <table:table-cell table:formula="of:=IF(OR([.A129]&gt;=[.D129];[.A129]&lt;=[.F1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129]*[.C130])-[.B129])+[.A130])/[.C130]" office:value-type="float" office:value="7982.54119120263">
            <text:p>7.982,54</text:p>
          </table:table-cell>
          <table:table-cell table:formula="of:=[.C129]" office:value-type="float" office:value="50">
            <text:p>50</text:p>
          </table:table-cell>
          <table:table-cell table:formula="of:=[.B130]+[.E130]" office:value-type="float" office:value="8057.54119120263">
            <text:p>8.057,54</text:p>
          </table:table-cell>
          <table:table-cell table:formula="of:=[.E129]" office:value-type="float" office:value="75">
            <text:p>75,00</text:p>
          </table:table-cell>
          <table:table-cell table:formula="of:=[.B130]-[.E130]" office:value-type="float" office:value="7907.54119120263">
            <text:p>7.907,54</text:p>
          </table:table-cell>
          <table:table-cell table:formula="of:=IF(OR([.A130]&gt;=[.D130];[.A130]&lt;=[.F1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130]*[.C131])-[.B130])+[.A131])/[.C131]" office:value-type="float" office:value="7981.81076737858">
            <text:p>7.981,81</text:p>
          </table:table-cell>
          <table:table-cell table:formula="of:=[.C130]" office:value-type="float" office:value="50">
            <text:p>50</text:p>
          </table:table-cell>
          <table:table-cell table:formula="of:=[.B131]+[.E131]" office:value-type="float" office:value="8056.81076737858">
            <text:p>8.056,81</text:p>
          </table:table-cell>
          <table:table-cell table:formula="of:=[.E130]" office:value-type="float" office:value="75">
            <text:p>75,00</text:p>
          </table:table-cell>
          <table:table-cell table:formula="of:=[.B131]-[.E131]" office:value-type="float" office:value="7906.81076737858">
            <text:p>7.906,81</text:p>
          </table:table-cell>
          <table:table-cell table:formula="of:=IF(OR([.A131]&gt;=[.D131];[.A131]&lt;=[.F1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44">
            <text:p>7947,44</text:p>
          </table:table-cell>
          <table:table-cell table:formula="of:=((([.B131]*[.C132])-[.B131])+[.A132])/[.C132]" office:value-type="float" office:value="7981.12335203101">
            <text:p>7.981,12</text:p>
          </table:table-cell>
          <table:table-cell table:formula="of:=[.C131]" office:value-type="float" office:value="50">
            <text:p>50</text:p>
          </table:table-cell>
          <table:table-cell table:formula="of:=[.B132]+[.E132]" office:value-type="float" office:value="8056.12335203101">
            <text:p>8.056,12</text:p>
          </table:table-cell>
          <table:table-cell table:formula="of:=[.E131]" office:value-type="float" office:value="75">
            <text:p>75,00</text:p>
          </table:table-cell>
          <table:table-cell table:formula="of:=[.B132]-[.E132]" office:value-type="float" office:value="7906.12335203101">
            <text:p>7.906,12</text:p>
          </table:table-cell>
          <table:table-cell table:formula="of:=IF(OR([.A132]&gt;=[.D132];[.A132]&lt;=[.F1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7">
            <text:p>7996,57</text:p>
          </table:table-cell>
          <table:table-cell table:formula="of:=((([.B132]*[.C133])-[.B132])+[.A133])/[.C133]" office:value-type="float" office:value="7981.43228499039">
            <text:p>7.981,43</text:p>
          </table:table-cell>
          <table:table-cell table:formula="of:=[.C132]" office:value-type="float" office:value="50">
            <text:p>50</text:p>
          </table:table-cell>
          <table:table-cell table:formula="of:=[.B133]+[.E133]" office:value-type="float" office:value="8056.43228499039">
            <text:p>8.056,43</text:p>
          </table:table-cell>
          <table:table-cell table:formula="of:=[.E132]" office:value-type="float" office:value="75">
            <text:p>75,00</text:p>
          </table:table-cell>
          <table:table-cell table:formula="of:=[.B133]-[.E133]" office:value-type="float" office:value="7906.43228499039">
            <text:p>7.906,43</text:p>
          </table:table-cell>
          <table:table-cell table:formula="of:=IF(OR([.A133]&gt;=[.D133];[.A133]&lt;=[.F1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133]*[.C134])-[.B133])+[.A134])/[.C134]" office:value-type="float" office:value="7981.76063929058">
            <text:p>7.981,76</text:p>
          </table:table-cell>
          <table:table-cell table:formula="of:=[.C133]" office:value-type="float" office:value="50">
            <text:p>50</text:p>
          </table:table-cell>
          <table:table-cell table:formula="of:=[.B134]+[.E134]" office:value-type="float" office:value="8056.76063929058">
            <text:p>8.056,76</text:p>
          </table:table-cell>
          <table:table-cell table:formula="of:=[.E133]" office:value-type="float" office:value="75">
            <text:p>75,00</text:p>
          </table:table-cell>
          <table:table-cell table:formula="of:=[.B134]-[.E134]" office:value-type="float" office:value="7906.76063929058">
            <text:p>7.906,76</text:p>
          </table:table-cell>
          <table:table-cell table:formula="of:=IF(OR([.A134]&gt;=[.D134];[.A134]&lt;=[.F13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1.55">
            <text:p>8031,55</text:p>
          </table:table-cell>
          <table:table-cell table:formula="of:=((([.B134]*[.C135])-[.B134])+[.A135])/[.C135]" office:value-type="float" office:value="7982.75642650477">
            <text:p>7.982,76</text:p>
          </table:table-cell>
          <table:table-cell table:formula="of:=[.C134]" office:value-type="float" office:value="50">
            <text:p>50</text:p>
          </table:table-cell>
          <table:table-cell table:formula="of:=[.B135]+[.E135]" office:value-type="float" office:value="8057.75642650477">
            <text:p>8.057,76</text:p>
          </table:table-cell>
          <table:table-cell table:formula="of:=[.E134]" office:value-type="float" office:value="75">
            <text:p>75,00</text:p>
          </table:table-cell>
          <table:table-cell table:formula="of:=[.B135]-[.E135]" office:value-type="float" office:value="7907.75642650477">
            <text:p>7.907,76</text:p>
          </table:table-cell>
          <table:table-cell table:formula="of:=IF(OR([.A135]&gt;=[.D135];[.A135]&lt;=[.F13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7.25">
            <text:p>8037,25</text:p>
          </table:table-cell>
          <table:table-cell table:formula="of:=((([.B135]*[.C136])-[.B135])+[.A136])/[.C136]" office:value-type="float" office:value="7983.84629797467">
            <text:p>7.983,85</text:p>
          </table:table-cell>
          <table:table-cell table:formula="of:=[.C135]" office:value-type="float" office:value="50">
            <text:p>50</text:p>
          </table:table-cell>
          <table:table-cell table:formula="of:=[.B136]+[.E136]" office:value-type="float" office:value="8058.84629797467">
            <text:p>8.058,85</text:p>
          </table:table-cell>
          <table:table-cell table:formula="of:=[.E135]" office:value-type="float" office:value="75">
            <text:p>75,00</text:p>
          </table:table-cell>
          <table:table-cell table:formula="of:=[.B136]-[.E136]" office:value-type="float" office:value="7908.84629797467">
            <text:p>7.908,85</text:p>
          </table:table-cell>
          <table:table-cell table:formula="of:=IF(OR([.A136]&gt;=[.D136];[.A136]&lt;=[.F13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136]*[.C137])-[.B136])+[.A137])/[.C137]" office:value-type="float" office:value="7984.12617201518">
            <text:p>7.984,13</text:p>
          </table:table-cell>
          <table:table-cell table:formula="of:=[.C136]" office:value-type="float" office:value="50">
            <text:p>50</text:p>
          </table:table-cell>
          <table:table-cell table:formula="of:=[.B137]+[.E137]" office:value-type="float" office:value="8059.12617201518">
            <text:p>8.059,13</text:p>
          </table:table-cell>
          <table:table-cell table:formula="of:=[.E136]" office:value-type="float" office:value="75">
            <text:p>75,00</text:p>
          </table:table-cell>
          <table:table-cell table:formula="of:=[.B137]-[.E137]" office:value-type="float" office:value="7909.12617201518">
            <text:p>7.909,13</text:p>
          </table:table-cell>
          <table:table-cell table:formula="of:=IF(OR([.A137]&gt;=[.D137];[.A137]&lt;=[.F13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137]*[.C138])-[.B137])+[.A138])/[.C138]" office:value-type="float" office:value="7984.40044857488">
            <text:p>7.984,40</text:p>
          </table:table-cell>
          <table:table-cell table:formula="of:=[.C137]" office:value-type="float" office:value="50">
            <text:p>50</text:p>
          </table:table-cell>
          <table:table-cell table:formula="of:=[.B138]+[.E138]" office:value-type="float" office:value="8059.40044857488">
            <text:p>8.059,40</text:p>
          </table:table-cell>
          <table:table-cell table:formula="of:=[.E137]" office:value-type="float" office:value="75">
            <text:p>75,00</text:p>
          </table:table-cell>
          <table:table-cell table:formula="of:=[.B138]-[.E138]" office:value-type="float" office:value="7909.40044857488">
            <text:p>7.909,40</text:p>
          </table:table-cell>
          <table:table-cell table:formula="of:=IF(OR([.A138]&gt;=[.D138];[.A138]&lt;=[.F13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138]*[.C139])-[.B138])+[.A139])/[.C139]" office:value-type="float" office:value="7984.74863960338">
            <text:p>7.984,75</text:p>
          </table:table-cell>
          <table:table-cell table:formula="of:=[.C138]" office:value-type="float" office:value="50">
            <text:p>50</text:p>
          </table:table-cell>
          <table:table-cell table:formula="of:=[.B139]+[.E139]" office:value-type="float" office:value="8059.74863960338">
            <text:p>8.059,75</text:p>
          </table:table-cell>
          <table:table-cell table:formula="of:=[.E138]" office:value-type="float" office:value="75">
            <text:p>75,00</text:p>
          </table:table-cell>
          <table:table-cell table:formula="of:=[.B139]-[.E139]" office:value-type="float" office:value="7909.74863960338">
            <text:p>7.909,75</text:p>
          </table:table-cell>
          <table:table-cell table:formula="of:=IF(OR([.A139]&gt;=[.D139];[.A139]&lt;=[.F13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139]*[.C140])-[.B139])+[.A140])/[.C140]" office:value-type="float" office:value="7984.22326681131">
            <text:p>7.984,22</text:p>
          </table:table-cell>
          <table:table-cell table:formula="of:=[.C139]" office:value-type="float" office:value="50">
            <text:p>50</text:p>
          </table:table-cell>
          <table:table-cell table:formula="of:=[.B140]+[.E140]" office:value-type="float" office:value="8059.22326681131">
            <text:p>8.059,22</text:p>
          </table:table-cell>
          <table:table-cell table:formula="of:=[.E139]" office:value-type="float" office:value="75">
            <text:p>75,00</text:p>
          </table:table-cell>
          <table:table-cell table:formula="of:=[.B140]-[.E140]" office:value-type="float" office:value="7909.22326681131">
            <text:p>7.909,22</text:p>
          </table:table-cell>
          <table:table-cell table:formula="of:=IF(OR([.A140]&gt;=[.D140];[.A140]&lt;=[.F14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140]*[.C141])-[.B140])+[.A141])/[.C141]" office:value-type="float" office:value="7984.46860147508">
            <text:p>7.984,47</text:p>
          </table:table-cell>
          <table:table-cell table:formula="of:=[.C140]" office:value-type="float" office:value="50">
            <text:p>50</text:p>
          </table:table-cell>
          <table:table-cell table:formula="of:=[.B141]+[.E141]" office:value-type="float" office:value="8059.46860147508">
            <text:p>8.059,47</text:p>
          </table:table-cell>
          <table:table-cell table:formula="of:=[.E140]" office:value-type="float" office:value="75">
            <text:p>75,00</text:p>
          </table:table-cell>
          <table:table-cell table:formula="of:=[.B141]-[.E141]" office:value-type="float" office:value="7909.46860147508">
            <text:p>7.909,47</text:p>
          </table:table-cell>
          <table:table-cell table:formula="of:=IF(OR([.A141]&gt;=[.D141];[.A141]&lt;=[.F14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141]*[.C142])-[.B141])+[.A142])/[.C142]" office:value-type="float" office:value="7984.65682944558">
            <text:p>7.984,66</text:p>
          </table:table-cell>
          <table:table-cell table:formula="of:=[.C141]" office:value-type="float" office:value="50">
            <text:p>50</text:p>
          </table:table-cell>
          <table:table-cell table:formula="of:=[.B142]+[.E142]" office:value-type="float" office:value="8059.65682944558">
            <text:p>8.059,66</text:p>
          </table:table-cell>
          <table:table-cell table:formula="of:=[.E141]" office:value-type="float" office:value="75">
            <text:p>75,00</text:p>
          </table:table-cell>
          <table:table-cell table:formula="of:=[.B142]-[.E142]" office:value-type="float" office:value="7909.65682944558">
            <text:p>7.909,66</text:p>
          </table:table-cell>
          <table:table-cell table:formula="of:=IF(OR([.A142]&gt;=[.D142];[.A142]&lt;=[.F14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8">
            <text:p>7985,8</text:p>
          </table:table-cell>
          <table:table-cell table:formula="of:=((([.B142]*[.C143])-[.B142])+[.A143])/[.C143]" office:value-type="float" office:value="7984.67969285667">
            <text:p>7.984,68</text:p>
          </table:table-cell>
          <table:table-cell table:formula="of:=[.C142]" office:value-type="float" office:value="50">
            <text:p>50</text:p>
          </table:table-cell>
          <table:table-cell table:formula="of:=[.B143]+[.E143]" office:value-type="float" office:value="8059.67969285667">
            <text:p>8.059,68</text:p>
          </table:table-cell>
          <table:table-cell table:formula="of:=[.E142]" office:value-type="float" office:value="75">
            <text:p>75,00</text:p>
          </table:table-cell>
          <table:table-cell table:formula="of:=[.B143]-[.E143]" office:value-type="float" office:value="7909.67969285667">
            <text:p>7.909,68</text:p>
          </table:table-cell>
          <table:table-cell table:formula="of:=IF(OR([.A143]&gt;=[.D143];[.A143]&lt;=[.F14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7">
            <text:p>7981,67</text:p>
          </table:table-cell>
          <table:table-cell table:formula="of:=((([.B143]*[.C144])-[.B143])+[.A144])/[.C144]" office:value-type="float" office:value="7984.61949899954">
            <text:p>7.984,62</text:p>
          </table:table-cell>
          <table:table-cell table:formula="of:=[.C143]" office:value-type="float" office:value="50">
            <text:p>50</text:p>
          </table:table-cell>
          <table:table-cell table:formula="of:=[.B144]+[.E144]" office:value-type="float" office:value="8059.61949899954">
            <text:p>8.059,62</text:p>
          </table:table-cell>
          <table:table-cell table:formula="of:=[.E143]" office:value-type="float" office:value="75">
            <text:p>75,00</text:p>
          </table:table-cell>
          <table:table-cell table:formula="of:=[.B144]-[.E144]" office:value-type="float" office:value="7909.61949899954">
            <text:p>7.909,62</text:p>
          </table:table-cell>
          <table:table-cell table:formula="of:=IF(OR([.A144]&gt;=[.D144];[.A144]&lt;=[.F14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9.9">
            <text:p>7959,9</text:p>
          </table:table-cell>
          <table:table-cell table:formula="of:=((([.B144]*[.C145])-[.B144])+[.A145])/[.C145]" office:value-type="float" office:value="7984.12510901955">
            <text:p>7.984,13</text:p>
          </table:table-cell>
          <table:table-cell table:formula="of:=[.C144]" office:value-type="float" office:value="50">
            <text:p>50</text:p>
          </table:table-cell>
          <table:table-cell table:formula="of:=[.B145]+[.E145]" office:value-type="float" office:value="8059.12510901955">
            <text:p>8.059,13</text:p>
          </table:table-cell>
          <table:table-cell table:formula="of:=[.E144]" office:value-type="float" office:value="75">
            <text:p>75,00</text:p>
          </table:table-cell>
          <table:table-cell table:formula="of:=[.B145]-[.E145]" office:value-type="float" office:value="7909.12510901955">
            <text:p>7.909,13</text:p>
          </table:table-cell>
          <table:table-cell table:formula="of:=IF(OR([.A145]&gt;=[.D145];[.A145]&lt;=[.F14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145]*[.C146])-[.B145])+[.A146])/[.C146]" office:value-type="float" office:value="7983.80440683916">
            <text:p>7.983,80</text:p>
          </table:table-cell>
          <table:table-cell table:formula="of:=[.C145]" office:value-type="float" office:value="50">
            <text:p>50</text:p>
          </table:table-cell>
          <table:table-cell table:formula="of:=[.B146]+[.E146]" office:value-type="float" office:value="8058.80440683916">
            <text:p>8.058,80</text:p>
          </table:table-cell>
          <table:table-cell table:formula="of:=[.E145]" office:value-type="float" office:value="75">
            <text:p>75,00</text:p>
          </table:table-cell>
          <table:table-cell table:formula="of:=[.B146]-[.E146]" office:value-type="float" office:value="7908.80440683916">
            <text:p>7.908,80</text:p>
          </table:table-cell>
          <table:table-cell table:formula="of:=IF(OR([.A146]&gt;=[.D146];[.A146]&lt;=[.F14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146]*[.C147])-[.B146])+[.A147])/[.C147]" office:value-type="float" office:value="7984.40851870237">
            <text:p>7.984,41</text:p>
          </table:table-cell>
          <table:table-cell table:formula="of:=[.C146]" office:value-type="float" office:value="50">
            <text:p>50</text:p>
          </table:table-cell>
          <table:table-cell table:formula="of:=[.B147]+[.E147]" office:value-type="float" office:value="8059.40851870237">
            <text:p>8.059,41</text:p>
          </table:table-cell>
          <table:table-cell table:formula="of:=[.E146]" office:value-type="float" office:value="75">
            <text:p>75,00</text:p>
          </table:table-cell>
          <table:table-cell table:formula="of:=[.B147]-[.E147]" office:value-type="float" office:value="7909.40851870237">
            <text:p>7.909,41</text:p>
          </table:table-cell>
          <table:table-cell table:formula="of:=IF(OR([.A147]&gt;=[.D147];[.A147]&lt;=[.F14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33">
            <text:p>8015,33</text:p>
          </table:table-cell>
          <table:table-cell table:formula="of:=((([.B147]*[.C148])-[.B147])+[.A148])/[.C148]" office:value-type="float" office:value="7985.02694832833">
            <text:p>7.985,03</text:p>
          </table:table-cell>
          <table:table-cell table:formula="of:=[.C147]" office:value-type="float" office:value="50">
            <text:p>50</text:p>
          </table:table-cell>
          <table:table-cell table:formula="of:=[.B148]+[.E148]" office:value-type="float" office:value="8060.02694832833">
            <text:p>8.060,03</text:p>
          </table:table-cell>
          <table:table-cell table:formula="of:=[.E147]" office:value-type="float" office:value="75">
            <text:p>75,00</text:p>
          </table:table-cell>
          <table:table-cell table:formula="of:=[.B148]-[.E148]" office:value-type="float" office:value="7910.02694832833">
            <text:p>7.910,03</text:p>
          </table:table-cell>
          <table:table-cell table:formula="of:=IF(OR([.A148]&gt;=[.D148];[.A148]&lt;=[.F14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7.5">
            <text:p>8007,5</text:p>
          </table:table-cell>
          <table:table-cell table:formula="of:=((([.B148]*[.C149])-[.B148])+[.A149])/[.C149]" office:value-type="float" office:value="7985.47640936176">
            <text:p>7.985,48</text:p>
          </table:table-cell>
          <table:table-cell table:formula="of:=[.C148]" office:value-type="float" office:value="50">
            <text:p>50</text:p>
          </table:table-cell>
          <table:table-cell table:formula="of:=[.B149]+[.E149]" office:value-type="float" office:value="8060.47640936176">
            <text:p>8.060,48</text:p>
          </table:table-cell>
          <table:table-cell table:formula="of:=[.E148]" office:value-type="float" office:value="75">
            <text:p>75,00</text:p>
          </table:table-cell>
          <table:table-cell table:formula="of:=[.B149]-[.E149]" office:value-type="float" office:value="7910.47640936176">
            <text:p>7.910,48</text:p>
          </table:table-cell>
          <table:table-cell table:formula="of:=IF(OR([.A149]&gt;=[.D149];[.A149]&lt;=[.F14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17">
            <text:p>7946,17</text:p>
          </table:table-cell>
          <table:table-cell table:formula="of:=((([.B149]*[.C150])-[.B149])+[.A150])/[.C150]" office:value-type="float" office:value="7984.69028117453">
            <text:p>7.984,69</text:p>
          </table:table-cell>
          <table:table-cell table:formula="of:=[.C149]" office:value-type="float" office:value="50">
            <text:p>50</text:p>
          </table:table-cell>
          <table:table-cell table:formula="of:=[.B150]+[.E150]" office:value-type="float" office:value="8059.69028117453">
            <text:p>8.059,69</text:p>
          </table:table-cell>
          <table:table-cell table:formula="of:=[.E149]" office:value-type="float" office:value="75">
            <text:p>75,00</text:p>
          </table:table-cell>
          <table:table-cell table:formula="of:=[.B150]-[.E150]" office:value-type="float" office:value="7909.69028117453">
            <text:p>7.909,69</text:p>
          </table:table-cell>
          <table:table-cell table:formula="of:=IF(OR([.A150]&gt;=[.D150];[.A150]&lt;=[.F15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150]*[.C151])-[.B150])+[.A151])/[.C151]" office:value-type="float" office:value="7984.97987555103">
            <text:p>7.984,98</text:p>
          </table:table-cell>
          <table:table-cell table:formula="of:=[.C150]" office:value-type="float" office:value="50">
            <text:p>50</text:p>
          </table:table-cell>
          <table:table-cell table:formula="of:=[.B151]+[.E151]" office:value-type="float" office:value="8059.97987555103">
            <text:p>8.059,98</text:p>
          </table:table-cell>
          <table:table-cell table:formula="of:=[.E150]" office:value-type="float" office:value="75">
            <text:p>75,00</text:p>
          </table:table-cell>
          <table:table-cell table:formula="of:=[.B151]-[.E151]" office:value-type="float" office:value="7909.97987555103">
            <text:p>7.909,98</text:p>
          </table:table-cell>
          <table:table-cell table:formula="of:=IF(OR([.A151]&gt;=[.D151];[.A151]&lt;=[.F15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8.02">
            <text:p>7938,02</text:p>
          </table:table-cell>
          <table:table-cell table:formula="of:=((([.B151]*[.C152])-[.B151])+[.A152])/[.C152]" office:value-type="float" office:value="7984.04067804001">
            <text:p>7.984,04</text:p>
          </table:table-cell>
          <table:table-cell table:formula="of:=[.C151]" office:value-type="float" office:value="50">
            <text:p>50</text:p>
          </table:table-cell>
          <table:table-cell table:formula="of:=[.B152]+[.E152]" office:value-type="float" office:value="8059.04067804001">
            <text:p>8.059,04</text:p>
          </table:table-cell>
          <table:table-cell table:formula="of:=[.E151]" office:value-type="float" office:value="75">
            <text:p>75,00</text:p>
          </table:table-cell>
          <table:table-cell table:formula="of:=[.B152]-[.E152]" office:value-type="float" office:value="7909.04067804001">
            <text:p>7.909,04</text:p>
          </table:table-cell>
          <table:table-cell table:formula="of:=IF(OR([.A152]&gt;=[.D152];[.A152]&lt;=[.F15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55.09">
            <text:p>8055,09</text:p>
          </table:table-cell>
          <table:table-cell table:formula="of:=((([.B152]*[.C153])-[.B152])+[.A153])/[.C153]" office:value-type="float" office:value="7985.46166447921">
            <text:p>7.985,46</text:p>
          </table:table-cell>
          <table:table-cell table:formula="of:=[.C152]" office:value-type="float" office:value="50">
            <text:p>50</text:p>
          </table:table-cell>
          <table:table-cell table:formula="of:=[.B153]+[.E153]" office:value-type="float" office:value="8060.46166447922">
            <text:p>8.060,46</text:p>
          </table:table-cell>
          <table:table-cell table:formula="of:=[.E152]" office:value-type="float" office:value="75">
            <text:p>75,00</text:p>
          </table:table-cell>
          <table:table-cell table:formula="of:=[.B153]-[.E153]" office:value-type="float" office:value="7910.46166447921">
            <text:p>7.910,46</text:p>
          </table:table-cell>
          <table:table-cell table:formula="of:=IF(OR([.A153]&gt;=[.D153];[.A153]&lt;=[.F15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17">
            <text:p>7995,17</text:p>
          </table:table-cell>
          <table:table-cell table:formula="of:=((([.B153]*[.C154])-[.B153])+[.A154])/[.C154]" office:value-type="float" office:value="7985.65583118963">
            <text:p>7.985,66</text:p>
          </table:table-cell>
          <table:table-cell table:formula="of:=[.C153]" office:value-type="float" office:value="50">
            <text:p>50</text:p>
          </table:table-cell>
          <table:table-cell table:formula="of:=[.B154]+[.E154]" office:value-type="float" office:value="8060.65583118963">
            <text:p>8.060,66</text:p>
          </table:table-cell>
          <table:table-cell table:formula="of:=[.E153]" office:value-type="float" office:value="75">
            <text:p>75,00</text:p>
          </table:table-cell>
          <table:table-cell table:formula="of:=[.B154]-[.E154]" office:value-type="float" office:value="7910.65583118963">
            <text:p>7.910,66</text:p>
          </table:table-cell>
          <table:table-cell table:formula="of:=IF(OR([.A154]&gt;=[.D154];[.A154]&lt;=[.F15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7">
            <text:p>7982,97</text:p>
          </table:table-cell>
          <table:table-cell table:formula="of:=((([.B154]*[.C155])-[.B154])+[.A155])/[.C155]" office:value-type="float" office:value="7985.60211456584">
            <text:p>7.985,60</text:p>
          </table:table-cell>
          <table:table-cell table:formula="of:=[.C154]" office:value-type="float" office:value="50">
            <text:p>50</text:p>
          </table:table-cell>
          <table:table-cell table:formula="of:=[.B155]+[.E155]" office:value-type="float" office:value="8060.60211456584">
            <text:p>8.060,60</text:p>
          </table:table-cell>
          <table:table-cell table:formula="of:=[.E154]" office:value-type="float" office:value="75">
            <text:p>75,00</text:p>
          </table:table-cell>
          <table:table-cell table:formula="of:=[.B155]-[.E155]" office:value-type="float" office:value="7910.60211456584">
            <text:p>7.910,60</text:p>
          </table:table-cell>
          <table:table-cell table:formula="of:=IF(OR([.A155]&gt;=[.D155];[.A155]&lt;=[.F15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155]*[.C156])-[.B155])+[.A156])/[.C156]" office:value-type="float" office:value="7985.90047227452">
            <text:p>7.985,90</text:p>
          </table:table-cell>
          <table:table-cell table:formula="of:=[.C155]" office:value-type="float" office:value="50">
            <text:p>50</text:p>
          </table:table-cell>
          <table:table-cell table:formula="of:=[.B156]+[.E156]" office:value-type="float" office:value="8060.90047227452">
            <text:p>8.060,90</text:p>
          </table:table-cell>
          <table:table-cell table:formula="of:=[.E155]" office:value-type="float" office:value="75">
            <text:p>75,00</text:p>
          </table:table-cell>
          <table:table-cell table:formula="of:=[.B156]-[.E156]" office:value-type="float" office:value="7910.90047227452">
            <text:p>7.910,90</text:p>
          </table:table-cell>
          <table:table-cell table:formula="of:=IF(OR([.A156]&gt;=[.D156];[.A156]&lt;=[.F15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8.54">
            <text:p>8038,54</text:p>
          </table:table-cell>
          <table:table-cell table:formula="of:=((([.B156]*[.C157])-[.B156])+[.A157])/[.C157]" office:value-type="float" office:value="7986.95326282903">
            <text:p>7.986,95</text:p>
          </table:table-cell>
          <table:table-cell table:formula="of:=[.C156]" office:value-type="float" office:value="50">
            <text:p>50</text:p>
          </table:table-cell>
          <table:table-cell table:formula="of:=[.B157]+[.E157]" office:value-type="float" office:value="8061.95326282903">
            <text:p>8.061,95</text:p>
          </table:table-cell>
          <table:table-cell table:formula="of:=[.E156]" office:value-type="float" office:value="75">
            <text:p>75,00</text:p>
          </table:table-cell>
          <table:table-cell table:formula="of:=[.B157]-[.E157]" office:value-type="float" office:value="7911.95326282903">
            <text:p>7.911,95</text:p>
          </table:table-cell>
          <table:table-cell table:formula="of:=IF(OR([.A157]&gt;=[.D157];[.A157]&lt;=[.F15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4">
            <text:p>7982,94</text:p>
          </table:table-cell>
          <table:table-cell table:formula="of:=((([.B157]*[.C158])-[.B157])+[.A158])/[.C158]" office:value-type="float" office:value="7986.87299757245">
            <text:p>7.986,87</text:p>
          </table:table-cell>
          <table:table-cell table:formula="of:=[.C157]" office:value-type="float" office:value="50">
            <text:p>50</text:p>
          </table:table-cell>
          <table:table-cell table:formula="of:=[.B158]+[.E158]" office:value-type="float" office:value="8061.87299757245">
            <text:p>8.061,87</text:p>
          </table:table-cell>
          <table:table-cell table:formula="of:=[.E157]" office:value-type="float" office:value="75">
            <text:p>75,00</text:p>
          </table:table-cell>
          <table:table-cell table:formula="of:=[.B158]-[.E158]" office:value-type="float" office:value="7911.87299757245">
            <text:p>7.911,87</text:p>
          </table:table-cell>
          <table:table-cell table:formula="of:=IF(OR([.A158]&gt;=[.D158];[.A158]&lt;=[.F15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158]*[.C159])-[.B158])+[.A159])/[.C159]" office:value-type="float" office:value="7987.145937621">
            <text:p>7.987,15</text:p>
          </table:table-cell>
          <table:table-cell table:formula="of:=[.C158]" office:value-type="float" office:value="50">
            <text:p>50</text:p>
          </table:table-cell>
          <table:table-cell table:formula="of:=[.B159]+[.E159]" office:value-type="float" office:value="8062.145937621">
            <text:p>8.062,15</text:p>
          </table:table-cell>
          <table:table-cell table:formula="of:=[.E158]" office:value-type="float" office:value="75">
            <text:p>75,00</text:p>
          </table:table-cell>
          <table:table-cell table:formula="of:=[.B159]-[.E159]" office:value-type="float" office:value="7912.145937621">
            <text:p>7.912,15</text:p>
          </table:table-cell>
          <table:table-cell table:formula="of:=IF(OR([.A159]&gt;=[.D159];[.A159]&lt;=[.F15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159]*[.C160])-[.B159])+[.A160])/[.C160]" office:value-type="float" office:value="7987.11461886858">
            <text:p>7.987,11</text:p>
          </table:table-cell>
          <table:table-cell table:formula="of:=[.C159]" office:value-type="float" office:value="50">
            <text:p>50</text:p>
          </table:table-cell>
          <table:table-cell table:formula="of:=[.B160]+[.E160]" office:value-type="float" office:value="8062.11461886858">
            <text:p>8.062,11</text:p>
          </table:table-cell>
          <table:table-cell table:formula="of:=[.E159]" office:value-type="float" office:value="75">
            <text:p>75,00</text:p>
          </table:table-cell>
          <table:table-cell table:formula="of:=[.B160]-[.E160]" office:value-type="float" office:value="7912.11461886858">
            <text:p>7.912,11</text:p>
          </table:table-cell>
          <table:table-cell table:formula="of:=IF(OR([.A160]&gt;=[.D160];[.A160]&lt;=[.F16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160]*[.C161])-[.B160])+[.A161])/[.C161]" office:value-type="float" office:value="7987.30212649121">
            <text:p>7.987,30</text:p>
          </table:table-cell>
          <table:table-cell table:formula="of:=[.C160]" office:value-type="float" office:value="50">
            <text:p>50</text:p>
          </table:table-cell>
          <table:table-cell table:formula="of:=[.B161]+[.E161]" office:value-type="float" office:value="8062.30212649121">
            <text:p>8.062,30</text:p>
          </table:table-cell>
          <table:table-cell table:formula="of:=[.E160]" office:value-type="float" office:value="75">
            <text:p>75,00</text:p>
          </table:table-cell>
          <table:table-cell table:formula="of:=[.B161]-[.E161]" office:value-type="float" office:value="7912.30212649121">
            <text:p>7.912,30</text:p>
          </table:table-cell>
          <table:table-cell table:formula="of:=IF(OR([.A161]&gt;=[.D161];[.A161]&lt;=[.F16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161]*[.C162])-[.B161])+[.A162])/[.C162]" office:value-type="float" office:value="7986.64688396138">
            <text:p>7.986,65</text:p>
          </table:table-cell>
          <table:table-cell table:formula="of:=[.C161]" office:value-type="float" office:value="50">
            <text:p>50</text:p>
          </table:table-cell>
          <table:table-cell table:formula="of:=[.B162]+[.E162]" office:value-type="float" office:value="8061.64688396138">
            <text:p>8.061,65</text:p>
          </table:table-cell>
          <table:table-cell table:formula="of:=[.E161]" office:value-type="float" office:value="75">
            <text:p>75,00</text:p>
          </table:table-cell>
          <table:table-cell table:formula="of:=[.B162]-[.E162]" office:value-type="float" office:value="7911.64688396138">
            <text:p>7.911,65</text:p>
          </table:table-cell>
          <table:table-cell table:formula="of:=IF(OR([.A162]&gt;=[.D162];[.A162]&lt;=[.F16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162]*[.C163])-[.B162])+[.A163])/[.C163]" office:value-type="float" office:value="7986.00474628215">
            <text:p>7.986,00</text:p>
          </table:table-cell>
          <table:table-cell table:formula="of:=[.C162]" office:value-type="float" office:value="50">
            <text:p>50</text:p>
          </table:table-cell>
          <table:table-cell table:formula="of:=[.B163]+[.E163]" office:value-type="float" office:value="8061.00474628216">
            <text:p>8.061,00</text:p>
          </table:table-cell>
          <table:table-cell table:formula="of:=[.E162]" office:value-type="float" office:value="75">
            <text:p>75,00</text:p>
          </table:table-cell>
          <table:table-cell table:formula="of:=[.B163]-[.E163]" office:value-type="float" office:value="7911.00474628215">
            <text:p>7.911,00</text:p>
          </table:table-cell>
          <table:table-cell table:formula="of:=IF(OR([.A163]&gt;=[.D163];[.A163]&lt;=[.F16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163]*[.C164])-[.B163])+[.A164])/[.C164]" office:value-type="float" office:value="7985.67225135651">
            <text:p>7.985,67</text:p>
          </table:table-cell>
          <table:table-cell table:formula="of:=[.C163]" office:value-type="float" office:value="50">
            <text:p>50</text:p>
          </table:table-cell>
          <table:table-cell table:formula="of:=[.B164]+[.E164]" office:value-type="float" office:value="8060.67225135651">
            <text:p>8.060,67</text:p>
          </table:table-cell>
          <table:table-cell table:formula="of:=[.E163]" office:value-type="float" office:value="75">
            <text:p>75,00</text:p>
          </table:table-cell>
          <table:table-cell table:formula="of:=[.B164]-[.E164]" office:value-type="float" office:value="7910.67225135651">
            <text:p>7.910,67</text:p>
          </table:table-cell>
          <table:table-cell table:formula="of:=IF(OR([.A164]&gt;=[.D164];[.A164]&lt;=[.F16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64">
            <text:p>8004,64</text:p>
          </table:table-cell>
          <table:table-cell table:formula="of:=((([.B164]*[.C165])-[.B164])+[.A165])/[.C165]" office:value-type="float" office:value="7986.05160632938">
            <text:p>7.986,05</text:p>
          </table:table-cell>
          <table:table-cell table:formula="of:=[.C164]" office:value-type="float" office:value="50">
            <text:p>50</text:p>
          </table:table-cell>
          <table:table-cell table:formula="of:=[.B165]+[.E165]" office:value-type="float" office:value="8061.05160632938">
            <text:p>8.061,05</text:p>
          </table:table-cell>
          <table:table-cell table:formula="of:=[.E164]" office:value-type="float" office:value="75">
            <text:p>75,00</text:p>
          </table:table-cell>
          <table:table-cell table:formula="of:=[.B165]-[.E165]" office:value-type="float" office:value="7911.05160632938">
            <text:p>7.911,05</text:p>
          </table:table-cell>
          <table:table-cell table:formula="of:=IF(OR([.A165]&gt;=[.D165];[.A165]&lt;=[.F16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9">
            <text:p>7984,29</text:p>
          </table:table-cell>
          <table:table-cell table:formula="of:=((([.B165]*[.C166])-[.B165])+[.A166])/[.C166]" office:value-type="float" office:value="7986.01637420279">
            <text:p>7.986,02</text:p>
          </table:table-cell>
          <table:table-cell table:formula="of:=[.C165]" office:value-type="float" office:value="50">
            <text:p>50</text:p>
          </table:table-cell>
          <table:table-cell table:formula="of:=[.B166]+[.E166]" office:value-type="float" office:value="8061.01637420279">
            <text:p>8.061,02</text:p>
          </table:table-cell>
          <table:table-cell table:formula="of:=[.E165]" office:value-type="float" office:value="75">
            <text:p>75,00</text:p>
          </table:table-cell>
          <table:table-cell table:formula="of:=[.B166]-[.E166]" office:value-type="float" office:value="7911.01637420279">
            <text:p>7.911,02</text:p>
          </table:table-cell>
          <table:table-cell table:formula="of:=IF(OR([.A166]&gt;=[.D166];[.A166]&lt;=[.F16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166]*[.C167])-[.B166])+[.A167])/[.C167]" office:value-type="float" office:value="7986.30644671874">
            <text:p>7.986,31</text:p>
          </table:table-cell>
          <table:table-cell table:formula="of:=[.C166]" office:value-type="float" office:value="50">
            <text:p>50</text:p>
          </table:table-cell>
          <table:table-cell table:formula="of:=[.B167]+[.E167]" office:value-type="float" office:value="8061.30644671874">
            <text:p>8.061,31</text:p>
          </table:table-cell>
          <table:table-cell table:formula="of:=[.E166]" office:value-type="float" office:value="75">
            <text:p>75,00</text:p>
          </table:table-cell>
          <table:table-cell table:formula="of:=[.B167]-[.E167]" office:value-type="float" office:value="7911.30644671874">
            <text:p>7.911,31</text:p>
          </table:table-cell>
          <table:table-cell table:formula="of:=IF(OR([.A167]&gt;=[.D167];[.A167]&lt;=[.F16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89">
            <text:p>8028,89</text:p>
          </table:table-cell>
          <table:table-cell table:formula="of:=((([.B167]*[.C168])-[.B167])+[.A168])/[.C168]" office:value-type="float" office:value="7987.15811778436">
            <text:p>7.987,16</text:p>
          </table:table-cell>
          <table:table-cell table:formula="of:=[.C167]" office:value-type="float" office:value="50">
            <text:p>50</text:p>
          </table:table-cell>
          <table:table-cell table:formula="of:=[.B168]+[.E168]" office:value-type="float" office:value="8062.15811778436">
            <text:p>8.062,16</text:p>
          </table:table-cell>
          <table:table-cell table:formula="of:=[.E167]" office:value-type="float" office:value="75">
            <text:p>75,00</text:p>
          </table:table-cell>
          <table:table-cell table:formula="of:=[.B168]-[.E168]" office:value-type="float" office:value="7912.15811778436">
            <text:p>7.912,16</text:p>
          </table:table-cell>
          <table:table-cell table:formula="of:=IF(OR([.A168]&gt;=[.D168];[.A168]&lt;=[.F16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168]*[.C169])-[.B168])+[.A169])/[.C169]" office:value-type="float" office:value="7987.15355542868">
            <text:p>7.987,15</text:p>
          </table:table-cell>
          <table:table-cell table:formula="of:=[.C168]" office:value-type="float" office:value="50">
            <text:p>50</text:p>
          </table:table-cell>
          <table:table-cell table:formula="of:=[.B169]+[.E169]" office:value-type="float" office:value="8062.15355542867">
            <text:p>8.062,15</text:p>
          </table:table-cell>
          <table:table-cell table:formula="of:=[.E168]" office:value-type="float" office:value="75">
            <text:p>75,00</text:p>
          </table:table-cell>
          <table:table-cell table:formula="of:=[.B169]-[.E169]" office:value-type="float" office:value="7912.15355542867">
            <text:p>7.912,15</text:p>
          </table:table-cell>
          <table:table-cell table:formula="of:=IF(OR([.A169]&gt;=[.D169];[.A169]&lt;=[.F16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9">
            <text:p>7970,79</text:p>
          </table:table-cell>
          <table:table-cell table:formula="of:=((([.B169]*[.C170])-[.B169])+[.A170])/[.C170]" office:value-type="float" office:value="7986.8262843201">
            <text:p>7.986,83</text:p>
          </table:table-cell>
          <table:table-cell table:formula="of:=[.C169]" office:value-type="float" office:value="50">
            <text:p>50</text:p>
          </table:table-cell>
          <table:table-cell table:formula="of:=[.B170]+[.E170]" office:value-type="float" office:value="8061.8262843201">
            <text:p>8.061,83</text:p>
          </table:table-cell>
          <table:table-cell table:formula="of:=[.E169]" office:value-type="float" office:value="75">
            <text:p>75,00</text:p>
          </table:table-cell>
          <table:table-cell table:formula="of:=[.B170]-[.E170]" office:value-type="float" office:value="7911.8262843201">
            <text:p>7.911,83</text:p>
          </table:table-cell>
          <table:table-cell table:formula="of:=IF(OR([.A170]&gt;=[.D170];[.A170]&lt;=[.F17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170]*[.C171])-[.B170])+[.A171])/[.C171]" office:value-type="float" office:value="7986.9413586337">
            <text:p>7.986,94</text:p>
          </table:table-cell>
          <table:table-cell table:formula="of:=[.C170]" office:value-type="float" office:value="50">
            <text:p>50</text:p>
          </table:table-cell>
          <table:table-cell table:formula="of:=[.B171]+[.E171]" office:value-type="float" office:value="8061.9413586337">
            <text:p>8.061,94</text:p>
          </table:table-cell>
          <table:table-cell table:formula="of:=[.E170]" office:value-type="float" office:value="75">
            <text:p>75,00</text:p>
          </table:table-cell>
          <table:table-cell table:formula="of:=[.B171]-[.E171]" office:value-type="float" office:value="7911.9413586337">
            <text:p>7.911,94</text:p>
          </table:table-cell>
          <table:table-cell table:formula="of:=IF(OR([.A171]&gt;=[.D171];[.A171]&lt;=[.F17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171]*[.C172])-[.B171])+[.A172])/[.C172]" office:value-type="float" office:value="7986.34633146103">
            <text:p>7.986,35</text:p>
          </table:table-cell>
          <table:table-cell table:formula="of:=[.C171]" office:value-type="float" office:value="50">
            <text:p>50</text:p>
          </table:table-cell>
          <table:table-cell table:formula="of:=[.B172]+[.E172]" office:value-type="float" office:value="8061.34633146103">
            <text:p>8.061,35</text:p>
          </table:table-cell>
          <table:table-cell table:formula="of:=[.E171]" office:value-type="float" office:value="75">
            <text:p>75,00</text:p>
          </table:table-cell>
          <table:table-cell table:formula="of:=[.B172]-[.E172]" office:value-type="float" office:value="7911.34633146103">
            <text:p>7.911,35</text:p>
          </table:table-cell>
          <table:table-cell table:formula="of:=IF(OR([.A172]&gt;=[.D172];[.A172]&lt;=[.F17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172]*[.C173])-[.B172])+[.A173])/[.C173]" office:value-type="float" office:value="7985.70940483181">
            <text:p>7.985,71</text:p>
          </table:table-cell>
          <table:table-cell table:formula="of:=[.C172]" office:value-type="float" office:value="50">
            <text:p>50</text:p>
          </table:table-cell>
          <table:table-cell table:formula="of:=[.B173]+[.E173]" office:value-type="float" office:value="8060.7094048318">
            <text:p>8.060,71</text:p>
          </table:table-cell>
          <table:table-cell table:formula="of:=[.E172]" office:value-type="float" office:value="75">
            <text:p>75,00</text:p>
          </table:table-cell>
          <table:table-cell table:formula="of:=[.B173]-[.E173]" office:value-type="float" office:value="7910.70940483181">
            <text:p>7.910,71</text:p>
          </table:table-cell>
          <table:table-cell table:formula="of:=IF(OR([.A173]&gt;=[.D173];[.A173]&lt;=[.F17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173]*[.C174])-[.B173])+[.A174])/[.C174]" office:value-type="float" office:value="7985.38281673517">
            <text:p>7.985,38</text:p>
          </table:table-cell>
          <table:table-cell table:formula="of:=[.C173]" office:value-type="float" office:value="50">
            <text:p>50</text:p>
          </table:table-cell>
          <table:table-cell table:formula="of:=[.B174]+[.E174]" office:value-type="float" office:value="8060.38281673517">
            <text:p>8.060,38</text:p>
          </table:table-cell>
          <table:table-cell table:formula="of:=[.E173]" office:value-type="float" office:value="75">
            <text:p>75,00</text:p>
          </table:table-cell>
          <table:table-cell table:formula="of:=[.B174]-[.E174]" office:value-type="float" office:value="7910.38281673517">
            <text:p>7.910,38</text:p>
          </table:table-cell>
          <table:table-cell table:formula="of:=IF(OR([.A174]&gt;=[.D174];[.A174]&lt;=[.F17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174]*[.C175])-[.B174])+[.A175])/[.C175]" office:value-type="float" office:value="7985.60496040046">
            <text:p>7.985,60</text:p>
          </table:table-cell>
          <table:table-cell table:formula="of:=[.C174]" office:value-type="float" office:value="50">
            <text:p>50</text:p>
          </table:table-cell>
          <table:table-cell table:formula="of:=[.B175]+[.E175]" office:value-type="float" office:value="8060.60496040046">
            <text:p>8.060,60</text:p>
          </table:table-cell>
          <table:table-cell table:formula="of:=[.E174]" office:value-type="float" office:value="75">
            <text:p>75,00</text:p>
          </table:table-cell>
          <table:table-cell table:formula="of:=[.B175]-[.E175]" office:value-type="float" office:value="7910.60496040047">
            <text:p>7.910,60</text:p>
          </table:table-cell>
          <table:table-cell table:formula="of:=IF(OR([.A175]&gt;=[.D175];[.A175]&lt;=[.F17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175]*[.C176])-[.B175])+[.A176])/[.C176]" office:value-type="float" office:value="7985.87546119246">
            <text:p>7.985,88</text:p>
          </table:table-cell>
          <table:table-cell table:formula="of:=[.C175]" office:value-type="float" office:value="50">
            <text:p>50</text:p>
          </table:table-cell>
          <table:table-cell table:formula="of:=[.B176]+[.E176]" office:value-type="float" office:value="8060.87546119246">
            <text:p>8.060,88</text:p>
          </table:table-cell>
          <table:table-cell table:formula="of:=[.E175]" office:value-type="float" office:value="75">
            <text:p>75,00</text:p>
          </table:table-cell>
          <table:table-cell table:formula="of:=[.B176]-[.E176]" office:value-type="float" office:value="7910.87546119246">
            <text:p>7.910,88</text:p>
          </table:table-cell>
          <table:table-cell table:formula="of:=IF(OR([.A176]&gt;=[.D176];[.A176]&lt;=[.F17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5.08">
            <text:p>8045,08</text:p>
          </table:table-cell>
          <table:table-cell table:formula="of:=((([.B176]*[.C177])-[.B176])+[.A177])/[.C177]" office:value-type="float" office:value="7987.05955196861">
            <text:p>7.987,06</text:p>
          </table:table-cell>
          <table:table-cell table:formula="of:=[.C176]" office:value-type="float" office:value="50">
            <text:p>50</text:p>
          </table:table-cell>
          <table:table-cell table:formula="of:=[.B177]+[.E177]" office:value-type="float" office:value="8062.05955196861">
            <text:p>8.062,06</text:p>
          </table:table-cell>
          <table:table-cell table:formula="of:=[.E176]" office:value-type="float" office:value="75">
            <text:p>75,00</text:p>
          </table:table-cell>
          <table:table-cell table:formula="of:=[.B177]-[.E177]" office:value-type="float" office:value="7912.05955196861">
            <text:p>7.912,06</text:p>
          </table:table-cell>
          <table:table-cell table:formula="of:=IF(OR([.A177]&gt;=[.D177];[.A177]&lt;=[.F17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1.2">
            <text:p>8041,2</text:p>
          </table:table-cell>
          <table:table-cell table:formula="of:=((([.B177]*[.C178])-[.B177])+[.A178])/[.C178]" office:value-type="float" office:value="7988.14236092924">
            <text:p>7.988,14</text:p>
          </table:table-cell>
          <table:table-cell table:formula="of:=[.C177]" office:value-type="float" office:value="50">
            <text:p>50</text:p>
          </table:table-cell>
          <table:table-cell table:formula="of:=[.B178]+[.E178]" office:value-type="float" office:value="8063.14236092924">
            <text:p>8.063,14</text:p>
          </table:table-cell>
          <table:table-cell table:formula="of:=[.E177]" office:value-type="float" office:value="75">
            <text:p>75,00</text:p>
          </table:table-cell>
          <table:table-cell table:formula="of:=[.B178]-[.E178]" office:value-type="float" office:value="7913.14236092924">
            <text:p>7.913,14</text:p>
          </table:table-cell>
          <table:table-cell table:formula="of:=IF(OR([.A178]&gt;=[.D178];[.A178]&lt;=[.F17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178]*[.C179])-[.B178])+[.A179])/[.C179]" office:value-type="float" office:value="7988.28351371065">
            <text:p>7.988,28</text:p>
          </table:table-cell>
          <table:table-cell table:formula="of:=[.C178]" office:value-type="float" office:value="50">
            <text:p>50</text:p>
          </table:table-cell>
          <table:table-cell table:formula="of:=[.B179]+[.E179]" office:value-type="float" office:value="8063.28351371065">
            <text:p>8.063,28</text:p>
          </table:table-cell>
          <table:table-cell table:formula="of:=[.E178]" office:value-type="float" office:value="75">
            <text:p>75,00</text:p>
          </table:table-cell>
          <table:table-cell table:formula="of:=[.B179]-[.E179]" office:value-type="float" office:value="7913.28351371065">
            <text:p>7.913,28</text:p>
          </table:table-cell>
          <table:table-cell table:formula="of:=IF(OR([.A179]&gt;=[.D179];[.A179]&lt;=[.F17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6.1">
            <text:p>8006,1</text:p>
          </table:table-cell>
          <table:table-cell table:formula="of:=((([.B179]*[.C180])-[.B179])+[.A180])/[.C180]" office:value-type="float" office:value="7988.63984343644">
            <text:p>7.988,64</text:p>
          </table:table-cell>
          <table:table-cell table:formula="of:=[.C179]" office:value-type="float" office:value="50">
            <text:p>50</text:p>
          </table:table-cell>
          <table:table-cell table:formula="of:=[.B180]+[.E180]" office:value-type="float" office:value="8063.63984343644">
            <text:p>8.063,64</text:p>
          </table:table-cell>
          <table:table-cell table:formula="of:=[.E179]" office:value-type="float" office:value="75">
            <text:p>75,00</text:p>
          </table:table-cell>
          <table:table-cell table:formula="of:=[.B180]-[.E180]" office:value-type="float" office:value="7913.63984343644">
            <text:p>7.913,64</text:p>
          </table:table-cell>
          <table:table-cell table:formula="of:=IF(OR([.A180]&gt;=[.D180];[.A180]&lt;=[.F18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180]*[.C181])-[.B180])+[.A181])/[.C181]" office:value-type="float" office:value="7988.79684656771">
            <text:p>7.988,80</text:p>
          </table:table-cell>
          <table:table-cell table:formula="of:=[.C180]" office:value-type="float" office:value="50">
            <text:p>50</text:p>
          </table:table-cell>
          <table:table-cell table:formula="of:=[.B181]+[.E181]" office:value-type="float" office:value="8063.79684656771">
            <text:p>8.063,80</text:p>
          </table:table-cell>
          <table:table-cell table:formula="of:=[.E180]" office:value-type="float" office:value="75">
            <text:p>75,00</text:p>
          </table:table-cell>
          <table:table-cell table:formula="of:=[.B181]-[.E181]" office:value-type="float" office:value="7913.79684656771">
            <text:p>7.913,80</text:p>
          </table:table-cell>
          <table:table-cell table:formula="of:=IF(OR([.A181]&gt;=[.D181];[.A181]&lt;=[.F18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6.73">
            <text:p>8016,73</text:p>
          </table:table-cell>
          <table:table-cell table:formula="of:=((([.B181]*[.C182])-[.B181])+[.A182])/[.C182]" office:value-type="float" office:value="7989.35550963635">
            <text:p>7.989,36</text:p>
          </table:table-cell>
          <table:table-cell table:formula="of:=[.C181]" office:value-type="float" office:value="50">
            <text:p>50</text:p>
          </table:table-cell>
          <table:table-cell table:formula="of:=[.B182]+[.E182]" office:value-type="float" office:value="8064.35550963635">
            <text:p>8.064,36</text:p>
          </table:table-cell>
          <table:table-cell table:formula="of:=[.E181]" office:value-type="float" office:value="75">
            <text:p>75,00</text:p>
          </table:table-cell>
          <table:table-cell table:formula="of:=[.B182]-[.E182]" office:value-type="float" office:value="7914.35550963635">
            <text:p>7.914,36</text:p>
          </table:table-cell>
          <table:table-cell table:formula="of:=IF(OR([.A182]&gt;=[.D182];[.A182]&lt;=[.F18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89">
            <text:p>8028,89</text:p>
          </table:table-cell>
          <table:table-cell table:formula="of:=((([.B182]*[.C183])-[.B182])+[.A183])/[.C183]" office:value-type="float" office:value="7990.14619944363">
            <text:p>7.990,15</text:p>
          </table:table-cell>
          <table:table-cell table:formula="of:=[.C182]" office:value-type="float" office:value="50">
            <text:p>50</text:p>
          </table:table-cell>
          <table:table-cell table:formula="of:=[.B183]+[.E183]" office:value-type="float" office:value="8065.14619944363">
            <text:p>8.065,15</text:p>
          </table:table-cell>
          <table:table-cell table:formula="of:=[.E182]" office:value-type="float" office:value="75">
            <text:p>75,00</text:p>
          </table:table-cell>
          <table:table-cell table:formula="of:=[.B183]-[.E183]" office:value-type="float" office:value="7915.14619944363">
            <text:p>7.915,15</text:p>
          </table:table-cell>
          <table:table-cell table:formula="of:=IF(OR([.A183]&gt;=[.D183];[.A183]&lt;=[.F18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5">
            <text:p>8014,05</text:p>
          </table:table-cell>
          <table:table-cell table:formula="of:=((([.B183]*[.C184])-[.B183])+[.A184])/[.C184]" office:value-type="float" office:value="7990.62427545476">
            <text:p>7.990,62</text:p>
          </table:table-cell>
          <table:table-cell table:formula="of:=[.C183]" office:value-type="float" office:value="50">
            <text:p>50</text:p>
          </table:table-cell>
          <table:table-cell table:formula="of:=[.B184]+[.E184]" office:value-type="float" office:value="8065.62427545476">
            <text:p>8.065,62</text:p>
          </table:table-cell>
          <table:table-cell table:formula="of:=[.E183]" office:value-type="float" office:value="75">
            <text:p>75,00</text:p>
          </table:table-cell>
          <table:table-cell table:formula="of:=[.B184]-[.E184]" office:value-type="float" office:value="7915.62427545476">
            <text:p>7.915,62</text:p>
          </table:table-cell>
          <table:table-cell table:formula="of:=IF(OR([.A184]&gt;=[.D184];[.A184]&lt;=[.F18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184]*[.C185])-[.B184])+[.A185])/[.C185]" office:value-type="float" office:value="7989.67798994566">
            <text:p>7.989,68</text:p>
          </table:table-cell>
          <table:table-cell table:formula="of:=[.C184]" office:value-type="float" office:value="50">
            <text:p>50</text:p>
          </table:table-cell>
          <table:table-cell table:formula="of:=[.B185]+[.E185]" office:value-type="float" office:value="8064.67798994566">
            <text:p>8.064,68</text:p>
          </table:table-cell>
          <table:table-cell table:formula="of:=[.E184]" office:value-type="float" office:value="75">
            <text:p>75,00</text:p>
          </table:table-cell>
          <table:table-cell table:formula="of:=[.B185]-[.E185]" office:value-type="float" office:value="7914.67798994566">
            <text:p>7.914,68</text:p>
          </table:table-cell>
          <table:table-cell table:formula="of:=IF(OR([.A185]&gt;=[.D185];[.A185]&lt;=[.F18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185]*[.C186])-[.B185])+[.A186])/[.C186]" office:value-type="float" office:value="7989.84143014675">
            <text:p>7.989,84</text:p>
          </table:table-cell>
          <table:table-cell table:formula="of:=[.C185]" office:value-type="float" office:value="50">
            <text:p>50</text:p>
          </table:table-cell>
          <table:table-cell table:formula="of:=[.B186]+[.E186]" office:value-type="float" office:value="8064.84143014675">
            <text:p>8.064,84</text:p>
          </table:table-cell>
          <table:table-cell table:formula="of:=[.E185]" office:value-type="float" office:value="75">
            <text:p>75,00</text:p>
          </table:table-cell>
          <table:table-cell table:formula="of:=[.B186]-[.E186]" office:value-type="float" office:value="7914.84143014675">
            <text:p>7.914,84</text:p>
          </table:table-cell>
          <table:table-cell table:formula="of:=IF(OR([.A186]&gt;=[.D186];[.A186]&lt;=[.F18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186]*[.C187])-[.B186])+[.A187])/[.C187]" office:value-type="float" office:value="7988.91080154381">
            <text:p>7.988,91</text:p>
          </table:table-cell>
          <table:table-cell table:formula="of:=[.C186]" office:value-type="float" office:value="50">
            <text:p>50</text:p>
          </table:table-cell>
          <table:table-cell table:formula="of:=[.B187]+[.E187]" office:value-type="float" office:value="8063.91080154381">
            <text:p>8.063,91</text:p>
          </table:table-cell>
          <table:table-cell table:formula="of:=[.E186]" office:value-type="float" office:value="75">
            <text:p>75,00</text:p>
          </table:table-cell>
          <table:table-cell table:formula="of:=[.B187]-[.E187]" office:value-type="float" office:value="7913.91080154381">
            <text:p>7.913,91</text:p>
          </table:table-cell>
          <table:table-cell table:formula="of:=IF(OR([.A187]&gt;=[.D187];[.A187]&lt;=[.F18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8.93">
            <text:p>7948,93</text:p>
          </table:table-cell>
          <table:table-cell table:formula="of:=((([.B187]*[.C188])-[.B187])+[.A188])/[.C188]" office:value-type="float" office:value="7988.11118551294">
            <text:p>7.988,11</text:p>
          </table:table-cell>
          <table:table-cell table:formula="of:=[.C187]" office:value-type="float" office:value="50">
            <text:p>50</text:p>
          </table:table-cell>
          <table:table-cell table:formula="of:=[.B188]+[.E188]" office:value-type="float" office:value="8063.11118551293">
            <text:p>8.063,11</text:p>
          </table:table-cell>
          <table:table-cell table:formula="of:=[.E187]" office:value-type="float" office:value="75">
            <text:p>75,00</text:p>
          </table:table-cell>
          <table:table-cell table:formula="of:=[.B188]-[.E188]" office:value-type="float" office:value="7913.11118551293">
            <text:p>7.913,11</text:p>
          </table:table-cell>
          <table:table-cell table:formula="of:=IF(OR([.A188]&gt;=[.D188];[.A188]&lt;=[.F18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53">
            <text:p>7984,53</text:p>
          </table:table-cell>
          <table:table-cell table:formula="of:=((([.B188]*[.C189])-[.B188])+[.A189])/[.C189]" office:value-type="float" office:value="7988.03956180268">
            <text:p>7.988,04</text:p>
          </table:table-cell>
          <table:table-cell table:formula="of:=[.C188]" office:value-type="float" office:value="50">
            <text:p>50</text:p>
          </table:table-cell>
          <table:table-cell table:formula="of:=[.B189]+[.E189]" office:value-type="float" office:value="8063.03956180268">
            <text:p>8.063,04</text:p>
          </table:table-cell>
          <table:table-cell table:formula="of:=[.E188]" office:value-type="float" office:value="75">
            <text:p>75,00</text:p>
          </table:table-cell>
          <table:table-cell table:formula="of:=[.B189]-[.E189]" office:value-type="float" office:value="7913.03956180268">
            <text:p>7.913,04</text:p>
          </table:table-cell>
          <table:table-cell table:formula="of:=IF(OR([.A189]&gt;=[.D189];[.A189]&lt;=[.F18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189]*[.C190])-[.B189])+[.A190])/[.C190]" office:value-type="float" office:value="7988.26217056662">
            <text:p>7.988,26</text:p>
          </table:table-cell>
          <table:table-cell table:formula="of:=[.C189]" office:value-type="float" office:value="50">
            <text:p>50</text:p>
          </table:table-cell>
          <table:table-cell table:formula="of:=[.B190]+[.E190]" office:value-type="float" office:value="8063.26217056662">
            <text:p>8.063,26</text:p>
          </table:table-cell>
          <table:table-cell table:formula="of:=[.E189]" office:value-type="float" office:value="75">
            <text:p>75,00</text:p>
          </table:table-cell>
          <table:table-cell table:formula="of:=[.B190]-[.E190]" office:value-type="float" office:value="7913.26217056662">
            <text:p>7.913,26</text:p>
          </table:table-cell>
          <table:table-cell table:formula="of:=IF(OR([.A190]&gt;=[.D190];[.A190]&lt;=[.F19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5.43">
            <text:p>7965,43</text:p>
          </table:table-cell>
          <table:table-cell table:formula="of:=((([.B190]*[.C191])-[.B190])+[.A191])/[.C191]" office:value-type="float" office:value="7987.80552715529">
            <text:p>7.987,81</text:p>
          </table:table-cell>
          <table:table-cell table:formula="of:=[.C190]" office:value-type="float" office:value="50">
            <text:p>50</text:p>
          </table:table-cell>
          <table:table-cell table:formula="of:=[.B191]+[.E191]" office:value-type="float" office:value="8062.80552715529">
            <text:p>8.062,81</text:p>
          </table:table-cell>
          <table:table-cell table:formula="of:=[.E190]" office:value-type="float" office:value="75">
            <text:p>75,00</text:p>
          </table:table-cell>
          <table:table-cell table:formula="of:=[.B191]-[.E191]" office:value-type="float" office:value="7912.80552715529">
            <text:p>7.912,81</text:p>
          </table:table-cell>
          <table:table-cell table:formula="of:=IF(OR([.A191]&gt;=[.D191];[.A191]&lt;=[.F19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191]*[.C192])-[.B191])+[.A192])/[.C192]" office:value-type="float" office:value="7987.41121661219">
            <text:p>7.987,41</text:p>
          </table:table-cell>
          <table:table-cell table:formula="of:=[.C191]" office:value-type="float" office:value="50">
            <text:p>50</text:p>
          </table:table-cell>
          <table:table-cell table:formula="of:=[.B192]+[.E192]" office:value-type="float" office:value="8062.41121661219">
            <text:p>8.062,41</text:p>
          </table:table-cell>
          <table:table-cell table:formula="of:=[.E191]" office:value-type="float" office:value="75">
            <text:p>75,00</text:p>
          </table:table-cell>
          <table:table-cell table:formula="of:=[.B192]-[.E192]" office:value-type="float" office:value="7912.41121661219">
            <text:p>7.912,41</text:p>
          </table:table-cell>
          <table:table-cell table:formula="of:=IF(OR([.A192]&gt;=[.D192];[.A192]&lt;=[.F19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192]*[.C193])-[.B192])+[.A193])/[.C193]" office:value-type="float" office:value="7987.67219227994">
            <text:p>7.987,67</text:p>
          </table:table-cell>
          <table:table-cell table:formula="of:=[.C192]" office:value-type="float" office:value="50">
            <text:p>50</text:p>
          </table:table-cell>
          <table:table-cell table:formula="of:=[.B193]+[.E193]" office:value-type="float" office:value="8062.67219227994">
            <text:p>8.062,67</text:p>
          </table:table-cell>
          <table:table-cell table:formula="of:=[.E192]" office:value-type="float" office:value="75">
            <text:p>75,00</text:p>
          </table:table-cell>
          <table:table-cell table:formula="of:=[.B193]-[.E193]" office:value-type="float" office:value="7912.67219227994">
            <text:p>7.912,67</text:p>
          </table:table-cell>
          <table:table-cell table:formula="of:=IF(OR([.A193]&gt;=[.D193];[.A193]&lt;=[.F19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193]*[.C194])-[.B193])+[.A194])/[.C194]" office:value-type="float" office:value="7988.14734843434">
            <text:p>7.988,15</text:p>
          </table:table-cell>
          <table:table-cell table:formula="of:=[.C193]" office:value-type="float" office:value="50">
            <text:p>50</text:p>
          </table:table-cell>
          <table:table-cell table:formula="of:=[.B194]+[.E194]" office:value-type="float" office:value="8063.14734843434">
            <text:p>8.063,15</text:p>
          </table:table-cell>
          <table:table-cell table:formula="of:=[.E193]" office:value-type="float" office:value="75">
            <text:p>75,00</text:p>
          </table:table-cell>
          <table:table-cell table:formula="of:=[.B194]-[.E194]" office:value-type="float" office:value="7913.14734843434">
            <text:p>7.913,15</text:p>
          </table:table-cell>
          <table:table-cell table:formula="of:=IF(OR([.A194]&gt;=[.D194];[.A194]&lt;=[.F19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194]*[.C195])-[.B194])+[.A195])/[.C195]" office:value-type="float" office:value="7988.31540146566">
            <text:p>7.988,32</text:p>
          </table:table-cell>
          <table:table-cell table:formula="of:=[.C194]" office:value-type="float" office:value="50">
            <text:p>50</text:p>
          </table:table-cell>
          <table:table-cell table:formula="of:=[.B195]+[.E195]" office:value-type="float" office:value="8063.31540146566">
            <text:p>8.063,32</text:p>
          </table:table-cell>
          <table:table-cell table:formula="of:=[.E194]" office:value-type="float" office:value="75">
            <text:p>75,00</text:p>
          </table:table-cell>
          <table:table-cell table:formula="of:=[.B195]-[.E195]" office:value-type="float" office:value="7913.31540146566">
            <text:p>7.913,32</text:p>
          </table:table-cell>
          <table:table-cell table:formula="of:=IF(OR([.A195]&gt;=[.D195];[.A195]&lt;=[.F19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195]*[.C196])-[.B195])+[.A196])/[.C196]" office:value-type="float" office:value="7988.53169343634">
            <text:p>7.988,53</text:p>
          </table:table-cell>
          <table:table-cell table:formula="of:=[.C195]" office:value-type="float" office:value="50">
            <text:p>50</text:p>
          </table:table-cell>
          <table:table-cell table:formula="of:=[.B196]+[.E196]" office:value-type="float" office:value="8063.53169343634">
            <text:p>8.063,53</text:p>
          </table:table-cell>
          <table:table-cell table:formula="of:=[.E195]" office:value-type="float" office:value="75">
            <text:p>75,00</text:p>
          </table:table-cell>
          <table:table-cell table:formula="of:=[.B196]-[.E196]" office:value-type="float" office:value="7913.53169343634">
            <text:p>7.913,53</text:p>
          </table:table-cell>
          <table:table-cell table:formula="of:=IF(OR([.A196]&gt;=[.D196];[.A196]&lt;=[.F19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2">
            <text:p>7997,82</text:p>
          </table:table-cell>
          <table:table-cell table:formula="of:=((([.B196]*[.C197])-[.B196])+[.A197])/[.C197]" office:value-type="float" office:value="7988.71745956762">
            <text:p>7.988,72</text:p>
          </table:table-cell>
          <table:table-cell table:formula="of:=[.C196]" office:value-type="float" office:value="50">
            <text:p>50</text:p>
          </table:table-cell>
          <table:table-cell table:formula="of:=[.B197]+[.E197]" office:value-type="float" office:value="8063.71745956762">
            <text:p>8.063,72</text:p>
          </table:table-cell>
          <table:table-cell table:formula="of:=[.E196]" office:value-type="float" office:value="75">
            <text:p>75,00</text:p>
          </table:table-cell>
          <table:table-cell table:formula="of:=[.B197]-[.E197]" office:value-type="float" office:value="7913.71745956762">
            <text:p>7.913,72</text:p>
          </table:table-cell>
          <table:table-cell table:formula="of:=IF(OR([.A197]&gt;=[.D197];[.A197]&lt;=[.F19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197]*[.C198])-[.B197])+[.A198])/[.C198]" office:value-type="float" office:value="7988.95231037627">
            <text:p>7.988,95</text:p>
          </table:table-cell>
          <table:table-cell table:formula="of:=[.C197]" office:value-type="float" office:value="50">
            <text:p>50</text:p>
          </table:table-cell>
          <table:table-cell table:formula="of:=[.B198]+[.E198]" office:value-type="float" office:value="8063.95231037627">
            <text:p>8.063,95</text:p>
          </table:table-cell>
          <table:table-cell table:formula="of:=[.E197]" office:value-type="float" office:value="75">
            <text:p>75,00</text:p>
          </table:table-cell>
          <table:table-cell table:formula="of:=[.B198]-[.E198]" office:value-type="float" office:value="7913.95231037627">
            <text:p>7.913,95</text:p>
          </table:table-cell>
          <table:table-cell table:formula="of:=IF(OR([.A198]&gt;=[.D198];[.A198]&lt;=[.F19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33">
            <text:p>8015,33</text:p>
          </table:table-cell>
          <table:table-cell table:formula="of:=((([.B198]*[.C199])-[.B198])+[.A199])/[.C199]" office:value-type="float" office:value="7989.47986416874">
            <text:p>7.989,48</text:p>
          </table:table-cell>
          <table:table-cell table:formula="of:=[.C198]" office:value-type="float" office:value="50">
            <text:p>50</text:p>
          </table:table-cell>
          <table:table-cell table:formula="of:=[.B199]+[.E199]" office:value-type="float" office:value="8064.47986416874">
            <text:p>8.064,48</text:p>
          </table:table-cell>
          <table:table-cell table:formula="of:=[.E198]" office:value-type="float" office:value="75">
            <text:p>75,00</text:p>
          </table:table-cell>
          <table:table-cell table:formula="of:=[.B199]-[.E199]" office:value-type="float" office:value="7914.47986416874">
            <text:p>7.914,48</text:p>
          </table:table-cell>
          <table:table-cell table:formula="of:=IF(OR([.A199]&gt;=[.D199];[.A199]&lt;=[.F19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64">
            <text:p>8004,64</text:p>
          </table:table-cell>
          <table:table-cell table:formula="of:=((([.B199]*[.C200])-[.B199])+[.A200])/[.C200]" office:value-type="float" office:value="7989.78306688537">
            <text:p>7.989,78</text:p>
          </table:table-cell>
          <table:table-cell table:formula="of:=[.C199]" office:value-type="float" office:value="50">
            <text:p>50</text:p>
          </table:table-cell>
          <table:table-cell table:formula="of:=[.B200]+[.E200]" office:value-type="float" office:value="8064.78306688537">
            <text:p>8.064,78</text:p>
          </table:table-cell>
          <table:table-cell table:formula="of:=[.E199]" office:value-type="float" office:value="75">
            <text:p>75,00</text:p>
          </table:table-cell>
          <table:table-cell table:formula="of:=[.B200]-[.E200]" office:value-type="float" office:value="7914.78306688537">
            <text:p>7.914,78</text:p>
          </table:table-cell>
          <table:table-cell table:formula="of:=IF(OR([.A200]&gt;=[.D200];[.A200]&lt;=[.F20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37">
            <text:p>7984,37</text:p>
          </table:table-cell>
          <table:table-cell table:formula="of:=((([.B200]*[.C201])-[.B200])+[.A201])/[.C201]" office:value-type="float" office:value="7989.67480554766">
            <text:p>7.989,67</text:p>
          </table:table-cell>
          <table:table-cell table:formula="of:=[.C200]" office:value-type="float" office:value="50">
            <text:p>50</text:p>
          </table:table-cell>
          <table:table-cell table:formula="of:=[.B201]+[.E201]" office:value-type="float" office:value="8064.67480554766">
            <text:p>8.064,67</text:p>
          </table:table-cell>
          <table:table-cell table:formula="of:=[.E200]" office:value-type="float" office:value="75">
            <text:p>75,00</text:p>
          </table:table-cell>
          <table:table-cell table:formula="of:=[.B201]-[.E201]" office:value-type="float" office:value="7914.67480554766">
            <text:p>7.914,67</text:p>
          </table:table-cell>
          <table:table-cell table:formula="of:=IF(OR([.A201]&gt;=[.D201];[.A201]&lt;=[.F20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64">
            <text:p>8004,64</text:p>
          </table:table-cell>
          <table:table-cell table:formula="of:=((([.B201]*[.C202])-[.B201])+[.A202])/[.C202]" office:value-type="float" office:value="7989.97410943671">
            <text:p>7.989,97</text:p>
          </table:table-cell>
          <table:table-cell table:formula="of:=[.C201]" office:value-type="float" office:value="50">
            <text:p>50</text:p>
          </table:table-cell>
          <table:table-cell table:formula="of:=[.B202]+[.E202]" office:value-type="float" office:value="8064.97410943671">
            <text:p>8.064,97</text:p>
          </table:table-cell>
          <table:table-cell table:formula="of:=[.E201]" office:value-type="float" office:value="75">
            <text:p>75,00</text:p>
          </table:table-cell>
          <table:table-cell table:formula="of:=[.B202]-[.E202]" office:value-type="float" office:value="7914.97410943671">
            <text:p>7.914,97</text:p>
          </table:table-cell>
          <table:table-cell table:formula="of:=IF(OR([.A202]&gt;=[.D202];[.A202]&lt;=[.F20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6.73">
            <text:p>7966,73</text:p>
          </table:table-cell>
          <table:table-cell table:formula="of:=((([.B202]*[.C203])-[.B202])+[.A203])/[.C203]" office:value-type="float" office:value="7989.50922724797">
            <text:p>7.989,51</text:p>
          </table:table-cell>
          <table:table-cell table:formula="of:=[.C202]" office:value-type="float" office:value="50">
            <text:p>50</text:p>
          </table:table-cell>
          <table:table-cell table:formula="of:=[.B203]+[.E203]" office:value-type="float" office:value="8064.50922724797">
            <text:p>8.064,51</text:p>
          </table:table-cell>
          <table:table-cell table:formula="of:=[.E202]" office:value-type="float" office:value="75">
            <text:p>75,00</text:p>
          </table:table-cell>
          <table:table-cell table:formula="of:=[.B203]-[.E203]" office:value-type="float" office:value="7914.50922724797">
            <text:p>7.914,51</text:p>
          </table:table-cell>
          <table:table-cell table:formula="of:=IF(OR([.A203]&gt;=[.D203];[.A203]&lt;=[.F20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203]*[.C204])-[.B203])+[.A204])/[.C204]" office:value-type="float" office:value="7989.72824270301">
            <text:p>7.989,73</text:p>
          </table:table-cell>
          <table:table-cell table:formula="of:=[.C203]" office:value-type="float" office:value="50">
            <text:p>50</text:p>
          </table:table-cell>
          <table:table-cell table:formula="of:=[.B204]+[.E204]" office:value-type="float" office:value="8064.72824270301">
            <text:p>8.064,73</text:p>
          </table:table-cell>
          <table:table-cell table:formula="of:=[.E203]" office:value-type="float" office:value="75">
            <text:p>75,00</text:p>
          </table:table-cell>
          <table:table-cell table:formula="of:=[.B204]-[.E204]" office:value-type="float" office:value="7914.72824270301">
            <text:p>7.914,73</text:p>
          </table:table-cell>
          <table:table-cell table:formula="of:=IF(OR([.A204]&gt;=[.D204];[.A204]&lt;=[.F20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23">
            <text:p>7972,23</text:p>
          </table:table-cell>
          <table:table-cell table:formula="of:=((([.B204]*[.C205])-[.B204])+[.A205])/[.C205]" office:value-type="float" office:value="7989.37827784895">
            <text:p>7.989,38</text:p>
          </table:table-cell>
          <table:table-cell table:formula="of:=[.C204]" office:value-type="float" office:value="50">
            <text:p>50</text:p>
          </table:table-cell>
          <table:table-cell table:formula="of:=[.B205]+[.E205]" office:value-type="float" office:value="8064.37827784895">
            <text:p>8.064,38</text:p>
          </table:table-cell>
          <table:table-cell table:formula="of:=[.E204]" office:value-type="float" office:value="75">
            <text:p>75,00</text:p>
          </table:table-cell>
          <table:table-cell table:formula="of:=[.B205]-[.E205]" office:value-type="float" office:value="7914.37827784895">
            <text:p>7.914,38</text:p>
          </table:table-cell>
          <table:table-cell table:formula="of:=IF(OR([.A205]&gt;=[.D205];[.A205]&lt;=[.F20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2">
            <text:p>7953,2</text:p>
          </table:table-cell>
          <table:table-cell table:formula="of:=((([.B205]*[.C206])-[.B205])+[.A206])/[.C206]" office:value-type="float" office:value="7988.65471229197">
            <text:p>7.988,65</text:p>
          </table:table-cell>
          <table:table-cell table:formula="of:=[.C205]" office:value-type="float" office:value="50">
            <text:p>50</text:p>
          </table:table-cell>
          <table:table-cell table:formula="of:=[.B206]+[.E206]" office:value-type="float" office:value="8063.65471229197">
            <text:p>8.063,65</text:p>
          </table:table-cell>
          <table:table-cell table:formula="of:=[.E205]" office:value-type="float" office:value="75">
            <text:p>75,00</text:p>
          </table:table-cell>
          <table:table-cell table:formula="of:=[.B206]-[.E206]" office:value-type="float" office:value="7913.65471229197">
            <text:p>7.913,65</text:p>
          </table:table-cell>
          <table:table-cell table:formula="of:=IF(OR([.A206]&gt;=[.D206];[.A206]&lt;=[.F20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206]*[.C207])-[.B206])+[.A207])/[.C207]" office:value-type="float" office:value="7987.77381804613">
            <text:p>7.987,77</text:p>
          </table:table-cell>
          <table:table-cell table:formula="of:=[.C206]" office:value-type="float" office:value="50">
            <text:p>50</text:p>
          </table:table-cell>
          <table:table-cell table:formula="of:=[.B207]+[.E207]" office:value-type="float" office:value="8062.77381804613">
            <text:p>8.062,77</text:p>
          </table:table-cell>
          <table:table-cell table:formula="of:=[.E206]" office:value-type="float" office:value="75">
            <text:p>75,00</text:p>
          </table:table-cell>
          <table:table-cell table:formula="of:=[.B207]-[.E207]" office:value-type="float" office:value="7912.77381804613">
            <text:p>7.912,77</text:p>
          </table:table-cell>
          <table:table-cell table:formula="of:=IF(OR([.A207]&gt;=[.D207];[.A207]&lt;=[.F20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38">
            <text:p>8011,38</text:p>
          </table:table-cell>
          <table:table-cell table:formula="of:=((([.B207]*[.C208])-[.B207])+[.A208])/[.C208]" office:value-type="float" office:value="7988.24594168521">
            <text:p>7.988,25</text:p>
          </table:table-cell>
          <table:table-cell table:formula="of:=[.C207]" office:value-type="float" office:value="50">
            <text:p>50</text:p>
          </table:table-cell>
          <table:table-cell table:formula="of:=[.B208]+[.E208]" office:value-type="float" office:value="8063.24594168521">
            <text:p>8.063,25</text:p>
          </table:table-cell>
          <table:table-cell table:formula="of:=[.E207]" office:value-type="float" office:value="75">
            <text:p>75,00</text:p>
          </table:table-cell>
          <table:table-cell table:formula="of:=[.B208]-[.E208]" office:value-type="float" office:value="7913.24594168521">
            <text:p>7.913,25</text:p>
          </table:table-cell>
          <table:table-cell table:formula="of:=IF(OR([.A208]&gt;=[.D208];[.A208]&lt;=[.F20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208]*[.C209])-[.B208])+[.A209])/[.C209]" office:value-type="float" office:value="7987.57182285151">
            <text:p>7.987,57</text:p>
          </table:table-cell>
          <table:table-cell table:formula="of:=[.C208]" office:value-type="float" office:value="50">
            <text:p>50</text:p>
          </table:table-cell>
          <table:table-cell table:formula="of:=[.B209]+[.E209]" office:value-type="float" office:value="8062.57182285151">
            <text:p>8.062,57</text:p>
          </table:table-cell>
          <table:table-cell table:formula="of:=[.E208]" office:value-type="float" office:value="75">
            <text:p>75,00</text:p>
          </table:table-cell>
          <table:table-cell table:formula="of:=[.B209]-[.E209]" office:value-type="float" office:value="7912.57182285151">
            <text:p>7.912,57</text:p>
          </table:table-cell>
          <table:table-cell table:formula="of:=IF(OR([.A209]&gt;=[.D209];[.A209]&lt;=[.F20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209]*[.C210])-[.B209])+[.A210])/[.C210]" office:value-type="float" office:value="7987.72438639448">
            <text:p>7.987,72</text:p>
          </table:table-cell>
          <table:table-cell table:formula="of:=[.C209]" office:value-type="float" office:value="50">
            <text:p>50</text:p>
          </table:table-cell>
          <table:table-cell table:formula="of:=[.B210]+[.E210]" office:value-type="float" office:value="8062.72438639448">
            <text:p>8.062,72</text:p>
          </table:table-cell>
          <table:table-cell table:formula="of:=[.E209]" office:value-type="float" office:value="75">
            <text:p>75,00</text:p>
          </table:table-cell>
          <table:table-cell table:formula="of:=[.B210]-[.E210]" office:value-type="float" office:value="7912.72438639448">
            <text:p>7.912,72</text:p>
          </table:table-cell>
          <table:table-cell table:formula="of:=IF(OR([.A210]&gt;=[.D210];[.A210]&lt;=[.F2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210]*[.C211])-[.B210])+[.A211])/[.C211]" office:value-type="float" office:value="7988.19849866659">
            <text:p>7.988,20</text:p>
          </table:table-cell>
          <table:table-cell table:formula="of:=[.C210]" office:value-type="float" office:value="50">
            <text:p>50</text:p>
          </table:table-cell>
          <table:table-cell table:formula="of:=[.B211]+[.E211]" office:value-type="float" office:value="8063.19849866659">
            <text:p>8.063,20</text:p>
          </table:table-cell>
          <table:table-cell table:formula="of:=[.E210]" office:value-type="float" office:value="75">
            <text:p>75,00</text:p>
          </table:table-cell>
          <table:table-cell table:formula="of:=[.B211]-[.E211]" office:value-type="float" office:value="7913.19849866659">
            <text:p>7.913,20</text:p>
          </table:table-cell>
          <table:table-cell table:formula="of:=IF(OR([.A211]&gt;=[.D211];[.A211]&lt;=[.F2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211]*[.C212])-[.B211])+[.A212])/[.C212]" office:value-type="float" office:value="7988.11952869326">
            <text:p>7.988,12</text:p>
          </table:table-cell>
          <table:table-cell table:formula="of:=[.C211]" office:value-type="float" office:value="50">
            <text:p>50</text:p>
          </table:table-cell>
          <table:table-cell table:formula="of:=[.B212]+[.E212]" office:value-type="float" office:value="8063.11952869326">
            <text:p>8.063,12</text:p>
          </table:table-cell>
          <table:table-cell table:formula="of:=[.E211]" office:value-type="float" office:value="75">
            <text:p>75,00</text:p>
          </table:table-cell>
          <table:table-cell table:formula="of:=[.B212]-[.E212]" office:value-type="float" office:value="7913.11952869326">
            <text:p>7.913,12</text:p>
          </table:table-cell>
          <table:table-cell table:formula="of:=IF(OR([.A212]&gt;=[.D212];[.A212]&lt;=[.F2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38">
            <text:p>8011,38</text:p>
          </table:table-cell>
          <table:table-cell table:formula="of:=((([.B212]*[.C213])-[.B212])+[.A213])/[.C213]" office:value-type="float" office:value="7988.58473811939">
            <text:p>7.988,58</text:p>
          </table:table-cell>
          <table:table-cell table:formula="of:=[.C212]" office:value-type="float" office:value="50">
            <text:p>50</text:p>
          </table:table-cell>
          <table:table-cell table:formula="of:=[.B213]+[.E213]" office:value-type="float" office:value="8063.58473811939">
            <text:p>8.063,58</text:p>
          </table:table-cell>
          <table:table-cell table:formula="of:=[.E212]" office:value-type="float" office:value="75">
            <text:p>75,00</text:p>
          </table:table-cell>
          <table:table-cell table:formula="of:=[.B213]-[.E213]" office:value-type="float" office:value="7913.58473811939">
            <text:p>7.913,58</text:p>
          </table:table-cell>
          <table:table-cell table:formula="of:=IF(OR([.A213]&gt;=[.D213];[.A213]&lt;=[.F2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213]*[.C214])-[.B213])+[.A214])/[.C214]" office:value-type="float" office:value="7988.823443357">
            <text:p>7.988,82</text:p>
          </table:table-cell>
          <table:table-cell table:formula="of:=[.C213]" office:value-type="float" office:value="50">
            <text:p>50</text:p>
          </table:table-cell>
          <table:table-cell table:formula="of:=[.B214]+[.E214]" office:value-type="float" office:value="8063.823443357">
            <text:p>8.063,82</text:p>
          </table:table-cell>
          <table:table-cell table:formula="of:=[.E213]" office:value-type="float" office:value="75">
            <text:p>75,00</text:p>
          </table:table-cell>
          <table:table-cell table:formula="of:=[.B214]-[.E214]" office:value-type="float" office:value="7913.823443357">
            <text:p>7.913,82</text:p>
          </table:table-cell>
          <table:table-cell table:formula="of:=IF(OR([.A214]&gt;=[.D214];[.A214]&lt;=[.F2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214]*[.C215])-[.B214])+[.A215])/[.C215]" office:value-type="float" office:value="7988.92457448986">
            <text:p>7.988,92</text:p>
          </table:table-cell>
          <table:table-cell table:formula="of:=[.C214]" office:value-type="float" office:value="50">
            <text:p>50</text:p>
          </table:table-cell>
          <table:table-cell table:formula="of:=[.B215]+[.E215]" office:value-type="float" office:value="8063.92457448986">
            <text:p>8.063,92</text:p>
          </table:table-cell>
          <table:table-cell table:formula="of:=[.E214]" office:value-type="float" office:value="75">
            <text:p>75,00</text:p>
          </table:table-cell>
          <table:table-cell table:formula="of:=[.B215]-[.E215]" office:value-type="float" office:value="7913.92457448986">
            <text:p>7.913,92</text:p>
          </table:table-cell>
          <table:table-cell table:formula="of:=IF(OR([.A215]&gt;=[.D215];[.A215]&lt;=[.F2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7.61">
            <text:p>8027,61</text:p>
          </table:table-cell>
          <table:table-cell table:formula="of:=((([.B215]*[.C216])-[.B215])+[.A216])/[.C216]" office:value-type="float" office:value="7989.69828300006">
            <text:p>7.989,70</text:p>
          </table:table-cell>
          <table:table-cell table:formula="of:=[.C215]" office:value-type="float" office:value="50">
            <text:p>50</text:p>
          </table:table-cell>
          <table:table-cell table:formula="of:=[.B216]+[.E216]" office:value-type="float" office:value="8064.69828300006">
            <text:p>8.064,70</text:p>
          </table:table-cell>
          <table:table-cell table:formula="of:=[.E215]" office:value-type="float" office:value="75">
            <text:p>75,00</text:p>
          </table:table-cell>
          <table:table-cell table:formula="of:=[.B216]-[.E216]" office:value-type="float" office:value="7914.69828300007">
            <text:p>7.914,70</text:p>
          </table:table-cell>
          <table:table-cell table:formula="of:=IF(OR([.A216]&gt;=[.D216];[.A216]&lt;=[.F2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6">
            <text:p>8001,86</text:p>
          </table:table-cell>
          <table:table-cell table:formula="of:=((([.B216]*[.C217])-[.B216])+[.A217])/[.C217]" office:value-type="float" office:value="7989.94151734006">
            <text:p>7.989,94</text:p>
          </table:table-cell>
          <table:table-cell table:formula="of:=[.C216]" office:value-type="float" office:value="50">
            <text:p>50</text:p>
          </table:table-cell>
          <table:table-cell table:formula="of:=[.B217]+[.E217]" office:value-type="float" office:value="8064.94151734006">
            <text:p>8.064,94</text:p>
          </table:table-cell>
          <table:table-cell table:formula="of:=[.E216]" office:value-type="float" office:value="75">
            <text:p>75,00</text:p>
          </table:table-cell>
          <table:table-cell table:formula="of:=[.B217]-[.E217]" office:value-type="float" office:value="7914.94151734006">
            <text:p>7.914,94</text:p>
          </table:table-cell>
          <table:table-cell table:formula="of:=IF(OR([.A217]&gt;=[.D217];[.A217]&lt;=[.F2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1">
            <text:p>7981,61</text:p>
          </table:table-cell>
          <table:table-cell table:formula="of:=((([.B217]*[.C218])-[.B217])+[.A218])/[.C218]" office:value-type="float" office:value="7989.77488699326">
            <text:p>7.989,77</text:p>
          </table:table-cell>
          <table:table-cell table:formula="of:=[.C217]" office:value-type="float" office:value="50">
            <text:p>50</text:p>
          </table:table-cell>
          <table:table-cell table:formula="of:=[.B218]+[.E218]" office:value-type="float" office:value="8064.77488699326">
            <text:p>8.064,77</text:p>
          </table:table-cell>
          <table:table-cell table:formula="of:=[.E217]" office:value-type="float" office:value="75">
            <text:p>75,00</text:p>
          </table:table-cell>
          <table:table-cell table:formula="of:=[.B218]-[.E218]" office:value-type="float" office:value="7914.77488699326">
            <text:p>7.914,77</text:p>
          </table:table-cell>
          <table:table-cell table:formula="of:=IF(OR([.A218]&gt;=[.D218];[.A218]&lt;=[.F2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218]*[.C219])-[.B218])+[.A219])/[.C219]" office:value-type="float" office:value="7989.9619892534">
            <text:p>7.989,96</text:p>
          </table:table-cell>
          <table:table-cell table:formula="of:=[.C218]" office:value-type="float" office:value="50">
            <text:p>50</text:p>
          </table:table-cell>
          <table:table-cell table:formula="of:=[.B219]+[.E219]" office:value-type="float" office:value="8064.96198925339">
            <text:p>8.064,96</text:p>
          </table:table-cell>
          <table:table-cell table:formula="of:=[.E218]" office:value-type="float" office:value="75">
            <text:p>75,00</text:p>
          </table:table-cell>
          <table:table-cell table:formula="of:=[.B219]-[.E219]" office:value-type="float" office:value="7914.96198925339">
            <text:p>7.914,96</text:p>
          </table:table-cell>
          <table:table-cell table:formula="of:=IF(OR([.A219]&gt;=[.D219];[.A219]&lt;=[.F2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219]*[.C220])-[.B219])+[.A220])/[.C220]" office:value-type="float" office:value="7990.06674946833">
            <text:p>7.990,07</text:p>
          </table:table-cell>
          <table:table-cell table:formula="of:=[.C219]" office:value-type="float" office:value="50">
            <text:p>50</text:p>
          </table:table-cell>
          <table:table-cell table:formula="of:=[.B220]+[.E220]" office:value-type="float" office:value="8065.06674946833">
            <text:p>8.065,07</text:p>
          </table:table-cell>
          <table:table-cell table:formula="of:=[.E219]" office:value-type="float" office:value="75">
            <text:p>75,00</text:p>
          </table:table-cell>
          <table:table-cell table:formula="of:=[.B220]-[.E220]" office:value-type="float" office:value="7915.06674946833">
            <text:p>7.915,07</text:p>
          </table:table-cell>
          <table:table-cell table:formula="of:=IF(OR([.A220]&gt;=[.D220];[.A220]&lt;=[.F2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5.83">
            <text:p>7955,83</text:p>
          </table:table-cell>
          <table:table-cell table:formula="of:=((([.B220]*[.C221])-[.B220])+[.A221])/[.C221]" office:value-type="float" office:value="7989.38201447896">
            <text:p>7.989,38</text:p>
          </table:table-cell>
          <table:table-cell table:formula="of:=[.C220]" office:value-type="float" office:value="50">
            <text:p>50</text:p>
          </table:table-cell>
          <table:table-cell table:formula="of:=[.B221]+[.E221]" office:value-type="float" office:value="8064.38201447896">
            <text:p>8.064,38</text:p>
          </table:table-cell>
          <table:table-cell table:formula="of:=[.E220]" office:value-type="float" office:value="75">
            <text:p>75,00</text:p>
          </table:table-cell>
          <table:table-cell table:formula="of:=[.B221]-[.E221]" office:value-type="float" office:value="7914.38201447896">
            <text:p>7.914,38</text:p>
          </table:table-cell>
          <table:table-cell table:formula="of:=IF(OR([.A221]&gt;=[.D221];[.A221]&lt;=[.F2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1">
            <text:p>7981,61</text:p>
          </table:table-cell>
          <table:table-cell table:formula="of:=((([.B221]*[.C222])-[.B221])+[.A222])/[.C222]" office:value-type="float" office:value="7989.22657418938">
            <text:p>7.989,23</text:p>
          </table:table-cell>
          <table:table-cell table:formula="of:=[.C221]" office:value-type="float" office:value="50">
            <text:p>50</text:p>
          </table:table-cell>
          <table:table-cell table:formula="of:=[.B222]+[.E222]" office:value-type="float" office:value="8064.22657418938">
            <text:p>8.064,23</text:p>
          </table:table-cell>
          <table:table-cell table:formula="of:=[.E221]" office:value-type="float" office:value="75">
            <text:p>75,00</text:p>
          </table:table-cell>
          <table:table-cell table:formula="of:=[.B222]-[.E222]" office:value-type="float" office:value="7914.22657418938">
            <text:p>7.914,23</text:p>
          </table:table-cell>
          <table:table-cell table:formula="of:=IF(OR([.A222]&gt;=[.D222];[.A222]&lt;=[.F2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222]*[.C223])-[.B222])+[.A223])/[.C223]" office:value-type="float" office:value="7989.29364270559">
            <text:p>7.989,29</text:p>
          </table:table-cell>
          <table:table-cell table:formula="of:=[.C222]" office:value-type="float" office:value="50">
            <text:p>50</text:p>
          </table:table-cell>
          <table:table-cell table:formula="of:=[.B223]+[.E223]" office:value-type="float" office:value="8064.2936427056">
            <text:p>8.064,29</text:p>
          </table:table-cell>
          <table:table-cell table:formula="of:=[.E222]" office:value-type="float" office:value="75">
            <text:p>75,00</text:p>
          </table:table-cell>
          <table:table-cell table:formula="of:=[.B223]-[.E223]" office:value-type="float" office:value="7914.29364270559">
            <text:p>7.914,29</text:p>
          </table:table-cell>
          <table:table-cell table:formula="of:=IF(OR([.A223]&gt;=[.D223];[.A223]&lt;=[.F2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4">
            <text:p>7982,94</text:p>
          </table:table-cell>
          <table:table-cell table:formula="of:=((([.B223]*[.C224])-[.B223])+[.A224])/[.C224]" office:value-type="float" office:value="7989.16656985148">
            <text:p>7.989,17</text:p>
          </table:table-cell>
          <table:table-cell table:formula="of:=[.C223]" office:value-type="float" office:value="50">
            <text:p>50</text:p>
          </table:table-cell>
          <table:table-cell table:formula="of:=[.B224]+[.E224]" office:value-type="float" office:value="8064.16656985148">
            <text:p>8.064,17</text:p>
          </table:table-cell>
          <table:table-cell table:formula="of:=[.E223]" office:value-type="float" office:value="75">
            <text:p>75,00</text:p>
          </table:table-cell>
          <table:table-cell table:formula="of:=[.B224]-[.E224]" office:value-type="float" office:value="7914.16656985148">
            <text:p>7.914,17</text:p>
          </table:table-cell>
          <table:table-cell table:formula="of:=IF(OR([.A224]&gt;=[.D224];[.A224]&lt;=[.F2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224]*[.C225])-[.B224])+[.A225])/[.C225]" office:value-type="float" office:value="7988.74503845445">
            <text:p>7.988,75</text:p>
          </table:table-cell>
          <table:table-cell table:formula="of:=[.C224]" office:value-type="float" office:value="50">
            <text:p>50</text:p>
          </table:table-cell>
          <table:table-cell table:formula="of:=[.B225]+[.E225]" office:value-type="float" office:value="8063.74503845445">
            <text:p>8.063,75</text:p>
          </table:table-cell>
          <table:table-cell table:formula="of:=[.E224]" office:value-type="float" office:value="75">
            <text:p>75,00</text:p>
          </table:table-cell>
          <table:table-cell table:formula="of:=[.B225]-[.E225]" office:value-type="float" office:value="7913.74503845445">
            <text:p>7.913,75</text:p>
          </table:table-cell>
          <table:table-cell table:formula="of:=IF(OR([.A225]&gt;=[.D225];[.A225]&lt;=[.F2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225]*[.C226])-[.B225])+[.A226])/[.C226]" office:value-type="float" office:value="7988.41133768536">
            <text:p>7.988,41</text:p>
          </table:table-cell>
          <table:table-cell table:formula="of:=[.C225]" office:value-type="float" office:value="50">
            <text:p>50</text:p>
          </table:table-cell>
          <table:table-cell table:formula="of:=[.B226]+[.E226]" office:value-type="float" office:value="8063.41133768536">
            <text:p>8.063,41</text:p>
          </table:table-cell>
          <table:table-cell table:formula="of:=[.E225]" office:value-type="float" office:value="75">
            <text:p>75,00</text:p>
          </table:table-cell>
          <table:table-cell table:formula="of:=[.B226]-[.E226]" office:value-type="float" office:value="7913.41133768536">
            <text:p>7.913,41</text:p>
          </table:table-cell>
          <table:table-cell table:formula="of:=IF(OR([.A226]&gt;=[.D226];[.A226]&lt;=[.F2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46">
            <text:p>7947,46</text:p>
          </table:table-cell>
          <table:table-cell table:formula="of:=((([.B226]*[.C227])-[.B226])+[.A227])/[.C227]" office:value-type="float" office:value="7987.59231093166">
            <text:p>7.987,59</text:p>
          </table:table-cell>
          <table:table-cell table:formula="of:=[.C226]" office:value-type="float" office:value="50">
            <text:p>50</text:p>
          </table:table-cell>
          <table:table-cell table:formula="of:=[.B227]+[.E227]" office:value-type="float" office:value="8062.59231093166">
            <text:p>8.062,59</text:p>
          </table:table-cell>
          <table:table-cell table:formula="of:=[.E226]" office:value-type="float" office:value="75">
            <text:p>75,00</text:p>
          </table:table-cell>
          <table:table-cell table:formula="of:=[.B227]-[.E227]" office:value-type="float" office:value="7912.59231093166">
            <text:p>7.912,59</text:p>
          </table:table-cell>
          <table:table-cell table:formula="of:=IF(OR([.A227]&gt;=[.D227];[.A227]&lt;=[.F2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4">
            <text:p>8000,54</text:p>
          </table:table-cell>
          <table:table-cell table:formula="of:=((([.B227]*[.C228])-[.B227])+[.A228])/[.C228]" office:value-type="float" office:value="7987.85126471302">
            <text:p>7.987,85</text:p>
          </table:table-cell>
          <table:table-cell table:formula="of:=[.C227]" office:value-type="float" office:value="50">
            <text:p>50</text:p>
          </table:table-cell>
          <table:table-cell table:formula="of:=[.B228]+[.E228]" office:value-type="float" office:value="8062.85126471302">
            <text:p>8.062,85</text:p>
          </table:table-cell>
          <table:table-cell table:formula="of:=[.E227]" office:value-type="float" office:value="75">
            <text:p>75,00</text:p>
          </table:table-cell>
          <table:table-cell table:formula="of:=[.B228]-[.E228]" office:value-type="float" office:value="7912.85126471302">
            <text:p>7.912,85</text:p>
          </table:table-cell>
          <table:table-cell table:formula="of:=IF(OR([.A228]&gt;=[.D228];[.A228]&lt;=[.F2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3">
            <text:p>8012,73</text:p>
          </table:table-cell>
          <table:table-cell table:formula="of:=((([.B228]*[.C229])-[.B228])+[.A229])/[.C229]" office:value-type="float" office:value="7988.34883941876">
            <text:p>7.988,35</text:p>
          </table:table-cell>
          <table:table-cell table:formula="of:=[.C228]" office:value-type="float" office:value="50">
            <text:p>50</text:p>
          </table:table-cell>
          <table:table-cell table:formula="of:=[.B229]+[.E229]" office:value-type="float" office:value="8063.34883941876">
            <text:p>8.063,35</text:p>
          </table:table-cell>
          <table:table-cell table:formula="of:=[.E228]" office:value-type="float" office:value="75">
            <text:p>75,00</text:p>
          </table:table-cell>
          <table:table-cell table:formula="of:=[.B229]-[.E229]" office:value-type="float" office:value="7913.34883941876">
            <text:p>7.913,35</text:p>
          </table:table-cell>
          <table:table-cell table:formula="of:=IF(OR([.A229]&gt;=[.D229];[.A229]&lt;=[.F2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21">
            <text:p>7953,21</text:p>
          </table:table-cell>
          <table:table-cell table:formula="of:=((([.B229]*[.C230])-[.B229])+[.A230])/[.C230]" office:value-type="float" office:value="7987.64606263039">
            <text:p>7.987,65</text:p>
          </table:table-cell>
          <table:table-cell table:formula="of:=[.C229]" office:value-type="float" office:value="50">
            <text:p>50</text:p>
          </table:table-cell>
          <table:table-cell table:formula="of:=[.B230]+[.E230]" office:value-type="float" office:value="8062.64606263039">
            <text:p>8.062,65</text:p>
          </table:table-cell>
          <table:table-cell table:formula="of:=[.E229]" office:value-type="float" office:value="75">
            <text:p>75,00</text:p>
          </table:table-cell>
          <table:table-cell table:formula="of:=[.B230]-[.E230]" office:value-type="float" office:value="7912.64606263039">
            <text:p>7.912,65</text:p>
          </table:table-cell>
          <table:table-cell table:formula="of:=IF(OR([.A230]&gt;=[.D230];[.A230]&lt;=[.F2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230]*[.C231])-[.B230])+[.A231])/[.C231]" office:value-type="float" office:value="7987.30734137778">
            <text:p>7.987,31</text:p>
          </table:table-cell>
          <table:table-cell table:formula="of:=[.C230]" office:value-type="float" office:value="50">
            <text:p>50</text:p>
          </table:table-cell>
          <table:table-cell table:formula="of:=[.B231]+[.E231]" office:value-type="float" office:value="8062.30734137778">
            <text:p>8.062,31</text:p>
          </table:table-cell>
          <table:table-cell table:formula="of:=[.E230]" office:value-type="float" office:value="75">
            <text:p>75,00</text:p>
          </table:table-cell>
          <table:table-cell table:formula="of:=[.B231]-[.E231]" office:value-type="float" office:value="7912.30734137778">
            <text:p>7.912,31</text:p>
          </table:table-cell>
          <table:table-cell table:formula="of:=IF(OR([.A231]&gt;=[.D231];[.A231]&lt;=[.F2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89">
            <text:p>8028,89</text:p>
          </table:table-cell>
          <table:table-cell table:formula="of:=((([.B231]*[.C232])-[.B231])+[.A232])/[.C232]" office:value-type="float" office:value="7988.13899455022">
            <text:p>7.988,14</text:p>
          </table:table-cell>
          <table:table-cell table:formula="of:=[.C231]" office:value-type="float" office:value="50">
            <text:p>50</text:p>
          </table:table-cell>
          <table:table-cell table:formula="of:=[.B232]+[.E232]" office:value-type="float" office:value="8063.13899455022">
            <text:p>8.063,14</text:p>
          </table:table-cell>
          <table:table-cell table:formula="of:=[.E231]" office:value-type="float" office:value="75">
            <text:p>75,00</text:p>
          </table:table-cell>
          <table:table-cell table:formula="of:=[.B232]-[.E232]" office:value-type="float" office:value="7913.13899455022">
            <text:p>7.913,14</text:p>
          </table:table-cell>
          <table:table-cell table:formula="of:=IF(OR([.A232]&gt;=[.D232];[.A232]&lt;=[.F2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232]*[.C233])-[.B232])+[.A233])/[.C233]" office:value-type="float" office:value="7988.30601465922">
            <text:p>7.988,31</text:p>
          </table:table-cell>
          <table:table-cell table:formula="of:=[.C232]" office:value-type="float" office:value="50">
            <text:p>50</text:p>
          </table:table-cell>
          <table:table-cell table:formula="of:=[.B233]+[.E233]" office:value-type="float" office:value="8063.30601465922">
            <text:p>8.063,31</text:p>
          </table:table-cell>
          <table:table-cell table:formula="of:=[.E232]" office:value-type="float" office:value="75">
            <text:p>75,00</text:p>
          </table:table-cell>
          <table:table-cell table:formula="of:=[.B233]-[.E233]" office:value-type="float" office:value="7913.30601465922">
            <text:p>7.913,31</text:p>
          </table:table-cell>
          <table:table-cell table:formula="of:=IF(OR([.A233]&gt;=[.D233];[.A233]&lt;=[.F2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17">
            <text:p>7995,17</text:p>
          </table:table-cell>
          <table:table-cell table:formula="of:=((([.B233]*[.C234])-[.B233])+[.A234])/[.C234]" office:value-type="float" office:value="7988.44329436604">
            <text:p>7.988,44</text:p>
          </table:table-cell>
          <table:table-cell table:formula="of:=[.C233]" office:value-type="float" office:value="50">
            <text:p>50</text:p>
          </table:table-cell>
          <table:table-cell table:formula="of:=[.B234]+[.E234]" office:value-type="float" office:value="8063.44329436604">
            <text:p>8.063,44</text:p>
          </table:table-cell>
          <table:table-cell table:formula="of:=[.E233]" office:value-type="float" office:value="75">
            <text:p>75,00</text:p>
          </table:table-cell>
          <table:table-cell table:formula="of:=[.B234]-[.E234]" office:value-type="float" office:value="7913.44329436603">
            <text:p>7.913,44</text:p>
          </table:table-cell>
          <table:table-cell table:formula="of:=IF(OR([.A234]&gt;=[.D234];[.A234]&lt;=[.F23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234]*[.C235])-[.B234])+[.A235])/[.C235]" office:value-type="float" office:value="7988.60542847871">
            <text:p>7.988,61</text:p>
          </table:table-cell>
          <table:table-cell table:formula="of:=[.C234]" office:value-type="float" office:value="50">
            <text:p>50</text:p>
          </table:table-cell>
          <table:table-cell table:formula="of:=[.B235]+[.E235]" office:value-type="float" office:value="8063.60542847871">
            <text:p>8.063,61</text:p>
          </table:table-cell>
          <table:table-cell table:formula="of:=[.E234]" office:value-type="float" office:value="75">
            <text:p>75,00</text:p>
          </table:table-cell>
          <table:table-cell table:formula="of:=[.B235]-[.E235]" office:value-type="float" office:value="7913.60542847871">
            <text:p>7.913,61</text:p>
          </table:table-cell>
          <table:table-cell table:formula="of:=IF(OR([.A235]&gt;=[.D235];[.A235]&lt;=[.F23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235]*[.C236])-[.B235])+[.A236])/[.C236]" office:value-type="float" office:value="7987.69951990914">
            <text:p>7.987,70</text:p>
          </table:table-cell>
          <table:table-cell table:formula="of:=[.C235]" office:value-type="float" office:value="50">
            <text:p>50</text:p>
          </table:table-cell>
          <table:table-cell table:formula="of:=[.B236]+[.E236]" office:value-type="float" office:value="8062.69951990914">
            <text:p>8.062,70</text:p>
          </table:table-cell>
          <table:table-cell table:formula="of:=[.E235]" office:value-type="float" office:value="75">
            <text:p>75,00</text:p>
          </table:table-cell>
          <table:table-cell table:formula="of:=[.B236]-[.E236]" office:value-type="float" office:value="7912.69951990914">
            <text:p>7.912,70</text:p>
          </table:table-cell>
          <table:table-cell table:formula="of:=IF(OR([.A236]&gt;=[.D236];[.A236]&lt;=[.F23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8.54">
            <text:p>8038,54</text:p>
          </table:table-cell>
          <table:table-cell table:formula="of:=((([.B236]*[.C237])-[.B236])+[.A237])/[.C237]" office:value-type="float" office:value="7988.71632951096">
            <text:p>7.988,72</text:p>
          </table:table-cell>
          <table:table-cell table:formula="of:=[.C236]" office:value-type="float" office:value="50">
            <text:p>50</text:p>
          </table:table-cell>
          <table:table-cell table:formula="of:=[.B237]+[.E237]" office:value-type="float" office:value="8063.71632951096">
            <text:p>8.063,72</text:p>
          </table:table-cell>
          <table:table-cell table:formula="of:=[.E236]" office:value-type="float" office:value="75">
            <text:p>75,00</text:p>
          </table:table-cell>
          <table:table-cell table:formula="of:=[.B237]-[.E237]" office:value-type="float" office:value="7913.71632951096">
            <text:p>7.913,72</text:p>
          </table:table-cell>
          <table:table-cell table:formula="of:=IF(OR([.A237]&gt;=[.D237];[.A237]&lt;=[.F23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0.06">
            <text:p>8010,06</text:p>
          </table:table-cell>
          <table:table-cell table:formula="of:=((([.B237]*[.C238])-[.B237])+[.A238])/[.C238]" office:value-type="float" office:value="7989.14320292074">
            <text:p>7.989,14</text:p>
          </table:table-cell>
          <table:table-cell table:formula="of:=[.C237]" office:value-type="float" office:value="50">
            <text:p>50</text:p>
          </table:table-cell>
          <table:table-cell table:formula="of:=[.B238]+[.E238]" office:value-type="float" office:value="8064.14320292074">
            <text:p>8.064,14</text:p>
          </table:table-cell>
          <table:table-cell table:formula="of:=[.E237]" office:value-type="float" office:value="75">
            <text:p>75,00</text:p>
          </table:table-cell>
          <table:table-cell table:formula="of:=[.B238]-[.E238]" office:value-type="float" office:value="7914.14320292074">
            <text:p>7.914,14</text:p>
          </table:table-cell>
          <table:table-cell table:formula="of:=IF(OR([.A238]&gt;=[.D238];[.A238]&lt;=[.F23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238]*[.C239])-[.B238])+[.A239])/[.C239]" office:value-type="float" office:value="7989.04533886232">
            <text:p>7.989,05</text:p>
          </table:table-cell>
          <table:table-cell table:formula="of:=[.C238]" office:value-type="float" office:value="50">
            <text:p>50</text:p>
          </table:table-cell>
          <table:table-cell table:formula="of:=[.B239]+[.E239]" office:value-type="float" office:value="8064.04533886232">
            <text:p>8.064,05</text:p>
          </table:table-cell>
          <table:table-cell table:formula="of:=[.E238]" office:value-type="float" office:value="75">
            <text:p>75,00</text:p>
          </table:table-cell>
          <table:table-cell table:formula="of:=[.B239]-[.E239]" office:value-type="float" office:value="7914.04533886232">
            <text:p>7.914,05</text:p>
          </table:table-cell>
          <table:table-cell table:formula="of:=IF(OR([.A239]&gt;=[.D239];[.A239]&lt;=[.F23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4">
            <text:p>8000,54</text:p>
          </table:table-cell>
          <table:table-cell table:formula="of:=((([.B239]*[.C240])-[.B239])+[.A240])/[.C240]" office:value-type="float" office:value="7989.27523208507">
            <text:p>7.989,28</text:p>
          </table:table-cell>
          <table:table-cell table:formula="of:=[.C239]" office:value-type="float" office:value="50">
            <text:p>50</text:p>
          </table:table-cell>
          <table:table-cell table:formula="of:=[.B240]+[.E240]" office:value-type="float" office:value="8064.27523208507">
            <text:p>8.064,28</text:p>
          </table:table-cell>
          <table:table-cell table:formula="of:=[.E239]" office:value-type="float" office:value="75">
            <text:p>75,00</text:p>
          </table:table-cell>
          <table:table-cell table:formula="of:=[.B240]-[.E240]" office:value-type="float" office:value="7914.27523208507">
            <text:p>7.914,28</text:p>
          </table:table-cell>
          <table:table-cell table:formula="of:=IF(OR([.A240]&gt;=[.D240];[.A240]&lt;=[.F24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2.01">
            <text:p>7942,01</text:p>
          </table:table-cell>
          <table:table-cell table:formula="of:=((([.B240]*[.C241])-[.B240])+[.A241])/[.C241]" office:value-type="float" office:value="7988.32992744337">
            <text:p>7.988,33</text:p>
          </table:table-cell>
          <table:table-cell table:formula="of:=[.C240]" office:value-type="float" office:value="50">
            <text:p>50</text:p>
          </table:table-cell>
          <table:table-cell table:formula="of:=[.B241]+[.E241]" office:value-type="float" office:value="8063.32992744337">
            <text:p>8.063,33</text:p>
          </table:table-cell>
          <table:table-cell table:formula="of:=[.E240]" office:value-type="float" office:value="75">
            <text:p>75,00</text:p>
          </table:table-cell>
          <table:table-cell table:formula="of:=[.B241]-[.E241]" office:value-type="float" office:value="7913.32992744337">
            <text:p>7.913,33</text:p>
          </table:table-cell>
          <table:table-cell table:formula="of:=IF(OR([.A241]&gt;=[.D241];[.A241]&lt;=[.F24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">
            <text:p>8012,7</text:p>
          </table:table-cell>
          <table:table-cell table:formula="of:=((([.B241]*[.C242])-[.B241])+[.A242])/[.C242]" office:value-type="float" office:value="7988.81732889451">
            <text:p>7.988,82</text:p>
          </table:table-cell>
          <table:table-cell table:formula="of:=[.C241]" office:value-type="float" office:value="50">
            <text:p>50</text:p>
          </table:table-cell>
          <table:table-cell table:formula="of:=[.B242]+[.E242]" office:value-type="float" office:value="8063.81732889451">
            <text:p>8.063,82</text:p>
          </table:table-cell>
          <table:table-cell table:formula="of:=[.E241]" office:value-type="float" office:value="75">
            <text:p>75,00</text:p>
          </table:table-cell>
          <table:table-cell table:formula="of:=[.B242]-[.E242]" office:value-type="float" office:value="7913.81732889451">
            <text:p>7.913,82</text:p>
          </table:table-cell>
          <table:table-cell table:formula="of:=IF(OR([.A242]&gt;=[.D242];[.A242]&lt;=[.F24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242]*[.C243])-[.B242])+[.A243])/[.C243]" office:value-type="float" office:value="7988.48218231662">
            <text:p>7.988,48</text:p>
          </table:table-cell>
          <table:table-cell table:formula="of:=[.C242]" office:value-type="float" office:value="50">
            <text:p>50</text:p>
          </table:table-cell>
          <table:table-cell table:formula="of:=[.B243]+[.E243]" office:value-type="float" office:value="8063.48218231662">
            <text:p>8.063,48</text:p>
          </table:table-cell>
          <table:table-cell table:formula="of:=[.E242]" office:value-type="float" office:value="75">
            <text:p>75,00</text:p>
          </table:table-cell>
          <table:table-cell table:formula="of:=[.B243]-[.E243]" office:value-type="float" office:value="7913.48218231662">
            <text:p>7.913,48</text:p>
          </table:table-cell>
          <table:table-cell table:formula="of:=IF(OR([.A243]&gt;=[.D243];[.A243]&lt;=[.F24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243]*[.C244])-[.B243])+[.A244])/[.C244]" office:value-type="float" office:value="7988.15373867028">
            <text:p>7.988,15</text:p>
          </table:table-cell>
          <table:table-cell table:formula="of:=[.C243]" office:value-type="float" office:value="50">
            <text:p>50</text:p>
          </table:table-cell>
          <table:table-cell table:formula="of:=[.B244]+[.E244]" office:value-type="float" office:value="8063.15373867028">
            <text:p>8.063,15</text:p>
          </table:table-cell>
          <table:table-cell table:formula="of:=[.E243]" office:value-type="float" office:value="75">
            <text:p>75,00</text:p>
          </table:table-cell>
          <table:table-cell table:formula="of:=[.B244]-[.E244]" office:value-type="float" office:value="7913.15373867028">
            <text:p>7.913,15</text:p>
          </table:table-cell>
          <table:table-cell table:formula="of:=IF(OR([.A244]&gt;=[.D244];[.A244]&lt;=[.F24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244]*[.C245])-[.B244])+[.A245])/[.C245]" office:value-type="float" office:value="7988.12926389688">
            <text:p>7.988,13</text:p>
          </table:table-cell>
          <table:table-cell table:formula="of:=[.C244]" office:value-type="float" office:value="50">
            <text:p>50</text:p>
          </table:table-cell>
          <table:table-cell table:formula="of:=[.B245]+[.E245]" office:value-type="float" office:value="8063.12926389688">
            <text:p>8.063,13</text:p>
          </table:table-cell>
          <table:table-cell table:formula="of:=[.E244]" office:value-type="float" office:value="75">
            <text:p>75,00</text:p>
          </table:table-cell>
          <table:table-cell table:formula="of:=[.B245]-[.E245]" office:value-type="float" office:value="7913.12926389688">
            <text:p>7.913,13</text:p>
          </table:table-cell>
          <table:table-cell table:formula="of:=IF(OR([.A245]&gt;=[.D245];[.A245]&lt;=[.F24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245]*[.C246])-[.B245])+[.A246])/[.C246]" office:value-type="float" office:value="7988.59527861894">
            <text:p>7.988,60</text:p>
          </table:table-cell>
          <table:table-cell table:formula="of:=[.C245]" office:value-type="float" office:value="50">
            <text:p>50</text:p>
          </table:table-cell>
          <table:table-cell table:formula="of:=[.B246]+[.E246]" office:value-type="float" office:value="8063.59527861894">
            <text:p>8.063,60</text:p>
          </table:table-cell>
          <table:table-cell table:formula="of:=[.E245]" office:value-type="float" office:value="75">
            <text:p>75,00</text:p>
          </table:table-cell>
          <table:table-cell table:formula="of:=[.B246]-[.E246]" office:value-type="float" office:value="7913.59527861894">
            <text:p>7.913,60</text:p>
          </table:table-cell>
          <table:table-cell table:formula="of:=IF(OR([.A246]&gt;=[.D246];[.A246]&lt;=[.F24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3.8">
            <text:p>8043,8</text:p>
          </table:table-cell>
          <table:table-cell table:formula="of:=((([.B246]*[.C247])-[.B246])+[.A247])/[.C247]" office:value-type="float" office:value="7989.69937304656">
            <text:p>7.989,70</text:p>
          </table:table-cell>
          <table:table-cell table:formula="of:=[.C246]" office:value-type="float" office:value="50">
            <text:p>50</text:p>
          </table:table-cell>
          <table:table-cell table:formula="of:=[.B247]+[.E247]" office:value-type="float" office:value="8064.69937304656">
            <text:p>8.064,70</text:p>
          </table:table-cell>
          <table:table-cell table:formula="of:=[.E246]" office:value-type="float" office:value="75">
            <text:p>75,00</text:p>
          </table:table-cell>
          <table:table-cell table:formula="of:=[.B247]-[.E247]" office:value-type="float" office:value="7914.69937304656">
            <text:p>7.914,70</text:p>
          </table:table-cell>
          <table:table-cell table:formula="of:=IF(OR([.A247]&gt;=[.D247];[.A247]&lt;=[.F24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5.02">
            <text:p>7975,02</text:p>
          </table:table-cell>
          <table:table-cell table:formula="of:=((([.B247]*[.C248])-[.B247])+[.A248])/[.C248]" office:value-type="float" office:value="7989.40578558563">
            <text:p>7.989,41</text:p>
          </table:table-cell>
          <table:table-cell table:formula="of:=[.C247]" office:value-type="float" office:value="50">
            <text:p>50</text:p>
          </table:table-cell>
          <table:table-cell table:formula="of:=[.B248]+[.E248]" office:value-type="float" office:value="8064.40578558563">
            <text:p>8.064,41</text:p>
          </table:table-cell>
          <table:table-cell table:formula="of:=[.E247]" office:value-type="float" office:value="75">
            <text:p>75,00</text:p>
          </table:table-cell>
          <table:table-cell table:formula="of:=[.B248]-[.E248]" office:value-type="float" office:value="7914.40578558563">
            <text:p>7.914,41</text:p>
          </table:table-cell>
          <table:table-cell table:formula="of:=IF(OR([.A248]&gt;=[.D248];[.A248]&lt;=[.F24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248]*[.C249])-[.B248])+[.A249])/[.C249]" office:value-type="float" office:value="7989.30266987392">
            <text:p>7.989,30</text:p>
          </table:table-cell>
          <table:table-cell table:formula="of:=[.C248]" office:value-type="float" office:value="50">
            <text:p>50</text:p>
          </table:table-cell>
          <table:table-cell table:formula="of:=[.B249]+[.E249]" office:value-type="float" office:value="8064.30266987392">
            <text:p>8.064,30</text:p>
          </table:table-cell>
          <table:table-cell table:formula="of:=[.E248]" office:value-type="float" office:value="75">
            <text:p>75,00</text:p>
          </table:table-cell>
          <table:table-cell table:formula="of:=[.B249]-[.E249]" office:value-type="float" office:value="7914.30266987392">
            <text:p>7.914,30</text:p>
          </table:table-cell>
          <table:table-cell table:formula="of:=IF(OR([.A249]&gt;=[.D249];[.A249]&lt;=[.F24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0.08">
            <text:p>8010,08</text:p>
          </table:table-cell>
          <table:table-cell table:formula="of:=((([.B249]*[.C250])-[.B249])+[.A250])/[.C250]" office:value-type="float" office:value="7989.71821647644">
            <text:p>7.989,72</text:p>
          </table:table-cell>
          <table:table-cell table:formula="of:=[.C249]" office:value-type="float" office:value="50">
            <text:p>50</text:p>
          </table:table-cell>
          <table:table-cell table:formula="of:=[.B250]+[.E250]" office:value-type="float" office:value="8064.71821647644">
            <text:p>8.064,72</text:p>
          </table:table-cell>
          <table:table-cell table:formula="of:=[.E249]" office:value-type="float" office:value="75">
            <text:p>75,00</text:p>
          </table:table-cell>
          <table:table-cell table:formula="of:=[.B250]-[.E250]" office:value-type="float" office:value="7914.71821647644">
            <text:p>7.914,72</text:p>
          </table:table-cell>
          <table:table-cell table:formula="of:=IF(OR([.A250]&gt;=[.D250];[.A250]&lt;=[.F25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9">
            <text:p>7984,29</text:p>
          </table:table-cell>
          <table:table-cell table:formula="of:=((([.B250]*[.C251])-[.B250])+[.A251])/[.C251]" office:value-type="float" office:value="7989.60965214691">
            <text:p>7.989,61</text:p>
          </table:table-cell>
          <table:table-cell table:formula="of:=[.C250]" office:value-type="float" office:value="50">
            <text:p>50</text:p>
          </table:table-cell>
          <table:table-cell table:formula="of:=[.B251]+[.E251]" office:value-type="float" office:value="8064.60965214691">
            <text:p>8.064,61</text:p>
          </table:table-cell>
          <table:table-cell table:formula="of:=[.E250]" office:value-type="float" office:value="75">
            <text:p>75,00</text:p>
          </table:table-cell>
          <table:table-cell table:formula="of:=[.B251]-[.E251]" office:value-type="float" office:value="7914.60965214691">
            <text:p>7.914,61</text:p>
          </table:table-cell>
          <table:table-cell table:formula="of:=IF(OR([.A251]&gt;=[.D251];[.A251]&lt;=[.F25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251]*[.C252])-[.B251])+[.A252])/[.C252]" office:value-type="float" office:value="7989.82665910397">
            <text:p>7.989,83</text:p>
          </table:table-cell>
          <table:table-cell table:formula="of:=[.C251]" office:value-type="float" office:value="50">
            <text:p>50</text:p>
          </table:table-cell>
          <table:table-cell table:formula="of:=[.B252]+[.E252]" office:value-type="float" office:value="8064.82665910397">
            <text:p>8.064,83</text:p>
          </table:table-cell>
          <table:table-cell table:formula="of:=[.E251]" office:value-type="float" office:value="75">
            <text:p>75,00</text:p>
          </table:table-cell>
          <table:table-cell table:formula="of:=[.B252]-[.E252]" office:value-type="float" office:value="7914.82665910397">
            <text:p>7.914,83</text:p>
          </table:table-cell>
          <table:table-cell table:formula="of:=IF(OR([.A252]&gt;=[.D252];[.A252]&lt;=[.F25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9.83">
            <text:p>8039,83</text:p>
          </table:table-cell>
          <table:table-cell table:formula="of:=((([.B252]*[.C253])-[.B252])+[.A253])/[.C253]" office:value-type="float" office:value="7990.82672592189">
            <text:p>7.990,83</text:p>
          </table:table-cell>
          <table:table-cell table:formula="of:=[.C252]" office:value-type="float" office:value="50">
            <text:p>50</text:p>
          </table:table-cell>
          <table:table-cell table:formula="of:=[.B253]+[.E253]" office:value-type="float" office:value="8065.82672592189">
            <text:p>8.065,83</text:p>
          </table:table-cell>
          <table:table-cell table:formula="of:=[.E252]" office:value-type="float" office:value="75">
            <text:p>75,00</text:p>
          </table:table-cell>
          <table:table-cell table:formula="of:=[.B253]-[.E253]" office:value-type="float" office:value="7915.82672592189">
            <text:p>7.915,83</text:p>
          </table:table-cell>
          <table:table-cell table:formula="of:=IF(OR([.A253]&gt;=[.D253];[.A253]&lt;=[.F25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253]*[.C254])-[.B253])+[.A254])/[.C254]" office:value-type="float" office:value="7990.88779140346">
            <text:p>7.990,89</text:p>
          </table:table-cell>
          <table:table-cell table:formula="of:=[.C253]" office:value-type="float" office:value="50">
            <text:p>50</text:p>
          </table:table-cell>
          <table:table-cell table:formula="of:=[.B254]+[.E254]" office:value-type="float" office:value="8065.88779140346">
            <text:p>8.065,89</text:p>
          </table:table-cell>
          <table:table-cell table:formula="of:=[.E253]" office:value-type="float" office:value="75">
            <text:p>75,00</text:p>
          </table:table-cell>
          <table:table-cell table:formula="of:=[.B254]-[.E254]" office:value-type="float" office:value="7915.88779140346">
            <text:p>7.915,89</text:p>
          </table:table-cell>
          <table:table-cell table:formula="of:=IF(OR([.A254]&gt;=[.D254];[.A254]&lt;=[.F25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34">
            <text:p>7988,34</text:p>
          </table:table-cell>
          <table:table-cell table:formula="of:=((([.B254]*[.C255])-[.B254])+[.A255])/[.C255]" office:value-type="float" office:value="7990.83683557539">
            <text:p>7.990,84</text:p>
          </table:table-cell>
          <table:table-cell table:formula="of:=[.C254]" office:value-type="float" office:value="50">
            <text:p>50</text:p>
          </table:table-cell>
          <table:table-cell table:formula="of:=[.B255]+[.E255]" office:value-type="float" office:value="8065.83683557539">
            <text:p>8.065,84</text:p>
          </table:table-cell>
          <table:table-cell table:formula="of:=[.E254]" office:value-type="float" office:value="75">
            <text:p>75,00</text:p>
          </table:table-cell>
          <table:table-cell table:formula="of:=[.B255]-[.E255]" office:value-type="float" office:value="7915.83683557539">
            <text:p>7.915,84</text:p>
          </table:table-cell>
          <table:table-cell table:formula="of:=IF(OR([.A255]&gt;=[.D255];[.A255]&lt;=[.F25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3">
            <text:p>8012,73</text:p>
          </table:table-cell>
          <table:table-cell table:formula="of:=((([.B255]*[.C256])-[.B255])+[.A256])/[.C256]" office:value-type="float" office:value="7991.27469886388">
            <text:p>7.991,27</text:p>
          </table:table-cell>
          <table:table-cell table:formula="of:=[.C255]" office:value-type="float" office:value="50">
            <text:p>50</text:p>
          </table:table-cell>
          <table:table-cell table:formula="of:=[.B256]+[.E256]" office:value-type="float" office:value="8066.27469886388">
            <text:p>8.066,27</text:p>
          </table:table-cell>
          <table:table-cell table:formula="of:=[.E255]" office:value-type="float" office:value="75">
            <text:p>75,00</text:p>
          </table:table-cell>
          <table:table-cell table:formula="of:=[.B256]-[.E256]" office:value-type="float" office:value="7916.27469886388">
            <text:p>7.916,27</text:p>
          </table:table-cell>
          <table:table-cell table:formula="of:=IF(OR([.A256]&gt;=[.D256];[.A256]&lt;=[.F25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256]*[.C257])-[.B256])+[.A257])/[.C257]" office:value-type="float" office:value="7991.4854048866">
            <text:p>7.991,49</text:p>
          </table:table-cell>
          <table:table-cell table:formula="of:=[.C256]" office:value-type="float" office:value="50">
            <text:p>50</text:p>
          </table:table-cell>
          <table:table-cell table:formula="of:=[.B257]+[.E257]" office:value-type="float" office:value="8066.4854048866">
            <text:p>8.066,49</text:p>
          </table:table-cell>
          <table:table-cell table:formula="of:=[.E256]" office:value-type="float" office:value="75">
            <text:p>75,00</text:p>
          </table:table-cell>
          <table:table-cell table:formula="of:=[.B257]-[.E257]" office:value-type="float" office:value="7916.4854048866">
            <text:p>7.916,49</text:p>
          </table:table-cell>
          <table:table-cell table:formula="of:=IF(OR([.A257]&gt;=[.D257];[.A257]&lt;=[.F25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5.83">
            <text:p>7955,83</text:p>
          </table:table-cell>
          <table:table-cell table:formula="of:=((([.B257]*[.C258])-[.B257])+[.A258])/[.C258]" office:value-type="float" office:value="7990.77229678887">
            <text:p>7.990,77</text:p>
          </table:table-cell>
          <table:table-cell table:formula="of:=[.C257]" office:value-type="float" office:value="50">
            <text:p>50</text:p>
          </table:table-cell>
          <table:table-cell table:formula="of:=[.B258]+[.E258]" office:value-type="float" office:value="8065.77229678887">
            <text:p>8.065,77</text:p>
          </table:table-cell>
          <table:table-cell table:formula="of:=[.E257]" office:value-type="float" office:value="75">
            <text:p>75,00</text:p>
          </table:table-cell>
          <table:table-cell table:formula="of:=[.B258]-[.E258]" office:value-type="float" office:value="7915.77229678887">
            <text:p>7.915,77</text:p>
          </table:table-cell>
          <table:table-cell table:formula="of:=IF(OR([.A258]&gt;=[.D258];[.A258]&lt;=[.F25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24">
            <text:p>7999,24</text:p>
          </table:table-cell>
          <table:table-cell table:formula="of:=((([.B258]*[.C259])-[.B258])+[.A259])/[.C259]" office:value-type="float" office:value="7990.94165085309">
            <text:p>7.990,94</text:p>
          </table:table-cell>
          <table:table-cell table:formula="of:=[.C258]" office:value-type="float" office:value="50">
            <text:p>50</text:p>
          </table:table-cell>
          <table:table-cell table:formula="of:=[.B259]+[.E259]" office:value-type="float" office:value="8065.94165085309">
            <text:p>8.065,94</text:p>
          </table:table-cell>
          <table:table-cell table:formula="of:=[.E258]" office:value-type="float" office:value="75">
            <text:p>75,00</text:p>
          </table:table-cell>
          <table:table-cell table:formula="of:=[.B259]-[.E259]" office:value-type="float" office:value="7915.94165085309">
            <text:p>7.915,94</text:p>
          </table:table-cell>
          <table:table-cell table:formula="of:=IF(OR([.A259]&gt;=[.D259];[.A259]&lt;=[.F25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259]*[.C260])-[.B259])+[.A260])/[.C260]" office:value-type="float" office:value="7991.10621783603">
            <text:p>7.991,11</text:p>
          </table:table-cell>
          <table:table-cell table:formula="of:=[.C259]" office:value-type="float" office:value="50">
            <text:p>50</text:p>
          </table:table-cell>
          <table:table-cell table:formula="of:=[.B260]+[.E260]" office:value-type="float" office:value="8066.10621783603">
            <text:p>8.066,11</text:p>
          </table:table-cell>
          <table:table-cell table:formula="of:=[.E259]" office:value-type="float" office:value="75">
            <text:p>75,00</text:p>
          </table:table-cell>
          <table:table-cell table:formula="of:=[.B260]-[.E260]" office:value-type="float" office:value="7916.10621783603">
            <text:p>7.916,11</text:p>
          </table:table-cell>
          <table:table-cell table:formula="of:=IF(OR([.A260]&gt;=[.D260];[.A260]&lt;=[.F26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260]*[.C261])-[.B260])+[.A261])/[.C261]" office:value-type="float" office:value="7990.96909347931">
            <text:p>7.990,97</text:p>
          </table:table-cell>
          <table:table-cell table:formula="of:=[.C260]" office:value-type="float" office:value="50">
            <text:p>50</text:p>
          </table:table-cell>
          <table:table-cell table:formula="of:=[.B261]+[.E261]" office:value-type="float" office:value="8065.96909347931">
            <text:p>8.065,97</text:p>
          </table:table-cell>
          <table:table-cell table:formula="of:=[.E260]" office:value-type="float" office:value="75">
            <text:p>75,00</text:p>
          </table:table-cell>
          <table:table-cell table:formula="of:=[.B261]-[.E261]" office:value-type="float" office:value="7915.96909347931">
            <text:p>7.915,97</text:p>
          </table:table-cell>
          <table:table-cell table:formula="of:=IF(OR([.A261]&gt;=[.D261];[.A261]&lt;=[.F26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261]*[.C262])-[.B261])+[.A262])/[.C262]" office:value-type="float" office:value="7990.88831160972">
            <text:p>7.990,89</text:p>
          </table:table-cell>
          <table:table-cell table:formula="of:=[.C261]" office:value-type="float" office:value="50">
            <text:p>50</text:p>
          </table:table-cell>
          <table:table-cell table:formula="of:=[.B262]+[.E262]" office:value-type="float" office:value="8065.88831160972">
            <text:p>8.065,89</text:p>
          </table:table-cell>
          <table:table-cell table:formula="of:=[.E261]" office:value-type="float" office:value="75">
            <text:p>75,00</text:p>
          </table:table-cell>
          <table:table-cell table:formula="of:=[.B262]-[.E262]" office:value-type="float" office:value="7915.88831160972">
            <text:p>7.915,89</text:p>
          </table:table-cell>
          <table:table-cell table:formula="of:=IF(OR([.A262]&gt;=[.D262];[.A262]&lt;=[.F26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7.69">
            <text:p>7977,69</text:p>
          </table:table-cell>
          <table:table-cell table:formula="of:=((([.B262]*[.C263])-[.B262])+[.A263])/[.C263]" office:value-type="float" office:value="7990.62434537753">
            <text:p>7.990,62</text:p>
          </table:table-cell>
          <table:table-cell table:formula="of:=[.C262]" office:value-type="float" office:value="50">
            <text:p>50</text:p>
          </table:table-cell>
          <table:table-cell table:formula="of:=[.B263]+[.E263]" office:value-type="float" office:value="8065.62434537753">
            <text:p>8.065,62</text:p>
          </table:table-cell>
          <table:table-cell table:formula="of:=[.E262]" office:value-type="float" office:value="75">
            <text:p>75,00</text:p>
          </table:table-cell>
          <table:table-cell table:formula="of:=[.B263]-[.E263]" office:value-type="float" office:value="7915.62434537753">
            <text:p>7.915,62</text:p>
          </table:table-cell>
          <table:table-cell table:formula="of:=IF(OR([.A263]&gt;=[.D263];[.A263]&lt;=[.F26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263]*[.C264])-[.B263])+[.A264])/[.C264]" office:value-type="float" office:value="7990.74165846998">
            <text:p>7.990,74</text:p>
          </table:table-cell>
          <table:table-cell table:formula="of:=[.C263]" office:value-type="float" office:value="50">
            <text:p>50</text:p>
          </table:table-cell>
          <table:table-cell table:formula="of:=[.B264]+[.E264]" office:value-type="float" office:value="8065.74165846998">
            <text:p>8.065,74</text:p>
          </table:table-cell>
          <table:table-cell table:formula="of:=[.E263]" office:value-type="float" office:value="75">
            <text:p>75,00</text:p>
          </table:table-cell>
          <table:table-cell table:formula="of:=[.B264]-[.E264]" office:value-type="float" office:value="7915.74165846998">
            <text:p>7.915,74</text:p>
          </table:table-cell>
          <table:table-cell table:formula="of:=IF(OR([.A264]&gt;=[.D264];[.A264]&lt;=[.F26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264]*[.C265])-[.B264])+[.A265])/[.C265]" office:value-type="float" office:value="7990.63842530058">
            <text:p>7.990,64</text:p>
          </table:table-cell>
          <table:table-cell table:formula="of:=[.C264]" office:value-type="float" office:value="50">
            <text:p>50</text:p>
          </table:table-cell>
          <table:table-cell table:formula="of:=[.B265]+[.E265]" office:value-type="float" office:value="8065.63842530058">
            <text:p>8.065,64</text:p>
          </table:table-cell>
          <table:table-cell table:formula="of:=[.E264]" office:value-type="float" office:value="75">
            <text:p>75,00</text:p>
          </table:table-cell>
          <table:table-cell table:formula="of:=[.B265]-[.E265]" office:value-type="float" office:value="7915.63842530058">
            <text:p>7.915,64</text:p>
          </table:table-cell>
          <table:table-cell table:formula="of:=IF(OR([.A265]&gt;=[.D265];[.A265]&lt;=[.F26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1.55">
            <text:p>8031,55</text:p>
          </table:table-cell>
          <table:table-cell table:formula="of:=((([.B265]*[.C266])-[.B265])+[.A266])/[.C266]" office:value-type="float" office:value="7991.45665679457">
            <text:p>7.991,46</text:p>
          </table:table-cell>
          <table:table-cell table:formula="of:=[.C265]" office:value-type="float" office:value="50">
            <text:p>50</text:p>
          </table:table-cell>
          <table:table-cell table:formula="of:=[.B266]+[.E266]" office:value-type="float" office:value="8066.45665679457">
            <text:p>8.066,46</text:p>
          </table:table-cell>
          <table:table-cell table:formula="of:=[.E265]" office:value-type="float" office:value="75">
            <text:p>75,00</text:p>
          </table:table-cell>
          <table:table-cell table:formula="of:=[.B266]-[.E266]" office:value-type="float" office:value="7916.45665679457">
            <text:p>7.916,46</text:p>
          </table:table-cell>
          <table:table-cell table:formula="of:=IF(OR([.A266]&gt;=[.D266];[.A266]&lt;=[.F26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65">
            <text:p>7985,65</text:p>
          </table:table-cell>
          <table:table-cell table:formula="of:=((([.B266]*[.C267])-[.B266])+[.A267])/[.C267]" office:value-type="float" office:value="7991.34052365867">
            <text:p>7.991,34</text:p>
          </table:table-cell>
          <table:table-cell table:formula="of:=[.C266]" office:value-type="float" office:value="50">
            <text:p>50</text:p>
          </table:table-cell>
          <table:table-cell table:formula="of:=[.B267]+[.E267]" office:value-type="float" office:value="8066.34052365867">
            <text:p>8.066,34</text:p>
          </table:table-cell>
          <table:table-cell table:formula="of:=[.E266]" office:value-type="float" office:value="75">
            <text:p>75,00</text:p>
          </table:table-cell>
          <table:table-cell table:formula="of:=[.B267]-[.E267]" office:value-type="float" office:value="7916.34052365867">
            <text:p>7.916,34</text:p>
          </table:table-cell>
          <table:table-cell table:formula="of:=IF(OR([.A267]&gt;=[.D267];[.A267]&lt;=[.F26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267]*[.C268])-[.B267])+[.A268])/[.C268]" office:value-type="float" office:value="7991.4177131855">
            <text:p>7.991,42</text:p>
          </table:table-cell>
          <table:table-cell table:formula="of:=[.C267]" office:value-type="float" office:value="50">
            <text:p>50</text:p>
          </table:table-cell>
          <table:table-cell table:formula="of:=[.B268]+[.E268]" office:value-type="float" office:value="8066.4177131855">
            <text:p>8.066,42</text:p>
          </table:table-cell>
          <table:table-cell table:formula="of:=[.E267]" office:value-type="float" office:value="75">
            <text:p>75,00</text:p>
          </table:table-cell>
          <table:table-cell table:formula="of:=[.B268]-[.E268]" office:value-type="float" office:value="7916.4177131855">
            <text:p>7.916,42</text:p>
          </table:table-cell>
          <table:table-cell table:formula="of:=IF(OR([.A268]&gt;=[.D268];[.A268]&lt;=[.F26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268]*[.C269])-[.B268])+[.A269])/[.C269]" office:value-type="float" office:value="7991.00355892179">
            <text:p>7.991,00</text:p>
          </table:table-cell>
          <table:table-cell table:formula="of:=[.C268]" office:value-type="float" office:value="50">
            <text:p>50</text:p>
          </table:table-cell>
          <table:table-cell table:formula="of:=[.B269]+[.E269]" office:value-type="float" office:value="8066.00355892179">
            <text:p>8.066,00</text:p>
          </table:table-cell>
          <table:table-cell table:formula="of:=[.E268]" office:value-type="float" office:value="75">
            <text:p>75,00</text:p>
          </table:table-cell>
          <table:table-cell table:formula="of:=[.B269]-[.E269]" office:value-type="float" office:value="7916.00355892179">
            <text:p>7.916,00</text:p>
          </table:table-cell>
          <table:table-cell table:formula="of:=IF(OR([.A269]&gt;=[.D269];[.A269]&lt;=[.F26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269]*[.C270])-[.B269])+[.A270])/[.C270]" office:value-type="float" office:value="7991.16688774336">
            <text:p>7.991,17</text:p>
          </table:table-cell>
          <table:table-cell table:formula="of:=[.C269]" office:value-type="float" office:value="50">
            <text:p>50</text:p>
          </table:table-cell>
          <table:table-cell table:formula="of:=[.B270]+[.E270]" office:value-type="float" office:value="8066.16688774336">
            <text:p>8.066,17</text:p>
          </table:table-cell>
          <table:table-cell table:formula="of:=[.E269]" office:value-type="float" office:value="75">
            <text:p>75,00</text:p>
          </table:table-cell>
          <table:table-cell table:formula="of:=[.B270]-[.E270]" office:value-type="float" office:value="7916.16688774336">
            <text:p>7.916,17</text:p>
          </table:table-cell>
          <table:table-cell table:formula="of:=IF(OR([.A270]&gt;=[.D270];[.A270]&lt;=[.F27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7">
            <text:p>7981,67</text:p>
          </table:table-cell>
          <table:table-cell table:formula="of:=((([.B270]*[.C271])-[.B270])+[.A271])/[.C271]" office:value-type="float" office:value="7990.97694998849">
            <text:p>7.990,98</text:p>
          </table:table-cell>
          <table:table-cell table:formula="of:=[.C270]" office:value-type="float" office:value="50">
            <text:p>50</text:p>
          </table:table-cell>
          <table:table-cell table:formula="of:=[.B271]+[.E271]" office:value-type="float" office:value="8065.97694998849">
            <text:p>8.065,98</text:p>
          </table:table-cell>
          <table:table-cell table:formula="of:=[.E270]" office:value-type="float" office:value="75">
            <text:p>75,00</text:p>
          </table:table-cell>
          <table:table-cell table:formula="of:=[.B271]-[.E271]" office:value-type="float" office:value="7915.97694998849">
            <text:p>7.915,98</text:p>
          </table:table-cell>
          <table:table-cell table:formula="of:=IF(OR([.A271]&gt;=[.D271];[.A271]&lt;=[.F27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56.37">
            <text:p>8056,37</text:p>
          </table:table-cell>
          <table:table-cell table:formula="of:=((([.B271]*[.C272])-[.B271])+[.A272])/[.C272]" office:value-type="float" office:value="7992.28481098872">
            <text:p>7.992,28</text:p>
          </table:table-cell>
          <table:table-cell table:formula="of:=[.C271]" office:value-type="float" office:value="50">
            <text:p>50</text:p>
          </table:table-cell>
          <table:table-cell table:formula="of:=[.B272]+[.E272]" office:value-type="float" office:value="8067.28481098872">
            <text:p>8.067,28</text:p>
          </table:table-cell>
          <table:table-cell table:formula="of:=[.E271]" office:value-type="float" office:value="75">
            <text:p>75,00</text:p>
          </table:table-cell>
          <table:table-cell table:formula="of:=[.B272]-[.E272]" office:value-type="float" office:value="7917.28481098872">
            <text:p>7.917,28</text:p>
          </table:table-cell>
          <table:table-cell table:formula="of:=IF(OR([.A272]&gt;=[.D272];[.A272]&lt;=[.F27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272]*[.C273])-[.B272])+[.A273])/[.C273]" office:value-type="float" office:value="7992.39591476895">
            <text:p>7.992,40</text:p>
          </table:table-cell>
          <table:table-cell table:formula="of:=[.C272]" office:value-type="float" office:value="50">
            <text:p>50</text:p>
          </table:table-cell>
          <table:table-cell table:formula="of:=[.B273]+[.E273]" office:value-type="float" office:value="8067.39591476894">
            <text:p>8.067,40</text:p>
          </table:table-cell>
          <table:table-cell table:formula="of:=[.E272]" office:value-type="float" office:value="75">
            <text:p>75,00</text:p>
          </table:table-cell>
          <table:table-cell table:formula="of:=[.B273]-[.E273]" office:value-type="float" office:value="7917.39591476895">
            <text:p>7.917,40</text:p>
          </table:table-cell>
          <table:table-cell table:formula="of:=IF(OR([.A273]&gt;=[.D273];[.A273]&lt;=[.F27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273]*[.C274])-[.B273])+[.A274])/[.C274]" office:value-type="float" office:value="7991.63879647357">
            <text:p>7.991,64</text:p>
          </table:table-cell>
          <table:table-cell table:formula="of:=[.C273]" office:value-type="float" office:value="50">
            <text:p>50</text:p>
          </table:table-cell>
          <table:table-cell table:formula="of:=[.B274]+[.E274]" office:value-type="float" office:value="8066.63879647357">
            <text:p>8.066,64</text:p>
          </table:table-cell>
          <table:table-cell table:formula="of:=[.E273]" office:value-type="float" office:value="75">
            <text:p>75,00</text:p>
          </table:table-cell>
          <table:table-cell table:formula="of:=[.B274]-[.E274]" office:value-type="float" office:value="7916.63879647357">
            <text:p>7.916,64</text:p>
          </table:table-cell>
          <table:table-cell table:formula="of:=IF(OR([.A274]&gt;=[.D274];[.A274]&lt;=[.F27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274]*[.C275])-[.B274])+[.A275])/[.C275]" office:value-type="float" office:value="7991.7886205441">
            <text:p>7.991,79</text:p>
          </table:table-cell>
          <table:table-cell table:formula="of:=[.C274]" office:value-type="float" office:value="50">
            <text:p>50</text:p>
          </table:table-cell>
          <table:table-cell table:formula="of:=[.B275]+[.E275]" office:value-type="float" office:value="8066.7886205441">
            <text:p>8.066,79</text:p>
          </table:table-cell>
          <table:table-cell table:formula="of:=[.E274]" office:value-type="float" office:value="75">
            <text:p>75,00</text:p>
          </table:table-cell>
          <table:table-cell table:formula="of:=[.B275]-[.E275]" office:value-type="float" office:value="7916.7886205441">
            <text:p>7.916,79</text:p>
          </table:table-cell>
          <table:table-cell table:formula="of:=IF(OR([.A275]&gt;=[.D275];[.A275]&lt;=[.F27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4.91">
            <text:p>7974,91</text:p>
          </table:table-cell>
          <table:table-cell table:formula="of:=((([.B275]*[.C276])-[.B275])+[.A276])/[.C276]" office:value-type="float" office:value="7991.45104813321">
            <text:p>7.991,45</text:p>
          </table:table-cell>
          <table:table-cell table:formula="of:=[.C275]" office:value-type="float" office:value="50">
            <text:p>50</text:p>
          </table:table-cell>
          <table:table-cell table:formula="of:=[.B276]+[.E276]" office:value-type="float" office:value="8066.45104813321">
            <text:p>8.066,45</text:p>
          </table:table-cell>
          <table:table-cell table:formula="of:=[.E275]" office:value-type="float" office:value="75">
            <text:p>75,00</text:p>
          </table:table-cell>
          <table:table-cell table:formula="of:=[.B276]-[.E276]" office:value-type="float" office:value="7916.45104813321">
            <text:p>7.916,45</text:p>
          </table:table-cell>
          <table:table-cell table:formula="of:=IF(OR([.A276]&gt;=[.D276];[.A276]&lt;=[.F27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6.51">
            <text:p>7976,51</text:p>
          </table:table-cell>
          <table:table-cell table:formula="of:=((([.B276]*[.C277])-[.B276])+[.A277])/[.C277]" office:value-type="float" office:value="7991.15222717055">
            <text:p>7.991,15</text:p>
          </table:table-cell>
          <table:table-cell table:formula="of:=[.C276]" office:value-type="float" office:value="50">
            <text:p>50</text:p>
          </table:table-cell>
          <table:table-cell table:formula="of:=[.B277]+[.E277]" office:value-type="float" office:value="8066.15222717055">
            <text:p>8.066,15</text:p>
          </table:table-cell>
          <table:table-cell table:formula="of:=[.E276]" office:value-type="float" office:value="75">
            <text:p>75,00</text:p>
          </table:table-cell>
          <table:table-cell table:formula="of:=[.B277]-[.E277]" office:value-type="float" office:value="7916.15222717055">
            <text:p>7.916,15</text:p>
          </table:table-cell>
          <table:table-cell table:formula="of:=IF(OR([.A277]&gt;=[.D277];[.A277]&lt;=[.F27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0.65">
            <text:p>7940,65</text:p>
          </table:table-cell>
          <table:table-cell table:formula="of:=((([.B277]*[.C278])-[.B277])+[.A278])/[.C278]" office:value-type="float" office:value="7990.14218262714">
            <text:p>7.990,14</text:p>
          </table:table-cell>
          <table:table-cell table:formula="of:=[.C277]" office:value-type="float" office:value="50">
            <text:p>50</text:p>
          </table:table-cell>
          <table:table-cell table:formula="of:=[.B278]+[.E278]" office:value-type="float" office:value="8065.14218262714">
            <text:p>8.065,14</text:p>
          </table:table-cell>
          <table:table-cell table:formula="of:=[.E277]" office:value-type="float" office:value="75">
            <text:p>75,00</text:p>
          </table:table-cell>
          <table:table-cell table:formula="of:=[.B278]-[.E278]" office:value-type="float" office:value="7915.14218262714">
            <text:p>7.915,14</text:p>
          </table:table-cell>
          <table:table-cell table:formula="of:=IF(OR([.A278]&gt;=[.D278];[.A278]&lt;=[.F27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278]*[.C279])-[.B278])+[.A279])/[.C279]" office:value-type="float" office:value="7989.2055389746">
            <text:p>7.989,21</text:p>
          </table:table-cell>
          <table:table-cell table:formula="of:=[.C278]" office:value-type="float" office:value="50">
            <text:p>50</text:p>
          </table:table-cell>
          <table:table-cell table:formula="of:=[.B279]+[.E279]" office:value-type="float" office:value="8064.2055389746">
            <text:p>8.064,21</text:p>
          </table:table-cell>
          <table:table-cell table:formula="of:=[.E278]" office:value-type="float" office:value="75">
            <text:p>75,00</text:p>
          </table:table-cell>
          <table:table-cell table:formula="of:=[.B279]-[.E279]" office:value-type="float" office:value="7914.2055389746">
            <text:p>7.914,21</text:p>
          </table:table-cell>
          <table:table-cell table:formula="of:=IF(OR([.A279]&gt;=[.D279];[.A279]&lt;=[.F27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8.79">
            <text:p>8008,79</text:p>
          </table:table-cell>
          <table:table-cell table:formula="of:=((([.B279]*[.C280])-[.B279])+[.A280])/[.C280]" office:value-type="float" office:value="7989.5972281951">
            <text:p>7.989,60</text:p>
          </table:table-cell>
          <table:table-cell table:formula="of:=[.C279]" office:value-type="float" office:value="50">
            <text:p>50</text:p>
          </table:table-cell>
          <table:table-cell table:formula="of:=[.B280]+[.E280]" office:value-type="float" office:value="8064.5972281951">
            <text:p>8.064,60</text:p>
          </table:table-cell>
          <table:table-cell table:formula="of:=[.E279]" office:value-type="float" office:value="75">
            <text:p>75,00</text:p>
          </table:table-cell>
          <table:table-cell table:formula="of:=[.B280]-[.E280]" office:value-type="float" office:value="7914.5972281951">
            <text:p>7.914,60</text:p>
          </table:table-cell>
          <table:table-cell table:formula="of:=IF(OR([.A280]&gt;=[.D280];[.A280]&lt;=[.F28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18">
            <text:p>7953,18</text:p>
          </table:table-cell>
          <table:table-cell table:formula="of:=((([.B280]*[.C281])-[.B280])+[.A281])/[.C281]" office:value-type="float" office:value="7988.8688836312">
            <text:p>7.988,87</text:p>
          </table:table-cell>
          <table:table-cell table:formula="of:=[.C280]" office:value-type="float" office:value="50">
            <text:p>50</text:p>
          </table:table-cell>
          <table:table-cell table:formula="of:=[.B281]+[.E281]" office:value-type="float" office:value="8063.8688836312">
            <text:p>8.063,87</text:p>
          </table:table-cell>
          <table:table-cell table:formula="of:=[.E280]" office:value-type="float" office:value="75">
            <text:p>75,00</text:p>
          </table:table-cell>
          <table:table-cell table:formula="of:=[.B281]-[.E281]" office:value-type="float" office:value="7913.8688836312">
            <text:p>7.913,87</text:p>
          </table:table-cell>
          <table:table-cell table:formula="of:=IF(OR([.A281]&gt;=[.D281];[.A281]&lt;=[.F28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24">
            <text:p>7957,24</text:p>
          </table:table-cell>
          <table:table-cell table:formula="of:=((([.B281]*[.C282])-[.B281])+[.A282])/[.C282]" office:value-type="float" office:value="7988.23630595858">
            <text:p>7.988,24</text:p>
          </table:table-cell>
          <table:table-cell table:formula="of:=[.C281]" office:value-type="float" office:value="50">
            <text:p>50</text:p>
          </table:table-cell>
          <table:table-cell table:formula="of:=[.B282]+[.E282]" office:value-type="float" office:value="8063.23630595858">
            <text:p>8.063,24</text:p>
          </table:table-cell>
          <table:table-cell table:formula="of:=[.E281]" office:value-type="float" office:value="75">
            <text:p>75,00</text:p>
          </table:table-cell>
          <table:table-cell table:formula="of:=[.B282]-[.E282]" office:value-type="float" office:value="7913.23630595858">
            <text:p>7.913,24</text:p>
          </table:table-cell>
          <table:table-cell table:formula="of:=IF(OR([.A282]&gt;=[.D282];[.A282]&lt;=[.F28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9">
            <text:p>7984,29</text:p>
          </table:table-cell>
          <table:table-cell table:formula="of:=((([.B282]*[.C283])-[.B282])+[.A283])/[.C283]" office:value-type="float" office:value="7988.15737983941">
            <text:p>7.988,16</text:p>
          </table:table-cell>
          <table:table-cell table:formula="of:=[.C282]" office:value-type="float" office:value="50">
            <text:p>50</text:p>
          </table:table-cell>
          <table:table-cell table:formula="of:=[.B283]+[.E283]" office:value-type="float" office:value="8063.15737983941">
            <text:p>8.063,16</text:p>
          </table:table-cell>
          <table:table-cell table:formula="of:=[.E282]" office:value-type="float" office:value="75">
            <text:p>75,00</text:p>
          </table:table-cell>
          <table:table-cell table:formula="of:=[.B283]-[.E283]" office:value-type="float" office:value="7913.15737983941">
            <text:p>7.913,16</text:p>
          </table:table-cell>
          <table:table-cell table:formula="of:=IF(OR([.A283]&gt;=[.D283];[.A283]&lt;=[.F28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283]*[.C284])-[.B283])+[.A284])/[.C284]" office:value-type="float" office:value="7987.31463224262">
            <text:p>7.987,31</text:p>
          </table:table-cell>
          <table:table-cell table:formula="of:=[.C283]" office:value-type="float" office:value="50">
            <text:p>50</text:p>
          </table:table-cell>
          <table:table-cell table:formula="of:=[.B284]+[.E284]" office:value-type="float" office:value="8062.31463224262">
            <text:p>8.062,31</text:p>
          </table:table-cell>
          <table:table-cell table:formula="of:=[.E283]" office:value-type="float" office:value="75">
            <text:p>75,00</text:p>
          </table:table-cell>
          <table:table-cell table:formula="of:=[.B284]-[.E284]" office:value-type="float" office:value="7912.31463224262">
            <text:p>7.912,31</text:p>
          </table:table-cell>
          <table:table-cell table:formula="of:=IF(OR([.A284]&gt;=[.D284];[.A284]&lt;=[.F28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284]*[.C285])-[.B284])+[.A285])/[.C285]" office:value-type="float" office:value="7987.52533959777">
            <text:p>7.987,53</text:p>
          </table:table-cell>
          <table:table-cell table:formula="of:=[.C284]" office:value-type="float" office:value="50">
            <text:p>50</text:p>
          </table:table-cell>
          <table:table-cell table:formula="of:=[.B285]+[.E285]" office:value-type="float" office:value="8062.52533959777">
            <text:p>8.062,53</text:p>
          </table:table-cell>
          <table:table-cell table:formula="of:=[.E284]" office:value-type="float" office:value="75">
            <text:p>75,00</text:p>
          </table:table-cell>
          <table:table-cell table:formula="of:=[.B285]-[.E285]" office:value-type="float" office:value="7912.52533959777">
            <text:p>7.912,53</text:p>
          </table:table-cell>
          <table:table-cell table:formula="of:=IF(OR([.A285]&gt;=[.D285];[.A285]&lt;=[.F28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3.1">
            <text:p>7983,1</text:p>
          </table:table-cell>
          <table:table-cell table:formula="of:=((([.B285]*[.C286])-[.B285])+[.A286])/[.C286]" office:value-type="float" office:value="7987.43683280581">
            <text:p>7.987,44</text:p>
          </table:table-cell>
          <table:table-cell table:formula="of:=[.C285]" office:value-type="float" office:value="50">
            <text:p>50</text:p>
          </table:table-cell>
          <table:table-cell table:formula="of:=[.B286]+[.E286]" office:value-type="float" office:value="8062.43683280581">
            <text:p>8.062,44</text:p>
          </table:table-cell>
          <table:table-cell table:formula="of:=[.E285]" office:value-type="float" office:value="75">
            <text:p>75,00</text:p>
          </table:table-cell>
          <table:table-cell table:formula="of:=[.B286]-[.E286]" office:value-type="float" office:value="7912.43683280581">
            <text:p>7.912,44</text:p>
          </table:table-cell>
          <table:table-cell table:formula="of:=IF(OR([.A286]&gt;=[.D286];[.A286]&lt;=[.F28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286]*[.C287])-[.B286])+[.A287])/[.C287]" office:value-type="float" office:value="7987.67149614969">
            <text:p>7.987,67</text:p>
          </table:table-cell>
          <table:table-cell table:formula="of:=[.C286]" office:value-type="float" office:value="50">
            <text:p>50</text:p>
          </table:table-cell>
          <table:table-cell table:formula="of:=[.B287]+[.E287]" office:value-type="float" office:value="8062.67149614969">
            <text:p>8.062,67</text:p>
          </table:table-cell>
          <table:table-cell table:formula="of:=[.E286]" office:value-type="float" office:value="75">
            <text:p>75,00</text:p>
          </table:table-cell>
          <table:table-cell table:formula="of:=[.B287]-[.E287]" office:value-type="float" office:value="7912.67149614969">
            <text:p>7.912,67</text:p>
          </table:table-cell>
          <table:table-cell table:formula="of:=IF(OR([.A287]&gt;=[.D287];[.A287]&lt;=[.F28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287]*[.C288])-[.B287])+[.A288])/[.C288]" office:value-type="float" office:value="7987.3334662267">
            <text:p>7.987,33</text:p>
          </table:table-cell>
          <table:table-cell table:formula="of:=[.C287]" office:value-type="float" office:value="50">
            <text:p>50</text:p>
          </table:table-cell>
          <table:table-cell table:formula="of:=[.B288]+[.E288]" office:value-type="float" office:value="8062.3334662267">
            <text:p>8.062,33</text:p>
          </table:table-cell>
          <table:table-cell table:formula="of:=[.E287]" office:value-type="float" office:value="75">
            <text:p>75,00</text:p>
          </table:table-cell>
          <table:table-cell table:formula="of:=[.B288]-[.E288]" office:value-type="float" office:value="7912.3334662267">
            <text:p>7.912,33</text:p>
          </table:table-cell>
          <table:table-cell table:formula="of:=IF(OR([.A288]&gt;=[.D288];[.A288]&lt;=[.F28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288]*[.C289])-[.B288])+[.A289])/[.C289]" office:value-type="float" office:value="7987.56939690217">
            <text:p>7.987,57</text:p>
          </table:table-cell>
          <table:table-cell table:formula="of:=[.C288]" office:value-type="float" office:value="50">
            <text:p>50</text:p>
          </table:table-cell>
          <table:table-cell table:formula="of:=[.B289]+[.E289]" office:value-type="float" office:value="8062.56939690217">
            <text:p>8.062,57</text:p>
          </table:table-cell>
          <table:table-cell table:formula="of:=[.E288]" office:value-type="float" office:value="75">
            <text:p>75,00</text:p>
          </table:table-cell>
          <table:table-cell table:formula="of:=[.B289]-[.E289]" office:value-type="float" office:value="7912.56939690217">
            <text:p>7.912,57</text:p>
          </table:table-cell>
          <table:table-cell table:formula="of:=IF(OR([.A289]&gt;=[.D289];[.A289]&lt;=[.F28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289]*[.C290])-[.B289])+[.A290])/[.C290]" office:value-type="float" office:value="7987.74780896412">
            <text:p>7.987,75</text:p>
          </table:table-cell>
          <table:table-cell table:formula="of:=[.C289]" office:value-type="float" office:value="50">
            <text:p>50</text:p>
          </table:table-cell>
          <table:table-cell table:formula="of:=[.B290]+[.E290]" office:value-type="float" office:value="8062.74780896412">
            <text:p>8.062,75</text:p>
          </table:table-cell>
          <table:table-cell table:formula="of:=[.E289]" office:value-type="float" office:value="75">
            <text:p>75,00</text:p>
          </table:table-cell>
          <table:table-cell table:formula="of:=[.B290]-[.E290]" office:value-type="float" office:value="7912.74780896412">
            <text:p>7.912,75</text:p>
          </table:table-cell>
          <table:table-cell table:formula="of:=IF(OR([.A290]&gt;=[.D290];[.A290]&lt;=[.F29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290]*[.C291])-[.B290])+[.A291])/[.C291]" office:value-type="float" office:value="7987.92265278484">
            <text:p>7.987,92</text:p>
          </table:table-cell>
          <table:table-cell table:formula="of:=[.C290]" office:value-type="float" office:value="50">
            <text:p>50</text:p>
          </table:table-cell>
          <table:table-cell table:formula="of:=[.B291]+[.E291]" office:value-type="float" office:value="8062.92265278484">
            <text:p>8.062,92</text:p>
          </table:table-cell>
          <table:table-cell table:formula="of:=[.E290]" office:value-type="float" office:value="75">
            <text:p>75,00</text:p>
          </table:table-cell>
          <table:table-cell table:formula="of:=[.B291]-[.E291]" office:value-type="float" office:value="7912.92265278484">
            <text:p>7.912,92</text:p>
          </table:table-cell>
          <table:table-cell table:formula="of:=IF(OR([.A291]&gt;=[.D291];[.A291]&lt;=[.F29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291]*[.C292])-[.B291])+[.A292])/[.C292]" office:value-type="float" office:value="7988.14679972914">
            <text:p>7.988,15</text:p>
          </table:table-cell>
          <table:table-cell table:formula="of:=[.C291]" office:value-type="float" office:value="50">
            <text:p>50</text:p>
          </table:table-cell>
          <table:table-cell table:formula="of:=[.B292]+[.E292]" office:value-type="float" office:value="8063.14679972914">
            <text:p>8.063,15</text:p>
          </table:table-cell>
          <table:table-cell table:formula="of:=[.E291]" office:value-type="float" office:value="75">
            <text:p>75,00</text:p>
          </table:table-cell>
          <table:table-cell table:formula="of:=[.B292]-[.E292]" office:value-type="float" office:value="7913.14679972914">
            <text:p>7.913,15</text:p>
          </table:table-cell>
          <table:table-cell table:formula="of:=IF(OR([.A292]&gt;=[.D292];[.A292]&lt;=[.F29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292]*[.C293])-[.B292])+[.A293])/[.C293]" office:value-type="float" office:value="7987.47466373456">
            <text:p>7.987,47</text:p>
          </table:table-cell>
          <table:table-cell table:formula="of:=[.C292]" office:value-type="float" office:value="50">
            <text:p>50</text:p>
          </table:table-cell>
          <table:table-cell table:formula="of:=[.B293]+[.E293]" office:value-type="float" office:value="8062.47466373456">
            <text:p>8.062,47</text:p>
          </table:table-cell>
          <table:table-cell table:formula="of:=[.E292]" office:value-type="float" office:value="75">
            <text:p>75,00</text:p>
          </table:table-cell>
          <table:table-cell table:formula="of:=[.B293]-[.E293]" office:value-type="float" office:value="7912.47466373456">
            <text:p>7.912,47</text:p>
          </table:table-cell>
          <table:table-cell table:formula="of:=IF(OR([.A293]&gt;=[.D293];[.A293]&lt;=[.F29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293]*[.C294])-[.B293])+[.A294])/[.C294]" office:value-type="float" office:value="7987.73557045987">
            <text:p>7.987,74</text:p>
          </table:table-cell>
          <table:table-cell table:formula="of:=[.C293]" office:value-type="float" office:value="50">
            <text:p>50</text:p>
          </table:table-cell>
          <table:table-cell table:formula="of:=[.B294]+[.E294]" office:value-type="float" office:value="8062.73557045987">
            <text:p>8.062,74</text:p>
          </table:table-cell>
          <table:table-cell table:formula="of:=[.E293]" office:value-type="float" office:value="75">
            <text:p>75,00</text:p>
          </table:table-cell>
          <table:table-cell table:formula="of:=[.B294]-[.E294]" office:value-type="float" office:value="7912.73557045987">
            <text:p>7.912,74</text:p>
          </table:table-cell>
          <table:table-cell table:formula="of:=IF(OR([.A294]&gt;=[.D294];[.A294]&lt;=[.F29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294]*[.C295])-[.B294])+[.A295])/[.C295]" office:value-type="float" office:value="7987.69245905067">
            <text:p>7.987,69</text:p>
          </table:table-cell>
          <table:table-cell table:formula="of:=[.C294]" office:value-type="float" office:value="50">
            <text:p>50</text:p>
          </table:table-cell>
          <table:table-cell table:formula="of:=[.B295]+[.E295]" office:value-type="float" office:value="8062.69245905067">
            <text:p>8.062,69</text:p>
          </table:table-cell>
          <table:table-cell table:formula="of:=[.E294]" office:value-type="float" office:value="75">
            <text:p>75,00</text:p>
          </table:table-cell>
          <table:table-cell table:formula="of:=[.B295]-[.E295]" office:value-type="float" office:value="7912.69245905067">
            <text:p>7.912,69</text:p>
          </table:table-cell>
          <table:table-cell table:formula="of:=IF(OR([.A295]&gt;=[.D295];[.A295]&lt;=[.F29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12">
            <text:p>7972,12</text:p>
          </table:table-cell>
          <table:table-cell table:formula="of:=((([.B295]*[.C296])-[.B295])+[.A296])/[.C296]" office:value-type="float" office:value="7987.38100986966">
            <text:p>7.987,38</text:p>
          </table:table-cell>
          <table:table-cell table:formula="of:=[.C295]" office:value-type="float" office:value="50">
            <text:p>50</text:p>
          </table:table-cell>
          <table:table-cell table:formula="of:=[.B296]+[.E296]" office:value-type="float" office:value="8062.38100986966">
            <text:p>8.062,38</text:p>
          </table:table-cell>
          <table:table-cell table:formula="of:=[.E295]" office:value-type="float" office:value="75">
            <text:p>75,00</text:p>
          </table:table-cell>
          <table:table-cell table:formula="of:=[.B296]-[.E296]" office:value-type="float" office:value="7912.38100986966">
            <text:p>7.912,38</text:p>
          </table:table-cell>
          <table:table-cell table:formula="of:=IF(OR([.A296]&gt;=[.D296];[.A296]&lt;=[.F29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296]*[.C297])-[.B296])+[.A297])/[.C297]" office:value-type="float" office:value="7986.72338967227">
            <text:p>7.986,72</text:p>
          </table:table-cell>
          <table:table-cell table:formula="of:=[.C296]" office:value-type="float" office:value="50">
            <text:p>50</text:p>
          </table:table-cell>
          <table:table-cell table:formula="of:=[.B297]+[.E297]" office:value-type="float" office:value="8061.72338967227">
            <text:p>8.061,72</text:p>
          </table:table-cell>
          <table:table-cell table:formula="of:=[.E296]" office:value-type="float" office:value="75">
            <text:p>75,00</text:p>
          </table:table-cell>
          <table:table-cell table:formula="of:=[.B297]-[.E297]" office:value-type="float" office:value="7911.72338967226">
            <text:p>7.911,72</text:p>
          </table:table-cell>
          <table:table-cell table:formula="of:=IF(OR([.A297]&gt;=[.D297];[.A297]&lt;=[.F29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24">
            <text:p>7957,24</text:p>
          </table:table-cell>
          <table:table-cell table:formula="of:=((([.B297]*[.C298])-[.B297])+[.A298])/[.C298]" office:value-type="float" office:value="7986.13372187882">
            <text:p>7.986,13</text:p>
          </table:table-cell>
          <table:table-cell table:formula="of:=[.C297]" office:value-type="float" office:value="50">
            <text:p>50</text:p>
          </table:table-cell>
          <table:table-cell table:formula="of:=[.B298]+[.E298]" office:value-type="float" office:value="8061.13372187882">
            <text:p>8.061,13</text:p>
          </table:table-cell>
          <table:table-cell table:formula="of:=[.E297]" office:value-type="float" office:value="75">
            <text:p>75,00</text:p>
          </table:table-cell>
          <table:table-cell table:formula="of:=[.B298]-[.E298]" office:value-type="float" office:value="7911.13372187882">
            <text:p>7.911,13</text:p>
          </table:table-cell>
          <table:table-cell table:formula="of:=IF(OR([.A298]&gt;=[.D298];[.A298]&lt;=[.F29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0.65">
            <text:p>7940,65</text:p>
          </table:table-cell>
          <table:table-cell table:formula="of:=((([.B298]*[.C299])-[.B298])+[.A299])/[.C299]" office:value-type="float" office:value="7985.22404744124">
            <text:p>7.985,22</text:p>
          </table:table-cell>
          <table:table-cell table:formula="of:=[.C298]" office:value-type="float" office:value="50">
            <text:p>50</text:p>
          </table:table-cell>
          <table:table-cell table:formula="of:=[.B299]+[.E299]" office:value-type="float" office:value="8060.22404744124">
            <text:p>8.060,22</text:p>
          </table:table-cell>
          <table:table-cell table:formula="of:=[.E298]" office:value-type="float" office:value="75">
            <text:p>75,00</text:p>
          </table:table-cell>
          <table:table-cell table:formula="of:=[.B299]-[.E299]" office:value-type="float" office:value="7910.22404744124">
            <text:p>7.910,22</text:p>
          </table:table-cell>
          <table:table-cell table:formula="of:=IF(OR([.A299]&gt;=[.D299];[.A299]&lt;=[.F29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299]*[.C300])-[.B299])+[.A300])/[.C300]" office:value-type="float" office:value="7984.93496649242">
            <text:p>7.984,93</text:p>
          </table:table-cell>
          <table:table-cell table:formula="of:=[.C299]" office:value-type="float" office:value="50">
            <text:p>50</text:p>
          </table:table-cell>
          <table:table-cell table:formula="of:=[.B300]+[.E300]" office:value-type="float" office:value="8059.93496649242">
            <text:p>8.059,93</text:p>
          </table:table-cell>
          <table:table-cell table:formula="of:=[.E299]" office:value-type="float" office:value="75">
            <text:p>75,00</text:p>
          </table:table-cell>
          <table:table-cell table:formula="of:=[.B300]-[.E300]" office:value-type="float" office:value="7909.93496649242">
            <text:p>7.909,93</text:p>
          </table:table-cell>
          <table:table-cell table:formula="of:=IF(OR([.A300]&gt;=[.D300];[.A300]&lt;=[.F30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69">
            <text:p>7973,69</text:p>
          </table:table-cell>
          <table:table-cell table:formula="of:=((([.B300]*[.C301])-[.B300])+[.A301])/[.C301]" office:value-type="float" office:value="7984.71006716257">
            <text:p>7.984,71</text:p>
          </table:table-cell>
          <table:table-cell table:formula="of:=[.C300]" office:value-type="float" office:value="50">
            <text:p>50</text:p>
          </table:table-cell>
          <table:table-cell table:formula="of:=[.B301]+[.E301]" office:value-type="float" office:value="8059.71006716257">
            <text:p>8.059,71</text:p>
          </table:table-cell>
          <table:table-cell table:formula="of:=[.E300]" office:value-type="float" office:value="75">
            <text:p>75,00</text:p>
          </table:table-cell>
          <table:table-cell table:formula="of:=[.B301]-[.E301]" office:value-type="float" office:value="7909.71006716257">
            <text:p>7.909,71</text:p>
          </table:table-cell>
          <table:table-cell table:formula="of:=IF(OR([.A301]&gt;=[.D301];[.A301]&lt;=[.F30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37">
            <text:p>7984,37</text:p>
          </table:table-cell>
          <table:table-cell table:formula="of:=((([.B301]*[.C302])-[.B301])+[.A302])/[.C302]" office:value-type="float" office:value="7984.70326581932">
            <text:p>7.984,70</text:p>
          </table:table-cell>
          <table:table-cell table:formula="of:=[.C301]" office:value-type="float" office:value="50">
            <text:p>50</text:p>
          </table:table-cell>
          <table:table-cell table:formula="of:=[.B302]+[.E302]" office:value-type="float" office:value="8059.70326581932">
            <text:p>8.059,70</text:p>
          </table:table-cell>
          <table:table-cell table:formula="of:=[.E301]" office:value-type="float" office:value="75">
            <text:p>75,00</text:p>
          </table:table-cell>
          <table:table-cell table:formula="of:=[.B302]-[.E302]" office:value-type="float" office:value="7909.70326581932">
            <text:p>7.909,70</text:p>
          </table:table-cell>
          <table:table-cell table:formula="of:=IF(OR([.A302]&gt;=[.D302];[.A302]&lt;=[.F30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6.2">
            <text:p>7976,2</text:p>
          </table:table-cell>
          <table:table-cell table:formula="of:=((([.B302]*[.C303])-[.B302])+[.A303])/[.C303]" office:value-type="float" office:value="7984.53320050293">
            <text:p>7.984,53</text:p>
          </table:table-cell>
          <table:table-cell table:formula="of:=[.C302]" office:value-type="float" office:value="50">
            <text:p>50</text:p>
          </table:table-cell>
          <table:table-cell table:formula="of:=[.B303]+[.E303]" office:value-type="float" office:value="8059.53320050293">
            <text:p>8.059,53</text:p>
          </table:table-cell>
          <table:table-cell table:formula="of:=[.E302]" office:value-type="float" office:value="75">
            <text:p>75,00</text:p>
          </table:table-cell>
          <table:table-cell table:formula="of:=[.B303]-[.E303]" office:value-type="float" office:value="7909.53320050293">
            <text:p>7.909,53</text:p>
          </table:table-cell>
          <table:table-cell table:formula="of:=IF(OR([.A303]&gt;=[.D303];[.A303]&lt;=[.F30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303]*[.C304])-[.B303])+[.A304])/[.C304]" office:value-type="float" office:value="7984.55413649287">
            <text:p>7.984,55</text:p>
          </table:table-cell>
          <table:table-cell table:formula="of:=[.C303]" office:value-type="float" office:value="50">
            <text:p>50</text:p>
          </table:table-cell>
          <table:table-cell table:formula="of:=[.B304]+[.E304]" office:value-type="float" office:value="8059.55413649287">
            <text:p>8.059,55</text:p>
          </table:table-cell>
          <table:table-cell table:formula="of:=[.E303]" office:value-type="float" office:value="75">
            <text:p>75,00</text:p>
          </table:table-cell>
          <table:table-cell table:formula="of:=[.B304]-[.E304]" office:value-type="float" office:value="7909.55413649287">
            <text:p>7.909,55</text:p>
          </table:table-cell>
          <table:table-cell table:formula="of:=IF(OR([.A304]&gt;=[.D304];[.A304]&lt;=[.F30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304]*[.C305])-[.B304])+[.A305])/[.C305]" office:value-type="float" office:value="7984.30425376302">
            <text:p>7.984,30</text:p>
          </table:table-cell>
          <table:table-cell table:formula="of:=[.C304]" office:value-type="float" office:value="50">
            <text:p>50</text:p>
          </table:table-cell>
          <table:table-cell table:formula="of:=[.B305]+[.E305]" office:value-type="float" office:value="8059.30425376302">
            <text:p>8.059,30</text:p>
          </table:table-cell>
          <table:table-cell table:formula="of:=[.E304]" office:value-type="float" office:value="75">
            <text:p>75,00</text:p>
          </table:table-cell>
          <table:table-cell table:formula="of:=[.B305]-[.E305]" office:value-type="float" office:value="7909.30425376302">
            <text:p>7.909,30</text:p>
          </table:table-cell>
          <table:table-cell table:formula="of:=IF(OR([.A305]&gt;=[.D305];[.A305]&lt;=[.F30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24">
            <text:p>7957,24</text:p>
          </table:table-cell>
          <table:table-cell table:formula="of:=((([.B305]*[.C306])-[.B305])+[.A306])/[.C306]" office:value-type="float" office:value="7983.76296868776">
            <text:p>7.983,76</text:p>
          </table:table-cell>
          <table:table-cell table:formula="of:=[.C305]" office:value-type="float" office:value="50">
            <text:p>50</text:p>
          </table:table-cell>
          <table:table-cell table:formula="of:=[.B306]+[.E306]" office:value-type="float" office:value="8058.76296868776">
            <text:p>8.058,76</text:p>
          </table:table-cell>
          <table:table-cell table:formula="of:=[.E305]" office:value-type="float" office:value="75">
            <text:p>75,00</text:p>
          </table:table-cell>
          <table:table-cell table:formula="of:=[.B306]-[.E306]" office:value-type="float" office:value="7908.76296868776">
            <text:p>7.908,76</text:p>
          </table:table-cell>
          <table:table-cell table:formula="of:=IF(OR([.A306]&gt;=[.D306];[.A306]&lt;=[.F30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68">
            <text:p>8000,68</text:p>
          </table:table-cell>
          <table:table-cell table:formula="of:=((([.B306]*[.C307])-[.B306])+[.A307])/[.C307]" office:value-type="float" office:value="7984.101309314">
            <text:p>7.984,10</text:p>
          </table:table-cell>
          <table:table-cell table:formula="of:=[.C306]" office:value-type="float" office:value="50">
            <text:p>50</text:p>
          </table:table-cell>
          <table:table-cell table:formula="of:=[.B307]+[.E307]" office:value-type="float" office:value="8059.101309314">
            <text:p>8.059,10</text:p>
          </table:table-cell>
          <table:table-cell table:formula="of:=[.E306]" office:value-type="float" office:value="75">
            <text:p>75,00</text:p>
          </table:table-cell>
          <table:table-cell table:formula="of:=[.B307]-[.E307]" office:value-type="float" office:value="7909.101309314">
            <text:p>7.909,10</text:p>
          </table:table-cell>
          <table:table-cell table:formula="of:=IF(OR([.A307]&gt;=[.D307];[.A307]&lt;=[.F30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1.38">
            <text:p>7991,38</text:p>
          </table:table-cell>
          <table:table-cell table:formula="of:=((([.B307]*[.C308])-[.B307])+[.A308])/[.C308]" office:value-type="float" office:value="7984.24688312772">
            <text:p>7.984,25</text:p>
          </table:table-cell>
          <table:table-cell table:formula="of:=[.C307]" office:value-type="float" office:value="50">
            <text:p>50</text:p>
          </table:table-cell>
          <table:table-cell table:formula="of:=[.B308]+[.E308]" office:value-type="float" office:value="8059.24688312772">
            <text:p>8.059,25</text:p>
          </table:table-cell>
          <table:table-cell table:formula="of:=[.E307]" office:value-type="float" office:value="75">
            <text:p>75,00</text:p>
          </table:table-cell>
          <table:table-cell table:formula="of:=[.B308]-[.E308]" office:value-type="float" office:value="7909.24688312772">
            <text:p>7.909,25</text:p>
          </table:table-cell>
          <table:table-cell table:formula="of:=IF(OR([.A308]&gt;=[.D308];[.A308]&lt;=[.F30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308]*[.C309])-[.B308])+[.A309])/[.C309]" office:value-type="float" office:value="7984.57114546517">
            <text:p>7.984,57</text:p>
          </table:table-cell>
          <table:table-cell table:formula="of:=[.C308]" office:value-type="float" office:value="50">
            <text:p>50</text:p>
          </table:table-cell>
          <table:table-cell table:formula="of:=[.B309]+[.E309]" office:value-type="float" office:value="8059.57114546517">
            <text:p>8.059,57</text:p>
          </table:table-cell>
          <table:table-cell table:formula="of:=[.E308]" office:value-type="float" office:value="75">
            <text:p>75,00</text:p>
          </table:table-cell>
          <table:table-cell table:formula="of:=[.B309]-[.E309]" office:value-type="float" office:value="7909.57114546517">
            <text:p>7.909,57</text:p>
          </table:table-cell>
          <table:table-cell table:formula="of:=IF(OR([.A309]&gt;=[.D309];[.A309]&lt;=[.F30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33">
            <text:p>8015,33</text:p>
          </table:table-cell>
          <table:table-cell table:formula="of:=((([.B309]*[.C310])-[.B309])+[.A310])/[.C310]" office:value-type="float" office:value="7985.18632255586">
            <text:p>7.985,19</text:p>
          </table:table-cell>
          <table:table-cell table:formula="of:=[.C309]" office:value-type="float" office:value="50">
            <text:p>50</text:p>
          </table:table-cell>
          <table:table-cell table:formula="of:=[.B310]+[.E310]" office:value-type="float" office:value="8060.18632255586">
            <text:p>8.060,19</text:p>
          </table:table-cell>
          <table:table-cell table:formula="of:=[.E309]" office:value-type="float" office:value="75">
            <text:p>75,00</text:p>
          </table:table-cell>
          <table:table-cell table:formula="of:=[.B310]-[.E310]" office:value-type="float" office:value="7910.18632255586">
            <text:p>7.910,19</text:p>
          </table:table-cell>
          <table:table-cell table:formula="of:=IF(OR([.A310]&gt;=[.D310];[.A310]&lt;=[.F3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310]*[.C311])-[.B310])+[.A311])/[.C311]" office:value-type="float" office:value="7985.43939610475">
            <text:p>7.985,44</text:p>
          </table:table-cell>
          <table:table-cell table:formula="of:=[.C310]" office:value-type="float" office:value="50">
            <text:p>50</text:p>
          </table:table-cell>
          <table:table-cell table:formula="of:=[.B311]+[.E311]" office:value-type="float" office:value="8060.43939610475">
            <text:p>8.060,44</text:p>
          </table:table-cell>
          <table:table-cell table:formula="of:=[.E310]" office:value-type="float" office:value="75">
            <text:p>75,00</text:p>
          </table:table-cell>
          <table:table-cell table:formula="of:=[.B311]-[.E311]" office:value-type="float" office:value="7910.43939610475">
            <text:p>7.910,44</text:p>
          </table:table-cell>
          <table:table-cell table:formula="of:=IF(OR([.A311]&gt;=[.D311];[.A311]&lt;=[.F3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5">
            <text:p>8004,5</text:p>
          </table:table-cell>
          <table:table-cell table:formula="of:=((([.B311]*[.C312])-[.B311])+[.A312])/[.C312]" office:value-type="float" office:value="7985.82060818265">
            <text:p>7.985,82</text:p>
          </table:table-cell>
          <table:table-cell table:formula="of:=[.C311]" office:value-type="float" office:value="50">
            <text:p>50</text:p>
          </table:table-cell>
          <table:table-cell table:formula="of:=[.B312]+[.E312]" office:value-type="float" office:value="8060.82060818265">
            <text:p>8.060,82</text:p>
          </table:table-cell>
          <table:table-cell table:formula="of:=[.E311]" office:value-type="float" office:value="75">
            <text:p>75,00</text:p>
          </table:table-cell>
          <table:table-cell table:formula="of:=[.B312]-[.E312]" office:value-type="float" office:value="7910.82060818265">
            <text:p>7.910,82</text:p>
          </table:table-cell>
          <table:table-cell table:formula="of:=IF(OR([.A312]&gt;=[.D312];[.A312]&lt;=[.F3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312]*[.C313])-[.B312])+[.A313])/[.C313]" office:value-type="float" office:value="7985.789196019">
            <text:p>7.985,79</text:p>
          </table:table-cell>
          <table:table-cell table:formula="of:=[.C312]" office:value-type="float" office:value="50">
            <text:p>50</text:p>
          </table:table-cell>
          <table:table-cell table:formula="of:=[.B313]+[.E313]" office:value-type="float" office:value="8060.789196019">
            <text:p>8.060,79</text:p>
          </table:table-cell>
          <table:table-cell table:formula="of:=[.E312]" office:value-type="float" office:value="75">
            <text:p>75,00</text:p>
          </table:table-cell>
          <table:table-cell table:formula="of:=[.B313]-[.E313]" office:value-type="float" office:value="7910.789196019">
            <text:p>7.910,79</text:p>
          </table:table-cell>
          <table:table-cell table:formula="of:=IF(OR([.A313]&gt;=[.D313];[.A313]&lt;=[.F3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8.16">
            <text:p>8018,16</text:p>
          </table:table-cell>
          <table:table-cell table:formula="of:=((([.B313]*[.C314])-[.B313])+[.A314])/[.C314]" office:value-type="float" office:value="7986.43661209862">
            <text:p>7.986,44</text:p>
          </table:table-cell>
          <table:table-cell table:formula="of:=[.C313]" office:value-type="float" office:value="50">
            <text:p>50</text:p>
          </table:table-cell>
          <table:table-cell table:formula="of:=[.B314]+[.E314]" office:value-type="float" office:value="8061.43661209862">
            <text:p>8.061,44</text:p>
          </table:table-cell>
          <table:table-cell table:formula="of:=[.E313]" office:value-type="float" office:value="75">
            <text:p>75,00</text:p>
          </table:table-cell>
          <table:table-cell table:formula="of:=[.B314]-[.E314]" office:value-type="float" office:value="7911.43661209862">
            <text:p>7.911,44</text:p>
          </table:table-cell>
          <table:table-cell table:formula="of:=IF(OR([.A314]&gt;=[.D314];[.A314]&lt;=[.F3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33">
            <text:p>8015,33</text:p>
          </table:table-cell>
          <table:table-cell table:formula="of:=((([.B314]*[.C315])-[.B314])+[.A315])/[.C315]" office:value-type="float" office:value="7987.01447985665">
            <text:p>7.987,01</text:p>
          </table:table-cell>
          <table:table-cell table:formula="of:=[.C314]" office:value-type="float" office:value="50">
            <text:p>50</text:p>
          </table:table-cell>
          <table:table-cell table:formula="of:=[.B315]+[.E315]" office:value-type="float" office:value="8062.01447985665">
            <text:p>8.062,01</text:p>
          </table:table-cell>
          <table:table-cell table:formula="of:=[.E314]" office:value-type="float" office:value="75">
            <text:p>75,00</text:p>
          </table:table-cell>
          <table:table-cell table:formula="of:=[.B315]-[.E315]" office:value-type="float" office:value="7912.01447985665">
            <text:p>7.912,01</text:p>
          </table:table-cell>
          <table:table-cell table:formula="of:=IF(OR([.A315]&gt;=[.D315];[.A315]&lt;=[.F3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66">
            <text:p>7985,66</text:p>
          </table:table-cell>
          <table:table-cell table:formula="of:=((([.B315]*[.C316])-[.B315])+[.A316])/[.C316]" office:value-type="float" office:value="7986.98739025951">
            <text:p>7.986,99</text:p>
          </table:table-cell>
          <table:table-cell table:formula="of:=[.C315]" office:value-type="float" office:value="50">
            <text:p>50</text:p>
          </table:table-cell>
          <table:table-cell table:formula="of:=[.B316]+[.E316]" office:value-type="float" office:value="8061.98739025951">
            <text:p>8.061,99</text:p>
          </table:table-cell>
          <table:table-cell table:formula="of:=[.E315]" office:value-type="float" office:value="75">
            <text:p>75,00</text:p>
          </table:table-cell>
          <table:table-cell table:formula="of:=[.B316]-[.E316]" office:value-type="float" office:value="7911.98739025951">
            <text:p>7.911,99</text:p>
          </table:table-cell>
          <table:table-cell table:formula="of:=IF(OR([.A316]&gt;=[.D316];[.A316]&lt;=[.F3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1.34">
            <text:p>7961,34</text:p>
          </table:table-cell>
          <table:table-cell table:formula="of:=((([.B316]*[.C317])-[.B316])+[.A317])/[.C317]" office:value-type="float" office:value="7986.47444245432">
            <text:p>7.986,47</text:p>
          </table:table-cell>
          <table:table-cell table:formula="of:=[.C316]" office:value-type="float" office:value="50">
            <text:p>50</text:p>
          </table:table-cell>
          <table:table-cell table:formula="of:=[.B317]+[.E317]" office:value-type="float" office:value="8061.47444245432">
            <text:p>8.061,47</text:p>
          </table:table-cell>
          <table:table-cell table:formula="of:=[.E316]" office:value-type="float" office:value="75">
            <text:p>75,00</text:p>
          </table:table-cell>
          <table:table-cell table:formula="of:=[.B317]-[.E317]" office:value-type="float" office:value="7911.47444245432">
            <text:p>7.911,47</text:p>
          </table:table-cell>
          <table:table-cell table:formula="of:=IF(OR([.A317]&gt;=[.D317];[.A317]&lt;=[.F3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317]*[.C318])-[.B317])+[.A318])/[.C318]" office:value-type="float" office:value="7986.15915360524">
            <text:p>7.986,16</text:p>
          </table:table-cell>
          <table:table-cell table:formula="of:=[.C317]" office:value-type="float" office:value="50">
            <text:p>50</text:p>
          </table:table-cell>
          <table:table-cell table:formula="of:=[.B318]+[.E318]" office:value-type="float" office:value="8061.15915360524">
            <text:p>8.061,16</text:p>
          </table:table-cell>
          <table:table-cell table:formula="of:=[.E317]" office:value-type="float" office:value="75">
            <text:p>75,00</text:p>
          </table:table-cell>
          <table:table-cell table:formula="of:=[.B318]-[.E318]" office:value-type="float" office:value="7911.15915360524">
            <text:p>7.911,16</text:p>
          </table:table-cell>
          <table:table-cell table:formula="of:=IF(OR([.A318]&gt;=[.D318];[.A318]&lt;=[.F3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318]*[.C319])-[.B318])+[.A319])/[.C319]" office:value-type="float" office:value="7985.79777053313">
            <text:p>7.985,80</text:p>
          </table:table-cell>
          <table:table-cell table:formula="of:=[.C318]" office:value-type="float" office:value="50">
            <text:p>50</text:p>
          </table:table-cell>
          <table:table-cell table:formula="of:=[.B319]+[.E319]" office:value-type="float" office:value="8060.79777053313">
            <text:p>8.060,80</text:p>
          </table:table-cell>
          <table:table-cell table:formula="of:=[.E318]" office:value-type="float" office:value="75">
            <text:p>75,00</text:p>
          </table:table-cell>
          <table:table-cell table:formula="of:=[.B319]-[.E319]" office:value-type="float" office:value="7910.79777053313">
            <text:p>7.910,80</text:p>
          </table:table-cell>
          <table:table-cell table:formula="of:=IF(OR([.A319]&gt;=[.D319];[.A319]&lt;=[.F3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319]*[.C320])-[.B319])+[.A320])/[.C320]" office:value-type="float" office:value="7985.52301512247">
            <text:p>7.985,52</text:p>
          </table:table-cell>
          <table:table-cell table:formula="of:=[.C319]" office:value-type="float" office:value="50">
            <text:p>50</text:p>
          </table:table-cell>
          <table:table-cell table:formula="of:=[.B320]+[.E320]" office:value-type="float" office:value="8060.52301512247">
            <text:p>8.060,52</text:p>
          </table:table-cell>
          <table:table-cell table:formula="of:=[.E319]" office:value-type="float" office:value="75">
            <text:p>75,00</text:p>
          </table:table-cell>
          <table:table-cell table:formula="of:=[.B320]-[.E320]" office:value-type="float" office:value="7910.52301512247">
            <text:p>7.910,52</text:p>
          </table:table-cell>
          <table:table-cell table:formula="of:=IF(OR([.A320]&gt;=[.D320];[.A320]&lt;=[.F3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47">
            <text:p>7973,47</text:p>
          </table:table-cell>
          <table:table-cell table:formula="of:=((([.B320]*[.C321])-[.B320])+[.A321])/[.C321]" office:value-type="float" office:value="7985.28195482002">
            <text:p>7.985,28</text:p>
          </table:table-cell>
          <table:table-cell table:formula="of:=[.C320]" office:value-type="float" office:value="50">
            <text:p>50</text:p>
          </table:table-cell>
          <table:table-cell table:formula="of:=[.B321]+[.E321]" office:value-type="float" office:value="8060.28195482002">
            <text:p>8.060,28</text:p>
          </table:table-cell>
          <table:table-cell table:formula="of:=[.E320]" office:value-type="float" office:value="75">
            <text:p>75,00</text:p>
          </table:table-cell>
          <table:table-cell table:formula="of:=[.B321]-[.E321]" office:value-type="float" office:value="7910.28195482002">
            <text:p>7.910,28</text:p>
          </table:table-cell>
          <table:table-cell table:formula="of:=IF(OR([.A321]&gt;=[.D321];[.A321]&lt;=[.F3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8.93">
            <text:p>7948,93</text:p>
          </table:table-cell>
          <table:table-cell table:formula="of:=((([.B321]*[.C322])-[.B321])+[.A322])/[.C322]" office:value-type="float" office:value="7984.55491572362">
            <text:p>7.984,55</text:p>
          </table:table-cell>
          <table:table-cell table:formula="of:=[.C321]" office:value-type="float" office:value="50">
            <text:p>50</text:p>
          </table:table-cell>
          <table:table-cell table:formula="of:=[.B322]+[.E322]" office:value-type="float" office:value="8059.55491572362">
            <text:p>8.059,55</text:p>
          </table:table-cell>
          <table:table-cell table:formula="of:=[.E321]" office:value-type="float" office:value="75">
            <text:p>75,00</text:p>
          </table:table-cell>
          <table:table-cell table:formula="of:=[.B322]-[.E322]" office:value-type="float" office:value="7909.55491572362">
            <text:p>7.909,55</text:p>
          </table:table-cell>
          <table:table-cell table:formula="of:=IF(OR([.A322]&gt;=[.D322];[.A322]&lt;=[.F3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0.05">
            <text:p>7990,05</text:p>
          </table:table-cell>
          <table:table-cell table:formula="of:=((([.B322]*[.C323])-[.B322])+[.A323])/[.C323]" office:value-type="float" office:value="7984.66481740915">
            <text:p>7.984,66</text:p>
          </table:table-cell>
          <table:table-cell table:formula="of:=[.C322]" office:value-type="float" office:value="50">
            <text:p>50</text:p>
          </table:table-cell>
          <table:table-cell table:formula="of:=[.B323]+[.E323]" office:value-type="float" office:value="8059.66481740915">
            <text:p>8.059,66</text:p>
          </table:table-cell>
          <table:table-cell table:formula="of:=[.E322]" office:value-type="float" office:value="75">
            <text:p>75,00</text:p>
          </table:table-cell>
          <table:table-cell table:formula="of:=[.B323]-[.E323]" office:value-type="float" office:value="7909.66481740915">
            <text:p>7.909,66</text:p>
          </table:table-cell>
          <table:table-cell table:formula="of:=IF(OR([.A323]&gt;=[.D323];[.A323]&lt;=[.F3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2">
            <text:p>8012,72</text:p>
          </table:table-cell>
          <table:table-cell table:formula="of:=((([.B323]*[.C324])-[.B323])+[.A324])/[.C324]" office:value-type="float" office:value="7985.22592106096">
            <text:p>7.985,23</text:p>
          </table:table-cell>
          <table:table-cell table:formula="of:=[.C323]" office:value-type="float" office:value="50">
            <text:p>50</text:p>
          </table:table-cell>
          <table:table-cell table:formula="of:=[.B324]+[.E324]" office:value-type="float" office:value="8060.22592106097">
            <text:p>8.060,23</text:p>
          </table:table-cell>
          <table:table-cell table:formula="of:=[.E323]" office:value-type="float" office:value="75">
            <text:p>75,00</text:p>
          </table:table-cell>
          <table:table-cell table:formula="of:=[.B324]-[.E324]" office:value-type="float" office:value="7910.22592106097">
            <text:p>7.910,23</text:p>
          </table:table-cell>
          <table:table-cell table:formula="of:=IF(OR([.A324]&gt;=[.D324];[.A324]&lt;=[.F3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6.68">
            <text:p>8016,68</text:p>
          </table:table-cell>
          <table:table-cell table:formula="of:=((([.B324]*[.C325])-[.B324])+[.A325])/[.C325]" office:value-type="float" office:value="7985.85500263975">
            <text:p>7.985,86</text:p>
          </table:table-cell>
          <table:table-cell table:formula="of:=[.C324]" office:value-type="float" office:value="50">
            <text:p>50</text:p>
          </table:table-cell>
          <table:table-cell table:formula="of:=[.B325]+[.E325]" office:value-type="float" office:value="8060.85500263974">
            <text:p>8.060,86</text:p>
          </table:table-cell>
          <table:table-cell table:formula="of:=[.E324]" office:value-type="float" office:value="75">
            <text:p>75,00</text:p>
          </table:table-cell>
          <table:table-cell table:formula="of:=[.B325]-[.E325]" office:value-type="float" office:value="7910.85500263975">
            <text:p>7.910,86</text:p>
          </table:table-cell>
          <table:table-cell table:formula="of:=IF(OR([.A325]&gt;=[.D325];[.A325]&lt;=[.F3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325]*[.C326])-[.B325])+[.A326])/[.C326]" office:value-type="float" office:value="7986.41810258695">
            <text:p>7.986,42</text:p>
          </table:table-cell>
          <table:table-cell table:formula="of:=[.C325]" office:value-type="float" office:value="50">
            <text:p>50</text:p>
          </table:table-cell>
          <table:table-cell table:formula="of:=[.B326]+[.E326]" office:value-type="float" office:value="8061.41810258695">
            <text:p>8.061,42</text:p>
          </table:table-cell>
          <table:table-cell table:formula="of:=[.E325]" office:value-type="float" office:value="75">
            <text:p>75,00</text:p>
          </table:table-cell>
          <table:table-cell table:formula="of:=[.B326]-[.E326]" office:value-type="float" office:value="7911.41810258695">
            <text:p>7.911,42</text:p>
          </table:table-cell>
          <table:table-cell table:formula="of:=IF(OR([.A326]&gt;=[.D326];[.A326]&lt;=[.F3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97">
            <text:p>8001,97</text:p>
          </table:table-cell>
          <table:table-cell table:formula="of:=((([.B326]*[.C327])-[.B326])+[.A327])/[.C327]" office:value-type="float" office:value="7986.72914053521">
            <text:p>7.986,73</text:p>
          </table:table-cell>
          <table:table-cell table:formula="of:=[.C326]" office:value-type="float" office:value="50">
            <text:p>50</text:p>
          </table:table-cell>
          <table:table-cell table:formula="of:=[.B327]+[.E327]" office:value-type="float" office:value="8061.72914053521">
            <text:p>8.061,73</text:p>
          </table:table-cell>
          <table:table-cell table:formula="of:=[.E326]" office:value-type="float" office:value="75">
            <text:p>75,00</text:p>
          </table:table-cell>
          <table:table-cell table:formula="of:=[.B327]-[.E327]" office:value-type="float" office:value="7911.72914053521">
            <text:p>7.911,73</text:p>
          </table:table-cell>
          <table:table-cell table:formula="of:=IF(OR([.A327]&gt;=[.D327];[.A327]&lt;=[.F3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327]*[.C328])-[.B327])+[.A328])/[.C328]" office:value-type="float" office:value="7986.92555772451">
            <text:p>7.986,93</text:p>
          </table:table-cell>
          <table:table-cell table:formula="of:=[.C327]" office:value-type="float" office:value="50">
            <text:p>50</text:p>
          </table:table-cell>
          <table:table-cell table:formula="of:=[.B328]+[.E328]" office:value-type="float" office:value="8061.92555772451">
            <text:p>8.061,93</text:p>
          </table:table-cell>
          <table:table-cell table:formula="of:=[.E327]" office:value-type="float" office:value="75">
            <text:p>75,00</text:p>
          </table:table-cell>
          <table:table-cell table:formula="of:=[.B328]-[.E328]" office:value-type="float" office:value="7911.92555772451">
            <text:p>7.911,93</text:p>
          </table:table-cell>
          <table:table-cell table:formula="of:=IF(OR([.A328]&gt;=[.D328];[.A328]&lt;=[.F3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0.62">
            <text:p>7940,62</text:p>
          </table:table-cell>
          <table:table-cell table:formula="of:=((([.B328]*[.C329])-[.B328])+[.A329])/[.C329]" office:value-type="float" office:value="7985.99944657002">
            <text:p>7.986,00</text:p>
          </table:table-cell>
          <table:table-cell table:formula="of:=[.C328]" office:value-type="float" office:value="50">
            <text:p>50</text:p>
          </table:table-cell>
          <table:table-cell table:formula="of:=[.B329]+[.E329]" office:value-type="float" office:value="8060.99944657002">
            <text:p>8.061,00</text:p>
          </table:table-cell>
          <table:table-cell table:formula="of:=[.E328]" office:value-type="float" office:value="75">
            <text:p>75,00</text:p>
          </table:table-cell>
          <table:table-cell table:formula="of:=[.B329]-[.E329]" office:value-type="float" office:value="7910.99944657002">
            <text:p>7.911,00</text:p>
          </table:table-cell>
          <table:table-cell table:formula="of:=IF(OR([.A329]&gt;=[.D329];[.A329]&lt;=[.F3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329]*[.C330])-[.B329])+[.A330])/[.C330]" office:value-type="float" office:value="7986.26285763862">
            <text:p>7.986,26</text:p>
          </table:table-cell>
          <table:table-cell table:formula="of:=[.C329]" office:value-type="float" office:value="50">
            <text:p>50</text:p>
          </table:table-cell>
          <table:table-cell table:formula="of:=[.B330]+[.E330]" office:value-type="float" office:value="8061.26285763862">
            <text:p>8.061,26</text:p>
          </table:table-cell>
          <table:table-cell table:formula="of:=[.E329]" office:value-type="float" office:value="75">
            <text:p>75,00</text:p>
          </table:table-cell>
          <table:table-cell table:formula="of:=[.B330]-[.E330]" office:value-type="float" office:value="7911.26285763862">
            <text:p>7.911,26</text:p>
          </table:table-cell>
          <table:table-cell table:formula="of:=IF(OR([.A330]&gt;=[.D330];[.A330]&lt;=[.F3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4.91">
            <text:p>7974,91</text:p>
          </table:table-cell>
          <table:table-cell table:formula="of:=((([.B330]*[.C331])-[.B330])+[.A331])/[.C331]" office:value-type="float" office:value="7986.03580048584">
            <text:p>7.986,04</text:p>
          </table:table-cell>
          <table:table-cell table:formula="of:=[.C330]" office:value-type="float" office:value="50">
            <text:p>50</text:p>
          </table:table-cell>
          <table:table-cell table:formula="of:=[.B331]+[.E331]" office:value-type="float" office:value="8061.03580048584">
            <text:p>8.061,04</text:p>
          </table:table-cell>
          <table:table-cell table:formula="of:=[.E330]" office:value-type="float" office:value="75">
            <text:p>75,00</text:p>
          </table:table-cell>
          <table:table-cell table:formula="of:=[.B331]-[.E331]" office:value-type="float" office:value="7911.03580048584">
            <text:p>7.911,04</text:p>
          </table:table-cell>
          <table:table-cell table:formula="of:=IF(OR([.A331]&gt;=[.D331];[.A331]&lt;=[.F3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1.95">
            <text:p>7941,95</text:p>
          </table:table-cell>
          <table:table-cell table:formula="of:=((([.B331]*[.C332])-[.B331])+[.A332])/[.C332]" office:value-type="float" office:value="7985.15408447613">
            <text:p>7.985,15</text:p>
          </table:table-cell>
          <table:table-cell table:formula="of:=[.C331]" office:value-type="float" office:value="50">
            <text:p>50</text:p>
          </table:table-cell>
          <table:table-cell table:formula="of:=[.B332]+[.E332]" office:value-type="float" office:value="8060.15408447613">
            <text:p>8.060,15</text:p>
          </table:table-cell>
          <table:table-cell table:formula="of:=[.E331]" office:value-type="float" office:value="75">
            <text:p>75,00</text:p>
          </table:table-cell>
          <table:table-cell table:formula="of:=[.B332]-[.E332]" office:value-type="float" office:value="7910.15408447613">
            <text:p>7.910,15</text:p>
          </table:table-cell>
          <table:table-cell table:formula="of:=IF(OR([.A332]&gt;=[.D332];[.A332]&lt;=[.F3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97">
            <text:p>8001,97</text:p>
          </table:table-cell>
          <table:table-cell table:formula="of:=((([.B332]*[.C333])-[.B332])+[.A333])/[.C333]" office:value-type="float" office:value="7985.4904027866">
            <text:p>7.985,49</text:p>
          </table:table-cell>
          <table:table-cell table:formula="of:=[.C332]" office:value-type="float" office:value="50">
            <text:p>50</text:p>
          </table:table-cell>
          <table:table-cell table:formula="of:=[.B333]+[.E333]" office:value-type="float" office:value="8060.4904027866">
            <text:p>8.060,49</text:p>
          </table:table-cell>
          <table:table-cell table:formula="of:=[.E332]" office:value-type="float" office:value="75">
            <text:p>75,00</text:p>
          </table:table-cell>
          <table:table-cell table:formula="of:=[.B333]-[.E333]" office:value-type="float" office:value="7910.4904027866">
            <text:p>7.910,49</text:p>
          </table:table-cell>
          <table:table-cell table:formula="of:=IF(OR([.A333]&gt;=[.D333];[.A333]&lt;=[.F3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22">
            <text:p>7988,22</text:p>
          </table:table-cell>
          <table:table-cell table:formula="of:=((([.B333]*[.C334])-[.B333])+[.A334])/[.C334]" office:value-type="float" office:value="7985.54499473087">
            <text:p>7.985,54</text:p>
          </table:table-cell>
          <table:table-cell table:formula="of:=[.C333]" office:value-type="float" office:value="50">
            <text:p>50</text:p>
          </table:table-cell>
          <table:table-cell table:formula="of:=[.B334]+[.E334]" office:value-type="float" office:value="8060.54499473087">
            <text:p>8.060,54</text:p>
          </table:table-cell>
          <table:table-cell table:formula="of:=[.E333]" office:value-type="float" office:value="75">
            <text:p>75,00</text:p>
          </table:table-cell>
          <table:table-cell table:formula="of:=[.B334]-[.E334]" office:value-type="float" office:value="7910.54499473087">
            <text:p>7.910,54</text:p>
          </table:table-cell>
          <table:table-cell table:formula="of:=IF(OR([.A334]&gt;=[.D334];[.A334]&lt;=[.F33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334]*[.C335])-[.B334])+[.A335])/[.C335]" office:value-type="float" office:value="7985.81749483625">
            <text:p>7.985,82</text:p>
          </table:table-cell>
          <table:table-cell table:formula="of:=[.C334]" office:value-type="float" office:value="50">
            <text:p>50</text:p>
          </table:table-cell>
          <table:table-cell table:formula="of:=[.B335]+[.E335]" office:value-type="float" office:value="8060.81749483625">
            <text:p>8.060,82</text:p>
          </table:table-cell>
          <table:table-cell table:formula="of:=[.E334]" office:value-type="float" office:value="75">
            <text:p>75,00</text:p>
          </table:table-cell>
          <table:table-cell table:formula="of:=[.B335]-[.E335]" office:value-type="float" office:value="7910.81749483625">
            <text:p>7.910,82</text:p>
          </table:table-cell>
          <table:table-cell table:formula="of:=IF(OR([.A335]&gt;=[.D335];[.A335]&lt;=[.F33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335]*[.C336])-[.B335])+[.A336])/[.C336]" office:value-type="float" office:value="7985.95274493953">
            <text:p>7.985,95</text:p>
          </table:table-cell>
          <table:table-cell table:formula="of:=[.C335]" office:value-type="float" office:value="50">
            <text:p>50</text:p>
          </table:table-cell>
          <table:table-cell table:formula="of:=[.B336]+[.E336]" office:value-type="float" office:value="8060.95274493953">
            <text:p>8.060,95</text:p>
          </table:table-cell>
          <table:table-cell table:formula="of:=[.E335]" office:value-type="float" office:value="75">
            <text:p>75,00</text:p>
          </table:table-cell>
          <table:table-cell table:formula="of:=[.B336]-[.E336]" office:value-type="float" office:value="7910.95274493953">
            <text:p>7.910,95</text:p>
          </table:table-cell>
          <table:table-cell table:formula="of:=IF(OR([.A336]&gt;=[.D336];[.A336]&lt;=[.F33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23">
            <text:p>7972,23</text:p>
          </table:table-cell>
          <table:table-cell table:formula="of:=((([.B336]*[.C337])-[.B336])+[.A337])/[.C337]" office:value-type="float" office:value="7985.67829004074">
            <text:p>7.985,68</text:p>
          </table:table-cell>
          <table:table-cell table:formula="of:=[.C336]" office:value-type="float" office:value="50">
            <text:p>50</text:p>
          </table:table-cell>
          <table:table-cell table:formula="of:=[.B337]+[.E337]" office:value-type="float" office:value="8060.67829004074">
            <text:p>8.060,68</text:p>
          </table:table-cell>
          <table:table-cell table:formula="of:=[.E336]" office:value-type="float" office:value="75">
            <text:p>75,00</text:p>
          </table:table-cell>
          <table:table-cell table:formula="of:=[.B337]-[.E337]" office:value-type="float" office:value="7910.67829004074">
            <text:p>7.910,68</text:p>
          </table:table-cell>
          <table:table-cell table:formula="of:=IF(OR([.A337]&gt;=[.D337];[.A337]&lt;=[.F33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337]*[.C338])-[.B337])+[.A338])/[.C338]" office:value-type="float" office:value="7985.37892423992">
            <text:p>7.985,38</text:p>
          </table:table-cell>
          <table:table-cell table:formula="of:=[.C337]" office:value-type="float" office:value="50">
            <text:p>50</text:p>
          </table:table-cell>
          <table:table-cell table:formula="of:=[.B338]+[.E338]" office:value-type="float" office:value="8060.37892423992">
            <text:p>8.060,38</text:p>
          </table:table-cell>
          <table:table-cell table:formula="of:=[.E337]" office:value-type="float" office:value="75">
            <text:p>75,00</text:p>
          </table:table-cell>
          <table:table-cell table:formula="of:=[.B338]-[.E338]" office:value-type="float" office:value="7910.37892423992">
            <text:p>7.910,38</text:p>
          </table:table-cell>
          <table:table-cell table:formula="of:=IF(OR([.A338]&gt;=[.D338];[.A338]&lt;=[.F33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338]*[.C339])-[.B338])+[.A339])/[.C339]" office:value-type="float" office:value="7985.08554575513">
            <text:p>7.985,09</text:p>
          </table:table-cell>
          <table:table-cell table:formula="of:=[.C338]" office:value-type="float" office:value="50">
            <text:p>50</text:p>
          </table:table-cell>
          <table:table-cell table:formula="of:=[.B339]+[.E339]" office:value-type="float" office:value="8060.08554575513">
            <text:p>8.060,09</text:p>
          </table:table-cell>
          <table:table-cell table:formula="of:=[.E338]" office:value-type="float" office:value="75">
            <text:p>75,00</text:p>
          </table:table-cell>
          <table:table-cell table:formula="of:=[.B339]-[.E339]" office:value-type="float" office:value="7910.08554575513">
            <text:p>7.910,09</text:p>
          </table:table-cell>
          <table:table-cell table:formula="of:=IF(OR([.A339]&gt;=[.D339];[.A339]&lt;=[.F33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339]*[.C340])-[.B339])+[.A340])/[.C340]" office:value-type="float" office:value="7984.82503484002">
            <text:p>7.984,83</text:p>
          </table:table-cell>
          <table:table-cell table:formula="of:=[.C339]" office:value-type="float" office:value="50">
            <text:p>50</text:p>
          </table:table-cell>
          <table:table-cell table:formula="of:=[.B340]+[.E340]" office:value-type="float" office:value="8059.82503484002">
            <text:p>8.059,83</text:p>
          </table:table-cell>
          <table:table-cell table:formula="of:=[.E339]" office:value-type="float" office:value="75">
            <text:p>75,00</text:p>
          </table:table-cell>
          <table:table-cell table:formula="of:=[.B340]-[.E340]" office:value-type="float" office:value="7909.82503484002">
            <text:p>7.909,83</text:p>
          </table:table-cell>
          <table:table-cell table:formula="of:=IF(OR([.A340]&gt;=[.D340];[.A340]&lt;=[.F34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16.29">
            <text:p>7916,29</text:p>
          </table:table-cell>
          <table:table-cell table:formula="of:=((([.B340]*[.C341])-[.B340])+[.A341])/[.C341]" office:value-type="float" office:value="7983.45433414322">
            <text:p>7.983,45</text:p>
          </table:table-cell>
          <table:table-cell table:formula="of:=[.C340]" office:value-type="float" office:value="50">
            <text:p>50</text:p>
          </table:table-cell>
          <table:table-cell table:formula="of:=[.B341]+[.E341]" office:value-type="float" office:value="8058.45433414322">
            <text:p>8.058,45</text:p>
          </table:table-cell>
          <table:table-cell table:formula="of:=[.E340]" office:value-type="float" office:value="75">
            <text:p>75,00</text:p>
          </table:table-cell>
          <table:table-cell table:formula="of:=[.B341]-[.E341]" office:value-type="float" office:value="7908.45433414322">
            <text:p>7.908,45</text:p>
          </table:table-cell>
          <table:table-cell table:formula="of:=IF(OR([.A341]&gt;=[.D341];[.A341]&lt;=[.F34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12">
            <text:p>7972,12</text:p>
          </table:table-cell>
          <table:table-cell table:formula="of:=((([.B341]*[.C342])-[.B341])+[.A342])/[.C342]" office:value-type="float" office:value="7983.22764746036">
            <text:p>7.983,23</text:p>
          </table:table-cell>
          <table:table-cell table:formula="of:=[.C341]" office:value-type="float" office:value="50">
            <text:p>50</text:p>
          </table:table-cell>
          <table:table-cell table:formula="of:=[.B342]+[.E342]" office:value-type="float" office:value="8058.22764746036">
            <text:p>8.058,23</text:p>
          </table:table-cell>
          <table:table-cell table:formula="of:=[.E341]" office:value-type="float" office:value="75">
            <text:p>75,00</text:p>
          </table:table-cell>
          <table:table-cell table:formula="of:=[.B342]-[.E342]" office:value-type="float" office:value="7908.22764746036">
            <text:p>7.908,23</text:p>
          </table:table-cell>
          <table:table-cell table:formula="of:=IF(OR([.A342]&gt;=[.D342];[.A342]&lt;=[.F34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342]*[.C343])-[.B342])+[.A343])/[.C343]" office:value-type="float" office:value="7982.97849451115">
            <text:p>7.982,98</text:p>
          </table:table-cell>
          <table:table-cell table:formula="of:=[.C342]" office:value-type="float" office:value="50">
            <text:p>50</text:p>
          </table:table-cell>
          <table:table-cell table:formula="of:=[.B343]+[.E343]" office:value-type="float" office:value="8057.97849451115">
            <text:p>8.057,98</text:p>
          </table:table-cell>
          <table:table-cell table:formula="of:=[.E342]" office:value-type="float" office:value="75">
            <text:p>75,00</text:p>
          </table:table-cell>
          <table:table-cell table:formula="of:=[.B343]-[.E343]" office:value-type="float" office:value="7907.97849451115">
            <text:p>7.907,98</text:p>
          </table:table-cell>
          <table:table-cell table:formula="of:=IF(OR([.A343]&gt;=[.D343];[.A343]&lt;=[.F34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343]*[.C344])-[.B343])+[.A344])/[.C344]" office:value-type="float" office:value="7982.23932462093">
            <text:p>7.982,24</text:p>
          </table:table-cell>
          <table:table-cell table:formula="of:=[.C343]" office:value-type="float" office:value="50">
            <text:p>50</text:p>
          </table:table-cell>
          <table:table-cell table:formula="of:=[.B344]+[.E344]" office:value-type="float" office:value="8057.23932462093">
            <text:p>8.057,24</text:p>
          </table:table-cell>
          <table:table-cell table:formula="of:=[.E343]" office:value-type="float" office:value="75">
            <text:p>75,00</text:p>
          </table:table-cell>
          <table:table-cell table:formula="of:=[.B344]-[.E344]" office:value-type="float" office:value="7907.23932462093">
            <text:p>7.907,24</text:p>
          </table:table-cell>
          <table:table-cell table:formula="of:=IF(OR([.A344]&gt;=[.D344];[.A344]&lt;=[.F34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344]*[.C345])-[.B344])+[.A345])/[.C345]" office:value-type="float" office:value="7981.76413812851">
            <text:p>7.981,76</text:p>
          </table:table-cell>
          <table:table-cell table:formula="of:=[.C344]" office:value-type="float" office:value="50">
            <text:p>50</text:p>
          </table:table-cell>
          <table:table-cell table:formula="of:=[.B345]+[.E345]" office:value-type="float" office:value="8056.76413812851">
            <text:p>8.056,76</text:p>
          </table:table-cell>
          <table:table-cell table:formula="of:=[.E344]" office:value-type="float" office:value="75">
            <text:p>75,00</text:p>
          </table:table-cell>
          <table:table-cell table:formula="of:=[.B345]-[.E345]" office:value-type="float" office:value="7906.76413812851">
            <text:p>7.906,76</text:p>
          </table:table-cell>
          <table:table-cell table:formula="of:=IF(OR([.A345]&gt;=[.D345];[.A345]&lt;=[.F34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3.09">
            <text:p>8003,09</text:p>
          </table:table-cell>
          <table:table-cell table:formula="of:=((([.B345]*[.C346])-[.B345])+[.A346])/[.C346]" office:value-type="float" office:value="7982.19065536594">
            <text:p>7.982,19</text:p>
          </table:table-cell>
          <table:table-cell table:formula="of:=[.C345]" office:value-type="float" office:value="50">
            <text:p>50</text:p>
          </table:table-cell>
          <table:table-cell table:formula="of:=[.B346]+[.E346]" office:value-type="float" office:value="8057.19065536594">
            <text:p>8.057,19</text:p>
          </table:table-cell>
          <table:table-cell table:formula="of:=[.E345]" office:value-type="float" office:value="75">
            <text:p>75,00</text:p>
          </table:table-cell>
          <table:table-cell table:formula="of:=[.B346]-[.E346]" office:value-type="float" office:value="7907.19065536594">
            <text:p>7.907,19</text:p>
          </table:table-cell>
          <table:table-cell table:formula="of:=IF(OR([.A346]&gt;=[.D346];[.A346]&lt;=[.F34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12">
            <text:p>7972,12</text:p>
          </table:table-cell>
          <table:table-cell table:formula="of:=((([.B346]*[.C347])-[.B346])+[.A347])/[.C347]" office:value-type="float" office:value="7981.98924225862">
            <text:p>7.981,99</text:p>
          </table:table-cell>
          <table:table-cell table:formula="of:=[.C346]" office:value-type="float" office:value="50">
            <text:p>50</text:p>
          </table:table-cell>
          <table:table-cell table:formula="of:=[.B347]+[.E347]" office:value-type="float" office:value="8056.98924225862">
            <text:p>8.056,99</text:p>
          </table:table-cell>
          <table:table-cell table:formula="of:=[.E346]" office:value-type="float" office:value="75">
            <text:p>75,00</text:p>
          </table:table-cell>
          <table:table-cell table:formula="of:=[.B347]-[.E347]" office:value-type="float" office:value="7906.98924225862">
            <text:p>7.906,99</text:p>
          </table:table-cell>
          <table:table-cell table:formula="of:=IF(OR([.A347]&gt;=[.D347];[.A347]&lt;=[.F34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347]*[.C348])-[.B347])+[.A348])/[.C348]" office:value-type="float" office:value="7981.71125741345">
            <text:p>7.981,71</text:p>
          </table:table-cell>
          <table:table-cell table:formula="of:=[.C347]" office:value-type="float" office:value="50">
            <text:p>50</text:p>
          </table:table-cell>
          <table:table-cell table:formula="of:=[.B348]+[.E348]" office:value-type="float" office:value="8056.71125741345">
            <text:p>8.056,71</text:p>
          </table:table-cell>
          <table:table-cell table:formula="of:=[.E347]" office:value-type="float" office:value="75">
            <text:p>75,00</text:p>
          </table:table-cell>
          <table:table-cell table:formula="of:=[.B348]-[.E348]" office:value-type="float" office:value="7906.71125741345">
            <text:p>7.906,71</text:p>
          </table:table-cell>
          <table:table-cell table:formula="of:=IF(OR([.A348]&gt;=[.D348];[.A348]&lt;=[.F34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1.95">
            <text:p>7941,95</text:p>
          </table:table-cell>
          <table:table-cell table:formula="of:=((([.B348]*[.C349])-[.B348])+[.A349])/[.C349]" office:value-type="float" office:value="7980.91603226518">
            <text:p>7.980,92</text:p>
          </table:table-cell>
          <table:table-cell table:formula="of:=[.C348]" office:value-type="float" office:value="50">
            <text:p>50</text:p>
          </table:table-cell>
          <table:table-cell table:formula="of:=[.B349]+[.E349]" office:value-type="float" office:value="8055.91603226518">
            <text:p>8.055,92</text:p>
          </table:table-cell>
          <table:table-cell table:formula="of:=[.E348]" office:value-type="float" office:value="75">
            <text:p>75,00</text:p>
          </table:table-cell>
          <table:table-cell table:formula="of:=[.B349]-[.E349]" office:value-type="float" office:value="7905.91603226518">
            <text:p>7.905,92</text:p>
          </table:table-cell>
          <table:table-cell table:formula="of:=IF(OR([.A349]&gt;=[.D349];[.A349]&lt;=[.F34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8.93">
            <text:p>7948,93</text:p>
          </table:table-cell>
          <table:table-cell table:formula="of:=((([.B349]*[.C350])-[.B349])+[.A350])/[.C350]" office:value-type="float" office:value="7980.27631161988">
            <text:p>7.980,28</text:p>
          </table:table-cell>
          <table:table-cell table:formula="of:=[.C349]" office:value-type="float" office:value="50">
            <text:p>50</text:p>
          </table:table-cell>
          <table:table-cell table:formula="of:=[.B350]+[.E350]" office:value-type="float" office:value="8055.27631161988">
            <text:p>8.055,28</text:p>
          </table:table-cell>
          <table:table-cell table:formula="of:=[.E349]" office:value-type="float" office:value="75">
            <text:p>75,00</text:p>
          </table:table-cell>
          <table:table-cell table:formula="of:=[.B350]-[.E350]" office:value-type="float" office:value="7905.27631161988">
            <text:p>7.905,28</text:p>
          </table:table-cell>
          <table:table-cell table:formula="of:=IF(OR([.A350]&gt;=[.D350];[.A350]&lt;=[.F35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350]*[.C351])-[.B350])+[.A351])/[.C351]" office:value-type="float" office:value="7979.76158538748">
            <text:p>7.979,76</text:p>
          </table:table-cell>
          <table:table-cell table:formula="of:=[.C350]" office:value-type="float" office:value="50">
            <text:p>50</text:p>
          </table:table-cell>
          <table:table-cell table:formula="of:=[.B351]+[.E351]" office:value-type="float" office:value="8054.76158538748">
            <text:p>8.054,76</text:p>
          </table:table-cell>
          <table:table-cell table:formula="of:=[.E350]" office:value-type="float" office:value="75">
            <text:p>75,00</text:p>
          </table:table-cell>
          <table:table-cell table:formula="of:=[.B351]-[.E351]" office:value-type="float" office:value="7904.76158538748">
            <text:p>7.904,76</text:p>
          </table:table-cell>
          <table:table-cell table:formula="of:=IF(OR([.A351]&gt;=[.D351];[.A351]&lt;=[.F35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9.97">
            <text:p>7939,97</text:p>
          </table:table-cell>
          <table:table-cell table:formula="of:=((([.B351]*[.C352])-[.B351])+[.A352])/[.C352]" office:value-type="float" office:value="7978.96575367973">
            <text:p>7.978,97</text:p>
          </table:table-cell>
          <table:table-cell table:formula="of:=[.C351]" office:value-type="float" office:value="50">
            <text:p>50</text:p>
          </table:table-cell>
          <table:table-cell table:formula="of:=[.B352]+[.E352]" office:value-type="float" office:value="8053.96575367973">
            <text:p>8.053,97</text:p>
          </table:table-cell>
          <table:table-cell table:formula="of:=[.E351]" office:value-type="float" office:value="75">
            <text:p>75,00</text:p>
          </table:table-cell>
          <table:table-cell table:formula="of:=[.B352]-[.E352]" office:value-type="float" office:value="7903.96575367973">
            <text:p>7.903,97</text:p>
          </table:table-cell>
          <table:table-cell table:formula="of:=IF(OR([.A352]&gt;=[.D352];[.A352]&lt;=[.F35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29.74">
            <text:p>7929,74</text:p>
          </table:table-cell>
          <table:table-cell table:formula="of:=((([.B352]*[.C353])-[.B352])+[.A353])/[.C353]" office:value-type="float" office:value="7977.98123860613">
            <text:p>7.977,98</text:p>
          </table:table-cell>
          <table:table-cell table:formula="of:=[.C352]" office:value-type="float" office:value="50">
            <text:p>50</text:p>
          </table:table-cell>
          <table:table-cell table:formula="of:=[.B353]+[.E353]" office:value-type="float" office:value="8052.98123860614">
            <text:p>8.052,98</text:p>
          </table:table-cell>
          <table:table-cell table:formula="of:=[.E352]" office:value-type="float" office:value="75">
            <text:p>75,00</text:p>
          </table:table-cell>
          <table:table-cell table:formula="of:=[.B353]-[.E353]" office:value-type="float" office:value="7902.98123860613">
            <text:p>7.902,98</text:p>
          </table:table-cell>
          <table:table-cell table:formula="of:=IF(OR([.A353]&gt;=[.D353];[.A353]&lt;=[.F35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0.43">
            <text:p>7950,43</text:p>
          </table:table-cell>
          <table:table-cell table:formula="of:=((([.B353]*[.C354])-[.B353])+[.A354])/[.C354]" office:value-type="float" office:value="7977.43021383401">
            <text:p>7.977,43</text:p>
          </table:table-cell>
          <table:table-cell table:formula="of:=[.C353]" office:value-type="float" office:value="50">
            <text:p>50</text:p>
          </table:table-cell>
          <table:table-cell table:formula="of:=[.B354]+[.E354]" office:value-type="float" office:value="8052.43021383401">
            <text:p>8.052,43</text:p>
          </table:table-cell>
          <table:table-cell table:formula="of:=[.E353]" office:value-type="float" office:value="75">
            <text:p>75,00</text:p>
          </table:table-cell>
          <table:table-cell table:formula="of:=[.B354]-[.E354]" office:value-type="float" office:value="7902.43021383401">
            <text:p>7.902,43</text:p>
          </table:table-cell>
          <table:table-cell table:formula="of:=IF(OR([.A354]&gt;=[.D354];[.A354]&lt;=[.F35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91">
            <text:p>7993,91</text:p>
          </table:table-cell>
          <table:table-cell table:formula="of:=((([.B354]*[.C355])-[.B354])+[.A355])/[.C355]" office:value-type="float" office:value="7977.75980955733">
            <text:p>7.977,76</text:p>
          </table:table-cell>
          <table:table-cell table:formula="of:=[.C354]" office:value-type="float" office:value="50">
            <text:p>50</text:p>
          </table:table-cell>
          <table:table-cell table:formula="of:=[.B355]+[.E355]" office:value-type="float" office:value="8052.75980955733">
            <text:p>8.052,76</text:p>
          </table:table-cell>
          <table:table-cell table:formula="of:=[.E354]" office:value-type="float" office:value="75">
            <text:p>75,00</text:p>
          </table:table-cell>
          <table:table-cell table:formula="of:=[.B355]-[.E355]" office:value-type="float" office:value="7902.75980955733">
            <text:p>7.902,76</text:p>
          </table:table-cell>
          <table:table-cell table:formula="of:=IF(OR([.A355]&gt;=[.D355];[.A355]&lt;=[.F35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0.43">
            <text:p>7950,43</text:p>
          </table:table-cell>
          <table:table-cell table:formula="of:=((([.B355]*[.C356])-[.B355])+[.A356])/[.C356]" office:value-type="float" office:value="7977.21321336618">
            <text:p>7.977,21</text:p>
          </table:table-cell>
          <table:table-cell table:formula="of:=[.C355]" office:value-type="float" office:value="50">
            <text:p>50</text:p>
          </table:table-cell>
          <table:table-cell table:formula="of:=[.B356]+[.E356]" office:value-type="float" office:value="8052.21321336618">
            <text:p>8.052,21</text:p>
          </table:table-cell>
          <table:table-cell table:formula="of:=[.E355]" office:value-type="float" office:value="75">
            <text:p>75,00</text:p>
          </table:table-cell>
          <table:table-cell table:formula="of:=[.B356]-[.E356]" office:value-type="float" office:value="7902.21321336618">
            <text:p>7.902,21</text:p>
          </table:table-cell>
          <table:table-cell table:formula="of:=IF(OR([.A356]&gt;=[.D356];[.A356]&lt;=[.F35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2.01">
            <text:p>7942,01</text:p>
          </table:table-cell>
          <table:table-cell table:formula="of:=((([.B356]*[.C357])-[.B356])+[.A357])/[.C357]" office:value-type="float" office:value="7976.50914909886">
            <text:p>7.976,51</text:p>
          </table:table-cell>
          <table:table-cell table:formula="of:=[.C356]" office:value-type="float" office:value="50">
            <text:p>50</text:p>
          </table:table-cell>
          <table:table-cell table:formula="of:=[.B357]+[.E357]" office:value-type="float" office:value="8051.50914909886">
            <text:p>8.051,51</text:p>
          </table:table-cell>
          <table:table-cell table:formula="of:=[.E356]" office:value-type="float" office:value="75">
            <text:p>75,00</text:p>
          </table:table-cell>
          <table:table-cell table:formula="of:=[.B357]-[.E357]" office:value-type="float" office:value="7901.50914909886">
            <text:p>7.901,51</text:p>
          </table:table-cell>
          <table:table-cell table:formula="of:=IF(OR([.A357]&gt;=[.D357];[.A357]&lt;=[.F35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357]*[.C358])-[.B357])+[.A358])/[.C358]" office:value-type="float" office:value="7976.14856611688">
            <text:p>7.976,15</text:p>
          </table:table-cell>
          <table:table-cell table:formula="of:=[.C357]" office:value-type="float" office:value="50">
            <text:p>50</text:p>
          </table:table-cell>
          <table:table-cell table:formula="of:=[.B358]+[.E358]" office:value-type="float" office:value="8051.14856611688">
            <text:p>8.051,15</text:p>
          </table:table-cell>
          <table:table-cell table:formula="of:=[.E357]" office:value-type="float" office:value="75">
            <text:p>75,00</text:p>
          </table:table-cell>
          <table:table-cell table:formula="of:=[.B358]-[.E358]" office:value-type="float" office:value="7901.14856611688">
            <text:p>7.901,15</text:p>
          </table:table-cell>
          <table:table-cell table:formula="of:=IF(OR([.A358]&gt;=[.D358];[.A358]&lt;=[.F35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358]*[.C359])-[.B358])+[.A359])/[.C359]" office:value-type="float" office:value="7975.76939479455">
            <text:p>7.975,77</text:p>
          </table:table-cell>
          <table:table-cell table:formula="of:=[.C358]" office:value-type="float" office:value="50">
            <text:p>50</text:p>
          </table:table-cell>
          <table:table-cell table:formula="of:=[.B359]+[.E359]" office:value-type="float" office:value="8050.76939479455">
            <text:p>8.050,77</text:p>
          </table:table-cell>
          <table:table-cell table:formula="of:=[.E358]" office:value-type="float" office:value="75">
            <text:p>75,00</text:p>
          </table:table-cell>
          <table:table-cell table:formula="of:=[.B359]-[.E359]" office:value-type="float" office:value="7900.76939479455">
            <text:p>7.900,77</text:p>
          </table:table-cell>
          <table:table-cell table:formula="of:=IF(OR([.A359]&gt;=[.D359];[.A359]&lt;=[.F35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359]*[.C360])-[.B359])+[.A360])/[.C360]" office:value-type="float" office:value="7975.34400689866">
            <text:p>7.975,34</text:p>
          </table:table-cell>
          <table:table-cell table:formula="of:=[.C359]" office:value-type="float" office:value="50">
            <text:p>50</text:p>
          </table:table-cell>
          <table:table-cell table:formula="of:=[.B360]+[.E360]" office:value-type="float" office:value="8050.34400689866">
            <text:p>8.050,34</text:p>
          </table:table-cell>
          <table:table-cell table:formula="of:=[.E359]" office:value-type="float" office:value="75">
            <text:p>75,00</text:p>
          </table:table-cell>
          <table:table-cell table:formula="of:=[.B360]-[.E360]" office:value-type="float" office:value="7900.34400689865">
            <text:p>7.900,34</text:p>
          </table:table-cell>
          <table:table-cell table:formula="of:=IF(OR([.A360]&gt;=[.D360];[.A360]&lt;=[.F36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2">
            <text:p>7997,82</text:p>
          </table:table-cell>
          <table:table-cell table:formula="of:=((([.B360]*[.C361])-[.B360])+[.A361])/[.C361]" office:value-type="float" office:value="7975.79352676068">
            <text:p>7.975,79</text:p>
          </table:table-cell>
          <table:table-cell table:formula="of:=[.C360]" office:value-type="float" office:value="50">
            <text:p>50</text:p>
          </table:table-cell>
          <table:table-cell table:formula="of:=[.B361]+[.E361]" office:value-type="float" office:value="8050.79352676068">
            <text:p>8.050,79</text:p>
          </table:table-cell>
          <table:table-cell table:formula="of:=[.E360]" office:value-type="float" office:value="75">
            <text:p>75,00</text:p>
          </table:table-cell>
          <table:table-cell table:formula="of:=[.B361]-[.E361]" office:value-type="float" office:value="7900.79352676068">
            <text:p>7.900,79</text:p>
          </table:table-cell>
          <table:table-cell table:formula="of:=IF(OR([.A361]&gt;=[.D361];[.A361]&lt;=[.F36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361]*[.C362])-[.B361])+[.A362])/[.C362]" office:value-type="float" office:value="7976.26025622547">
            <text:p>7.976,26</text:p>
          </table:table-cell>
          <table:table-cell table:formula="of:=[.C361]" office:value-type="float" office:value="50">
            <text:p>50</text:p>
          </table:table-cell>
          <table:table-cell table:formula="of:=[.B362]+[.E362]" office:value-type="float" office:value="8051.26025622547">
            <text:p>8.051,26</text:p>
          </table:table-cell>
          <table:table-cell table:formula="of:=[.E361]" office:value-type="float" office:value="75">
            <text:p>75,00</text:p>
          </table:table-cell>
          <table:table-cell table:formula="of:=[.B362]-[.E362]" office:value-type="float" office:value="7901.26025622547">
            <text:p>7.901,26</text:p>
          </table:table-cell>
          <table:table-cell table:formula="of:=IF(OR([.A362]&gt;=[.D362];[.A362]&lt;=[.F36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362]*[.C363])-[.B362])+[.A363])/[.C363]" office:value-type="float" office:value="7976.69185110096">
            <text:p>7.976,69</text:p>
          </table:table-cell>
          <table:table-cell table:formula="of:=[.C362]" office:value-type="float" office:value="50">
            <text:p>50</text:p>
          </table:table-cell>
          <table:table-cell table:formula="of:=[.B363]+[.E363]" office:value-type="float" office:value="8051.69185110096">
            <text:p>8.051,69</text:p>
          </table:table-cell>
          <table:table-cell table:formula="of:=[.E362]" office:value-type="float" office:value="75">
            <text:p>75,00</text:p>
          </table:table-cell>
          <table:table-cell table:formula="of:=[.B363]-[.E363]" office:value-type="float" office:value="7901.69185110096">
            <text:p>7.901,69</text:p>
          </table:table-cell>
          <table:table-cell table:formula="of:=IF(OR([.A363]&gt;=[.D363];[.A363]&lt;=[.F36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34">
            <text:p>7988,34</text:p>
          </table:table-cell>
          <table:table-cell table:formula="of:=((([.B363]*[.C364])-[.B363])+[.A364])/[.C364]" office:value-type="float" office:value="7976.92481407894">
            <text:p>7.976,92</text:p>
          </table:table-cell>
          <table:table-cell table:formula="of:=[.C363]" office:value-type="float" office:value="50">
            <text:p>50</text:p>
          </table:table-cell>
          <table:table-cell table:formula="of:=[.B364]+[.E364]" office:value-type="float" office:value="8051.92481407894">
            <text:p>8.051,92</text:p>
          </table:table-cell>
          <table:table-cell table:formula="of:=[.E363]" office:value-type="float" office:value="75">
            <text:p>75,00</text:p>
          </table:table-cell>
          <table:table-cell table:formula="of:=[.B364]-[.E364]" office:value-type="float" office:value="7901.92481407894">
            <text:p>7.901,92</text:p>
          </table:table-cell>
          <table:table-cell table:formula="of:=IF(OR([.A364]&gt;=[.D364];[.A364]&lt;=[.F36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6">
            <text:p>7982,96</text:p>
          </table:table-cell>
          <table:table-cell table:formula="of:=((([.B364]*[.C365])-[.B364])+[.A365])/[.C365]" office:value-type="float" office:value="7977.04551779736">
            <text:p>7.977,05</text:p>
          </table:table-cell>
          <table:table-cell table:formula="of:=[.C364]" office:value-type="float" office:value="50">
            <text:p>50</text:p>
          </table:table-cell>
          <table:table-cell table:formula="of:=[.B365]+[.E365]" office:value-type="float" office:value="8052.04551779736">
            <text:p>8.052,05</text:p>
          </table:table-cell>
          <table:table-cell table:formula="of:=[.E364]" office:value-type="float" office:value="75">
            <text:p>75,00</text:p>
          </table:table-cell>
          <table:table-cell table:formula="of:=[.B365]-[.E365]" office:value-type="float" office:value="7902.04551779736">
            <text:p>7.902,05</text:p>
          </table:table-cell>
          <table:table-cell table:formula="of:=IF(OR([.A365]&gt;=[.D365];[.A365]&lt;=[.F36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365]*[.C366])-[.B365])+[.A366])/[.C366]" office:value-type="float" office:value="7977.48720744142">
            <text:p>7.977,49</text:p>
          </table:table-cell>
          <table:table-cell table:formula="of:=[.C365]" office:value-type="float" office:value="50">
            <text:p>50</text:p>
          </table:table-cell>
          <table:table-cell table:formula="of:=[.B366]+[.E366]" office:value-type="float" office:value="8052.48720744141">
            <text:p>8.052,49</text:p>
          </table:table-cell>
          <table:table-cell table:formula="of:=[.E365]" office:value-type="float" office:value="75">
            <text:p>75,00</text:p>
          </table:table-cell>
          <table:table-cell table:formula="of:=[.B366]-[.E366]" office:value-type="float" office:value="7902.48720744142">
            <text:p>7.902,49</text:p>
          </table:table-cell>
          <table:table-cell table:formula="of:=IF(OR([.A366]&gt;=[.D366];[.A366]&lt;=[.F36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6.68">
            <text:p>8016,68</text:p>
          </table:table-cell>
          <table:table-cell table:formula="of:=((([.B366]*[.C367])-[.B366])+[.A367])/[.C367]" office:value-type="float" office:value="7978.27106329259">
            <text:p>7.978,27</text:p>
          </table:table-cell>
          <table:table-cell table:formula="of:=[.C366]" office:value-type="float" office:value="50">
            <text:p>50</text:p>
          </table:table-cell>
          <table:table-cell table:formula="of:=[.B367]+[.E367]" office:value-type="float" office:value="8053.27106329259">
            <text:p>8.053,27</text:p>
          </table:table-cell>
          <table:table-cell table:formula="of:=[.E366]" office:value-type="float" office:value="75">
            <text:p>75,00</text:p>
          </table:table-cell>
          <table:table-cell table:formula="of:=[.B367]-[.E367]" office:value-type="float" office:value="7903.27106329259">
            <text:p>7.903,27</text:p>
          </table:table-cell>
          <table:table-cell table:formula="of:=IF(OR([.A367]&gt;=[.D367];[.A367]&lt;=[.F36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6.73">
            <text:p>8016,73</text:p>
          </table:table-cell>
          <table:table-cell table:formula="of:=((([.B367]*[.C368])-[.B367])+[.A368])/[.C368]" office:value-type="float" office:value="7979.04024202674">
            <text:p>7.979,04</text:p>
          </table:table-cell>
          <table:table-cell table:formula="of:=[.C367]" office:value-type="float" office:value="50">
            <text:p>50</text:p>
          </table:table-cell>
          <table:table-cell table:formula="of:=[.B368]+[.E368]" office:value-type="float" office:value="8054.04024202674">
            <text:p>8.054,04</text:p>
          </table:table-cell>
          <table:table-cell table:formula="of:=[.E367]" office:value-type="float" office:value="75">
            <text:p>75,00</text:p>
          </table:table-cell>
          <table:table-cell table:formula="of:=[.B368]-[.E368]" office:value-type="float" office:value="7904.04024202674">
            <text:p>7.904,04</text:p>
          </table:table-cell>
          <table:table-cell table:formula="of:=IF(OR([.A368]&gt;=[.D368];[.A368]&lt;=[.F36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6.79">
            <text:p>7966,79</text:p>
          </table:table-cell>
          <table:table-cell table:formula="of:=((([.B368]*[.C369])-[.B368])+[.A369])/[.C369]" office:value-type="float" office:value="7978.7952371862">
            <text:p>7.978,80</text:p>
          </table:table-cell>
          <table:table-cell table:formula="of:=[.C368]" office:value-type="float" office:value="50">
            <text:p>50</text:p>
          </table:table-cell>
          <table:table-cell table:formula="of:=[.B369]+[.E369]" office:value-type="float" office:value="8053.7952371862">
            <text:p>8.053,80</text:p>
          </table:table-cell>
          <table:table-cell table:formula="of:=[.E368]" office:value-type="float" office:value="75">
            <text:p>75,00</text:p>
          </table:table-cell>
          <table:table-cell table:formula="of:=[.B369]-[.E369]" office:value-type="float" office:value="7903.7952371862">
            <text:p>7.903,80</text:p>
          </table:table-cell>
          <table:table-cell table:formula="of:=IF(OR([.A369]&gt;=[.D369];[.A369]&lt;=[.F36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369]*[.C370])-[.B369])+[.A370])/[.C370]" office:value-type="float" office:value="7978.95793244248">
            <text:p>7.978,96</text:p>
          </table:table-cell>
          <table:table-cell table:formula="of:=[.C369]" office:value-type="float" office:value="50">
            <text:p>50</text:p>
          </table:table-cell>
          <table:table-cell table:formula="of:=[.B370]+[.E370]" office:value-type="float" office:value="8053.95793244248">
            <text:p>8.053,96</text:p>
          </table:table-cell>
          <table:table-cell table:formula="of:=[.E369]" office:value-type="float" office:value="75">
            <text:p>75,00</text:p>
          </table:table-cell>
          <table:table-cell table:formula="of:=[.B370]-[.E370]" office:value-type="float" office:value="7903.95793244248">
            <text:p>7.903,96</text:p>
          </table:table-cell>
          <table:table-cell table:formula="of:=IF(OR([.A370]&gt;=[.D370];[.A370]&lt;=[.F37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370]*[.C371])-[.B370])+[.A371])/[.C371]" office:value-type="float" office:value="7979.33577379363">
            <text:p>7.979,34</text:p>
          </table:table-cell>
          <table:table-cell table:formula="of:=[.C370]" office:value-type="float" office:value="50">
            <text:p>50</text:p>
          </table:table-cell>
          <table:table-cell table:formula="of:=[.B371]+[.E371]" office:value-type="float" office:value="8054.33577379363">
            <text:p>8.054,34</text:p>
          </table:table-cell>
          <table:table-cell table:formula="of:=[.E370]" office:value-type="float" office:value="75">
            <text:p>75,00</text:p>
          </table:table-cell>
          <table:table-cell table:formula="of:=[.B371]-[.E371]" office:value-type="float" office:value="7904.33577379363">
            <text:p>7.904,34</text:p>
          </table:table-cell>
          <table:table-cell table:formula="of:=IF(OR([.A371]&gt;=[.D371];[.A371]&lt;=[.F37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9.63">
            <text:p>7989,63</text:p>
          </table:table-cell>
          <table:table-cell table:formula="of:=((([.B371]*[.C372])-[.B371])+[.A372])/[.C372]" office:value-type="float" office:value="7979.54165831775">
            <text:p>7.979,54</text:p>
          </table:table-cell>
          <table:table-cell table:formula="of:=[.C371]" office:value-type="float" office:value="50">
            <text:p>50</text:p>
          </table:table-cell>
          <table:table-cell table:formula="of:=[.B372]+[.E372]" office:value-type="float" office:value="8054.54165831775">
            <text:p>8.054,54</text:p>
          </table:table-cell>
          <table:table-cell table:formula="of:=[.E371]" office:value-type="float" office:value="75">
            <text:p>75,00</text:p>
          </table:table-cell>
          <table:table-cell table:formula="of:=[.B372]-[.E372]" office:value-type="float" office:value="7904.54165831775">
            <text:p>7.904,54</text:p>
          </table:table-cell>
          <table:table-cell table:formula="of:=IF(OR([.A372]&gt;=[.D372];[.A372]&lt;=[.F37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372]*[.C373])-[.B372])+[.A373])/[.C373]" office:value-type="float" office:value="7979.3384251514">
            <text:p>7.979,34</text:p>
          </table:table-cell>
          <table:table-cell table:formula="of:=[.C372]" office:value-type="float" office:value="50">
            <text:p>50</text:p>
          </table:table-cell>
          <table:table-cell table:formula="of:=[.B373]+[.E373]" office:value-type="float" office:value="8054.3384251514">
            <text:p>8.054,34</text:p>
          </table:table-cell>
          <table:table-cell table:formula="of:=[.E372]" office:value-type="float" office:value="75">
            <text:p>75,00</text:p>
          </table:table-cell>
          <table:table-cell table:formula="of:=[.B373]-[.E373]" office:value-type="float" office:value="7904.3384251514">
            <text:p>7.904,34</text:p>
          </table:table-cell>
          <table:table-cell table:formula="of:=IF(OR([.A373]&gt;=[.D373];[.A373]&lt;=[.F37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36">
            <text:p>7957,36</text:p>
          </table:table-cell>
          <table:table-cell table:formula="of:=((([.B373]*[.C374])-[.B373])+[.A374])/[.C374]" office:value-type="float" office:value="7978.89885664837">
            <text:p>7.978,90</text:p>
          </table:table-cell>
          <table:table-cell table:formula="of:=[.C373]" office:value-type="float" office:value="50">
            <text:p>50</text:p>
          </table:table-cell>
          <table:table-cell table:formula="of:=[.B374]+[.E374]" office:value-type="float" office:value="8053.89885664837">
            <text:p>8.053,90</text:p>
          </table:table-cell>
          <table:table-cell table:formula="of:=[.E373]" office:value-type="float" office:value="75">
            <text:p>75,00</text:p>
          </table:table-cell>
          <table:table-cell table:formula="of:=[.B374]-[.E374]" office:value-type="float" office:value="7903.89885664837">
            <text:p>7.903,90</text:p>
          </table:table-cell>
          <table:table-cell table:formula="of:=IF(OR([.A374]&gt;=[.D374];[.A374]&lt;=[.F37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9.9">
            <text:p>7959,9</text:p>
          </table:table-cell>
          <table:table-cell table:formula="of:=((([.B374]*[.C375])-[.B374])+[.A375])/[.C375]" office:value-type="float" office:value="7978.5188795154">
            <text:p>7.978,52</text:p>
          </table:table-cell>
          <table:table-cell table:formula="of:=[.C374]" office:value-type="float" office:value="50">
            <text:p>50</text:p>
          </table:table-cell>
          <table:table-cell table:formula="of:=[.B375]+[.E375]" office:value-type="float" office:value="8053.5188795154">
            <text:p>8.053,52</text:p>
          </table:table-cell>
          <table:table-cell table:formula="of:=[.E374]" office:value-type="float" office:value="75">
            <text:p>75,00</text:p>
          </table:table-cell>
          <table:table-cell table:formula="of:=[.B375]-[.E375]" office:value-type="float" office:value="7903.5188795154">
            <text:p>7.903,52</text:p>
          </table:table-cell>
          <table:table-cell table:formula="of:=IF(OR([.A375]&gt;=[.D375];[.A375]&lt;=[.F37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375]*[.C376])-[.B375])+[.A376])/[.C376]" office:value-type="float" office:value="7978.93190192509">
            <text:p>7.978,93</text:p>
          </table:table-cell>
          <table:table-cell table:formula="of:=[.C375]" office:value-type="float" office:value="50">
            <text:p>50</text:p>
          </table:table-cell>
          <table:table-cell table:formula="of:=[.B376]+[.E376]" office:value-type="float" office:value="8053.9319019251">
            <text:p>8.053,93</text:p>
          </table:table-cell>
          <table:table-cell table:formula="of:=[.E375]" office:value-type="float" office:value="75">
            <text:p>75,00</text:p>
          </table:table-cell>
          <table:table-cell table:formula="of:=[.B376]-[.E376]" office:value-type="float" office:value="7903.93190192509">
            <text:p>7.903,93</text:p>
          </table:table-cell>
          <table:table-cell table:formula="of:=IF(OR([.A376]&gt;=[.D376];[.A376]&lt;=[.F37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1.31">
            <text:p>7961,31</text:p>
          </table:table-cell>
          <table:table-cell table:formula="of:=((([.B376]*[.C377])-[.B376])+[.A377])/[.C377]" office:value-type="float" office:value="7978.57946388659">
            <text:p>7.978,58</text:p>
          </table:table-cell>
          <table:table-cell table:formula="of:=[.C376]" office:value-type="float" office:value="50">
            <text:p>50</text:p>
          </table:table-cell>
          <table:table-cell table:formula="of:=[.B377]+[.E377]" office:value-type="float" office:value="8053.57946388659">
            <text:p>8.053,58</text:p>
          </table:table-cell>
          <table:table-cell table:formula="of:=[.E376]" office:value-type="float" office:value="75">
            <text:p>75,00</text:p>
          </table:table-cell>
          <table:table-cell table:formula="of:=[.B377]-[.E377]" office:value-type="float" office:value="7903.57946388659">
            <text:p>7.903,58</text:p>
          </table:table-cell>
          <table:table-cell table:formula="of:=IF(OR([.A377]&gt;=[.D377];[.A377]&lt;=[.F37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377]*[.C378])-[.B377])+[.A378])/[.C378]" office:value-type="float" office:value="7977.92827460886">
            <text:p>7.977,93</text:p>
          </table:table-cell>
          <table:table-cell table:formula="of:=[.C377]" office:value-type="float" office:value="50">
            <text:p>50</text:p>
          </table:table-cell>
          <table:table-cell table:formula="of:=[.B378]+[.E378]" office:value-type="float" office:value="8052.92827460886">
            <text:p>8.052,93</text:p>
          </table:table-cell>
          <table:table-cell table:formula="of:=[.E377]" office:value-type="float" office:value="75">
            <text:p>75,00</text:p>
          </table:table-cell>
          <table:table-cell table:formula="of:=[.B378]-[.E378]" office:value-type="float" office:value="7902.92827460886">
            <text:p>7.902,93</text:p>
          </table:table-cell>
          <table:table-cell table:formula="of:=IF(OR([.A378]&gt;=[.D378];[.A378]&lt;=[.F37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378]*[.C379])-[.B378])+[.A379])/[.C379]" office:value-type="float" office:value="7977.23590911668">
            <text:p>7.977,24</text:p>
          </table:table-cell>
          <table:table-cell table:formula="of:=[.C378]" office:value-type="float" office:value="50">
            <text:p>50</text:p>
          </table:table-cell>
          <table:table-cell table:formula="of:=[.B379]+[.E379]" office:value-type="float" office:value="8052.23590911668">
            <text:p>8.052,24</text:p>
          </table:table-cell>
          <table:table-cell table:formula="of:=[.E378]" office:value-type="float" office:value="75">
            <text:p>75,00</text:p>
          </table:table-cell>
          <table:table-cell table:formula="of:=[.B379]-[.E379]" office:value-type="float" office:value="7902.23590911668">
            <text:p>7.902,24</text:p>
          </table:table-cell>
          <table:table-cell table:formula="of:=IF(OR([.A379]&gt;=[.D379];[.A379]&lt;=[.F37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21">
            <text:p>7953,21</text:p>
          </table:table-cell>
          <table:table-cell table:formula="of:=((([.B379]*[.C380])-[.B379])+[.A380])/[.C380]" office:value-type="float" office:value="7976.75539093435">
            <text:p>7.976,76</text:p>
          </table:table-cell>
          <table:table-cell table:formula="of:=[.C379]" office:value-type="float" office:value="50">
            <text:p>50</text:p>
          </table:table-cell>
          <table:table-cell table:formula="of:=[.B380]+[.E380]" office:value-type="float" office:value="8051.75539093435">
            <text:p>8.051,76</text:p>
          </table:table-cell>
          <table:table-cell table:formula="of:=[.E379]" office:value-type="float" office:value="75">
            <text:p>75,00</text:p>
          </table:table-cell>
          <table:table-cell table:formula="of:=[.B380]-[.E380]" office:value-type="float" office:value="7901.75539093435">
            <text:p>7.901,76</text:p>
          </table:table-cell>
          <table:table-cell table:formula="of:=IF(OR([.A380]&gt;=[.D380];[.A380]&lt;=[.F38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1.85">
            <text:p>7951,85</text:p>
          </table:table-cell>
          <table:table-cell table:formula="of:=((([.B380]*[.C381])-[.B380])+[.A381])/[.C381]" office:value-type="float" office:value="7976.25728311566">
            <text:p>7.976,26</text:p>
          </table:table-cell>
          <table:table-cell table:formula="of:=[.C380]" office:value-type="float" office:value="50">
            <text:p>50</text:p>
          </table:table-cell>
          <table:table-cell table:formula="of:=[.B381]+[.E381]" office:value-type="float" office:value="8051.25728311566">
            <text:p>8.051,26</text:p>
          </table:table-cell>
          <table:table-cell table:formula="of:=[.E380]" office:value-type="float" office:value="75">
            <text:p>75,00</text:p>
          </table:table-cell>
          <table:table-cell table:formula="of:=[.B381]-[.E381]" office:value-type="float" office:value="7901.25728311566">
            <text:p>7.901,26</text:p>
          </table:table-cell>
          <table:table-cell table:formula="of:=IF(OR([.A381]&gt;=[.D381];[.A381]&lt;=[.F38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381]*[.C382])-[.B381])+[.A382])/[.C382]" office:value-type="float" office:value="7976.47073745335">
            <text:p>7.976,47</text:p>
          </table:table-cell>
          <table:table-cell table:formula="of:=[.C381]" office:value-type="float" office:value="50">
            <text:p>50</text:p>
          </table:table-cell>
          <table:table-cell table:formula="of:=[.B382]+[.E382]" office:value-type="float" office:value="8051.47073745335">
            <text:p>8.051,47</text:p>
          </table:table-cell>
          <table:table-cell table:formula="of:=[.E381]" office:value-type="float" office:value="75">
            <text:p>75,00</text:p>
          </table:table-cell>
          <table:table-cell table:formula="of:=[.B382]-[.E382]" office:value-type="float" office:value="7901.47073745335">
            <text:p>7.901,47</text:p>
          </table:table-cell>
          <table:table-cell table:formula="of:=IF(OR([.A382]&gt;=[.D382];[.A382]&lt;=[.F38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6.26">
            <text:p>8026,26</text:p>
          </table:table-cell>
          <table:table-cell table:formula="of:=((([.B382]*[.C383])-[.B382])+[.A383])/[.C383]" office:value-type="float" office:value="7977.46652270428">
            <text:p>7.977,47</text:p>
          </table:table-cell>
          <table:table-cell table:formula="of:=[.C382]" office:value-type="float" office:value="50">
            <text:p>50</text:p>
          </table:table-cell>
          <table:table-cell table:formula="of:=[.B383]+[.E383]" office:value-type="float" office:value="8052.46652270428">
            <text:p>8.052,47</text:p>
          </table:table-cell>
          <table:table-cell table:formula="of:=[.E382]" office:value-type="float" office:value="75">
            <text:p>75,00</text:p>
          </table:table-cell>
          <table:table-cell table:formula="of:=[.B383]-[.E383]" office:value-type="float" office:value="7902.46652270428">
            <text:p>7.902,47</text:p>
          </table:table-cell>
          <table:table-cell table:formula="of:=IF(OR([.A383]&gt;=[.D383];[.A383]&lt;=[.F38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383]*[.C384])-[.B383])+[.A384])/[.C384]" office:value-type="float" office:value="7977.8469922502">
            <text:p>7.977,85</text:p>
          </table:table-cell>
          <table:table-cell table:formula="of:=[.C383]" office:value-type="float" office:value="50">
            <text:p>50</text:p>
          </table:table-cell>
          <table:table-cell table:formula="of:=[.B384]+[.E384]" office:value-type="float" office:value="8052.8469922502">
            <text:p>8.052,85</text:p>
          </table:table-cell>
          <table:table-cell table:formula="of:=[.E383]" office:value-type="float" office:value="75">
            <text:p>75,00</text:p>
          </table:table-cell>
          <table:table-cell table:formula="of:=[.B384]-[.E384]" office:value-type="float" office:value="7902.8469922502">
            <text:p>7.902,85</text:p>
          </table:table-cell>
          <table:table-cell table:formula="of:=IF(OR([.A384]&gt;=[.D384];[.A384]&lt;=[.F38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5">
            <text:p>8004,5</text:p>
          </table:table-cell>
          <table:table-cell table:formula="of:=((([.B384]*[.C385])-[.B384])+[.A385])/[.C385]" office:value-type="float" office:value="7978.38005240519">
            <text:p>7.978,38</text:p>
          </table:table-cell>
          <table:table-cell table:formula="of:=[.C384]" office:value-type="float" office:value="50">
            <text:p>50</text:p>
          </table:table-cell>
          <table:table-cell table:formula="of:=[.B385]+[.E385]" office:value-type="float" office:value="8053.38005240519">
            <text:p>8.053,38</text:p>
          </table:table-cell>
          <table:table-cell table:formula="of:=[.E384]" office:value-type="float" office:value="75">
            <text:p>75,00</text:p>
          </table:table-cell>
          <table:table-cell table:formula="of:=[.B385]-[.E385]" office:value-type="float" office:value="7903.38005240519">
            <text:p>7.903,38</text:p>
          </table:table-cell>
          <table:table-cell table:formula="of:=IF(OR([.A385]&gt;=[.D385];[.A385]&lt;=[.F38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4">
            <text:p>7982,94</text:p>
          </table:table-cell>
          <table:table-cell table:formula="of:=((([.B385]*[.C386])-[.B385])+[.A386])/[.C386]" office:value-type="float" office:value="7978.47125135709">
            <text:p>7.978,47</text:p>
          </table:table-cell>
          <table:table-cell table:formula="of:=[.C385]" office:value-type="float" office:value="50">
            <text:p>50</text:p>
          </table:table-cell>
          <table:table-cell table:formula="of:=[.B386]+[.E386]" office:value-type="float" office:value="8053.47125135709">
            <text:p>8.053,47</text:p>
          </table:table-cell>
          <table:table-cell table:formula="of:=[.E385]" office:value-type="float" office:value="75">
            <text:p>75,00</text:p>
          </table:table-cell>
          <table:table-cell table:formula="of:=[.B386]-[.E386]" office:value-type="float" office:value="7903.47125135709">
            <text:p>7.903,47</text:p>
          </table:table-cell>
          <table:table-cell table:formula="of:=IF(OR([.A386]&gt;=[.D386];[.A386]&lt;=[.F38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3">
            <text:p>8012,73</text:p>
          </table:table-cell>
          <table:table-cell table:formula="of:=((([.B386]*[.C387])-[.B386])+[.A387])/[.C387]" office:value-type="float" office:value="7979.15642632995">
            <text:p>7.979,16</text:p>
          </table:table-cell>
          <table:table-cell table:formula="of:=[.C386]" office:value-type="float" office:value="50">
            <text:p>50</text:p>
          </table:table-cell>
          <table:table-cell table:formula="of:=[.B387]+[.E387]" office:value-type="float" office:value="8054.15642632995">
            <text:p>8.054,16</text:p>
          </table:table-cell>
          <table:table-cell table:formula="of:=[.E386]" office:value-type="float" office:value="75">
            <text:p>75,00</text:p>
          </table:table-cell>
          <table:table-cell table:formula="of:=[.B387]-[.E387]" office:value-type="float" office:value="7904.15642632995">
            <text:p>7.904,16</text:p>
          </table:table-cell>
          <table:table-cell table:formula="of:=IF(OR([.A387]&gt;=[.D387];[.A387]&lt;=[.F38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387]*[.C388])-[.B387])+[.A388])/[.C388]" office:value-type="float" office:value="7979.28489780335">
            <text:p>7.979,28</text:p>
          </table:table-cell>
          <table:table-cell table:formula="of:=[.C387]" office:value-type="float" office:value="50">
            <text:p>50</text:p>
          </table:table-cell>
          <table:table-cell table:formula="of:=[.B388]+[.E388]" office:value-type="float" office:value="8054.28489780335">
            <text:p>8.054,28</text:p>
          </table:table-cell>
          <table:table-cell table:formula="of:=[.E387]" office:value-type="float" office:value="75">
            <text:p>75,00</text:p>
          </table:table-cell>
          <table:table-cell table:formula="of:=[.B388]-[.E388]" office:value-type="float" office:value="7904.28489780335">
            <text:p>7.904,28</text:p>
          </table:table-cell>
          <table:table-cell table:formula="of:=IF(OR([.A388]&gt;=[.D388];[.A388]&lt;=[.F38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388]*[.C389])-[.B388])+[.A389])/[.C389]" office:value-type="float" office:value="7979.38419984728">
            <text:p>7.979,38</text:p>
          </table:table-cell>
          <table:table-cell table:formula="of:=[.C388]" office:value-type="float" office:value="50">
            <text:p>50</text:p>
          </table:table-cell>
          <table:table-cell table:formula="of:=[.B389]+[.E389]" office:value-type="float" office:value="8054.38419984728">
            <text:p>8.054,38</text:p>
          </table:table-cell>
          <table:table-cell table:formula="of:=[.E388]" office:value-type="float" office:value="75">
            <text:p>75,00</text:p>
          </table:table-cell>
          <table:table-cell table:formula="of:=[.B389]-[.E389]" office:value-type="float" office:value="7904.38419984728">
            <text:p>7.904,38</text:p>
          </table:table-cell>
          <table:table-cell table:formula="of:=IF(OR([.A389]&gt;=[.D389];[.A389]&lt;=[.F38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389]*[.C390])-[.B389])+[.A390])/[.C390]" office:value-type="float" office:value="7979.80571585034">
            <text:p>7.979,81</text:p>
          </table:table-cell>
          <table:table-cell table:formula="of:=[.C389]" office:value-type="float" office:value="50">
            <text:p>50</text:p>
          </table:table-cell>
          <table:table-cell table:formula="of:=[.B390]+[.E390]" office:value-type="float" office:value="8054.80571585034">
            <text:p>8.054,81</text:p>
          </table:table-cell>
          <table:table-cell table:formula="of:=[.E389]" office:value-type="float" office:value="75">
            <text:p>75,00</text:p>
          </table:table-cell>
          <table:table-cell table:formula="of:=[.B390]-[.E390]" office:value-type="float" office:value="7904.80571585034">
            <text:p>7.904,81</text:p>
          </table:table-cell>
          <table:table-cell table:formula="of:=IF(OR([.A390]&gt;=[.D390];[.A390]&lt;=[.F39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390]*[.C391])-[.B390])+[.A391])/[.C391]" office:value-type="float" office:value="7980.21880153333">
            <text:p>7.980,22</text:p>
          </table:table-cell>
          <table:table-cell table:formula="of:=[.C390]" office:value-type="float" office:value="50">
            <text:p>50</text:p>
          </table:table-cell>
          <table:table-cell table:formula="of:=[.B391]+[.E391]" office:value-type="float" office:value="8055.21880153333">
            <text:p>8.055,22</text:p>
          </table:table-cell>
          <table:table-cell table:formula="of:=[.E390]" office:value-type="float" office:value="75">
            <text:p>75,00</text:p>
          </table:table-cell>
          <table:table-cell table:formula="of:=[.B391]-[.E391]" office:value-type="float" office:value="7905.21880153333">
            <text:p>7.905,22</text:p>
          </table:table-cell>
          <table:table-cell table:formula="of:=IF(OR([.A391]&gt;=[.D391];[.A391]&lt;=[.F39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391]*[.C392])-[.B391])+[.A392])/[.C392]" office:value-type="float" office:value="7979.48062550266">
            <text:p>7.979,48</text:p>
          </table:table-cell>
          <table:table-cell table:formula="of:=[.C391]" office:value-type="float" office:value="50">
            <text:p>50</text:p>
          </table:table-cell>
          <table:table-cell table:formula="of:=[.B392]+[.E392]" office:value-type="float" office:value="8054.48062550266">
            <text:p>8.054,48</text:p>
          </table:table-cell>
          <table:table-cell table:formula="of:=[.E391]" office:value-type="float" office:value="75">
            <text:p>75,00</text:p>
          </table:table-cell>
          <table:table-cell table:formula="of:=[.B392]-[.E392]" office:value-type="float" office:value="7904.48062550266">
            <text:p>7.904,48</text:p>
          </table:table-cell>
          <table:table-cell table:formula="of:=IF(OR([.A392]&gt;=[.D392];[.A392]&lt;=[.F39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2.01">
            <text:p>7942,01</text:p>
          </table:table-cell>
          <table:table-cell table:formula="of:=((([.B392]*[.C393])-[.B392])+[.A393])/[.C393]" office:value-type="float" office:value="7978.73121299261">
            <text:p>7.978,73</text:p>
          </table:table-cell>
          <table:table-cell table:formula="of:=[.C392]" office:value-type="float" office:value="50">
            <text:p>50</text:p>
          </table:table-cell>
          <table:table-cell table:formula="of:=[.B393]+[.E393]" office:value-type="float" office:value="8053.73121299261">
            <text:p>8.053,73</text:p>
          </table:table-cell>
          <table:table-cell table:formula="of:=[.E392]" office:value-type="float" office:value="75">
            <text:p>75,00</text:p>
          </table:table-cell>
          <table:table-cell table:formula="of:=[.B393]-[.E393]" office:value-type="float" office:value="7903.73121299261">
            <text:p>7.903,73</text:p>
          </table:table-cell>
          <table:table-cell table:formula="of:=IF(OR([.A393]&gt;=[.D393];[.A393]&lt;=[.F39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393]*[.C394])-[.B393])+[.A394])/[.C394]" office:value-type="float" office:value="7979.19278873276">
            <text:p>7.979,19</text:p>
          </table:table-cell>
          <table:table-cell table:formula="of:=[.C393]" office:value-type="float" office:value="50">
            <text:p>50</text:p>
          </table:table-cell>
          <table:table-cell table:formula="of:=[.B394]+[.E394]" office:value-type="float" office:value="8054.19278873276">
            <text:p>8.054,19</text:p>
          </table:table-cell>
          <table:table-cell table:formula="of:=[.E393]" office:value-type="float" office:value="75">
            <text:p>75,00</text:p>
          </table:table-cell>
          <table:table-cell table:formula="of:=[.B394]-[.E394]" office:value-type="float" office:value="7904.19278873276">
            <text:p>7.904,19</text:p>
          </table:table-cell>
          <table:table-cell table:formula="of:=IF(OR([.A394]&gt;=[.D394];[.A394]&lt;=[.F39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394]*[.C395])-[.B394])+[.A395])/[.C395]" office:value-type="float" office:value="7979.0243329581">
            <text:p>7.979,02</text:p>
          </table:table-cell>
          <table:table-cell table:formula="of:=[.C394]" office:value-type="float" office:value="50">
            <text:p>50</text:p>
          </table:table-cell>
          <table:table-cell table:formula="of:=[.B395]+[.E395]" office:value-type="float" office:value="8054.0243329581">
            <text:p>8.054,02</text:p>
          </table:table-cell>
          <table:table-cell table:formula="of:=[.E394]" office:value-type="float" office:value="75">
            <text:p>75,00</text:p>
          </table:table-cell>
          <table:table-cell table:formula="of:=[.B395]-[.E395]" office:value-type="float" office:value="7904.0243329581">
            <text:p>7.904,02</text:p>
          </table:table-cell>
          <table:table-cell table:formula="of:=IF(OR([.A395]&gt;=[.D395];[.A395]&lt;=[.F39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1.95">
            <text:p>7941,95</text:p>
          </table:table-cell>
          <table:table-cell table:formula="of:=((([.B395]*[.C396])-[.B395])+[.A396])/[.C396]" office:value-type="float" office:value="7978.28284629894">
            <text:p>7.978,28</text:p>
          </table:table-cell>
          <table:table-cell table:formula="of:=[.C395]" office:value-type="float" office:value="50">
            <text:p>50</text:p>
          </table:table-cell>
          <table:table-cell table:formula="of:=[.B396]+[.E396]" office:value-type="float" office:value="8053.28284629894">
            <text:p>8.053,28</text:p>
          </table:table-cell>
          <table:table-cell table:formula="of:=[.E395]" office:value-type="float" office:value="75">
            <text:p>75,00</text:p>
          </table:table-cell>
          <table:table-cell table:formula="of:=[.B396]-[.E396]" office:value-type="float" office:value="7903.28284629894">
            <text:p>7.903,28</text:p>
          </table:table-cell>
          <table:table-cell table:formula="of:=IF(OR([.A396]&gt;=[.D396];[.A396]&lt;=[.F39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3.21">
            <text:p>8003,21</text:p>
          </table:table-cell>
          <table:table-cell table:formula="of:=((([.B396]*[.C397])-[.B396])+[.A397])/[.C397]" office:value-type="float" office:value="7978.78138937296">
            <text:p>7.978,78</text:p>
          </table:table-cell>
          <table:table-cell table:formula="of:=[.C396]" office:value-type="float" office:value="50">
            <text:p>50</text:p>
          </table:table-cell>
          <table:table-cell table:formula="of:=[.B397]+[.E397]" office:value-type="float" office:value="8053.78138937296">
            <text:p>8.053,78</text:p>
          </table:table-cell>
          <table:table-cell table:formula="of:=[.E396]" office:value-type="float" office:value="75">
            <text:p>75,00</text:p>
          </table:table-cell>
          <table:table-cell table:formula="of:=[.B397]-[.E397]" office:value-type="float" office:value="7903.78138937296">
            <text:p>7.903,78</text:p>
          </table:table-cell>
          <table:table-cell table:formula="of:=IF(OR([.A397]&gt;=[.D397];[.A397]&lt;=[.F39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1">
            <text:p>7943,31</text:p>
          </table:table-cell>
          <table:table-cell table:formula="of:=((([.B397]*[.C398])-[.B397])+[.A398])/[.C398]" office:value-type="float" office:value="7978.0719615855">
            <text:p>7.978,07</text:p>
          </table:table-cell>
          <table:table-cell table:formula="of:=[.C397]" office:value-type="float" office:value="50">
            <text:p>50</text:p>
          </table:table-cell>
          <table:table-cell table:formula="of:=[.B398]+[.E398]" office:value-type="float" office:value="8053.0719615855">
            <text:p>8.053,07</text:p>
          </table:table-cell>
          <table:table-cell table:formula="of:=[.E397]" office:value-type="float" office:value="75">
            <text:p>75,00</text:p>
          </table:table-cell>
          <table:table-cell table:formula="of:=[.B398]-[.E398]" office:value-type="float" office:value="7903.0719615855">
            <text:p>7.903,07</text:p>
          </table:table-cell>
          <table:table-cell table:formula="of:=IF(OR([.A398]&gt;=[.D398];[.A398]&lt;=[.F39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398]*[.C399])-[.B398])+[.A399])/[.C399]" office:value-type="float" office:value="7978.44032235379">
            <text:p>7.978,44</text:p>
          </table:table-cell>
          <table:table-cell table:formula="of:=[.C398]" office:value-type="float" office:value="50">
            <text:p>50</text:p>
          </table:table-cell>
          <table:table-cell table:formula="of:=[.B399]+[.E399]" office:value-type="float" office:value="8053.4403223538">
            <text:p>8.053,44</text:p>
          </table:table-cell>
          <table:table-cell table:formula="of:=[.E398]" office:value-type="float" office:value="75">
            <text:p>75,00</text:p>
          </table:table-cell>
          <table:table-cell table:formula="of:=[.B399]-[.E399]" office:value-type="float" office:value="7903.4403223538">
            <text:p>7.903,44</text:p>
          </table:table-cell>
          <table:table-cell table:formula="of:=IF(OR([.A399]&gt;=[.D399];[.A399]&lt;=[.F39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22">
            <text:p>7988,22</text:p>
          </table:table-cell>
          <table:table-cell table:formula="of:=((([.B399]*[.C400])-[.B399])+[.A400])/[.C400]" office:value-type="float" office:value="7978.63591590672">
            <text:p>7.978,64</text:p>
          </table:table-cell>
          <table:table-cell table:formula="of:=[.C399]" office:value-type="float" office:value="50">
            <text:p>50</text:p>
          </table:table-cell>
          <table:table-cell table:formula="of:=[.B400]+[.E400]" office:value-type="float" office:value="8053.63591590672">
            <text:p>8.053,64</text:p>
          </table:table-cell>
          <table:table-cell table:formula="of:=[.E399]" office:value-type="float" office:value="75">
            <text:p>75,00</text:p>
          </table:table-cell>
          <table:table-cell table:formula="of:=[.B400]-[.E400]" office:value-type="float" office:value="7903.63591590672">
            <text:p>7.903,64</text:p>
          </table:table-cell>
          <table:table-cell table:formula="of:=IF(OR([.A400]&gt;=[.D400];[.A400]&lt;=[.F40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2">
            <text:p>8012,72</text:p>
          </table:table-cell>
          <table:table-cell table:formula="of:=((([.B400]*[.C401])-[.B400])+[.A401])/[.C401]" office:value-type="float" office:value="7979.31759758858">
            <text:p>7.979,32</text:p>
          </table:table-cell>
          <table:table-cell table:formula="of:=[.C400]" office:value-type="float" office:value="50">
            <text:p>50</text:p>
          </table:table-cell>
          <table:table-cell table:formula="of:=[.B401]+[.E401]" office:value-type="float" office:value="8054.31759758858">
            <text:p>8.054,32</text:p>
          </table:table-cell>
          <table:table-cell table:formula="of:=[.E400]" office:value-type="float" office:value="75">
            <text:p>75,00</text:p>
          </table:table-cell>
          <table:table-cell table:formula="of:=[.B401]-[.E401]" office:value-type="float" office:value="7904.31759758858">
            <text:p>7.904,32</text:p>
          </table:table-cell>
          <table:table-cell table:formula="of:=IF(OR([.A401]&gt;=[.D401];[.A401]&lt;=[.F40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401]*[.C402])-[.B401])+[.A402])/[.C402]" office:value-type="float" office:value="7980.01144563681">
            <text:p>7.980,01</text:p>
          </table:table-cell>
          <table:table-cell table:formula="of:=[.C401]" office:value-type="float" office:value="50">
            <text:p>50</text:p>
          </table:table-cell>
          <table:table-cell table:formula="of:=[.B402]+[.E402]" office:value-type="float" office:value="8055.01144563681">
            <text:p>8.055,01</text:p>
          </table:table-cell>
          <table:table-cell table:formula="of:=[.E401]" office:value-type="float" office:value="75">
            <text:p>75,00</text:p>
          </table:table-cell>
          <table:table-cell table:formula="of:=[.B402]-[.E402]" office:value-type="float" office:value="7905.01144563681">
            <text:p>7.905,01</text:p>
          </table:table-cell>
          <table:table-cell table:formula="of:=IF(OR([.A402]&gt;=[.D402];[.A402]&lt;=[.F40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402]*[.C403])-[.B402])+[.A403])/[.C403]" office:value-type="float" office:value="7980.26281672408">
            <text:p>7.980,26</text:p>
          </table:table-cell>
          <table:table-cell table:formula="of:=[.C402]" office:value-type="float" office:value="50">
            <text:p>50</text:p>
          </table:table-cell>
          <table:table-cell table:formula="of:=[.B403]+[.E403]" office:value-type="float" office:value="8055.26281672408">
            <text:p>8.055,26</text:p>
          </table:table-cell>
          <table:table-cell table:formula="of:=[.E402]" office:value-type="float" office:value="75">
            <text:p>75,00</text:p>
          </table:table-cell>
          <table:table-cell table:formula="of:=[.B403]-[.E403]" office:value-type="float" office:value="7905.26281672408">
            <text:p>7.905,26</text:p>
          </table:table-cell>
          <table:table-cell table:formula="of:=IF(OR([.A403]&gt;=[.D403];[.A403]&lt;=[.F40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403]*[.C404])-[.B403])+[.A404])/[.C404]" office:value-type="float" office:value="7980.0987603896">
            <text:p>7.980,10</text:p>
          </table:table-cell>
          <table:table-cell table:formula="of:=[.C403]" office:value-type="float" office:value="50">
            <text:p>50</text:p>
          </table:table-cell>
          <table:table-cell table:formula="of:=[.B404]+[.E404]" office:value-type="float" office:value="8055.09876038959">
            <text:p>8.055,10</text:p>
          </table:table-cell>
          <table:table-cell table:formula="of:=[.E403]" office:value-type="float" office:value="75">
            <text:p>75,00</text:p>
          </table:table-cell>
          <table:table-cell table:formula="of:=[.B404]-[.E404]" office:value-type="float" office:value="7905.09876038959">
            <text:p>7.905,10</text:p>
          </table:table-cell>
          <table:table-cell table:formula="of:=IF(OR([.A404]&gt;=[.D404];[.A404]&lt;=[.F40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404]*[.C405])-[.B404])+[.A405])/[.C405]" office:value-type="float" office:value="7979.4171851818">
            <text:p>7.979,42</text:p>
          </table:table-cell>
          <table:table-cell table:formula="of:=[.C404]" office:value-type="float" office:value="50">
            <text:p>50</text:p>
          </table:table-cell>
          <table:table-cell table:formula="of:=[.B405]+[.E405]" office:value-type="float" office:value="8054.4171851818">
            <text:p>8.054,42</text:p>
          </table:table-cell>
          <table:table-cell table:formula="of:=[.E404]" office:value-type="float" office:value="75">
            <text:p>75,00</text:p>
          </table:table-cell>
          <table:table-cell table:formula="of:=[.B405]-[.E405]" office:value-type="float" office:value="7904.4171851818">
            <text:p>7.904,42</text:p>
          </table:table-cell>
          <table:table-cell table:formula="of:=IF(OR([.A405]&gt;=[.D405];[.A405]&lt;=[.F40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405]*[.C406])-[.B405])+[.A406])/[.C406]" office:value-type="float" office:value="7979.29584147817">
            <text:p>7.979,30</text:p>
          </table:table-cell>
          <table:table-cell table:formula="of:=[.C405]" office:value-type="float" office:value="50">
            <text:p>50</text:p>
          </table:table-cell>
          <table:table-cell table:formula="of:=[.B406]+[.E406]" office:value-type="float" office:value="8054.29584147817">
            <text:p>8.054,30</text:p>
          </table:table-cell>
          <table:table-cell table:formula="of:=[.E405]" office:value-type="float" office:value="75">
            <text:p>75,00</text:p>
          </table:table-cell>
          <table:table-cell table:formula="of:=[.B406]-[.E406]" office:value-type="float" office:value="7904.29584147817">
            <text:p>7.904,30</text:p>
          </table:table-cell>
          <table:table-cell table:formula="of:=IF(OR([.A406]&gt;=[.D406];[.A406]&lt;=[.F40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42">
            <text:p>7988,42</text:p>
          </table:table-cell>
          <table:table-cell table:formula="of:=((([.B406]*[.C407])-[.B406])+[.A407])/[.C407]" office:value-type="float" office:value="7979.4783246486">
            <text:p>7.979,48</text:p>
          </table:table-cell>
          <table:table-cell table:formula="of:=[.C406]" office:value-type="float" office:value="50">
            <text:p>50</text:p>
          </table:table-cell>
          <table:table-cell table:formula="of:=[.B407]+[.E407]" office:value-type="float" office:value="8054.4783246486">
            <text:p>8.054,48</text:p>
          </table:table-cell>
          <table:table-cell table:formula="of:=[.E406]" office:value-type="float" office:value="75">
            <text:p>75,00</text:p>
          </table:table-cell>
          <table:table-cell table:formula="of:=[.B407]-[.E407]" office:value-type="float" office:value="7904.4783246486">
            <text:p>7.904,48</text:p>
          </table:table-cell>
          <table:table-cell table:formula="of:=IF(OR([.A407]&gt;=[.D407];[.A407]&lt;=[.F40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6.73">
            <text:p>7966,73</text:p>
          </table:table-cell>
          <table:table-cell table:formula="of:=((([.B407]*[.C408])-[.B407])+[.A408])/[.C408]" office:value-type="float" office:value="7979.22335815563">
            <text:p>7.979,22</text:p>
          </table:table-cell>
          <table:table-cell table:formula="of:=[.C407]" office:value-type="float" office:value="50">
            <text:p>50</text:p>
          </table:table-cell>
          <table:table-cell table:formula="of:=[.B408]+[.E408]" office:value-type="float" office:value="8054.22335815563">
            <text:p>8.054,22</text:p>
          </table:table-cell>
          <table:table-cell table:formula="of:=[.E407]" office:value-type="float" office:value="75">
            <text:p>75,00</text:p>
          </table:table-cell>
          <table:table-cell table:formula="of:=[.B408]-[.E408]" office:value-type="float" office:value="7904.22335815563">
            <text:p>7.904,22</text:p>
          </table:table-cell>
          <table:table-cell table:formula="of:=IF(OR([.A408]&gt;=[.D408];[.A408]&lt;=[.F40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408]*[.C409])-[.B408])+[.A409])/[.C409]" office:value-type="float" office:value="7979.64929099252">
            <text:p>7.979,65</text:p>
          </table:table-cell>
          <table:table-cell table:formula="of:=[.C408]" office:value-type="float" office:value="50">
            <text:p>50</text:p>
          </table:table-cell>
          <table:table-cell table:formula="of:=[.B409]+[.E409]" office:value-type="float" office:value="8054.64929099252">
            <text:p>8.054,65</text:p>
          </table:table-cell>
          <table:table-cell table:formula="of:=[.E408]" office:value-type="float" office:value="75">
            <text:p>75,00</text:p>
          </table:table-cell>
          <table:table-cell table:formula="of:=[.B409]-[.E409]" office:value-type="float" office:value="7904.64929099252">
            <text:p>7.904,65</text:p>
          </table:table-cell>
          <table:table-cell table:formula="of:=IF(OR([.A409]&gt;=[.D409];[.A409]&lt;=[.F40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409]*[.C410])-[.B409])+[.A410])/[.C410]" office:value-type="float" office:value="7978.97670517267">
            <text:p>7.978,98</text:p>
          </table:table-cell>
          <table:table-cell table:formula="of:=[.C409]" office:value-type="float" office:value="50">
            <text:p>50</text:p>
          </table:table-cell>
          <table:table-cell table:formula="of:=[.B410]+[.E410]" office:value-type="float" office:value="8053.97670517267">
            <text:p>8.053,98</text:p>
          </table:table-cell>
          <table:table-cell table:formula="of:=[.E409]" office:value-type="float" office:value="75">
            <text:p>75,00</text:p>
          </table:table-cell>
          <table:table-cell table:formula="of:=[.B410]-[.E410]" office:value-type="float" office:value="7903.97670517267">
            <text:p>7.903,98</text:p>
          </table:table-cell>
          <table:table-cell table:formula="of:=IF(OR([.A410]&gt;=[.D410];[.A410]&lt;=[.F4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27.08">
            <text:p>7927,08</text:p>
          </table:table-cell>
          <table:table-cell table:formula="of:=((([.B410]*[.C411])-[.B410])+[.A411])/[.C411]" office:value-type="float" office:value="7977.93877106922">
            <text:p>7.977,94</text:p>
          </table:table-cell>
          <table:table-cell table:formula="of:=[.C410]" office:value-type="float" office:value="50">
            <text:p>50</text:p>
          </table:table-cell>
          <table:table-cell table:formula="of:=[.B411]+[.E411]" office:value-type="float" office:value="8052.93877106922">
            <text:p>8.052,94</text:p>
          </table:table-cell>
          <table:table-cell table:formula="of:=[.E410]" office:value-type="float" office:value="75">
            <text:p>75,00</text:p>
          </table:table-cell>
          <table:table-cell table:formula="of:=[.B411]-[.E411]" office:value-type="float" office:value="7902.93877106922">
            <text:p>7.902,94</text:p>
          </table:table-cell>
          <table:table-cell table:formula="of:=IF(OR([.A411]&gt;=[.D411];[.A411]&lt;=[.F4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12">
            <text:p>7972,12</text:p>
          </table:table-cell>
          <table:table-cell table:formula="of:=((([.B411]*[.C412])-[.B411])+[.A412])/[.C412]" office:value-type="float" office:value="7977.82239564783">
            <text:p>7.977,82</text:p>
          </table:table-cell>
          <table:table-cell table:formula="of:=[.C411]" office:value-type="float" office:value="50">
            <text:p>50</text:p>
          </table:table-cell>
          <table:table-cell table:formula="of:=[.B412]+[.E412]" office:value-type="float" office:value="8052.82239564783">
            <text:p>8.052,82</text:p>
          </table:table-cell>
          <table:table-cell table:formula="of:=[.E411]" office:value-type="float" office:value="75">
            <text:p>75,00</text:p>
          </table:table-cell>
          <table:table-cell table:formula="of:=[.B412]-[.E412]" office:value-type="float" office:value="7902.82239564783">
            <text:p>7.902,82</text:p>
          </table:table-cell>
          <table:table-cell table:formula="of:=IF(OR([.A412]&gt;=[.D412];[.A412]&lt;=[.F4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3.09">
            <text:p>8003,09</text:p>
          </table:table-cell>
          <table:table-cell table:formula="of:=((([.B412]*[.C413])-[.B412])+[.A413])/[.C413]" office:value-type="float" office:value="7978.32774773488">
            <text:p>7.978,33</text:p>
          </table:table-cell>
          <table:table-cell table:formula="of:=[.C412]" office:value-type="float" office:value="50">
            <text:p>50</text:p>
          </table:table-cell>
          <table:table-cell table:formula="of:=[.B413]+[.E413]" office:value-type="float" office:value="8053.32774773487">
            <text:p>8.053,33</text:p>
          </table:table-cell>
          <table:table-cell table:formula="of:=[.E412]" office:value-type="float" office:value="75">
            <text:p>75,00</text:p>
          </table:table-cell>
          <table:table-cell table:formula="of:=[.B413]-[.E413]" office:value-type="float" office:value="7903.32774773488">
            <text:p>7.903,33</text:p>
          </table:table-cell>
          <table:table-cell table:formula="of:=IF(OR([.A413]&gt;=[.D413];[.A413]&lt;=[.F4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25.74">
            <text:p>7925,74</text:p>
          </table:table-cell>
          <table:table-cell table:formula="of:=((([.B413]*[.C414])-[.B413])+[.A414])/[.C414]" office:value-type="float" office:value="7977.27599278018">
            <text:p>7.977,28</text:p>
          </table:table-cell>
          <table:table-cell table:formula="of:=[.C413]" office:value-type="float" office:value="50">
            <text:p>50</text:p>
          </table:table-cell>
          <table:table-cell table:formula="of:=[.B414]+[.E414]" office:value-type="float" office:value="8052.27599278018">
            <text:p>8.052,28</text:p>
          </table:table-cell>
          <table:table-cell table:formula="of:=[.E413]" office:value-type="float" office:value="75">
            <text:p>75,00</text:p>
          </table:table-cell>
          <table:table-cell table:formula="of:=[.B414]-[.E414]" office:value-type="float" office:value="7902.27599278018">
            <text:p>7.902,28</text:p>
          </table:table-cell>
          <table:table-cell table:formula="of:=IF(OR([.A414]&gt;=[.D414];[.A414]&lt;=[.F4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9.78">
            <text:p>7989,78</text:p>
          </table:table-cell>
          <table:table-cell table:formula="of:=((([.B414]*[.C415])-[.B414])+[.A415])/[.C415]" office:value-type="float" office:value="7977.52607292457">
            <text:p>7.977,53</text:p>
          </table:table-cell>
          <table:table-cell table:formula="of:=[.C414]" office:value-type="float" office:value="50">
            <text:p>50</text:p>
          </table:table-cell>
          <table:table-cell table:formula="of:=[.B415]+[.E415]" office:value-type="float" office:value="8052.52607292457">
            <text:p>8.052,53</text:p>
          </table:table-cell>
          <table:table-cell table:formula="of:=[.E414]" office:value-type="float" office:value="75">
            <text:p>75,00</text:p>
          </table:table-cell>
          <table:table-cell table:formula="of:=[.B415]-[.E415]" office:value-type="float" office:value="7902.52607292457">
            <text:p>7.902,53</text:p>
          </table:table-cell>
          <table:table-cell table:formula="of:=IF(OR([.A415]&gt;=[.D415];[.A415]&lt;=[.F4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5.83">
            <text:p>7955,83</text:p>
          </table:table-cell>
          <table:table-cell table:formula="of:=((([.B415]*[.C416])-[.B415])+[.A416])/[.C416]" office:value-type="float" office:value="7977.09215146608">
            <text:p>7.977,09</text:p>
          </table:table-cell>
          <table:table-cell table:formula="of:=[.C415]" office:value-type="float" office:value="50">
            <text:p>50</text:p>
          </table:table-cell>
          <table:table-cell table:formula="of:=[.B416]+[.E416]" office:value-type="float" office:value="8052.09215146608">
            <text:p>8.052,09</text:p>
          </table:table-cell>
          <table:table-cell table:formula="of:=[.E415]" office:value-type="float" office:value="75">
            <text:p>75,00</text:p>
          </table:table-cell>
          <table:table-cell table:formula="of:=[.B416]-[.E416]" office:value-type="float" office:value="7902.09215146608">
            <text:p>7.902,09</text:p>
          </table:table-cell>
          <table:table-cell table:formula="of:=IF(OR([.A416]&gt;=[.D416];[.A416]&lt;=[.F4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9.14">
            <text:p>7949,14</text:p>
          </table:table-cell>
          <table:table-cell table:formula="of:=((([.B416]*[.C417])-[.B416])+[.A417])/[.C417]" office:value-type="float" office:value="7976.53310843676">
            <text:p>7.976,53</text:p>
          </table:table-cell>
          <table:table-cell table:formula="of:=[.C416]" office:value-type="float" office:value="50">
            <text:p>50</text:p>
          </table:table-cell>
          <table:table-cell table:formula="of:=[.B417]+[.E417]" office:value-type="float" office:value="8051.53310843676">
            <text:p>8.051,53</text:p>
          </table:table-cell>
          <table:table-cell table:formula="of:=[.E416]" office:value-type="float" office:value="75">
            <text:p>75,00</text:p>
          </table:table-cell>
          <table:table-cell table:formula="of:=[.B417]-[.E417]" office:value-type="float" office:value="7901.53310843676">
            <text:p>7.901,53</text:p>
          </table:table-cell>
          <table:table-cell table:formula="of:=IF(OR([.A417]&gt;=[.D417];[.A417]&lt;=[.F4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417]*[.C418])-[.B417])+[.A418])/[.C418]" office:value-type="float" office:value="7977.03864626803">
            <text:p>7.977,04</text:p>
          </table:table-cell>
          <table:table-cell table:formula="of:=[.C417]" office:value-type="float" office:value="50">
            <text:p>50</text:p>
          </table:table-cell>
          <table:table-cell table:formula="of:=[.B418]+[.E418]" office:value-type="float" office:value="8052.03864626803">
            <text:p>8.052,04</text:p>
          </table:table-cell>
          <table:table-cell table:formula="of:=[.E417]" office:value-type="float" office:value="75">
            <text:p>75,00</text:p>
          </table:table-cell>
          <table:table-cell table:formula="of:=[.B418]-[.E418]" office:value-type="float" office:value="7902.03864626803">
            <text:p>7.902,04</text:p>
          </table:table-cell>
          <table:table-cell table:formula="of:=IF(OR([.A418]&gt;=[.D418];[.A418]&lt;=[.F4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418]*[.C419])-[.B418])+[.A419])/[.C419]" office:value-type="float" office:value="7977.77807334267">
            <text:p>7.977,78</text:p>
          </table:table-cell>
          <table:table-cell table:formula="of:=[.C418]" office:value-type="float" office:value="50">
            <text:p>50</text:p>
          </table:table-cell>
          <table:table-cell table:formula="of:=[.B419]+[.E419]" office:value-type="float" office:value="8052.77807334267">
            <text:p>8.052,78</text:p>
          </table:table-cell>
          <table:table-cell table:formula="of:=[.E418]" office:value-type="float" office:value="75">
            <text:p>75,00</text:p>
          </table:table-cell>
          <table:table-cell table:formula="of:=[.B419]-[.E419]" office:value-type="float" office:value="7902.77807334267">
            <text:p>7.902,78</text:p>
          </table:table-cell>
          <table:table-cell table:formula="of:=IF(OR([.A419]&gt;=[.D419];[.A419]&lt;=[.F4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1.95">
            <text:p>7941,95</text:p>
          </table:table-cell>
          <table:table-cell table:formula="of:=((([.B419]*[.C420])-[.B419])+[.A420])/[.C420]" office:value-type="float" office:value="7977.06151187581">
            <text:p>7.977,06</text:p>
          </table:table-cell>
          <table:table-cell table:formula="of:=[.C419]" office:value-type="float" office:value="50">
            <text:p>50</text:p>
          </table:table-cell>
          <table:table-cell table:formula="of:=[.B420]+[.E420]" office:value-type="float" office:value="8052.06151187581">
            <text:p>8.052,06</text:p>
          </table:table-cell>
          <table:table-cell table:formula="of:=[.E419]" office:value-type="float" office:value="75">
            <text:p>75,00</text:p>
          </table:table-cell>
          <table:table-cell table:formula="of:=[.B420]-[.E420]" office:value-type="float" office:value="7902.06151187581">
            <text:p>7.902,06</text:p>
          </table:table-cell>
          <table:table-cell table:formula="of:=IF(OR([.A420]&gt;=[.D420];[.A420]&lt;=[.F4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0.04">
            <text:p>7960,04</text:p>
          </table:table-cell>
          <table:table-cell table:formula="of:=((([.B420]*[.C421])-[.B420])+[.A421])/[.C421]" office:value-type="float" office:value="7976.7210816383">
            <text:p>7.976,72</text:p>
          </table:table-cell>
          <table:table-cell table:formula="of:=[.C420]" office:value-type="float" office:value="50">
            <text:p>50</text:p>
          </table:table-cell>
          <table:table-cell table:formula="of:=[.B421]+[.E421]" office:value-type="float" office:value="8051.7210816383">
            <text:p>8.051,72</text:p>
          </table:table-cell>
          <table:table-cell table:formula="of:=[.E420]" office:value-type="float" office:value="75">
            <text:p>75,00</text:p>
          </table:table-cell>
          <table:table-cell table:formula="of:=[.B421]-[.E421]" office:value-type="float" office:value="7901.7210816383">
            <text:p>7.901,72</text:p>
          </table:table-cell>
          <table:table-cell table:formula="of:=IF(OR([.A421]&gt;=[.D421];[.A421]&lt;=[.F4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75">
            <text:p>8004,75</text:p>
          </table:table-cell>
          <table:table-cell table:formula="of:=((([.B421]*[.C422])-[.B421])+[.A422])/[.C422]" office:value-type="float" office:value="7977.28166000553">
            <text:p>7.977,28</text:p>
          </table:table-cell>
          <table:table-cell table:formula="of:=[.C421]" office:value-type="float" office:value="50">
            <text:p>50</text:p>
          </table:table-cell>
          <table:table-cell table:formula="of:=[.B422]+[.E422]" office:value-type="float" office:value="8052.28166000553">
            <text:p>8.052,28</text:p>
          </table:table-cell>
          <table:table-cell table:formula="of:=[.E421]" office:value-type="float" office:value="75">
            <text:p>75,00</text:p>
          </table:table-cell>
          <table:table-cell table:formula="of:=[.B422]-[.E422]" office:value-type="float" office:value="7902.28166000553">
            <text:p>7.902,28</text:p>
          </table:table-cell>
          <table:table-cell table:formula="of:=IF(OR([.A422]&gt;=[.D422];[.A422]&lt;=[.F4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422]*[.C423])-[.B422])+[.A423])/[.C423]" office:value-type="float" office:value="7977.17722680542">
            <text:p>7.977,18</text:p>
          </table:table-cell>
          <table:table-cell table:formula="of:=[.C422]" office:value-type="float" office:value="50">
            <text:p>50</text:p>
          </table:table-cell>
          <table:table-cell table:formula="of:=[.B423]+[.E423]" office:value-type="float" office:value="8052.17722680542">
            <text:p>8.052,18</text:p>
          </table:table-cell>
          <table:table-cell table:formula="of:=[.E422]" office:value-type="float" office:value="75">
            <text:p>75,00</text:p>
          </table:table-cell>
          <table:table-cell table:formula="of:=[.B423]-[.E423]" office:value-type="float" office:value="7902.17722680542">
            <text:p>7.902,18</text:p>
          </table:table-cell>
          <table:table-cell table:formula="of:=IF(OR([.A423]&gt;=[.D423];[.A423]&lt;=[.F4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423]*[.C424])-[.B423])+[.A424])/[.C424]" office:value-type="float" office:value="7977.51128226931">
            <text:p>7.977,51</text:p>
          </table:table-cell>
          <table:table-cell table:formula="of:=[.C423]" office:value-type="float" office:value="50">
            <text:p>50</text:p>
          </table:table-cell>
          <table:table-cell table:formula="of:=[.B424]+[.E424]" office:value-type="float" office:value="8052.51128226931">
            <text:p>8.052,51</text:p>
          </table:table-cell>
          <table:table-cell table:formula="of:=[.E423]" office:value-type="float" office:value="75">
            <text:p>75,00</text:p>
          </table:table-cell>
          <table:table-cell table:formula="of:=[.B424]-[.E424]" office:value-type="float" office:value="7902.51128226931">
            <text:p>7.902,51</text:p>
          </table:table-cell>
          <table:table-cell table:formula="of:=IF(OR([.A424]&gt;=[.D424];[.A424]&lt;=[.F4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424]*[.C425])-[.B424])+[.A425])/[.C425]" office:value-type="float" office:value="7977.89205662393">
            <text:p>7.977,89</text:p>
          </table:table-cell>
          <table:table-cell table:formula="of:=[.C424]" office:value-type="float" office:value="50">
            <text:p>50</text:p>
          </table:table-cell>
          <table:table-cell table:formula="of:=[.B425]+[.E425]" office:value-type="float" office:value="8052.89205662393">
            <text:p>8.052,89</text:p>
          </table:table-cell>
          <table:table-cell table:formula="of:=[.E424]" office:value-type="float" office:value="75">
            <text:p>75,00</text:p>
          </table:table-cell>
          <table:table-cell table:formula="of:=[.B425]-[.E425]" office:value-type="float" office:value="7902.89205662393">
            <text:p>7.902,89</text:p>
          </table:table-cell>
          <table:table-cell table:formula="of:=IF(OR([.A425]&gt;=[.D425];[.A425]&lt;=[.F4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4">
            <text:p>7982,94</text:p>
          </table:table-cell>
          <table:table-cell table:formula="of:=((([.B425]*[.C426])-[.B425])+[.A426])/[.C426]" office:value-type="float" office:value="7977.99301549145">
            <text:p>7.977,99</text:p>
          </table:table-cell>
          <table:table-cell table:formula="of:=[.C425]" office:value-type="float" office:value="50">
            <text:p>50</text:p>
          </table:table-cell>
          <table:table-cell table:formula="of:=[.B426]+[.E426]" office:value-type="float" office:value="8052.99301549145">
            <text:p>8.052,99</text:p>
          </table:table-cell>
          <table:table-cell table:formula="of:=[.E425]" office:value-type="float" office:value="75">
            <text:p>75,00</text:p>
          </table:table-cell>
          <table:table-cell table:formula="of:=[.B426]-[.E426]" office:value-type="float" office:value="7902.99301549145">
            <text:p>7.902,99</text:p>
          </table:table-cell>
          <table:table-cell table:formula="of:=IF(OR([.A426]&gt;=[.D426];[.A426]&lt;=[.F4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9.31">
            <text:p>7939,31</text:p>
          </table:table-cell>
          <table:table-cell table:formula="of:=((([.B426]*[.C427])-[.B426])+[.A427])/[.C427]" office:value-type="float" office:value="7977.21935518162">
            <text:p>7.977,22</text:p>
          </table:table-cell>
          <table:table-cell table:formula="of:=[.C426]" office:value-type="float" office:value="50">
            <text:p>50</text:p>
          </table:table-cell>
          <table:table-cell table:formula="of:=[.B427]+[.E427]" office:value-type="float" office:value="8052.21935518162">
            <text:p>8.052,22</text:p>
          </table:table-cell>
          <table:table-cell table:formula="of:=[.E426]" office:value-type="float" office:value="75">
            <text:p>75,00</text:p>
          </table:table-cell>
          <table:table-cell table:formula="of:=[.B427]-[.E427]" office:value-type="float" office:value="7902.21935518162">
            <text:p>7.902,22</text:p>
          </table:table-cell>
          <table:table-cell table:formula="of:=IF(OR([.A427]&gt;=[.D427];[.A427]&lt;=[.F4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427]*[.C428])-[.B427])+[.A428])/[.C428]" office:value-type="float" office:value="7977.60596807798">
            <text:p>7.977,61</text:p>
          </table:table-cell>
          <table:table-cell table:formula="of:=[.C427]" office:value-type="float" office:value="50">
            <text:p>50</text:p>
          </table:table-cell>
          <table:table-cell table:formula="of:=[.B428]+[.E428]" office:value-type="float" office:value="8052.60596807798">
            <text:p>8.052,61</text:p>
          </table:table-cell>
          <table:table-cell table:formula="of:=[.E427]" office:value-type="float" office:value="75">
            <text:p>75,00</text:p>
          </table:table-cell>
          <table:table-cell table:formula="of:=[.B428]-[.E428]" office:value-type="float" office:value="7902.60596807798">
            <text:p>7.902,61</text:p>
          </table:table-cell>
          <table:table-cell table:formula="of:=IF(OR([.A428]&gt;=[.D428];[.A428]&lt;=[.F4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1.15">
            <text:p>8041,15</text:p>
          </table:table-cell>
          <table:table-cell table:formula="of:=((([.B428]*[.C429])-[.B428])+[.A429])/[.C429]" office:value-type="float" office:value="7978.87684871643">
            <text:p>7.978,88</text:p>
          </table:table-cell>
          <table:table-cell table:formula="of:=[.C428]" office:value-type="float" office:value="50">
            <text:p>50</text:p>
          </table:table-cell>
          <table:table-cell table:formula="of:=[.B429]+[.E429]" office:value-type="float" office:value="8053.87684871643">
            <text:p>8.053,88</text:p>
          </table:table-cell>
          <table:table-cell table:formula="of:=[.E428]" office:value-type="float" office:value="75">
            <text:p>75,00</text:p>
          </table:table-cell>
          <table:table-cell table:formula="of:=[.B429]-[.E429]" office:value-type="float" office:value="7903.87684871643">
            <text:p>7.903,88</text:p>
          </table:table-cell>
          <table:table-cell table:formula="of:=IF(OR([.A429]&gt;=[.D429];[.A429]&lt;=[.F4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64">
            <text:p>8004,64</text:p>
          </table:table-cell>
          <table:table-cell table:formula="of:=((([.B429]*[.C430])-[.B429])+[.A430])/[.C430]" office:value-type="float" office:value="7979.3921117421">
            <text:p>7.979,39</text:p>
          </table:table-cell>
          <table:table-cell table:formula="of:=[.C429]" office:value-type="float" office:value="50">
            <text:p>50</text:p>
          </table:table-cell>
          <table:table-cell table:formula="of:=[.B430]+[.E430]" office:value-type="float" office:value="8054.3921117421">
            <text:p>8.054,39</text:p>
          </table:table-cell>
          <table:table-cell table:formula="of:=[.E429]" office:value-type="float" office:value="75">
            <text:p>75,00</text:p>
          </table:table-cell>
          <table:table-cell table:formula="of:=[.B430]-[.E430]" office:value-type="float" office:value="7904.3921117421">
            <text:p>7.904,39</text:p>
          </table:table-cell>
          <table:table-cell table:formula="of:=IF(OR([.A430]&gt;=[.D430];[.A430]&lt;=[.F4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430]*[.C431])-[.B430])+[.A431])/[.C431]" office:value-type="float" office:value="7979.21846950726">
            <text:p>7.979,22</text:p>
          </table:table-cell>
          <table:table-cell table:formula="of:=[.C430]" office:value-type="float" office:value="50">
            <text:p>50</text:p>
          </table:table-cell>
          <table:table-cell table:formula="of:=[.B431]+[.E431]" office:value-type="float" office:value="8054.21846950726">
            <text:p>8.054,22</text:p>
          </table:table-cell>
          <table:table-cell table:formula="of:=[.E430]" office:value-type="float" office:value="75">
            <text:p>75,00</text:p>
          </table:table-cell>
          <table:table-cell table:formula="of:=[.B431]-[.E431]" office:value-type="float" office:value="7904.21846950726">
            <text:p>7.904,22</text:p>
          </table:table-cell>
          <table:table-cell table:formula="of:=IF(OR([.A431]&gt;=[.D431];[.A431]&lt;=[.F4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431]*[.C432])-[.B431])+[.A432])/[.C432]" office:value-type="float" office:value="7979.56510011711">
            <text:p>7.979,57</text:p>
          </table:table-cell>
          <table:table-cell table:formula="of:=[.C431]" office:value-type="float" office:value="50">
            <text:p>50</text:p>
          </table:table-cell>
          <table:table-cell table:formula="of:=[.B432]+[.E432]" office:value-type="float" office:value="8054.56510011711">
            <text:p>8.054,57</text:p>
          </table:table-cell>
          <table:table-cell table:formula="of:=[.E431]" office:value-type="float" office:value="75">
            <text:p>75,00</text:p>
          </table:table-cell>
          <table:table-cell table:formula="of:=[.B432]-[.E432]" office:value-type="float" office:value="7904.56510011711">
            <text:p>7.904,57</text:p>
          </table:table-cell>
          <table:table-cell table:formula="of:=IF(OR([.A432]&gt;=[.D432];[.A432]&lt;=[.F4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432]*[.C433])-[.B432])+[.A433])/[.C433]" office:value-type="float" office:value="7980.25399811477">
            <text:p>7.980,25</text:p>
          </table:table-cell>
          <table:table-cell table:formula="of:=[.C432]" office:value-type="float" office:value="50">
            <text:p>50</text:p>
          </table:table-cell>
          <table:table-cell table:formula="of:=[.B433]+[.E433]" office:value-type="float" office:value="8055.25399811477">
            <text:p>8.055,25</text:p>
          </table:table-cell>
          <table:table-cell table:formula="of:=[.E432]" office:value-type="float" office:value="75">
            <text:p>75,00</text:p>
          </table:table-cell>
          <table:table-cell table:formula="of:=[.B433]-[.E433]" office:value-type="float" office:value="7905.25399811477">
            <text:p>7.905,25</text:p>
          </table:table-cell>
          <table:table-cell table:formula="of:=IF(OR([.A433]&gt;=[.D433];[.A433]&lt;=[.F4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7">
            <text:p>7981,67</text:p>
          </table:table-cell>
          <table:table-cell table:formula="of:=((([.B433]*[.C434])-[.B433])+[.A434])/[.C434]" office:value-type="float" office:value="7980.28231815247">
            <text:p>7.980,28</text:p>
          </table:table-cell>
          <table:table-cell table:formula="of:=[.C433]" office:value-type="float" office:value="50">
            <text:p>50</text:p>
          </table:table-cell>
          <table:table-cell table:formula="of:=[.B434]+[.E434]" office:value-type="float" office:value="8055.28231815247">
            <text:p>8.055,28</text:p>
          </table:table-cell>
          <table:table-cell table:formula="of:=[.E433]" office:value-type="float" office:value="75">
            <text:p>75,00</text:p>
          </table:table-cell>
          <table:table-cell table:formula="of:=[.B434]-[.E434]" office:value-type="float" office:value="7905.28231815247">
            <text:p>7.905,28</text:p>
          </table:table-cell>
          <table:table-cell table:formula="of:=IF(OR([.A434]&gt;=[.D434];[.A434]&lt;=[.F43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434]*[.C435])-[.B434])+[.A435])/[.C435]" office:value-type="float" office:value="7980.68707178942">
            <text:p>7.980,69</text:p>
          </table:table-cell>
          <table:table-cell table:formula="of:=[.C434]" office:value-type="float" office:value="50">
            <text:p>50</text:p>
          </table:table-cell>
          <table:table-cell table:formula="of:=[.B435]+[.E435]" office:value-type="float" office:value="8055.68707178942">
            <text:p>8.055,69</text:p>
          </table:table-cell>
          <table:table-cell table:formula="of:=[.E434]" office:value-type="float" office:value="75">
            <text:p>75,00</text:p>
          </table:table-cell>
          <table:table-cell table:formula="of:=[.B435]-[.E435]" office:value-type="float" office:value="7905.68707178942">
            <text:p>7.905,69</text:p>
          </table:table-cell>
          <table:table-cell table:formula="of:=IF(OR([.A435]&gt;=[.D435];[.A435]&lt;=[.F43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6.43">
            <text:p>8046,43</text:p>
          </table:table-cell>
          <table:table-cell table:formula="of:=((([.B435]*[.C436])-[.B435])+[.A436])/[.C436]" office:value-type="float" office:value="7982.00193035364">
            <text:p>7.982,00</text:p>
          </table:table-cell>
          <table:table-cell table:formula="of:=[.C435]" office:value-type="float" office:value="50">
            <text:p>50</text:p>
          </table:table-cell>
          <table:table-cell table:formula="of:=[.B436]+[.E436]" office:value-type="float" office:value="8057.00193035364">
            <text:p>8.057,00</text:p>
          </table:table-cell>
          <table:table-cell table:formula="of:=[.E435]" office:value-type="float" office:value="75">
            <text:p>75,00</text:p>
          </table:table-cell>
          <table:table-cell table:formula="of:=[.B436]-[.E436]" office:value-type="float" office:value="7907.00193035364">
            <text:p>7.907,00</text:p>
          </table:table-cell>
          <table:table-cell table:formula="of:=IF(OR([.A436]&gt;=[.D436];[.A436]&lt;=[.F43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4.07">
            <text:p>7934,07</text:p>
          </table:table-cell>
          <table:table-cell table:formula="of:=((([.B436]*[.C437])-[.B436])+[.A437])/[.C437]" office:value-type="float" office:value="7981.04329174656">
            <text:p>7.981,04</text:p>
          </table:table-cell>
          <table:table-cell table:formula="of:=[.C436]" office:value-type="float" office:value="50">
            <text:p>50</text:p>
          </table:table-cell>
          <table:table-cell table:formula="of:=[.B437]+[.E437]" office:value-type="float" office:value="8056.04329174656">
            <text:p>8.056,04</text:p>
          </table:table-cell>
          <table:table-cell table:formula="of:=[.E436]" office:value-type="float" office:value="75">
            <text:p>75,00</text:p>
          </table:table-cell>
          <table:table-cell table:formula="of:=[.B437]-[.E437]" office:value-type="float" office:value="7906.04329174656">
            <text:p>7.906,04</text:p>
          </table:table-cell>
          <table:table-cell table:formula="of:=IF(OR([.A437]&gt;=[.D437];[.A437]&lt;=[.F43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0.21">
            <text:p>8030,21</text:p>
          </table:table-cell>
          <table:table-cell table:formula="of:=((([.B437]*[.C438])-[.B437])+[.A438])/[.C438]" office:value-type="float" office:value="7982.02662591163">
            <text:p>7.982,03</text:p>
          </table:table-cell>
          <table:table-cell table:formula="of:=[.C437]" office:value-type="float" office:value="50">
            <text:p>50</text:p>
          </table:table-cell>
          <table:table-cell table:formula="of:=[.B438]+[.E438]" office:value-type="float" office:value="8057.02662591163">
            <text:p>8.057,03</text:p>
          </table:table-cell>
          <table:table-cell table:formula="of:=[.E437]" office:value-type="float" office:value="75">
            <text:p>75,00</text:p>
          </table:table-cell>
          <table:table-cell table:formula="of:=[.B438]-[.E438]" office:value-type="float" office:value="7907.02662591163">
            <text:p>7.907,03</text:p>
          </table:table-cell>
          <table:table-cell table:formula="of:=IF(OR([.A438]&gt;=[.D438];[.A438]&lt;=[.F43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6.79">
            <text:p>7966,79</text:p>
          </table:table-cell>
          <table:table-cell table:formula="of:=((([.B438]*[.C439])-[.B438])+[.A439])/[.C439]" office:value-type="float" office:value="7981.7218933934">
            <text:p>7.981,72</text:p>
          </table:table-cell>
          <table:table-cell table:formula="of:=[.C438]" office:value-type="float" office:value="50">
            <text:p>50</text:p>
          </table:table-cell>
          <table:table-cell table:formula="of:=[.B439]+[.E439]" office:value-type="float" office:value="8056.7218933934">
            <text:p>8.056,72</text:p>
          </table:table-cell>
          <table:table-cell table:formula="of:=[.E438]" office:value-type="float" office:value="75">
            <text:p>75,00</text:p>
          </table:table-cell>
          <table:table-cell table:formula="of:=[.B439]-[.E439]" office:value-type="float" office:value="7906.7218933934">
            <text:p>7.906,72</text:p>
          </table:table-cell>
          <table:table-cell table:formula="of:=IF(OR([.A439]&gt;=[.D439];[.A439]&lt;=[.F43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61">
            <text:p>7992,61</text:p>
          </table:table-cell>
          <table:table-cell table:formula="of:=((([.B439]*[.C440])-[.B439])+[.A440])/[.C440]" office:value-type="float" office:value="7981.93965552553">
            <text:p>7.981,94</text:p>
          </table:table-cell>
          <table:table-cell table:formula="of:=[.C439]" office:value-type="float" office:value="50">
            <text:p>50</text:p>
          </table:table-cell>
          <table:table-cell table:formula="of:=[.B440]+[.E440]" office:value-type="float" office:value="8056.93965552553">
            <text:p>8.056,94</text:p>
          </table:table-cell>
          <table:table-cell table:formula="of:=[.E439]" office:value-type="float" office:value="75">
            <text:p>75,00</text:p>
          </table:table-cell>
          <table:table-cell table:formula="of:=[.B440]-[.E440]" office:value-type="float" office:value="7906.93965552553">
            <text:p>7.906,94</text:p>
          </table:table-cell>
          <table:table-cell table:formula="of:=IF(OR([.A440]&gt;=[.D440];[.A440]&lt;=[.F44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24">
            <text:p>7999,24</text:p>
          </table:table-cell>
          <table:table-cell table:formula="of:=((([.B440]*[.C441])-[.B440])+[.A441])/[.C441]" office:value-type="float" office:value="7982.28566241502">
            <text:p>7.982,29</text:p>
          </table:table-cell>
          <table:table-cell table:formula="of:=[.C440]" office:value-type="float" office:value="50">
            <text:p>50</text:p>
          </table:table-cell>
          <table:table-cell table:formula="of:=[.B441]+[.E441]" office:value-type="float" office:value="8057.28566241502">
            <text:p>8.057,29</text:p>
          </table:table-cell>
          <table:table-cell table:formula="of:=[.E440]" office:value-type="float" office:value="75">
            <text:p>75,00</text:p>
          </table:table-cell>
          <table:table-cell table:formula="of:=[.B441]-[.E441]" office:value-type="float" office:value="7907.28566241502">
            <text:p>7.907,29</text:p>
          </table:table-cell>
          <table:table-cell table:formula="of:=IF(OR([.A441]&gt;=[.D441];[.A441]&lt;=[.F44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441]*[.C442])-[.B441])+[.A442])/[.C442]" office:value-type="float" office:value="7982.08114916672">
            <text:p>7.982,08</text:p>
          </table:table-cell>
          <table:table-cell table:formula="of:=[.C441]" office:value-type="float" office:value="50">
            <text:p>50</text:p>
          </table:table-cell>
          <table:table-cell table:formula="of:=[.B442]+[.E442]" office:value-type="float" office:value="8057.08114916672">
            <text:p>8.057,08</text:p>
          </table:table-cell>
          <table:table-cell table:formula="of:=[.E441]" office:value-type="float" office:value="75">
            <text:p>75,00</text:p>
          </table:table-cell>
          <table:table-cell table:formula="of:=[.B442]-[.E442]" office:value-type="float" office:value="7907.08114916672">
            <text:p>7.907,08</text:p>
          </table:table-cell>
          <table:table-cell table:formula="of:=IF(OR([.A442]&gt;=[.D442];[.A442]&lt;=[.F44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442]*[.C443])-[.B442])+[.A443])/[.C443]" office:value-type="float" office:value="7982.39632618338">
            <text:p>7.982,40</text:p>
          </table:table-cell>
          <table:table-cell table:formula="of:=[.C442]" office:value-type="float" office:value="50">
            <text:p>50</text:p>
          </table:table-cell>
          <table:table-cell table:formula="of:=[.B443]+[.E443]" office:value-type="float" office:value="8057.39632618339">
            <text:p>8.057,40</text:p>
          </table:table-cell>
          <table:table-cell table:formula="of:=[.E442]" office:value-type="float" office:value="75">
            <text:p>75,00</text:p>
          </table:table-cell>
          <table:table-cell table:formula="of:=[.B443]-[.E443]" office:value-type="float" office:value="7907.39632618338">
            <text:p>7.907,40</text:p>
          </table:table-cell>
          <table:table-cell table:formula="of:=IF(OR([.A443]&gt;=[.D443];[.A443]&lt;=[.F44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3.36">
            <text:p>7943,36</text:p>
          </table:table-cell>
          <table:table-cell table:formula="of:=((([.B443]*[.C444])-[.B443])+[.A444])/[.C444]" office:value-type="float" office:value="7981.61559965972">
            <text:p>7.981,62</text:p>
          </table:table-cell>
          <table:table-cell table:formula="of:=[.C443]" office:value-type="float" office:value="50">
            <text:p>50</text:p>
          </table:table-cell>
          <table:table-cell table:formula="of:=[.B444]+[.E444]" office:value-type="float" office:value="8056.61559965972">
            <text:p>8.056,62</text:p>
          </table:table-cell>
          <table:table-cell table:formula="of:=[.E443]" office:value-type="float" office:value="75">
            <text:p>75,00</text:p>
          </table:table-cell>
          <table:table-cell table:formula="of:=[.B444]-[.E444]" office:value-type="float" office:value="7906.61559965972">
            <text:p>7.906,62</text:p>
          </table:table-cell>
          <table:table-cell table:formula="of:=IF(OR([.A444]&gt;=[.D444];[.A444]&lt;=[.F44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444]*[.C445])-[.B444])+[.A445])/[.C445]" office:value-type="float" office:value="7981.94028766652">
            <text:p>7.981,94</text:p>
          </table:table-cell>
          <table:table-cell table:formula="of:=[.C444]" office:value-type="float" office:value="50">
            <text:p>50</text:p>
          </table:table-cell>
          <table:table-cell table:formula="of:=[.B445]+[.E445]" office:value-type="float" office:value="8056.94028766652">
            <text:p>8.056,94</text:p>
          </table:table-cell>
          <table:table-cell table:formula="of:=[.E444]" office:value-type="float" office:value="75">
            <text:p>75,00</text:p>
          </table:table-cell>
          <table:table-cell table:formula="of:=[.B445]-[.E445]" office:value-type="float" office:value="7906.94028766652">
            <text:p>7.906,94</text:p>
          </table:table-cell>
          <table:table-cell table:formula="of:=IF(OR([.A445]&gt;=[.D445];[.A445]&lt;=[.F44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24">
            <text:p>7957,24</text:p>
          </table:table-cell>
          <table:table-cell table:formula="of:=((([.B445]*[.C446])-[.B445])+[.A446])/[.C446]" office:value-type="float" office:value="7981.44628191319">
            <text:p>7.981,45</text:p>
          </table:table-cell>
          <table:table-cell table:formula="of:=[.C445]" office:value-type="float" office:value="50">
            <text:p>50</text:p>
          </table:table-cell>
          <table:table-cell table:formula="of:=[.B446]+[.E446]" office:value-type="float" office:value="8056.44628191319">
            <text:p>8.056,45</text:p>
          </table:table-cell>
          <table:table-cell table:formula="of:=[.E445]" office:value-type="float" office:value="75">
            <text:p>75,00</text:p>
          </table:table-cell>
          <table:table-cell table:formula="of:=[.B446]-[.E446]" office:value-type="float" office:value="7906.44628191319">
            <text:p>7.906,45</text:p>
          </table:table-cell>
          <table:table-cell table:formula="of:=IF(OR([.A446]&gt;=[.D446];[.A446]&lt;=[.F44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8.76">
            <text:p>8008,76</text:p>
          </table:table-cell>
          <table:table-cell table:formula="of:=((([.B446]*[.C447])-[.B446])+[.A447])/[.C447]" office:value-type="float" office:value="7981.99255627493">
            <text:p>7.981,99</text:p>
          </table:table-cell>
          <table:table-cell table:formula="of:=[.C446]" office:value-type="float" office:value="50">
            <text:p>50</text:p>
          </table:table-cell>
          <table:table-cell table:formula="of:=[.B447]+[.E447]" office:value-type="float" office:value="8056.99255627493">
            <text:p>8.056,99</text:p>
          </table:table-cell>
          <table:table-cell table:formula="of:=[.E446]" office:value-type="float" office:value="75">
            <text:p>75,00</text:p>
          </table:table-cell>
          <table:table-cell table:formula="of:=[.B447]-[.E447]" office:value-type="float" office:value="7906.99255627493">
            <text:p>7.906,99</text:p>
          </table:table-cell>
          <table:table-cell table:formula="of:=IF(OR([.A447]&gt;=[.D447];[.A447]&lt;=[.F44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447]*[.C448])-[.B447])+[.A448])/[.C448]" office:value-type="float" office:value="7982.36190514943">
            <text:p>7.982,36</text:p>
          </table:table-cell>
          <table:table-cell table:formula="of:=[.C447]" office:value-type="float" office:value="50">
            <text:p>50</text:p>
          </table:table-cell>
          <table:table-cell table:formula="of:=[.B448]+[.E448]" office:value-type="float" office:value="8057.36190514943">
            <text:p>8.057,36</text:p>
          </table:table-cell>
          <table:table-cell table:formula="of:=[.E447]" office:value-type="float" office:value="75">
            <text:p>75,00</text:p>
          </table:table-cell>
          <table:table-cell table:formula="of:=[.B448]-[.E448]" office:value-type="float" office:value="7907.36190514943">
            <text:p>7.907,36</text:p>
          </table:table-cell>
          <table:table-cell table:formula="of:=IF(OR([.A448]&gt;=[.D448];[.A448]&lt;=[.F44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12">
            <text:p>8014,12</text:p>
          </table:table-cell>
          <table:table-cell table:formula="of:=((([.B448]*[.C449])-[.B448])+[.A449])/[.C449]" office:value-type="float" office:value="7982.99706704644">
            <text:p>7.983,00</text:p>
          </table:table-cell>
          <table:table-cell table:formula="of:=[.C448]" office:value-type="float" office:value="50">
            <text:p>50</text:p>
          </table:table-cell>
          <table:table-cell table:formula="of:=[.B449]+[.E449]" office:value-type="float" office:value="8057.99706704644">
            <text:p>8.058,00</text:p>
          </table:table-cell>
          <table:table-cell table:formula="of:=[.E448]" office:value-type="float" office:value="75">
            <text:p>75,00</text:p>
          </table:table-cell>
          <table:table-cell table:formula="of:=[.B449]-[.E449]" office:value-type="float" office:value="7907.99706704644">
            <text:p>7.908,00</text:p>
          </table:table-cell>
          <table:table-cell table:formula="of:=IF(OR([.A449]&gt;=[.D449];[.A449]&lt;=[.F44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449]*[.C450])-[.B449])+[.A450])/[.C450]" office:value-type="float" office:value="7982.50672570551">
            <text:p>7.982,51</text:p>
          </table:table-cell>
          <table:table-cell table:formula="of:=[.C449]" office:value-type="float" office:value="50">
            <text:p>50</text:p>
          </table:table-cell>
          <table:table-cell table:formula="of:=[.B450]+[.E450]" office:value-type="float" office:value="8057.50672570551">
            <text:p>8.057,51</text:p>
          </table:table-cell>
          <table:table-cell table:formula="of:=[.E449]" office:value-type="float" office:value="75">
            <text:p>75,00</text:p>
          </table:table-cell>
          <table:table-cell table:formula="of:=[.B450]-[.E450]" office:value-type="float" office:value="7907.50672570551">
            <text:p>7.907,51</text:p>
          </table:table-cell>
          <table:table-cell table:formula="of:=IF(OR([.A450]&gt;=[.D450];[.A450]&lt;=[.F45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7.1">
            <text:p>7987,1</text:p>
          </table:table-cell>
          <table:table-cell table:formula="of:=((([.B450]*[.C451])-[.B450])+[.A451])/[.C451]" office:value-type="float" office:value="7982.5985911914">
            <text:p>7.982,60</text:p>
          </table:table-cell>
          <table:table-cell table:formula="of:=[.C450]" office:value-type="float" office:value="50">
            <text:p>50</text:p>
          </table:table-cell>
          <table:table-cell table:formula="of:=[.B451]+[.E451]" office:value-type="float" office:value="8057.5985911914">
            <text:p>8.057,60</text:p>
          </table:table-cell>
          <table:table-cell table:formula="of:=[.E450]" office:value-type="float" office:value="75">
            <text:p>75,00</text:p>
          </table:table-cell>
          <table:table-cell table:formula="of:=[.B451]-[.E451]" office:value-type="float" office:value="7907.5985911914">
            <text:p>7.907,60</text:p>
          </table:table-cell>
          <table:table-cell table:formula="of:=IF(OR([.A451]&gt;=[.D451];[.A451]&lt;=[.F45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5">
            <text:p>8014,05</text:p>
          </table:table-cell>
          <table:table-cell table:formula="of:=((([.B451]*[.C452])-[.B451])+[.A452])/[.C452]" office:value-type="float" office:value="7983.22761936757">
            <text:p>7.983,23</text:p>
          </table:table-cell>
          <table:table-cell table:formula="of:=[.C451]" office:value-type="float" office:value="50">
            <text:p>50</text:p>
          </table:table-cell>
          <table:table-cell table:formula="of:=[.B452]+[.E452]" office:value-type="float" office:value="8058.22761936757">
            <text:p>8.058,23</text:p>
          </table:table-cell>
          <table:table-cell table:formula="of:=[.E451]" office:value-type="float" office:value="75">
            <text:p>75,00</text:p>
          </table:table-cell>
          <table:table-cell table:formula="of:=[.B452]-[.E452]" office:value-type="float" office:value="7908.22761936757">
            <text:p>7.908,23</text:p>
          </table:table-cell>
          <table:table-cell table:formula="of:=IF(OR([.A452]&gt;=[.D452];[.A452]&lt;=[.F45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8.34">
            <text:p>7988,34</text:p>
          </table:table-cell>
          <table:table-cell table:formula="of:=((([.B452]*[.C453])-[.B452])+[.A453])/[.C453]" office:value-type="float" office:value="7983.32986698022">
            <text:p>7.983,33</text:p>
          </table:table-cell>
          <table:table-cell table:formula="of:=[.C452]" office:value-type="float" office:value="50">
            <text:p>50</text:p>
          </table:table-cell>
          <table:table-cell table:formula="of:=[.B453]+[.E453]" office:value-type="float" office:value="8058.32986698022">
            <text:p>8.058,33</text:p>
          </table:table-cell>
          <table:table-cell table:formula="of:=[.E452]" office:value-type="float" office:value="75">
            <text:p>75,00</text:p>
          </table:table-cell>
          <table:table-cell table:formula="of:=[.B453]-[.E453]" office:value-type="float" office:value="7908.32986698022">
            <text:p>7.908,33</text:p>
          </table:table-cell>
          <table:table-cell table:formula="of:=IF(OR([.A453]&gt;=[.D453];[.A453]&lt;=[.F45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453]*[.C454])-[.B453])+[.A454])/[.C454]" office:value-type="float" office:value="7983.05086964062">
            <text:p>7.983,05</text:p>
          </table:table-cell>
          <table:table-cell table:formula="of:=[.C453]" office:value-type="float" office:value="50">
            <text:p>50</text:p>
          </table:table-cell>
          <table:table-cell table:formula="of:=[.B454]+[.E454]" office:value-type="float" office:value="8058.05086964062">
            <text:p>8.058,05</text:p>
          </table:table-cell>
          <table:table-cell table:formula="of:=[.E453]" office:value-type="float" office:value="75">
            <text:p>75,00</text:p>
          </table:table-cell>
          <table:table-cell table:formula="of:=[.B454]-[.E454]" office:value-type="float" office:value="7908.05086964062">
            <text:p>7.908,05</text:p>
          </table:table-cell>
          <table:table-cell table:formula="of:=IF(OR([.A454]&gt;=[.D454];[.A454]&lt;=[.F45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454]*[.C455])-[.B454])+[.A455])/[.C455]" office:value-type="float" office:value="7982.2820522478">
            <text:p>7.982,28</text:p>
          </table:table-cell>
          <table:table-cell table:formula="of:=[.C454]" office:value-type="float" office:value="50">
            <text:p>50</text:p>
          </table:table-cell>
          <table:table-cell table:formula="of:=[.B455]+[.E455]" office:value-type="float" office:value="8057.2820522478">
            <text:p>8.057,28</text:p>
          </table:table-cell>
          <table:table-cell table:formula="of:=[.E454]" office:value-type="float" office:value="75">
            <text:p>75,00</text:p>
          </table:table-cell>
          <table:table-cell table:formula="of:=[.B455]-[.E455]" office:value-type="float" office:value="7907.2820522478">
            <text:p>7.907,28</text:p>
          </table:table-cell>
          <table:table-cell table:formula="of:=IF(OR([.A455]&gt;=[.D455];[.A455]&lt;=[.F45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455]*[.C456])-[.B455])+[.A456])/[.C456]" office:value-type="float" office:value="7982.59341120285">
            <text:p>7.982,59</text:p>
          </table:table-cell>
          <table:table-cell table:formula="of:=[.C455]" office:value-type="float" office:value="50">
            <text:p>50</text:p>
          </table:table-cell>
          <table:table-cell table:formula="of:=[.B456]+[.E456]" office:value-type="float" office:value="8057.59341120285">
            <text:p>8.057,59</text:p>
          </table:table-cell>
          <table:table-cell table:formula="of:=[.E455]" office:value-type="float" office:value="75">
            <text:p>75,00</text:p>
          </table:table-cell>
          <table:table-cell table:formula="of:=[.B456]-[.E456]" office:value-type="float" office:value="7907.59341120285">
            <text:p>7.907,59</text:p>
          </table:table-cell>
          <table:table-cell table:formula="of:=IF(OR([.A456]&gt;=[.D456];[.A456]&lt;=[.F45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456]*[.C457])-[.B456])+[.A457])/[.C457]" office:value-type="float" office:value="7982.89834297879">
            <text:p>7.982,90</text:p>
          </table:table-cell>
          <table:table-cell table:formula="of:=[.C456]" office:value-type="float" office:value="50">
            <text:p>50</text:p>
          </table:table-cell>
          <table:table-cell table:formula="of:=[.B457]+[.E457]" office:value-type="float" office:value="8057.89834297879">
            <text:p>8.057,90</text:p>
          </table:table-cell>
          <table:table-cell table:formula="of:=[.E456]" office:value-type="float" office:value="75">
            <text:p>75,00</text:p>
          </table:table-cell>
          <table:table-cell table:formula="of:=[.B457]-[.E457]" office:value-type="float" office:value="7907.89834297879">
            <text:p>7.907,90</text:p>
          </table:table-cell>
          <table:table-cell table:formula="of:=IF(OR([.A457]&gt;=[.D457];[.A457]&lt;=[.F45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1.95">
            <text:p>7941,95</text:p>
          </table:table-cell>
          <table:table-cell table:formula="of:=((([.B457]*[.C458])-[.B457])+[.A458])/[.C458]" office:value-type="float" office:value="7982.07937611922">
            <text:p>7.982,08</text:p>
          </table:table-cell>
          <table:table-cell table:formula="of:=[.C457]" office:value-type="float" office:value="50">
            <text:p>50</text:p>
          </table:table-cell>
          <table:table-cell table:formula="of:=[.B458]+[.E458]" office:value-type="float" office:value="8057.07937611922">
            <text:p>8.057,08</text:p>
          </table:table-cell>
          <table:table-cell table:formula="of:=[.E457]" office:value-type="float" office:value="75">
            <text:p>75,00</text:p>
          </table:table-cell>
          <table:table-cell table:formula="of:=[.B458]-[.E458]" office:value-type="float" office:value="7907.07937611922">
            <text:p>7.907,08</text:p>
          </table:table-cell>
          <table:table-cell table:formula="of:=IF(OR([.A458]&gt;=[.D458];[.A458]&lt;=[.F45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6">
            <text:p>7982,96</text:p>
          </table:table-cell>
          <table:table-cell table:formula="of:=((([.B458]*[.C459])-[.B458])+[.A459])/[.C459]" office:value-type="float" office:value="7982.09698859683">
            <text:p>7.982,10</text:p>
          </table:table-cell>
          <table:table-cell table:formula="of:=[.C458]" office:value-type="float" office:value="50">
            <text:p>50</text:p>
          </table:table-cell>
          <table:table-cell table:formula="of:=[.B459]+[.E459]" office:value-type="float" office:value="8057.09698859683">
            <text:p>8.057,10</text:p>
          </table:table-cell>
          <table:table-cell table:formula="of:=[.E458]" office:value-type="float" office:value="75">
            <text:p>75,00</text:p>
          </table:table-cell>
          <table:table-cell table:formula="of:=[.B459]-[.E459]" office:value-type="float" office:value="7907.09698859683">
            <text:p>7.907,10</text:p>
          </table:table-cell>
          <table:table-cell table:formula="of:=IF(OR([.A459]&gt;=[.D459];[.A459]&lt;=[.F45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459]*[.C460])-[.B459])+[.A460])/[.C460]" office:value-type="float" office:value="7982.4654488249">
            <text:p>7.982,47</text:p>
          </table:table-cell>
          <table:table-cell table:formula="of:=[.C459]" office:value-type="float" office:value="50">
            <text:p>50</text:p>
          </table:table-cell>
          <table:table-cell table:formula="of:=[.B460]+[.E460]" office:value-type="float" office:value="8057.4654488249">
            <text:p>8.057,47</text:p>
          </table:table-cell>
          <table:table-cell table:formula="of:=[.E459]" office:value-type="float" office:value="75">
            <text:p>75,00</text:p>
          </table:table-cell>
          <table:table-cell table:formula="of:=[.B460]-[.E460]" office:value-type="float" office:value="7907.4654488249">
            <text:p>7.907,47</text:p>
          </table:table-cell>
          <table:table-cell table:formula="of:=IF(OR([.A460]&gt;=[.D460];[.A460]&lt;=[.F46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38">
            <text:p>8011,38</text:p>
          </table:table-cell>
          <table:table-cell table:formula="of:=((([.B460]*[.C461])-[.B460])+[.A461])/[.C461]" office:value-type="float" office:value="7983.0437398484">
            <text:p>7.983,04</text:p>
          </table:table-cell>
          <table:table-cell table:formula="of:=[.C460]" office:value-type="float" office:value="50">
            <text:p>50</text:p>
          </table:table-cell>
          <table:table-cell table:formula="of:=[.B461]+[.E461]" office:value-type="float" office:value="8058.0437398484">
            <text:p>8.058,04</text:p>
          </table:table-cell>
          <table:table-cell table:formula="of:=[.E460]" office:value-type="float" office:value="75">
            <text:p>75,00</text:p>
          </table:table-cell>
          <table:table-cell table:formula="of:=[.B461]-[.E461]" office:value-type="float" office:value="7908.0437398484">
            <text:p>7.908,04</text:p>
          </table:table-cell>
          <table:table-cell table:formula="of:=IF(OR([.A461]&gt;=[.D461];[.A461]&lt;=[.F46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0.21">
            <text:p>8030,21</text:p>
          </table:table-cell>
          <table:table-cell table:formula="of:=((([.B461]*[.C462])-[.B461])+[.A462])/[.C462]" office:value-type="float" office:value="7983.98706505143">
            <text:p>7.983,99</text:p>
          </table:table-cell>
          <table:table-cell table:formula="of:=[.C461]" office:value-type="float" office:value="50">
            <text:p>50</text:p>
          </table:table-cell>
          <table:table-cell table:formula="of:=[.B462]+[.E462]" office:value-type="float" office:value="8058.98706505143">
            <text:p>8.058,99</text:p>
          </table:table-cell>
          <table:table-cell table:formula="of:=[.E461]" office:value-type="float" office:value="75">
            <text:p>75,00</text:p>
          </table:table-cell>
          <table:table-cell table:formula="of:=[.B462]-[.E462]" office:value-type="float" office:value="7908.98706505143">
            <text:p>7.908,99</text:p>
          </table:table-cell>
          <table:table-cell table:formula="of:=IF(OR([.A462]&gt;=[.D462];[.A462]&lt;=[.F46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61">
            <text:p>7992,61</text:p>
          </table:table-cell>
          <table:table-cell table:formula="of:=((([.B462]*[.C463])-[.B462])+[.A463])/[.C463]" office:value-type="float" office:value="7984.1595237504">
            <text:p>7.984,16</text:p>
          </table:table-cell>
          <table:table-cell table:formula="of:=[.C462]" office:value-type="float" office:value="50">
            <text:p>50</text:p>
          </table:table-cell>
          <table:table-cell table:formula="of:=[.B463]+[.E463]" office:value-type="float" office:value="8059.1595237504">
            <text:p>8.059,16</text:p>
          </table:table-cell>
          <table:table-cell table:formula="of:=[.E462]" office:value-type="float" office:value="75">
            <text:p>75,00</text:p>
          </table:table-cell>
          <table:table-cell table:formula="of:=[.B463]-[.E463]" office:value-type="float" office:value="7909.1595237504">
            <text:p>7.909,16</text:p>
          </table:table-cell>
          <table:table-cell table:formula="of:=IF(OR([.A463]&gt;=[.D463];[.A463]&lt;=[.F46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3.01">
            <text:p>7963,01</text:p>
          </table:table-cell>
          <table:table-cell table:formula="of:=((([.B463]*[.C464])-[.B463])+[.A464])/[.C464]" office:value-type="float" office:value="7983.73653327539">
            <text:p>7.983,74</text:p>
          </table:table-cell>
          <table:table-cell table:formula="of:=[.C463]" office:value-type="float" office:value="50">
            <text:p>50</text:p>
          </table:table-cell>
          <table:table-cell table:formula="of:=[.B464]+[.E464]" office:value-type="float" office:value="8058.73653327539">
            <text:p>8.058,74</text:p>
          </table:table-cell>
          <table:table-cell table:formula="of:=[.E463]" office:value-type="float" office:value="75">
            <text:p>75,00</text:p>
          </table:table-cell>
          <table:table-cell table:formula="of:=[.B464]-[.E464]" office:value-type="float" office:value="7908.73653327539">
            <text:p>7.908,74</text:p>
          </table:table-cell>
          <table:table-cell table:formula="of:=IF(OR([.A464]&gt;=[.D464];[.A464]&lt;=[.F46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7.46">
            <text:p>7947,46</text:p>
          </table:table-cell>
          <table:table-cell table:formula="of:=((([.B464]*[.C465])-[.B464])+[.A465])/[.C465]" office:value-type="float" office:value="7983.01100260988">
            <text:p>7.983,01</text:p>
          </table:table-cell>
          <table:table-cell table:formula="of:=[.C464]" office:value-type="float" office:value="50">
            <text:p>50</text:p>
          </table:table-cell>
          <table:table-cell table:formula="of:=[.B465]+[.E465]" office:value-type="float" office:value="8058.01100260988">
            <text:p>8.058,01</text:p>
          </table:table-cell>
          <table:table-cell table:formula="of:=[.E464]" office:value-type="float" office:value="75">
            <text:p>75,00</text:p>
          </table:table-cell>
          <table:table-cell table:formula="of:=[.B465]-[.E465]" office:value-type="float" office:value="7908.01100260989">
            <text:p>7.908,01</text:p>
          </table:table-cell>
          <table:table-cell table:formula="of:=IF(OR([.A465]&gt;=[.D465];[.A465]&lt;=[.F46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89">
            <text:p>8028,89</text:p>
          </table:table-cell>
          <table:table-cell table:formula="of:=((([.B465]*[.C466])-[.B465])+[.A466])/[.C466]" office:value-type="float" office:value="7983.92858255769">
            <text:p>7.983,93</text:p>
          </table:table-cell>
          <table:table-cell table:formula="of:=[.C465]" office:value-type="float" office:value="50">
            <text:p>50</text:p>
          </table:table-cell>
          <table:table-cell table:formula="of:=[.B466]+[.E466]" office:value-type="float" office:value="8058.92858255769">
            <text:p>8.058,93</text:p>
          </table:table-cell>
          <table:table-cell table:formula="of:=[.E465]" office:value-type="float" office:value="75">
            <text:p>75,00</text:p>
          </table:table-cell>
          <table:table-cell table:formula="of:=[.B466]-[.E466]" office:value-type="float" office:value="7908.92858255769">
            <text:p>7.908,93</text:p>
          </table:table-cell>
          <table:table-cell table:formula="of:=IF(OR([.A466]&gt;=[.D466];[.A466]&lt;=[.F46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6">
            <text:p>7958,6</text:p>
          </table:table-cell>
          <table:table-cell table:formula="of:=((([.B466]*[.C467])-[.B466])+[.A467])/[.C467]" office:value-type="float" office:value="7983.42201090653">
            <text:p>7.983,42</text:p>
          </table:table-cell>
          <table:table-cell table:formula="of:=[.C466]" office:value-type="float" office:value="50">
            <text:p>50</text:p>
          </table:table-cell>
          <table:table-cell table:formula="of:=[.B467]+[.E467]" office:value-type="float" office:value="8058.42201090653">
            <text:p>8.058,42</text:p>
          </table:table-cell>
          <table:table-cell table:formula="of:=[.E466]" office:value-type="float" office:value="75">
            <text:p>75,00</text:p>
          </table:table-cell>
          <table:table-cell table:formula="of:=[.B467]-[.E467]" office:value-type="float" office:value="7908.42201090653">
            <text:p>7.908,42</text:p>
          </table:table-cell>
          <table:table-cell table:formula="of:=IF(OR([.A467]&gt;=[.D467];[.A467]&lt;=[.F46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0.65">
            <text:p>7940,65</text:p>
          </table:table-cell>
          <table:table-cell table:formula="of:=((([.B467]*[.C468])-[.B467])+[.A468])/[.C468]" office:value-type="float" office:value="7982.5665706884">
            <text:p>7.982,57</text:p>
          </table:table-cell>
          <table:table-cell table:formula="of:=[.C467]" office:value-type="float" office:value="50">
            <text:p>50</text:p>
          </table:table-cell>
          <table:table-cell table:formula="of:=[.B468]+[.E468]" office:value-type="float" office:value="8057.5665706884">
            <text:p>8.057,57</text:p>
          </table:table-cell>
          <table:table-cell table:formula="of:=[.E467]" office:value-type="float" office:value="75">
            <text:p>75,00</text:p>
          </table:table-cell>
          <table:table-cell table:formula="of:=[.B468]-[.E468]" office:value-type="float" office:value="7907.5665706884">
            <text:p>7.907,57</text:p>
          </table:table-cell>
          <table:table-cell table:formula="of:=IF(OR([.A468]&gt;=[.D468];[.A468]&lt;=[.F46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5.08">
            <text:p>8045,08</text:p>
          </table:table-cell>
          <table:table-cell table:formula="of:=((([.B468]*[.C469])-[.B468])+[.A469])/[.C469]" office:value-type="float" office:value="7983.81683927464">
            <text:p>7.983,82</text:p>
          </table:table-cell>
          <table:table-cell table:formula="of:=[.C468]" office:value-type="float" office:value="50">
            <text:p>50</text:p>
          </table:table-cell>
          <table:table-cell table:formula="of:=[.B469]+[.E469]" office:value-type="float" office:value="8058.81683927463">
            <text:p>8.058,82</text:p>
          </table:table-cell>
          <table:table-cell table:formula="of:=[.E468]" office:value-type="float" office:value="75">
            <text:p>75,00</text:p>
          </table:table-cell>
          <table:table-cell table:formula="of:=[.B469]-[.E469]" office:value-type="float" office:value="7908.81683927463">
            <text:p>7.908,82</text:p>
          </table:table-cell>
          <table:table-cell table:formula="of:=IF(OR([.A469]&gt;=[.D469];[.A469]&lt;=[.F46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7.96">
            <text:p>8017,96</text:p>
          </table:table-cell>
          <table:table-cell table:formula="of:=((([.B469]*[.C470])-[.B469])+[.A470])/[.C470]" office:value-type="float" office:value="7984.49970248914">
            <text:p>7.984,50</text:p>
          </table:table-cell>
          <table:table-cell table:formula="of:=[.C469]" office:value-type="float" office:value="50">
            <text:p>50</text:p>
          </table:table-cell>
          <table:table-cell table:formula="of:=[.B470]+[.E470]" office:value-type="float" office:value="8059.49970248914">
            <text:p>8.059,50</text:p>
          </table:table-cell>
          <table:table-cell table:formula="of:=[.E469]" office:value-type="float" office:value="75">
            <text:p>75,00</text:p>
          </table:table-cell>
          <table:table-cell table:formula="of:=[.B470]-[.E470]" office:value-type="float" office:value="7909.49970248914">
            <text:p>7.909,50</text:p>
          </table:table-cell>
          <table:table-cell table:formula="of:=IF(OR([.A470]&gt;=[.D470];[.A470]&lt;=[.F47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27.14">
            <text:p>7927,14</text:p>
          </table:table-cell>
          <table:table-cell table:formula="of:=((([.B470]*[.C471])-[.B470])+[.A471])/[.C471]" office:value-type="float" office:value="7983.35250843936">
            <text:p>7.983,35</text:p>
          </table:table-cell>
          <table:table-cell table:formula="of:=[.C470]" office:value-type="float" office:value="50">
            <text:p>50</text:p>
          </table:table-cell>
          <table:table-cell table:formula="of:=[.B471]+[.E471]" office:value-type="float" office:value="8058.35250843936">
            <text:p>8.058,35</text:p>
          </table:table-cell>
          <table:table-cell table:formula="of:=[.E470]" office:value-type="float" office:value="75">
            <text:p>75,00</text:p>
          </table:table-cell>
          <table:table-cell table:formula="of:=[.B471]-[.E471]" office:value-type="float" office:value="7908.35250843936">
            <text:p>7.908,35</text:p>
          </table:table-cell>
          <table:table-cell table:formula="of:=IF(OR([.A471]&gt;=[.D471];[.A471]&lt;=[.F47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0.51">
            <text:p>7980,51</text:p>
          </table:table-cell>
          <table:table-cell table:formula="of:=((([.B471]*[.C472])-[.B471])+[.A472])/[.C472]" office:value-type="float" office:value="7983.29565827057">
            <text:p>7.983,30</text:p>
          </table:table-cell>
          <table:table-cell table:formula="of:=[.C471]" office:value-type="float" office:value="50">
            <text:p>50</text:p>
          </table:table-cell>
          <table:table-cell table:formula="of:=[.B472]+[.E472]" office:value-type="float" office:value="8058.29565827057">
            <text:p>8.058,30</text:p>
          </table:table-cell>
          <table:table-cell table:formula="of:=[.E471]" office:value-type="float" office:value="75">
            <text:p>75,00</text:p>
          </table:table-cell>
          <table:table-cell table:formula="of:=[.B472]-[.E472]" office:value-type="float" office:value="7908.29565827057">
            <text:p>7.908,30</text:p>
          </table:table-cell>
          <table:table-cell table:formula="of:=IF(OR([.A472]&gt;=[.D472];[.A472]&lt;=[.F47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472]*[.C473])-[.B472])+[.A473])/[.C473]" office:value-type="float" office:value="7983.53374510516">
            <text:p>7.983,53</text:p>
          </table:table-cell>
          <table:table-cell table:formula="of:=[.C472]" office:value-type="float" office:value="50">
            <text:p>50</text:p>
          </table:table-cell>
          <table:table-cell table:formula="of:=[.B473]+[.E473]" office:value-type="float" office:value="8058.53374510516">
            <text:p>8.058,53</text:p>
          </table:table-cell>
          <table:table-cell table:formula="of:=[.E472]" office:value-type="float" office:value="75">
            <text:p>75,00</text:p>
          </table:table-cell>
          <table:table-cell table:formula="of:=[.B473]-[.E473]" office:value-type="float" office:value="7908.53374510516">
            <text:p>7.908,53</text:p>
          </table:table-cell>
          <table:table-cell table:formula="of:=IF(OR([.A473]&gt;=[.D473];[.A473]&lt;=[.F47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473]*[.C474])-[.B473])+[.A474])/[.C474]" office:value-type="float" office:value="7982.95307020306">
            <text:p>7.982,95</text:p>
          </table:table-cell>
          <table:table-cell table:formula="of:=[.C473]" office:value-type="float" office:value="50">
            <text:p>50</text:p>
          </table:table-cell>
          <table:table-cell table:formula="of:=[.B474]+[.E474]" office:value-type="float" office:value="8057.95307020306">
            <text:p>8.057,95</text:p>
          </table:table-cell>
          <table:table-cell table:formula="of:=[.E473]" office:value-type="float" office:value="75">
            <text:p>75,00</text:p>
          </table:table-cell>
          <table:table-cell table:formula="of:=[.B474]-[.E474]" office:value-type="float" office:value="7907.95307020306">
            <text:p>7.907,95</text:p>
          </table:table-cell>
          <table:table-cell table:formula="of:=IF(OR([.A474]&gt;=[.D474];[.A474]&lt;=[.F47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474]*[.C475])-[.B474])+[.A475])/[.C475]" office:value-type="float" office:value="7982.463608799">
            <text:p>7.982,46</text:p>
          </table:table-cell>
          <table:table-cell table:formula="of:=[.C474]" office:value-type="float" office:value="50">
            <text:p>50</text:p>
          </table:table-cell>
          <table:table-cell table:formula="of:=[.B475]+[.E475]" office:value-type="float" office:value="8057.463608799">
            <text:p>8.057,46</text:p>
          </table:table-cell>
          <table:table-cell table:formula="of:=[.E474]" office:value-type="float" office:value="75">
            <text:p>75,00</text:p>
          </table:table-cell>
          <table:table-cell table:formula="of:=[.B475]-[.E475]" office:value-type="float" office:value="7907.463608799">
            <text:p>7.907,46</text:p>
          </table:table-cell>
          <table:table-cell table:formula="of:=IF(OR([.A475]&gt;=[.D475];[.A475]&lt;=[.F47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6.73">
            <text:p>7966,73</text:p>
          </table:table-cell>
          <table:table-cell table:formula="of:=((([.B475]*[.C476])-[.B475])+[.A476])/[.C476]" office:value-type="float" office:value="7982.14893662302">
            <text:p>7.982,15</text:p>
          </table:table-cell>
          <table:table-cell table:formula="of:=[.C475]" office:value-type="float" office:value="50">
            <text:p>50</text:p>
          </table:table-cell>
          <table:table-cell table:formula="of:=[.B476]+[.E476]" office:value-type="float" office:value="8057.14893662302">
            <text:p>8.057,15</text:p>
          </table:table-cell>
          <table:table-cell table:formula="of:=[.E475]" office:value-type="float" office:value="75">
            <text:p>75,00</text:p>
          </table:table-cell>
          <table:table-cell table:formula="of:=[.B476]-[.E476]" office:value-type="float" office:value="7907.14893662302">
            <text:p>7.907,15</text:p>
          </table:table-cell>
          <table:table-cell table:formula="of:=IF(OR([.A476]&gt;=[.D476];[.A476]&lt;=[.F47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476]*[.C477])-[.B476])+[.A477])/[.C477]" office:value-type="float" office:value="7982.48855789056">
            <text:p>7.982,49</text:p>
          </table:table-cell>
          <table:table-cell table:formula="of:=[.C476]" office:value-type="float" office:value="50">
            <text:p>50</text:p>
          </table:table-cell>
          <table:table-cell table:formula="of:=[.B477]+[.E477]" office:value-type="float" office:value="8057.48855789056">
            <text:p>8.057,49</text:p>
          </table:table-cell>
          <table:table-cell table:formula="of:=[.E476]" office:value-type="float" office:value="75">
            <text:p>75,00</text:p>
          </table:table-cell>
          <table:table-cell table:formula="of:=[.B477]-[.E477]" office:value-type="float" office:value="7907.48855789056">
            <text:p>7.907,49</text:p>
          </table:table-cell>
          <table:table-cell table:formula="of:=IF(OR([.A477]&gt;=[.D477];[.A477]&lt;=[.F47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477]*[.C478])-[.B477])+[.A478])/[.C478]" office:value-type="float" office:value="7982.87498673275">
            <text:p>7.982,87</text:p>
          </table:table-cell>
          <table:table-cell table:formula="of:=[.C477]" office:value-type="float" office:value="50">
            <text:p>50</text:p>
          </table:table-cell>
          <table:table-cell table:formula="of:=[.B478]+[.E478]" office:value-type="float" office:value="8057.87498673275">
            <text:p>8.057,87</text:p>
          </table:table-cell>
          <table:table-cell table:formula="of:=[.E477]" office:value-type="float" office:value="75">
            <text:p>75,00</text:p>
          </table:table-cell>
          <table:table-cell table:formula="of:=[.B478]-[.E478]" office:value-type="float" office:value="7907.87498673275">
            <text:p>7.907,87</text:p>
          </table:table-cell>
          <table:table-cell table:formula="of:=IF(OR([.A478]&gt;=[.D478];[.A478]&lt;=[.F47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478]*[.C479])-[.B478])+[.A479])/[.C479]" office:value-type="float" office:value="7983.14848699809">
            <text:p>7.983,15</text:p>
          </table:table-cell>
          <table:table-cell table:formula="of:=[.C478]" office:value-type="float" office:value="50">
            <text:p>50</text:p>
          </table:table-cell>
          <table:table-cell table:formula="of:=[.B479]+[.E479]" office:value-type="float" office:value="8058.14848699809">
            <text:p>8.058,15</text:p>
          </table:table-cell>
          <table:table-cell table:formula="of:=[.E478]" office:value-type="float" office:value="75">
            <text:p>75,00</text:p>
          </table:table-cell>
          <table:table-cell table:formula="of:=[.B479]-[.E479]" office:value-type="float" office:value="7908.14848699809">
            <text:p>7.908,15</text:p>
          </table:table-cell>
          <table:table-cell table:formula="of:=IF(OR([.A479]&gt;=[.D479];[.A479]&lt;=[.F47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61">
            <text:p>7992,61</text:p>
          </table:table-cell>
          <table:table-cell table:formula="of:=((([.B479]*[.C480])-[.B479])+[.A480])/[.C480]" office:value-type="float" office:value="7983.33771725813">
            <text:p>7.983,34</text:p>
          </table:table-cell>
          <table:table-cell table:formula="of:=[.C479]" office:value-type="float" office:value="50">
            <text:p>50</text:p>
          </table:table-cell>
          <table:table-cell table:formula="of:=[.B480]+[.E480]" office:value-type="float" office:value="8058.33771725813">
            <text:p>8.058,34</text:p>
          </table:table-cell>
          <table:table-cell table:formula="of:=[.E479]" office:value-type="float" office:value="75">
            <text:p>75,00</text:p>
          </table:table-cell>
          <table:table-cell table:formula="of:=[.B480]-[.E480]" office:value-type="float" office:value="7908.33771725813">
            <text:p>7.908,34</text:p>
          </table:table-cell>
          <table:table-cell table:formula="of:=IF(OR([.A480]&gt;=[.D480];[.A480]&lt;=[.F48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2.72">
            <text:p>8012,72</text:p>
          </table:table-cell>
          <table:table-cell table:formula="of:=((([.B480]*[.C481])-[.B480])+[.A481])/[.C481]" office:value-type="float" office:value="7983.92536291297">
            <text:p>7.983,93</text:p>
          </table:table-cell>
          <table:table-cell table:formula="of:=[.C480]" office:value-type="float" office:value="50">
            <text:p>50</text:p>
          </table:table-cell>
          <table:table-cell table:formula="of:=[.B481]+[.E481]" office:value-type="float" office:value="8058.92536291296">
            <text:p>8.058,93</text:p>
          </table:table-cell>
          <table:table-cell table:formula="of:=[.E480]" office:value-type="float" office:value="75">
            <text:p>75,00</text:p>
          </table:table-cell>
          <table:table-cell table:formula="of:=[.B481]-[.E481]" office:value-type="float" office:value="7908.92536291296">
            <text:p>7.908,93</text:p>
          </table:table-cell>
          <table:table-cell table:formula="of:=IF(OR([.A481]&gt;=[.D481];[.A481]&lt;=[.F48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89">
            <text:p>8028,89</text:p>
          </table:table-cell>
          <table:table-cell table:formula="of:=((([.B481]*[.C482])-[.B481])+[.A482])/[.C482]" office:value-type="float" office:value="7984.82465565471">
            <text:p>7.984,82</text:p>
          </table:table-cell>
          <table:table-cell table:formula="of:=[.C481]" office:value-type="float" office:value="50">
            <text:p>50</text:p>
          </table:table-cell>
          <table:table-cell table:formula="of:=[.B482]+[.E482]" office:value-type="float" office:value="8059.82465565471">
            <text:p>8.059,82</text:p>
          </table:table-cell>
          <table:table-cell table:formula="of:=[.E481]" office:value-type="float" office:value="75">
            <text:p>75,00</text:p>
          </table:table-cell>
          <table:table-cell table:formula="of:=[.B482]-[.E482]" office:value-type="float" office:value="7909.82465565471">
            <text:p>7.909,82</text:p>
          </table:table-cell>
          <table:table-cell table:formula="of:=IF(OR([.A482]&gt;=[.D482];[.A482]&lt;=[.F48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7.47">
            <text:p>8007,47</text:p>
          </table:table-cell>
          <table:table-cell table:formula="of:=((([.B482]*[.C483])-[.B482])+[.A483])/[.C483]" office:value-type="float" office:value="7985.27756254161">
            <text:p>7.985,28</text:p>
          </table:table-cell>
          <table:table-cell table:formula="of:=[.C482]" office:value-type="float" office:value="50">
            <text:p>50</text:p>
          </table:table-cell>
          <table:table-cell table:formula="of:=[.B483]+[.E483]" office:value-type="float" office:value="8060.27756254161">
            <text:p>8.060,28</text:p>
          </table:table-cell>
          <table:table-cell table:formula="of:=[.E482]" office:value-type="float" office:value="75">
            <text:p>75,00</text:p>
          </table:table-cell>
          <table:table-cell table:formula="of:=[.B483]-[.E483]" office:value-type="float" office:value="7910.27756254161">
            <text:p>7.910,28</text:p>
          </table:table-cell>
          <table:table-cell table:formula="of:=IF(OR([.A483]&gt;=[.D483];[.A483]&lt;=[.F48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1">
            <text:p>7969,41</text:p>
          </table:table-cell>
          <table:table-cell table:formula="of:=((([.B483]*[.C484])-[.B483])+[.A484])/[.C484]" office:value-type="float" office:value="7984.96021129078">
            <text:p>7.984,96</text:p>
          </table:table-cell>
          <table:table-cell table:formula="of:=[.C483]" office:value-type="float" office:value="50">
            <text:p>50</text:p>
          </table:table-cell>
          <table:table-cell table:formula="of:=[.B484]+[.E484]" office:value-type="float" office:value="8059.96021129078">
            <text:p>8.059,96</text:p>
          </table:table-cell>
          <table:table-cell table:formula="of:=[.E483]" office:value-type="float" office:value="75">
            <text:p>75,00</text:p>
          </table:table-cell>
          <table:table-cell table:formula="of:=[.B484]-[.E484]" office:value-type="float" office:value="7909.96021129078">
            <text:p>7.909,96</text:p>
          </table:table-cell>
          <table:table-cell table:formula="of:=IF(OR([.A484]&gt;=[.D484];[.A484]&lt;=[.F48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9.9">
            <text:p>7959,9</text:p>
          </table:table-cell>
          <table:table-cell table:formula="of:=((([.B484]*[.C485])-[.B484])+[.A485])/[.C485]" office:value-type="float" office:value="7984.45900706496">
            <text:p>7.984,46</text:p>
          </table:table-cell>
          <table:table-cell table:formula="of:=[.C484]" office:value-type="float" office:value="50">
            <text:p>50</text:p>
          </table:table-cell>
          <table:table-cell table:formula="of:=[.B485]+[.E485]" office:value-type="float" office:value="8059.45900706496">
            <text:p>8.059,46</text:p>
          </table:table-cell>
          <table:table-cell table:formula="of:=[.E484]" office:value-type="float" office:value="75">
            <text:p>75,00</text:p>
          </table:table-cell>
          <table:table-cell table:formula="of:=[.B485]-[.E485]" office:value-type="float" office:value="7909.45900706496">
            <text:p>7.909,46</text:p>
          </table:table-cell>
          <table:table-cell table:formula="of:=IF(OR([.A485]&gt;=[.D485];[.A485]&lt;=[.F48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485]*[.C486])-[.B485])+[.A486])/[.C486]" office:value-type="float" office:value="7984.72662692366">
            <text:p>7.984,73</text:p>
          </table:table-cell>
          <table:table-cell table:formula="of:=[.C485]" office:value-type="float" office:value="50">
            <text:p>50</text:p>
          </table:table-cell>
          <table:table-cell table:formula="of:=[.B486]+[.E486]" office:value-type="float" office:value="8059.72662692366">
            <text:p>8.059,73</text:p>
          </table:table-cell>
          <table:table-cell table:formula="of:=[.E485]" office:value-type="float" office:value="75">
            <text:p>75,00</text:p>
          </table:table-cell>
          <table:table-cell table:formula="of:=[.B486]-[.E486]" office:value-type="float" office:value="7909.72662692366">
            <text:p>7.909,73</text:p>
          </table:table-cell>
          <table:table-cell table:formula="of:=IF(OR([.A486]&gt;=[.D486];[.A486]&lt;=[.F48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486]*[.C487])-[.B486])+[.A487])/[.C487]" office:value-type="float" office:value="7985.01549438519">
            <text:p>7.985,02</text:p>
          </table:table-cell>
          <table:table-cell table:formula="of:=[.C486]" office:value-type="float" office:value="50">
            <text:p>50</text:p>
          </table:table-cell>
          <table:table-cell table:formula="of:=[.B487]+[.E487]" office:value-type="float" office:value="8060.01549438519">
            <text:p>8.060,02</text:p>
          </table:table-cell>
          <table:table-cell table:formula="of:=[.E486]" office:value-type="float" office:value="75">
            <text:p>75,00</text:p>
          </table:table-cell>
          <table:table-cell table:formula="of:=[.B487]-[.E487]" office:value-type="float" office:value="7910.01549438519">
            <text:p>7.910,02</text:p>
          </table:table-cell>
          <table:table-cell table:formula="of:=IF(OR([.A487]&gt;=[.D487];[.A487]&lt;=[.F48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24">
            <text:p>7999,24</text:p>
          </table:table-cell>
          <table:table-cell table:formula="of:=((([.B487]*[.C488])-[.B487])+[.A488])/[.C488]" office:value-type="float" office:value="7985.29998449749">
            <text:p>7.985,30</text:p>
          </table:table-cell>
          <table:table-cell table:formula="of:=[.C487]" office:value-type="float" office:value="50">
            <text:p>50</text:p>
          </table:table-cell>
          <table:table-cell table:formula="of:=[.B488]+[.E488]" office:value-type="float" office:value="8060.29998449749">
            <text:p>8.060,30</text:p>
          </table:table-cell>
          <table:table-cell table:formula="of:=[.E487]" office:value-type="float" office:value="75">
            <text:p>75,00</text:p>
          </table:table-cell>
          <table:table-cell table:formula="of:=[.B488]-[.E488]" office:value-type="float" office:value="7910.29998449749">
            <text:p>7.910,30</text:p>
          </table:table-cell>
          <table:table-cell table:formula="of:=IF(OR([.A488]&gt;=[.D488];[.A488]&lt;=[.F48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488]*[.C489])-[.B488])+[.A489])/[.C489]" office:value-type="float" office:value="7984.98158480754">
            <text:p>7.984,98</text:p>
          </table:table-cell>
          <table:table-cell table:formula="of:=[.C488]" office:value-type="float" office:value="50">
            <text:p>50</text:p>
          </table:table-cell>
          <table:table-cell table:formula="of:=[.B489]+[.E489]" office:value-type="float" office:value="8059.98158480754">
            <text:p>8.059,98</text:p>
          </table:table-cell>
          <table:table-cell table:formula="of:=[.E488]" office:value-type="float" office:value="75">
            <text:p>75,00</text:p>
          </table:table-cell>
          <table:table-cell table:formula="of:=[.B489]-[.E489]" office:value-type="float" office:value="7909.98158480754">
            <text:p>7.909,98</text:p>
          </table:table-cell>
          <table:table-cell table:formula="of:=IF(OR([.A489]&gt;=[.D489];[.A489]&lt;=[.F48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5.33">
            <text:p>8015,33</text:p>
          </table:table-cell>
          <table:table-cell table:formula="of:=((([.B489]*[.C490])-[.B489])+[.A490])/[.C490]" office:value-type="float" office:value="7985.58855311139">
            <text:p>7.985,59</text:p>
          </table:table-cell>
          <table:table-cell table:formula="of:=[.C489]" office:value-type="float" office:value="50">
            <text:p>50</text:p>
          </table:table-cell>
          <table:table-cell table:formula="of:=[.B490]+[.E490]" office:value-type="float" office:value="8060.58855311139">
            <text:p>8.060,59</text:p>
          </table:table-cell>
          <table:table-cell table:formula="of:=[.E489]" office:value-type="float" office:value="75">
            <text:p>75,00</text:p>
          </table:table-cell>
          <table:table-cell table:formula="of:=[.B490]-[.E490]" office:value-type="float" office:value="7910.58855311139">
            <text:p>7.910,59</text:p>
          </table:table-cell>
          <table:table-cell table:formula="of:=IF(OR([.A490]&gt;=[.D490];[.A490]&lt;=[.F49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490]*[.C491])-[.B490])+[.A491])/[.C491]" office:value-type="float" office:value="7985.80658204916">
            <text:p>7.985,81</text:p>
          </table:table-cell>
          <table:table-cell table:formula="of:=[.C490]" office:value-type="float" office:value="50">
            <text:p>50</text:p>
          </table:table-cell>
          <table:table-cell table:formula="of:=[.B491]+[.E491]" office:value-type="float" office:value="8060.80658204916">
            <text:p>8.060,81</text:p>
          </table:table-cell>
          <table:table-cell table:formula="of:=[.E490]" office:value-type="float" office:value="75">
            <text:p>75,00</text:p>
          </table:table-cell>
          <table:table-cell table:formula="of:=[.B491]-[.E491]" office:value-type="float" office:value="7910.80658204916">
            <text:p>7.910,81</text:p>
          </table:table-cell>
          <table:table-cell table:formula="of:=IF(OR([.A491]&gt;=[.D491];[.A491]&lt;=[.F49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5.9">
            <text:p>8005,9</text:p>
          </table:table-cell>
          <table:table-cell table:formula="of:=((([.B491]*[.C492])-[.B491])+[.A492])/[.C492]" office:value-type="float" office:value="7986.20845040818">
            <text:p>7.986,21</text:p>
          </table:table-cell>
          <table:table-cell table:formula="of:=[.C491]" office:value-type="float" office:value="50">
            <text:p>50</text:p>
          </table:table-cell>
          <table:table-cell table:formula="of:=[.B492]+[.E492]" office:value-type="float" office:value="8061.20845040818">
            <text:p>8.061,21</text:p>
          </table:table-cell>
          <table:table-cell table:formula="of:=[.E491]" office:value-type="float" office:value="75">
            <text:p>75,00</text:p>
          </table:table-cell>
          <table:table-cell table:formula="of:=[.B492]-[.E492]" office:value-type="float" office:value="7911.20845040818">
            <text:p>7.911,21</text:p>
          </table:table-cell>
          <table:table-cell table:formula="of:=IF(OR([.A492]&gt;=[.D492];[.A492]&lt;=[.F49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492]*[.C493])-[.B492])+[.A493])/[.C493]" office:value-type="float" office:value="7986.76448140001">
            <text:p>7.986,76</text:p>
          </table:table-cell>
          <table:table-cell table:formula="of:=[.C492]" office:value-type="float" office:value="50">
            <text:p>50</text:p>
          </table:table-cell>
          <table:table-cell table:formula="of:=[.B493]+[.E493]" office:value-type="float" office:value="8061.76448140001">
            <text:p>8.061,76</text:p>
          </table:table-cell>
          <table:table-cell table:formula="of:=[.E492]" office:value-type="float" office:value="75">
            <text:p>75,00</text:p>
          </table:table-cell>
          <table:table-cell table:formula="of:=[.B493]-[.E493]" office:value-type="float" office:value="7911.76448140001">
            <text:p>7.911,76</text:p>
          </table:table-cell>
          <table:table-cell table:formula="of:=IF(OR([.A493]&gt;=[.D493];[.A493]&lt;=[.F49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6.93">
            <text:p>7986,93</text:p>
          </table:table-cell>
          <table:table-cell table:formula="of:=((([.B493]*[.C494])-[.B493])+[.A494])/[.C494]" office:value-type="float" office:value="7986.76779177201">
            <text:p>7.986,77</text:p>
          </table:table-cell>
          <table:table-cell table:formula="of:=[.C493]" office:value-type="float" office:value="50">
            <text:p>50</text:p>
          </table:table-cell>
          <table:table-cell table:formula="of:=[.B494]+[.E494]" office:value-type="float" office:value="8061.76779177201">
            <text:p>8.061,77</text:p>
          </table:table-cell>
          <table:table-cell table:formula="of:=[.E493]" office:value-type="float" office:value="75">
            <text:p>75,00</text:p>
          </table:table-cell>
          <table:table-cell table:formula="of:=[.B494]-[.E494]" office:value-type="float" office:value="7911.76779177201">
            <text:p>7.911,77</text:p>
          </table:table-cell>
          <table:table-cell table:formula="of:=IF(OR([.A494]&gt;=[.D494];[.A494]&lt;=[.F49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494]*[.C495])-[.B494])+[.A495])/[.C495]" office:value-type="float" office:value="7987.01503593657">
            <text:p>7.987,02</text:p>
          </table:table-cell>
          <table:table-cell table:formula="of:=[.C494]" office:value-type="float" office:value="50">
            <text:p>50</text:p>
          </table:table-cell>
          <table:table-cell table:formula="of:=[.B495]+[.E495]" office:value-type="float" office:value="8062.01503593657">
            <text:p>8.062,02</text:p>
          </table:table-cell>
          <table:table-cell table:formula="of:=[.E494]" office:value-type="float" office:value="75">
            <text:p>75,00</text:p>
          </table:table-cell>
          <table:table-cell table:formula="of:=[.B495]-[.E495]" office:value-type="float" office:value="7912.01503593657">
            <text:p>7.912,02</text:p>
          </table:table-cell>
          <table:table-cell table:formula="of:=IF(OR([.A495]&gt;=[.D495];[.A495]&lt;=[.F49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3.65">
            <text:p>8023,65</text:p>
          </table:table-cell>
          <table:table-cell table:formula="of:=((([.B495]*[.C496])-[.B495])+[.A496])/[.C496]" office:value-type="float" office:value="7987.74773521784">
            <text:p>7.987,75</text:p>
          </table:table-cell>
          <table:table-cell table:formula="of:=[.C495]" office:value-type="float" office:value="50">
            <text:p>50</text:p>
          </table:table-cell>
          <table:table-cell table:formula="of:=[.B496]+[.E496]" office:value-type="float" office:value="8062.74773521784">
            <text:p>8.062,75</text:p>
          </table:table-cell>
          <table:table-cell table:formula="of:=[.E495]" office:value-type="float" office:value="75">
            <text:p>75,00</text:p>
          </table:table-cell>
          <table:table-cell table:formula="of:=[.B496]-[.E496]" office:value-type="float" office:value="7912.74773521784">
            <text:p>7.912,75</text:p>
          </table:table-cell>
          <table:table-cell table:formula="of:=IF(OR([.A496]&gt;=[.D496];[.A496]&lt;=[.F49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89">
            <text:p>8028,89</text:p>
          </table:table-cell>
          <table:table-cell table:formula="of:=((([.B496]*[.C497])-[.B496])+[.A497])/[.C497]" office:value-type="float" office:value="7988.57058051348">
            <text:p>7.988,57</text:p>
          </table:table-cell>
          <table:table-cell table:formula="of:=[.C496]" office:value-type="float" office:value="50">
            <text:p>50</text:p>
          </table:table-cell>
          <table:table-cell table:formula="of:=[.B497]+[.E497]" office:value-type="float" office:value="8063.57058051349">
            <text:p>8.063,57</text:p>
          </table:table-cell>
          <table:table-cell table:formula="of:=[.E496]" office:value-type="float" office:value="75">
            <text:p>75,00</text:p>
          </table:table-cell>
          <table:table-cell table:formula="of:=[.B497]-[.E497]" office:value-type="float" office:value="7913.57058051348">
            <text:p>7.913,57</text:p>
          </table:table-cell>
          <table:table-cell table:formula="of:=IF(OR([.A497]&gt;=[.D497];[.A497]&lt;=[.F49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497]*[.C498])-[.B497])+[.A498])/[.C498]" office:value-type="float" office:value="7988.73016890321">
            <text:p>7.988,73</text:p>
          </table:table-cell>
          <table:table-cell table:formula="of:=[.C497]" office:value-type="float" office:value="50">
            <text:p>50</text:p>
          </table:table-cell>
          <table:table-cell table:formula="of:=[.B498]+[.E498]" office:value-type="float" office:value="8063.73016890321">
            <text:p>8.063,73</text:p>
          </table:table-cell>
          <table:table-cell table:formula="of:=[.E497]" office:value-type="float" office:value="75">
            <text:p>75,00</text:p>
          </table:table-cell>
          <table:table-cell table:formula="of:=[.B498]-[.E498]" office:value-type="float" office:value="7913.73016890321">
            <text:p>7.913,73</text:p>
          </table:table-cell>
          <table:table-cell table:formula="of:=IF(OR([.A498]&gt;=[.D498];[.A498]&lt;=[.F49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9.36">
            <text:p>8019,36</text:p>
          </table:table-cell>
          <table:table-cell table:formula="of:=((([.B498]*[.C499])-[.B498])+[.A499])/[.C499]" office:value-type="float" office:value="7989.34276552515">
            <text:p>7.989,34</text:p>
          </table:table-cell>
          <table:table-cell table:formula="of:=[.C498]" office:value-type="float" office:value="50">
            <text:p>50</text:p>
          </table:table-cell>
          <table:table-cell table:formula="of:=[.B499]+[.E499]" office:value-type="float" office:value="8064.34276552515">
            <text:p>8.064,34</text:p>
          </table:table-cell>
          <table:table-cell table:formula="of:=[.E498]" office:value-type="float" office:value="75">
            <text:p>75,00</text:p>
          </table:table-cell>
          <table:table-cell table:formula="of:=[.B499]-[.E499]" office:value-type="float" office:value="7914.34276552515">
            <text:p>7.914,34</text:p>
          </table:table-cell>
          <table:table-cell table:formula="of:=IF(OR([.A499]&gt;=[.D499];[.A499]&lt;=[.F49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499]*[.C500])-[.B499])+[.A500])/[.C500]" office:value-type="float" office:value="7989.53931021465">
            <text:p>7.989,54</text:p>
          </table:table-cell>
          <table:table-cell table:formula="of:=[.C499]" office:value-type="float" office:value="50">
            <text:p>50</text:p>
          </table:table-cell>
          <table:table-cell table:formula="of:=[.B500]+[.E500]" office:value-type="float" office:value="8064.53931021465">
            <text:p>8.064,54</text:p>
          </table:table-cell>
          <table:table-cell table:formula="of:=[.E499]" office:value-type="float" office:value="75">
            <text:p>75,00</text:p>
          </table:table-cell>
          <table:table-cell table:formula="of:=[.B500]-[.E500]" office:value-type="float" office:value="7914.53931021465">
            <text:p>7.914,54</text:p>
          </table:table-cell>
          <table:table-cell table:formula="of:=IF(OR([.A500]&gt;=[.D500];[.A500]&lt;=[.F50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7">
            <text:p>7981,67</text:p>
          </table:table-cell>
          <table:table-cell table:formula="of:=((([.B500]*[.C501])-[.B500])+[.A501])/[.C501]" office:value-type="float" office:value="7989.38192401035">
            <text:p>7.989,38</text:p>
          </table:table-cell>
          <table:table-cell table:formula="of:=[.C500]" office:value-type="float" office:value="50">
            <text:p>50</text:p>
          </table:table-cell>
          <table:table-cell table:formula="of:=[.B501]+[.E501]" office:value-type="float" office:value="8064.38192401035">
            <text:p>8.064,38</text:p>
          </table:table-cell>
          <table:table-cell table:formula="of:=[.E500]" office:value-type="float" office:value="75">
            <text:p>75,00</text:p>
          </table:table-cell>
          <table:table-cell table:formula="of:=[.B501]-[.E501]" office:value-type="float" office:value="7914.38192401035">
            <text:p>7.914,38</text:p>
          </table:table-cell>
          <table:table-cell table:formula="of:=IF(OR([.A501]&gt;=[.D501];[.A501]&lt;=[.F50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0.08">
            <text:p>8010,08</text:p>
          </table:table-cell>
          <table:table-cell table:formula="of:=((([.B501]*[.C502])-[.B501])+[.A502])/[.C502]" office:value-type="float" office:value="7989.79588553015">
            <text:p>7.989,80</text:p>
          </table:table-cell>
          <table:table-cell table:formula="of:=[.C501]" office:value-type="float" office:value="50">
            <text:p>50</text:p>
          </table:table-cell>
          <table:table-cell table:formula="of:=[.B502]+[.E502]" office:value-type="float" office:value="8064.79588553015">
            <text:p>8.064,80</text:p>
          </table:table-cell>
          <table:table-cell table:formula="of:=[.E501]" office:value-type="float" office:value="75">
            <text:p>75,00</text:p>
          </table:table-cell>
          <table:table-cell table:formula="of:=[.B502]-[.E502]" office:value-type="float" office:value="7914.79588553015">
            <text:p>7.914,80</text:p>
          </table:table-cell>
          <table:table-cell table:formula="of:=IF(OR([.A502]&gt;=[.D502];[.A502]&lt;=[.F50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502]*[.C503])-[.B502])+[.A503])/[.C503]" office:value-type="float" office:value="7989.85156781954">
            <text:p>7.989,85</text:p>
          </table:table-cell>
          <table:table-cell table:formula="of:=[.C502]" office:value-type="float" office:value="50">
            <text:p>50</text:p>
          </table:table-cell>
          <table:table-cell table:formula="of:=[.B503]+[.E503]" office:value-type="float" office:value="8064.85156781955">
            <text:p>8.064,85</text:p>
          </table:table-cell>
          <table:table-cell table:formula="of:=[.E502]" office:value-type="float" office:value="75">
            <text:p>75,00</text:p>
          </table:table-cell>
          <table:table-cell table:formula="of:=[.B503]-[.E503]" office:value-type="float" office:value="7914.85156781955">
            <text:p>7.914,85</text:p>
          </table:table-cell>
          <table:table-cell table:formula="of:=IF(OR([.A503]&gt;=[.D503];[.A503]&lt;=[.F50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24">
            <text:p>7999,24</text:p>
          </table:table-cell>
          <table:table-cell table:formula="of:=((([.B503]*[.C504])-[.B503])+[.A504])/[.C504]" office:value-type="float" office:value="7990.03933646315">
            <text:p>7.990,04</text:p>
          </table:table-cell>
          <table:table-cell table:formula="of:=[.C503]" office:value-type="float" office:value="50">
            <text:p>50</text:p>
          </table:table-cell>
          <table:table-cell table:formula="of:=[.B504]+[.E504]" office:value-type="float" office:value="8065.03933646315">
            <text:p>8.065,04</text:p>
          </table:table-cell>
          <table:table-cell table:formula="of:=[.E503]" office:value-type="float" office:value="75">
            <text:p>75,00</text:p>
          </table:table-cell>
          <table:table-cell table:formula="of:=[.B504]-[.E504]" office:value-type="float" office:value="7915.03933646315">
            <text:p>7.915,04</text:p>
          </table:table-cell>
          <table:table-cell table:formula="of:=IF(OR([.A504]&gt;=[.D504];[.A504]&lt;=[.F50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504]*[.C505])-[.B504])+[.A505])/[.C505]" office:value-type="float" office:value="7989.60034973389">
            <text:p>7.989,60</text:p>
          </table:table-cell>
          <table:table-cell table:formula="of:=[.C504]" office:value-type="float" office:value="50">
            <text:p>50</text:p>
          </table:table-cell>
          <table:table-cell table:formula="of:=[.B505]+[.E505]" office:value-type="float" office:value="8064.60034973389">
            <text:p>8.064,60</text:p>
          </table:table-cell>
          <table:table-cell table:formula="of:=[.E504]" office:value-type="float" office:value="75">
            <text:p>75,00</text:p>
          </table:table-cell>
          <table:table-cell table:formula="of:=[.B505]-[.E505]" office:value-type="float" office:value="7914.60034973389">
            <text:p>7.914,60</text:p>
          </table:table-cell>
          <table:table-cell table:formula="of:=IF(OR([.A505]&gt;=[.D505];[.A505]&lt;=[.F50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89">
            <text:p>7973,89</text:p>
          </table:table-cell>
          <table:table-cell table:formula="of:=((([.B505]*[.C506])-[.B505])+[.A506])/[.C506]" office:value-type="float" office:value="7989.28614273921">
            <text:p>7.989,29</text:p>
          </table:table-cell>
          <table:table-cell table:formula="of:=[.C505]" office:value-type="float" office:value="50">
            <text:p>50</text:p>
          </table:table-cell>
          <table:table-cell table:formula="of:=[.B506]+[.E506]" office:value-type="float" office:value="8064.28614273921">
            <text:p>8.064,29</text:p>
          </table:table-cell>
          <table:table-cell table:formula="of:=[.E505]" office:value-type="float" office:value="75">
            <text:p>75,00</text:p>
          </table:table-cell>
          <table:table-cell table:formula="of:=[.B506]-[.E506]" office:value-type="float" office:value="7914.28614273921">
            <text:p>7.914,29</text:p>
          </table:table-cell>
          <table:table-cell table:formula="of:=IF(OR([.A506]&gt;=[.D506];[.A506]&lt;=[.F50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506]*[.C507])-[.B506])+[.A507])/[.C507]" office:value-type="float" office:value="7989.21201988443">
            <text:p>7.989,21</text:p>
          </table:table-cell>
          <table:table-cell table:formula="of:=[.C506]" office:value-type="float" office:value="50">
            <text:p>50</text:p>
          </table:table-cell>
          <table:table-cell table:formula="of:=[.B507]+[.E507]" office:value-type="float" office:value="8064.21201988443">
            <text:p>8.064,21</text:p>
          </table:table-cell>
          <table:table-cell table:formula="of:=[.E506]" office:value-type="float" office:value="75">
            <text:p>75,00</text:p>
          </table:table-cell>
          <table:table-cell table:formula="of:=[.B507]-[.E507]" office:value-type="float" office:value="7914.21201988443">
            <text:p>7.914,21</text:p>
          </table:table-cell>
          <table:table-cell table:formula="of:=IF(OR([.A507]&gt;=[.D507];[.A507]&lt;=[.F50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0.17">
            <text:p>8010,17</text:p>
          </table:table-cell>
          <table:table-cell table:formula="of:=((([.B507]*[.C508])-[.B507])+[.A508])/[.C508]" office:value-type="float" office:value="7989.63117948674">
            <text:p>7.989,63</text:p>
          </table:table-cell>
          <table:table-cell table:formula="of:=[.C507]" office:value-type="float" office:value="50">
            <text:p>50</text:p>
          </table:table-cell>
          <table:table-cell table:formula="of:=[.B508]+[.E508]" office:value-type="float" office:value="8064.63117948674">
            <text:p>8.064,63</text:p>
          </table:table-cell>
          <table:table-cell table:formula="of:=[.E507]" office:value-type="float" office:value="75">
            <text:p>75,00</text:p>
          </table:table-cell>
          <table:table-cell table:formula="of:=[.B508]-[.E508]" office:value-type="float" office:value="7914.63117948674">
            <text:p>7.914,63</text:p>
          </table:table-cell>
          <table:table-cell table:formula="of:=IF(OR([.A508]&gt;=[.D508];[.A508]&lt;=[.F50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9">
            <text:p>7969,49</text:p>
          </table:table-cell>
          <table:table-cell table:formula="of:=((([.B508]*[.C509])-[.B508])+[.A509])/[.C509]" office:value-type="float" office:value="7989.22835589701">
            <text:p>7.989,23</text:p>
          </table:table-cell>
          <table:table-cell table:formula="of:=[.C508]" office:value-type="float" office:value="50">
            <text:p>50</text:p>
          </table:table-cell>
          <table:table-cell table:formula="of:=[.B509]+[.E509]" office:value-type="float" office:value="8064.228355897">
            <text:p>8.064,23</text:p>
          </table:table-cell>
          <table:table-cell table:formula="of:=[.E508]" office:value-type="float" office:value="75">
            <text:p>75,00</text:p>
          </table:table-cell>
          <table:table-cell table:formula="of:=[.B509]-[.E509]" office:value-type="float" office:value="7914.22835589701">
            <text:p>7.914,23</text:p>
          </table:table-cell>
          <table:table-cell table:formula="of:=IF(OR([.A509]&gt;=[.D509];[.A509]&lt;=[.F50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509]*[.C510])-[.B509])+[.A510])/[.C510]" office:value-type="float" office:value="7988.91078877906">
            <text:p>7.988,91</text:p>
          </table:table-cell>
          <table:table-cell table:formula="of:=[.C509]" office:value-type="float" office:value="50">
            <text:p>50</text:p>
          </table:table-cell>
          <table:table-cell table:formula="of:=[.B510]+[.E510]" office:value-type="float" office:value="8063.91078877907">
            <text:p>8.063,91</text:p>
          </table:table-cell>
          <table:table-cell table:formula="of:=[.E509]" office:value-type="float" office:value="75">
            <text:p>75,00</text:p>
          </table:table-cell>
          <table:table-cell table:formula="of:=[.B510]-[.E510]" office:value-type="float" office:value="7913.91078877906">
            <text:p>7.913,91</text:p>
          </table:table-cell>
          <table:table-cell table:formula="of:=IF(OR([.A510]&gt;=[.D510];[.A510]&lt;=[.F5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6.26">
            <text:p>8026,26</text:p>
          </table:table-cell>
          <table:table-cell table:formula="of:=((([.B510]*[.C511])-[.B510])+[.A511])/[.C511]" office:value-type="float" office:value="7989.65777300348">
            <text:p>7.989,66</text:p>
          </table:table-cell>
          <table:table-cell table:formula="of:=[.C510]" office:value-type="float" office:value="50">
            <text:p>50</text:p>
          </table:table-cell>
          <table:table-cell table:formula="of:=[.B511]+[.E511]" office:value-type="float" office:value="8064.65777300348">
            <text:p>8.064,66</text:p>
          </table:table-cell>
          <table:table-cell table:formula="of:=[.E510]" office:value-type="float" office:value="75">
            <text:p>75,00</text:p>
          </table:table-cell>
          <table:table-cell table:formula="of:=[.B511]-[.E511]" office:value-type="float" office:value="7914.65777300348">
            <text:p>7.914,66</text:p>
          </table:table-cell>
          <table:table-cell table:formula="of:=IF(OR([.A511]&gt;=[.D511];[.A511]&lt;=[.F5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511]*[.C512])-[.B511])+[.A512])/[.C512]" office:value-type="float" office:value="7988.75681754341">
            <text:p>7.988,76</text:p>
          </table:table-cell>
          <table:table-cell table:formula="of:=[.C511]" office:value-type="float" office:value="50">
            <text:p>50</text:p>
          </table:table-cell>
          <table:table-cell table:formula="of:=[.B512]+[.E512]" office:value-type="float" office:value="8063.75681754341">
            <text:p>8.063,76</text:p>
          </table:table-cell>
          <table:table-cell table:formula="of:=[.E511]" office:value-type="float" office:value="75">
            <text:p>75,00</text:p>
          </table:table-cell>
          <table:table-cell table:formula="of:=[.B512]-[.E512]" office:value-type="float" office:value="7913.75681754341">
            <text:p>7.913,76</text:p>
          </table:table-cell>
          <table:table-cell table:formula="of:=IF(OR([.A512]&gt;=[.D512];[.A512]&lt;=[.F5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6.02">
            <text:p>7946,02</text:p>
          </table:table-cell>
          <table:table-cell table:formula="of:=((([.B512]*[.C513])-[.B512])+[.A513])/[.C513]" office:value-type="float" office:value="7987.90208119255">
            <text:p>7.987,90</text:p>
          </table:table-cell>
          <table:table-cell table:formula="of:=[.C512]" office:value-type="float" office:value="50">
            <text:p>50</text:p>
          </table:table-cell>
          <table:table-cell table:formula="of:=[.B513]+[.E513]" office:value-type="float" office:value="8062.90208119255">
            <text:p>8.062,90</text:p>
          </table:table-cell>
          <table:table-cell table:formula="of:=[.E512]" office:value-type="float" office:value="75">
            <text:p>75,00</text:p>
          </table:table-cell>
          <table:table-cell table:formula="of:=[.B513]-[.E513]" office:value-type="float" office:value="7912.90208119255">
            <text:p>7.912,90</text:p>
          </table:table-cell>
          <table:table-cell table:formula="of:=IF(OR([.A513]&gt;=[.D513];[.A513]&lt;=[.F5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5.3">
            <text:p>8045,3</text:p>
          </table:table-cell>
          <table:table-cell table:formula="of:=((([.B513]*[.C514])-[.B513])+[.A514])/[.C514]" office:value-type="float" office:value="7989.05003956869">
            <text:p>7.989,05</text:p>
          </table:table-cell>
          <table:table-cell table:formula="of:=[.C513]" office:value-type="float" office:value="50">
            <text:p>50</text:p>
          </table:table-cell>
          <table:table-cell table:formula="of:=[.B514]+[.E514]" office:value-type="float" office:value="8064.0500395687">
            <text:p>8.064,05</text:p>
          </table:table-cell>
          <table:table-cell table:formula="of:=[.E513]" office:value-type="float" office:value="75">
            <text:p>75,00</text:p>
          </table:table-cell>
          <table:table-cell table:formula="of:=[.B514]-[.E514]" office:value-type="float" office:value="7914.05003956869">
            <text:p>7.914,05</text:p>
          </table:table-cell>
          <table:table-cell table:formula="of:=IF(OR([.A514]&gt;=[.D514];[.A514]&lt;=[.F5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514]*[.C515])-[.B514])+[.A515])/[.C515]" office:value-type="float" office:value="7989.22603877732">
            <text:p>7.989,23</text:p>
          </table:table-cell>
          <table:table-cell table:formula="of:=[.C514]" office:value-type="float" office:value="50">
            <text:p>50</text:p>
          </table:table-cell>
          <table:table-cell table:formula="of:=[.B515]+[.E515]" office:value-type="float" office:value="8064.22603877732">
            <text:p>8.064,23</text:p>
          </table:table-cell>
          <table:table-cell table:formula="of:=[.E514]" office:value-type="float" office:value="75">
            <text:p>75,00</text:p>
          </table:table-cell>
          <table:table-cell table:formula="of:=[.B515]-[.E515]" office:value-type="float" office:value="7914.22603877732">
            <text:p>7.914,23</text:p>
          </table:table-cell>
          <table:table-cell table:formula="of:=IF(OR([.A515]&gt;=[.D515];[.A515]&lt;=[.F5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515]*[.C516])-[.B515])+[.A516])/[.C516]" office:value-type="float" office:value="7989.31911800177">
            <text:p>7.989,32</text:p>
          </table:table-cell>
          <table:table-cell table:formula="of:=[.C515]" office:value-type="float" office:value="50">
            <text:p>50</text:p>
          </table:table-cell>
          <table:table-cell table:formula="of:=[.B516]+[.E516]" office:value-type="float" office:value="8064.31911800177">
            <text:p>8.064,32</text:p>
          </table:table-cell>
          <table:table-cell table:formula="of:=[.E515]" office:value-type="float" office:value="75">
            <text:p>75,00</text:p>
          </table:table-cell>
          <table:table-cell table:formula="of:=[.B516]-[.E516]" office:value-type="float" office:value="7914.31911800177">
            <text:p>7.914,32</text:p>
          </table:table-cell>
          <table:table-cell table:formula="of:=IF(OR([.A516]&gt;=[.D516];[.A516]&lt;=[.F5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516]*[.C517])-[.B516])+[.A517])/[.C517]" office:value-type="float" office:value="7989.51533564174">
            <text:p>7.989,52</text:p>
          </table:table-cell>
          <table:table-cell table:formula="of:=[.C516]" office:value-type="float" office:value="50">
            <text:p>50</text:p>
          </table:table-cell>
          <table:table-cell table:formula="of:=[.B517]+[.E517]" office:value-type="float" office:value="8064.51533564174">
            <text:p>8.064,52</text:p>
          </table:table-cell>
          <table:table-cell table:formula="of:=[.E516]" office:value-type="float" office:value="75">
            <text:p>75,00</text:p>
          </table:table-cell>
          <table:table-cell table:formula="of:=[.B517]-[.E517]" office:value-type="float" office:value="7914.51533564174">
            <text:p>7.914,52</text:p>
          </table:table-cell>
          <table:table-cell table:formula="of:=IF(OR([.A517]&gt;=[.D517];[.A517]&lt;=[.F5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9">
            <text:p>7984,29</text:p>
          </table:table-cell>
          <table:table-cell table:formula="of:=((([.B517]*[.C518])-[.B517])+[.A518])/[.C518]" office:value-type="float" office:value="7989.4108289289">
            <text:p>7.989,41</text:p>
          </table:table-cell>
          <table:table-cell table:formula="of:=[.C517]" office:value-type="float" office:value="50">
            <text:p>50</text:p>
          </table:table-cell>
          <table:table-cell table:formula="of:=[.B518]+[.E518]" office:value-type="float" office:value="8064.4108289289">
            <text:p>8.064,41</text:p>
          </table:table-cell>
          <table:table-cell table:formula="of:=[.E517]" office:value-type="float" office:value="75">
            <text:p>75,00</text:p>
          </table:table-cell>
          <table:table-cell table:formula="of:=[.B518]-[.E518]" office:value-type="float" office:value="7914.4108289289">
            <text:p>7.914,41</text:p>
          </table:table-cell>
          <table:table-cell table:formula="of:=IF(OR([.A518]&gt;=[.D518];[.A518]&lt;=[.F5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9">
            <text:p>7970,79</text:p>
          </table:table-cell>
          <table:table-cell table:formula="of:=((([.B518]*[.C519])-[.B518])+[.A519])/[.C519]" office:value-type="float" office:value="7989.03841235032">
            <text:p>7.989,04</text:p>
          </table:table-cell>
          <table:table-cell table:formula="of:=[.C518]" office:value-type="float" office:value="50">
            <text:p>50</text:p>
          </table:table-cell>
          <table:table-cell table:formula="of:=[.B519]+[.E519]" office:value-type="float" office:value="8064.03841235032">
            <text:p>8.064,04</text:p>
          </table:table-cell>
          <table:table-cell table:formula="of:=[.E518]" office:value-type="float" office:value="75">
            <text:p>75,00</text:p>
          </table:table-cell>
          <table:table-cell table:formula="of:=[.B519]-[.E519]" office:value-type="float" office:value="7914.03841235032">
            <text:p>7.914,04</text:p>
          </table:table-cell>
          <table:table-cell table:formula="of:=IF(OR([.A519]&gt;=[.D519];[.A519]&lt;=[.F5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2.06">
            <text:p>7972,06</text:p>
          </table:table-cell>
          <table:table-cell table:formula="of:=((([.B519]*[.C520])-[.B519])+[.A520])/[.C520]" office:value-type="float" office:value="7988.69884410332">
            <text:p>7.988,70</text:p>
          </table:table-cell>
          <table:table-cell table:formula="of:=[.C519]" office:value-type="float" office:value="50">
            <text:p>50</text:p>
          </table:table-cell>
          <table:table-cell table:formula="of:=[.B520]+[.E520]" office:value-type="float" office:value="8063.69884410332">
            <text:p>8.063,70</text:p>
          </table:table-cell>
          <table:table-cell table:formula="of:=[.E519]" office:value-type="float" office:value="75">
            <text:p>75,00</text:p>
          </table:table-cell>
          <table:table-cell table:formula="of:=[.B520]-[.E520]" office:value-type="float" office:value="7913.69884410332">
            <text:p>7.913,70</text:p>
          </table:table-cell>
          <table:table-cell table:formula="of:=IF(OR([.A520]&gt;=[.D520];[.A520]&lt;=[.F5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8.82">
            <text:p>8008,82</text:p>
          </table:table-cell>
          <table:table-cell table:formula="of:=((([.B520]*[.C521])-[.B520])+[.A521])/[.C521]" office:value-type="float" office:value="7989.10126722125">
            <text:p>7.989,10</text:p>
          </table:table-cell>
          <table:table-cell table:formula="of:=[.C520]" office:value-type="float" office:value="50">
            <text:p>50</text:p>
          </table:table-cell>
          <table:table-cell table:formula="of:=[.B521]+[.E521]" office:value-type="float" office:value="8064.10126722125">
            <text:p>8.064,10</text:p>
          </table:table-cell>
          <table:table-cell table:formula="of:=[.E520]" office:value-type="float" office:value="75">
            <text:p>75,00</text:p>
          </table:table-cell>
          <table:table-cell table:formula="of:=[.B521]-[.E521]" office:value-type="float" office:value="7914.10126722125">
            <text:p>7.914,10</text:p>
          </table:table-cell>
          <table:table-cell table:formula="of:=IF(OR([.A521]&gt;=[.D521];[.A521]&lt;=[.F5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3.29">
            <text:p>8003,29</text:p>
          </table:table-cell>
          <table:table-cell table:formula="of:=((([.B521]*[.C522])-[.B521])+[.A522])/[.C522]" office:value-type="float" office:value="7989.38504187682">
            <text:p>7.989,39</text:p>
          </table:table-cell>
          <table:table-cell table:formula="of:=[.C521]" office:value-type="float" office:value="50">
            <text:p>50</text:p>
          </table:table-cell>
          <table:table-cell table:formula="of:=[.B522]+[.E522]" office:value-type="float" office:value="8064.38504187682">
            <text:p>8.064,39</text:p>
          </table:table-cell>
          <table:table-cell table:formula="of:=[.E521]" office:value-type="float" office:value="75">
            <text:p>75,00</text:p>
          </table:table-cell>
          <table:table-cell table:formula="of:=[.B522]-[.E522]" office:value-type="float" office:value="7914.38504187682">
            <text:p>7.914,39</text:p>
          </table:table-cell>
          <table:table-cell table:formula="of:=IF(OR([.A522]&gt;=[.D522];[.A522]&lt;=[.F5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522]*[.C523])-[.B522])+[.A523])/[.C523]" office:value-type="float" office:value="7989.58074103929">
            <text:p>7.989,58</text:p>
          </table:table-cell>
          <table:table-cell table:formula="of:=[.C522]" office:value-type="float" office:value="50">
            <text:p>50</text:p>
          </table:table-cell>
          <table:table-cell table:formula="of:=[.B523]+[.E523]" office:value-type="float" office:value="8064.58074103929">
            <text:p>8.064,58</text:p>
          </table:table-cell>
          <table:table-cell table:formula="of:=[.E522]" office:value-type="float" office:value="75">
            <text:p>75,00</text:p>
          </table:table-cell>
          <table:table-cell table:formula="of:=[.B523]-[.E523]" office:value-type="float" office:value="7914.58074103929">
            <text:p>7.914,58</text:p>
          </table:table-cell>
          <table:table-cell table:formula="of:=IF(OR([.A523]&gt;=[.D523];[.A523]&lt;=[.F5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523]*[.C524])-[.B523])+[.A524])/[.C524]" office:value-type="float" office:value="7990.0177262185">
            <text:p>7.990,02</text:p>
          </table:table-cell>
          <table:table-cell table:formula="of:=[.C523]" office:value-type="float" office:value="50">
            <text:p>50</text:p>
          </table:table-cell>
          <table:table-cell table:formula="of:=[.B524]+[.E524]" office:value-type="float" office:value="8065.0177262185">
            <text:p>8.065,02</text:p>
          </table:table-cell>
          <table:table-cell table:formula="of:=[.E523]" office:value-type="float" office:value="75">
            <text:p>75,00</text:p>
          </table:table-cell>
          <table:table-cell table:formula="of:=[.B524]-[.E524]" office:value-type="float" office:value="7915.0177262185">
            <text:p>7.915,02</text:p>
          </table:table-cell>
          <table:table-cell table:formula="of:=IF(OR([.A524]&gt;=[.D524];[.A524]&lt;=[.F5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524]*[.C525])-[.B524])+[.A525])/[.C525]" office:value-type="float" office:value="7990.49757169413">
            <text:p>7.990,50</text:p>
          </table:table-cell>
          <table:table-cell table:formula="of:=[.C524]" office:value-type="float" office:value="50">
            <text:p>50</text:p>
          </table:table-cell>
          <table:table-cell table:formula="of:=[.B525]+[.E525]" office:value-type="float" office:value="8065.49757169413">
            <text:p>8.065,50</text:p>
          </table:table-cell>
          <table:table-cell table:formula="of:=[.E524]" office:value-type="float" office:value="75">
            <text:p>75,00</text:p>
          </table:table-cell>
          <table:table-cell table:formula="of:=[.B525]-[.E525]" office:value-type="float" office:value="7915.49757169413">
            <text:p>7.915,50</text:p>
          </table:table-cell>
          <table:table-cell table:formula="of:=IF(OR([.A525]&gt;=[.D525];[.A525]&lt;=[.F5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525]*[.C526])-[.B525])+[.A526])/[.C526]" office:value-type="float" office:value="7990.69682026025">
            <text:p>7.990,70</text:p>
          </table:table-cell>
          <table:table-cell table:formula="of:=[.C525]" office:value-type="float" office:value="50">
            <text:p>50</text:p>
          </table:table-cell>
          <table:table-cell table:formula="of:=[.B526]+[.E526]" office:value-type="float" office:value="8065.69682026025">
            <text:p>8.065,70</text:p>
          </table:table-cell>
          <table:table-cell table:formula="of:=[.E525]" office:value-type="float" office:value="75">
            <text:p>75,00</text:p>
          </table:table-cell>
          <table:table-cell table:formula="of:=[.B526]-[.E526]" office:value-type="float" office:value="7915.69682026025">
            <text:p>7.915,70</text:p>
          </table:table-cell>
          <table:table-cell table:formula="of:=IF(OR([.A526]&gt;=[.D526];[.A526]&lt;=[.F5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526]*[.C527])-[.B526])+[.A527])/[.C527]" office:value-type="float" office:value="7989.97288385504">
            <text:p>7.989,97</text:p>
          </table:table-cell>
          <table:table-cell table:formula="of:=[.C526]" office:value-type="float" office:value="50">
            <text:p>50</text:p>
          </table:table-cell>
          <table:table-cell table:formula="of:=[.B527]+[.E527]" office:value-type="float" office:value="8064.97288385504">
            <text:p>8.064,97</text:p>
          </table:table-cell>
          <table:table-cell table:formula="of:=[.E526]" office:value-type="float" office:value="75">
            <text:p>75,00</text:p>
          </table:table-cell>
          <table:table-cell table:formula="of:=[.B527]-[.E527]" office:value-type="float" office:value="7914.97288385504">
            <text:p>7.914,97</text:p>
          </table:table-cell>
          <table:table-cell table:formula="of:=IF(OR([.A527]&gt;=[.D527];[.A527]&lt;=[.F5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7">
            <text:p>7982,97</text:p>
          </table:table-cell>
          <table:table-cell table:formula="of:=((([.B527]*[.C528])-[.B527])+[.A528])/[.C528]" office:value-type="float" office:value="7989.83282617794">
            <text:p>7.989,83</text:p>
          </table:table-cell>
          <table:table-cell table:formula="of:=[.C527]" office:value-type="float" office:value="50">
            <text:p>50</text:p>
          </table:table-cell>
          <table:table-cell table:formula="of:=[.B528]+[.E528]" office:value-type="float" office:value="8064.83282617794">
            <text:p>8.064,83</text:p>
          </table:table-cell>
          <table:table-cell table:formula="of:=[.E527]" office:value-type="float" office:value="75">
            <text:p>75,00</text:p>
          </table:table-cell>
          <table:table-cell table:formula="of:=[.B528]-[.E528]" office:value-type="float" office:value="7914.83282617794">
            <text:p>7.914,83</text:p>
          </table:table-cell>
          <table:table-cell table:formula="of:=IF(OR([.A528]&gt;=[.D528];[.A528]&lt;=[.F5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8">
            <text:p>7985,8</text:p>
          </table:table-cell>
          <table:table-cell table:formula="of:=((([.B528]*[.C529])-[.B528])+[.A529])/[.C529]" office:value-type="float" office:value="7989.75216965438">
            <text:p>7.989,75</text:p>
          </table:table-cell>
          <table:table-cell table:formula="of:=[.C528]" office:value-type="float" office:value="50">
            <text:p>50</text:p>
          </table:table-cell>
          <table:table-cell table:formula="of:=[.B529]+[.E529]" office:value-type="float" office:value="8064.75216965438">
            <text:p>8.064,75</text:p>
          </table:table-cell>
          <table:table-cell table:formula="of:=[.E528]" office:value-type="float" office:value="75">
            <text:p>75,00</text:p>
          </table:table-cell>
          <table:table-cell table:formula="of:=[.B529]-[.E529]" office:value-type="float" office:value="7914.75216965438">
            <text:p>7.914,75</text:p>
          </table:table-cell>
          <table:table-cell table:formula="of:=IF(OR([.A529]&gt;=[.D529];[.A529]&lt;=[.F5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">
            <text:p>7954,5</text:p>
          </table:table-cell>
          <table:table-cell table:formula="of:=((([.B529]*[.C530])-[.B529])+[.A530])/[.C530]" office:value-type="float" office:value="7989.0471262613">
            <text:p>7.989,05</text:p>
          </table:table-cell>
          <table:table-cell table:formula="of:=[.C529]" office:value-type="float" office:value="50">
            <text:p>50</text:p>
          </table:table-cell>
          <table:table-cell table:formula="of:=[.B530]+[.E530]" office:value-type="float" office:value="8064.0471262613">
            <text:p>8.064,05</text:p>
          </table:table-cell>
          <table:table-cell table:formula="of:=[.E529]" office:value-type="float" office:value="75">
            <text:p>75,00</text:p>
          </table:table-cell>
          <table:table-cell table:formula="of:=[.B530]-[.E530]" office:value-type="float" office:value="7914.0471262613">
            <text:p>7.914,05</text:p>
          </table:table-cell>
          <table:table-cell table:formula="of:=IF(OR([.A530]&gt;=[.D530];[.A530]&lt;=[.F5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2">
            <text:p>7997,82</text:p>
          </table:table-cell>
          <table:table-cell table:formula="of:=((([.B530]*[.C531])-[.B530])+[.A531])/[.C531]" office:value-type="float" office:value="7989.22258373607">
            <text:p>7.989,22</text:p>
          </table:table-cell>
          <table:table-cell table:formula="of:=[.C530]" office:value-type="float" office:value="50">
            <text:p>50</text:p>
          </table:table-cell>
          <table:table-cell table:formula="of:=[.B531]+[.E531]" office:value-type="float" office:value="8064.22258373607">
            <text:p>8.064,22</text:p>
          </table:table-cell>
          <table:table-cell table:formula="of:=[.E530]" office:value-type="float" office:value="75">
            <text:p>75,00</text:p>
          </table:table-cell>
          <table:table-cell table:formula="of:=[.B531]-[.E531]" office:value-type="float" office:value="7914.22258373607">
            <text:p>7.914,22</text:p>
          </table:table-cell>
          <table:table-cell table:formula="of:=IF(OR([.A531]&gt;=[.D531];[.A531]&lt;=[.F5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531]*[.C532])-[.B531])+[.A532])/[.C532]" office:value-type="float" office:value="7988.79993206135">
            <text:p>7.988,80</text:p>
          </table:table-cell>
          <table:table-cell table:formula="of:=[.C531]" office:value-type="float" office:value="50">
            <text:p>50</text:p>
          </table:table-cell>
          <table:table-cell table:formula="of:=[.B532]+[.E532]" office:value-type="float" office:value="8063.79993206135">
            <text:p>8.063,80</text:p>
          </table:table-cell>
          <table:table-cell table:formula="of:=[.E531]" office:value-type="float" office:value="75">
            <text:p>75,00</text:p>
          </table:table-cell>
          <table:table-cell table:formula="of:=[.B532]-[.E532]" office:value-type="float" office:value="7913.79993206135">
            <text:p>7.913,80</text:p>
          </table:table-cell>
          <table:table-cell table:formula="of:=IF(OR([.A532]&gt;=[.D532];[.A532]&lt;=[.F5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66">
            <text:p>7985,66</text:p>
          </table:table-cell>
          <table:table-cell table:formula="of:=((([.B532]*[.C533])-[.B532])+[.A533])/[.C533]" office:value-type="float" office:value="7988.73713342012">
            <text:p>7.988,74</text:p>
          </table:table-cell>
          <table:table-cell table:formula="of:=[.C532]" office:value-type="float" office:value="50">
            <text:p>50</text:p>
          </table:table-cell>
          <table:table-cell table:formula="of:=[.B533]+[.E533]" office:value-type="float" office:value="8063.73713342012">
            <text:p>8.063,74</text:p>
          </table:table-cell>
          <table:table-cell table:formula="of:=[.E532]" office:value-type="float" office:value="75">
            <text:p>75,00</text:p>
          </table:table-cell>
          <table:table-cell table:formula="of:=[.B533]-[.E533]" office:value-type="float" office:value="7913.73713342012">
            <text:p>7.913,74</text:p>
          </table:table-cell>
          <table:table-cell table:formula="of:=IF(OR([.A533]&gt;=[.D533];[.A533]&lt;=[.F5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533]*[.C534])-[.B533])+[.A534])/[.C534]" office:value-type="float" office:value="7988.89219075172">
            <text:p>7.988,89</text:p>
          </table:table-cell>
          <table:table-cell table:formula="of:=[.C533]" office:value-type="float" office:value="50">
            <text:p>50</text:p>
          </table:table-cell>
          <table:table-cell table:formula="of:=[.B534]+[.E534]" office:value-type="float" office:value="8063.89219075172">
            <text:p>8.063,89</text:p>
          </table:table-cell>
          <table:table-cell table:formula="of:=[.E533]" office:value-type="float" office:value="75">
            <text:p>75,00</text:p>
          </table:table-cell>
          <table:table-cell table:formula="of:=[.B534]-[.E534]" office:value-type="float" office:value="7913.89219075172">
            <text:p>7.913,89</text:p>
          </table:table-cell>
          <table:table-cell table:formula="of:=IF(OR([.A534]&gt;=[.D534];[.A534]&lt;=[.F53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7">
            <text:p>7982,97</text:p>
          </table:table-cell>
          <table:table-cell table:formula="of:=((([.B534]*[.C535])-[.B534])+[.A535])/[.C535]" office:value-type="float" office:value="7988.77374693669">
            <text:p>7.988,77</text:p>
          </table:table-cell>
          <table:table-cell table:formula="of:=[.C534]" office:value-type="float" office:value="50">
            <text:p>50</text:p>
          </table:table-cell>
          <table:table-cell table:formula="of:=[.B535]+[.E535]" office:value-type="float" office:value="8063.77374693668">
            <text:p>8.063,77</text:p>
          </table:table-cell>
          <table:table-cell table:formula="of:=[.E534]" office:value-type="float" office:value="75">
            <text:p>75,00</text:p>
          </table:table-cell>
          <table:table-cell table:formula="of:=[.B535]-[.E535]" office:value-type="float" office:value="7913.77374693669">
            <text:p>7.913,77</text:p>
          </table:table-cell>
          <table:table-cell table:formula="of:=IF(OR([.A535]&gt;=[.D535];[.A535]&lt;=[.F53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535]*[.C536])-[.B535])+[.A536])/[.C536]" office:value-type="float" office:value="7988.08907199795">
            <text:p>7.988,09</text:p>
          </table:table-cell>
          <table:table-cell table:formula="of:=[.C535]" office:value-type="float" office:value="50">
            <text:p>50</text:p>
          </table:table-cell>
          <table:table-cell table:formula="of:=[.B536]+[.E536]" office:value-type="float" office:value="8063.08907199795">
            <text:p>8.063,09</text:p>
          </table:table-cell>
          <table:table-cell table:formula="of:=[.E535]" office:value-type="float" office:value="75">
            <text:p>75,00</text:p>
          </table:table-cell>
          <table:table-cell table:formula="of:=[.B536]-[.E536]" office:value-type="float" office:value="7913.08907199795">
            <text:p>7.913,09</text:p>
          </table:table-cell>
          <table:table-cell table:formula="of:=IF(OR([.A536]&gt;=[.D536];[.A536]&lt;=[.F53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17">
            <text:p>7995,17</text:p>
          </table:table-cell>
          <table:table-cell table:formula="of:=((([.B536]*[.C537])-[.B536])+[.A537])/[.C537]" office:value-type="float" office:value="7988.23069055799">
            <text:p>7.988,23</text:p>
          </table:table-cell>
          <table:table-cell table:formula="of:=[.C536]" office:value-type="float" office:value="50">
            <text:p>50</text:p>
          </table:table-cell>
          <table:table-cell table:formula="of:=[.B537]+[.E537]" office:value-type="float" office:value="8063.23069055799">
            <text:p>8.063,23</text:p>
          </table:table-cell>
          <table:table-cell table:formula="of:=[.E536]" office:value-type="float" office:value="75">
            <text:p>75,00</text:p>
          </table:table-cell>
          <table:table-cell table:formula="of:=[.B537]-[.E537]" office:value-type="float" office:value="7913.23069055799">
            <text:p>7.913,23</text:p>
          </table:table-cell>
          <table:table-cell table:formula="of:=IF(OR([.A537]&gt;=[.D537];[.A537]&lt;=[.F53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0.31">
            <text:p>7980,31</text:p>
          </table:table-cell>
          <table:table-cell table:formula="of:=((([.B537]*[.C538])-[.B537])+[.A538])/[.C538]" office:value-type="float" office:value="7988.07227674683">
            <text:p>7.988,07</text:p>
          </table:table-cell>
          <table:table-cell table:formula="of:=[.C537]" office:value-type="float" office:value="50">
            <text:p>50</text:p>
          </table:table-cell>
          <table:table-cell table:formula="of:=[.B538]+[.E538]" office:value-type="float" office:value="8063.07227674683">
            <text:p>8.063,07</text:p>
          </table:table-cell>
          <table:table-cell table:formula="of:=[.E537]" office:value-type="float" office:value="75">
            <text:p>75,00</text:p>
          </table:table-cell>
          <table:table-cell table:formula="of:=[.B538]-[.E538]" office:value-type="float" office:value="7913.07227674683">
            <text:p>7.913,07</text:p>
          </table:table-cell>
          <table:table-cell table:formula="of:=IF(OR([.A538]&gt;=[.D538];[.A538]&lt;=[.F53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38">
            <text:p>8011,38</text:p>
          </table:table-cell>
          <table:table-cell table:formula="of:=((([.B538]*[.C539])-[.B538])+[.A539])/[.C539]" office:value-type="float" office:value="7988.53843121189">
            <text:p>7.988,54</text:p>
          </table:table-cell>
          <table:table-cell table:formula="of:=[.C538]" office:value-type="float" office:value="50">
            <text:p>50</text:p>
          </table:table-cell>
          <table:table-cell table:formula="of:=[.B539]+[.E539]" office:value-type="float" office:value="8063.53843121189">
            <text:p>8.063,54</text:p>
          </table:table-cell>
          <table:table-cell table:formula="of:=[.E538]" office:value-type="float" office:value="75">
            <text:p>75,00</text:p>
          </table:table-cell>
          <table:table-cell table:formula="of:=[.B539]-[.E539]" office:value-type="float" office:value="7913.53843121189">
            <text:p>7.913,54</text:p>
          </table:table-cell>
          <table:table-cell table:formula="of:=IF(OR([.A539]&gt;=[.D539];[.A539]&lt;=[.F53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27.16">
            <text:p>7927,16</text:p>
          </table:table-cell>
          <table:table-cell table:formula="of:=((([.B539]*[.C540])-[.B539])+[.A540])/[.C540]" office:value-type="float" office:value="7987.31086258766">
            <text:p>7.987,31</text:p>
          </table:table-cell>
          <table:table-cell table:formula="of:=[.C539]" office:value-type="float" office:value="50">
            <text:p>50</text:p>
          </table:table-cell>
          <table:table-cell table:formula="of:=[.B540]+[.E540]" office:value-type="float" office:value="8062.31086258766">
            <text:p>8.062,31</text:p>
          </table:table-cell>
          <table:table-cell table:formula="of:=[.E539]" office:value-type="float" office:value="75">
            <text:p>75,00</text:p>
          </table:table-cell>
          <table:table-cell table:formula="of:=[.B540]-[.E540]" office:value-type="float" office:value="7912.31086258766">
            <text:p>7.912,31</text:p>
          </table:table-cell>
          <table:table-cell table:formula="of:=IF(OR([.A540]&gt;=[.D540];[.A540]&lt;=[.F54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8.48">
            <text:p>7958,48</text:p>
          </table:table-cell>
          <table:table-cell table:formula="of:=((([.B540]*[.C541])-[.B540])+[.A541])/[.C541]" office:value-type="float" office:value="7986.7342453359">
            <text:p>7.986,73</text:p>
          </table:table-cell>
          <table:table-cell table:formula="of:=[.C540]" office:value-type="float" office:value="50">
            <text:p>50</text:p>
          </table:table-cell>
          <table:table-cell table:formula="of:=[.B541]+[.E541]" office:value-type="float" office:value="8061.7342453359">
            <text:p>8.061,73</text:p>
          </table:table-cell>
          <table:table-cell table:formula="of:=[.E540]" office:value-type="float" office:value="75">
            <text:p>75,00</text:p>
          </table:table-cell>
          <table:table-cell table:formula="of:=[.B541]-[.E541]" office:value-type="float" office:value="7911.7342453359">
            <text:p>7.911,73</text:p>
          </table:table-cell>
          <table:table-cell table:formula="of:=IF(OR([.A541]&gt;=[.D541];[.A541]&lt;=[.F54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46">
            <text:p>8000,46</text:p>
          </table:table-cell>
          <table:table-cell table:formula="of:=((([.B541]*[.C542])-[.B541])+[.A542])/[.C542]" office:value-type="float" office:value="7987.00876042918">
            <text:p>7.987,01</text:p>
          </table:table-cell>
          <table:table-cell table:formula="of:=[.C541]" office:value-type="float" office:value="50">
            <text:p>50</text:p>
          </table:table-cell>
          <table:table-cell table:formula="of:=[.B542]+[.E542]" office:value-type="float" office:value="8062.00876042918">
            <text:p>8.062,01</text:p>
          </table:table-cell>
          <table:table-cell table:formula="of:=[.E541]" office:value-type="float" office:value="75">
            <text:p>75,00</text:p>
          </table:table-cell>
          <table:table-cell table:formula="of:=[.B542]-[.E542]" office:value-type="float" office:value="7912.00876042918">
            <text:p>7.912,01</text:p>
          </table:table-cell>
          <table:table-cell table:formula="of:=IF(OR([.A542]&gt;=[.D542];[.A542]&lt;=[.F54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4">
            <text:p>7982,94</text:p>
          </table:table-cell>
          <table:table-cell table:formula="of:=((([.B542]*[.C543])-[.B542])+[.A543])/[.C543]" office:value-type="float" office:value="7986.9273852206">
            <text:p>7.986,93</text:p>
          </table:table-cell>
          <table:table-cell table:formula="of:=[.C542]" office:value-type="float" office:value="50">
            <text:p>50</text:p>
          </table:table-cell>
          <table:table-cell table:formula="of:=[.B543]+[.E543]" office:value-type="float" office:value="8061.9273852206">
            <text:p>8.061,93</text:p>
          </table:table-cell>
          <table:table-cell table:formula="of:=[.E542]" office:value-type="float" office:value="75">
            <text:p>75,00</text:p>
          </table:table-cell>
          <table:table-cell table:formula="of:=[.B543]-[.E543]" office:value-type="float" office:value="7911.9273852206">
            <text:p>7.911,93</text:p>
          </table:table-cell>
          <table:table-cell table:formula="of:=IF(OR([.A543]&gt;=[.D543];[.A543]&lt;=[.F54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6">
            <text:p>7982,96</text:p>
          </table:table-cell>
          <table:table-cell table:formula="of:=((([.B543]*[.C544])-[.B543])+[.A544])/[.C544]" office:value-type="float" office:value="7986.84803751619">
            <text:p>7.986,85</text:p>
          </table:table-cell>
          <table:table-cell table:formula="of:=[.C543]" office:value-type="float" office:value="50">
            <text:p>50</text:p>
          </table:table-cell>
          <table:table-cell table:formula="of:=[.B544]+[.E544]" office:value-type="float" office:value="8061.84803751619">
            <text:p>8.061,85</text:p>
          </table:table-cell>
          <table:table-cell table:formula="of:=[.E543]" office:value-type="float" office:value="75">
            <text:p>75,00</text:p>
          </table:table-cell>
          <table:table-cell table:formula="of:=[.B544]-[.E544]" office:value-type="float" office:value="7911.84803751619">
            <text:p>7.911,85</text:p>
          </table:table-cell>
          <table:table-cell table:formula="of:=IF(OR([.A544]&gt;=[.D544];[.A544]&lt;=[.F54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544]*[.C545])-[.B544])+[.A545])/[.C545]" office:value-type="float" office:value="7987.14727676587">
            <text:p>7.987,15</text:p>
          </table:table-cell>
          <table:table-cell table:formula="of:=[.C544]" office:value-type="float" office:value="50">
            <text:p>50</text:p>
          </table:table-cell>
          <table:table-cell table:formula="of:=[.B545]+[.E545]" office:value-type="float" office:value="8062.14727676587">
            <text:p>8.062,15</text:p>
          </table:table-cell>
          <table:table-cell table:formula="of:=[.E544]" office:value-type="float" office:value="75">
            <text:p>75,00</text:p>
          </table:table-cell>
          <table:table-cell table:formula="of:=[.B545]-[.E545]" office:value-type="float" office:value="7912.14727676587">
            <text:p>7.912,15</text:p>
          </table:table-cell>
          <table:table-cell table:formula="of:=IF(OR([.A545]&gt;=[.D545];[.A545]&lt;=[.F54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6">
            <text:p>7968,06</text:p>
          </table:table-cell>
          <table:table-cell table:formula="of:=((([.B545]*[.C546])-[.B545])+[.A546])/[.C546]" office:value-type="float" office:value="7986.76553123055">
            <text:p>7.986,77</text:p>
          </table:table-cell>
          <table:table-cell table:formula="of:=[.C545]" office:value-type="float" office:value="50">
            <text:p>50</text:p>
          </table:table-cell>
          <table:table-cell table:formula="of:=[.B546]+[.E546]" office:value-type="float" office:value="8061.76553123055">
            <text:p>8.061,77</text:p>
          </table:table-cell>
          <table:table-cell table:formula="of:=[.E545]" office:value-type="float" office:value="75">
            <text:p>75,00</text:p>
          </table:table-cell>
          <table:table-cell table:formula="of:=[.B546]-[.E546]" office:value-type="float" office:value="7911.76553123055">
            <text:p>7.911,77</text:p>
          </table:table-cell>
          <table:table-cell table:formula="of:=IF(OR([.A546]&gt;=[.D546];[.A546]&lt;=[.F54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6.51">
            <text:p>7976,51</text:p>
          </table:table-cell>
          <table:table-cell table:formula="of:=((([.B546]*[.C547])-[.B546])+[.A547])/[.C547]" office:value-type="float" office:value="7986.56042060594">
            <text:p>7.986,56</text:p>
          </table:table-cell>
          <table:table-cell table:formula="of:=[.C546]" office:value-type="float" office:value="50">
            <text:p>50</text:p>
          </table:table-cell>
          <table:table-cell table:formula="of:=[.B547]+[.E547]" office:value-type="float" office:value="8061.56042060594">
            <text:p>8.061,56</text:p>
          </table:table-cell>
          <table:table-cell table:formula="of:=[.E546]" office:value-type="float" office:value="75">
            <text:p>75,00</text:p>
          </table:table-cell>
          <table:table-cell table:formula="of:=[.B547]-[.E547]" office:value-type="float" office:value="7911.56042060594">
            <text:p>7.911,56</text:p>
          </table:table-cell>
          <table:table-cell table:formula="of:=IF(OR([.A547]&gt;=[.D547];[.A547]&lt;=[.F54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2.14">
            <text:p>8002,14</text:p>
          </table:table-cell>
          <table:table-cell table:formula="of:=((([.B547]*[.C548])-[.B547])+[.A548])/[.C548]" office:value-type="float" office:value="7986.87201219382">
            <text:p>7.986,87</text:p>
          </table:table-cell>
          <table:table-cell table:formula="of:=[.C547]" office:value-type="float" office:value="50">
            <text:p>50</text:p>
          </table:table-cell>
          <table:table-cell table:formula="of:=[.B548]+[.E548]" office:value-type="float" office:value="8061.87201219382">
            <text:p>8.061,87</text:p>
          </table:table-cell>
          <table:table-cell table:formula="of:=[.E547]" office:value-type="float" office:value="75">
            <text:p>75,00</text:p>
          </table:table-cell>
          <table:table-cell table:formula="of:=[.B548]-[.E548]" office:value-type="float" office:value="7911.87201219382">
            <text:p>7.911,87</text:p>
          </table:table-cell>
          <table:table-cell table:formula="of:=IF(OR([.A548]&gt;=[.D548];[.A548]&lt;=[.F54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548]*[.C549])-[.B548])+[.A549])/[.C549]" office:value-type="float" office:value="7987.11717194994">
            <text:p>7.987,12</text:p>
          </table:table-cell>
          <table:table-cell table:formula="of:=[.C548]" office:value-type="float" office:value="50">
            <text:p>50</text:p>
          </table:table-cell>
          <table:table-cell table:formula="of:=[.B549]+[.E549]" office:value-type="float" office:value="8062.11717194994">
            <text:p>8.062,12</text:p>
          </table:table-cell>
          <table:table-cell table:formula="of:=[.E548]" office:value-type="float" office:value="75">
            <text:p>75,00</text:p>
          </table:table-cell>
          <table:table-cell table:formula="of:=[.B549]-[.E549]" office:value-type="float" office:value="7912.11717194994">
            <text:p>7.912,12</text:p>
          </table:table-cell>
          <table:table-cell table:formula="of:=IF(OR([.A549]&gt;=[.D549];[.A549]&lt;=[.F54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8.99">
            <text:p>7978,99</text:p>
          </table:table-cell>
          <table:table-cell table:formula="of:=((([.B549]*[.C550])-[.B549])+[.A550])/[.C550]" office:value-type="float" office:value="7986.95462851094">
            <text:p>7.986,95</text:p>
          </table:table-cell>
          <table:table-cell table:formula="of:=[.C549]" office:value-type="float" office:value="50">
            <text:p>50</text:p>
          </table:table-cell>
          <table:table-cell table:formula="of:=[.B550]+[.E550]" office:value-type="float" office:value="8061.95462851095">
            <text:p>8.061,95</text:p>
          </table:table-cell>
          <table:table-cell table:formula="of:=[.E549]" office:value-type="float" office:value="75">
            <text:p>75,00</text:p>
          </table:table-cell>
          <table:table-cell table:formula="of:=[.B550]-[.E550]" office:value-type="float" office:value="7911.95462851094">
            <text:p>7.911,95</text:p>
          </table:table-cell>
          <table:table-cell table:formula="of:=IF(OR([.A550]&gt;=[.D550];[.A550]&lt;=[.F55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550]*[.C551])-[.B550])+[.A551])/[.C551]" office:value-type="float" office:value="7986.68253594073">
            <text:p>7.986,68</text:p>
          </table:table-cell>
          <table:table-cell table:formula="of:=[.C550]" office:value-type="float" office:value="50">
            <text:p>50</text:p>
          </table:table-cell>
          <table:table-cell table:formula="of:=[.B551]+[.E551]" office:value-type="float" office:value="8061.68253594073">
            <text:p>8.061,68</text:p>
          </table:table-cell>
          <table:table-cell table:formula="of:=[.E550]" office:value-type="float" office:value="75">
            <text:p>75,00</text:p>
          </table:table-cell>
          <table:table-cell table:formula="of:=[.B551]-[.E551]" office:value-type="float" office:value="7911.68253594073">
            <text:p>7.911,68</text:p>
          </table:table-cell>
          <table:table-cell table:formula="of:=IF(OR([.A551]&gt;=[.D551];[.A551]&lt;=[.F55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5">
            <text:p>8004,5</text:p>
          </table:table-cell>
          <table:table-cell table:formula="of:=((([.B551]*[.C552])-[.B551])+[.A552])/[.C552]" office:value-type="float" office:value="7987.03888522191">
            <text:p>7.987,04</text:p>
          </table:table-cell>
          <table:table-cell table:formula="of:=[.C551]" office:value-type="float" office:value="50">
            <text:p>50</text:p>
          </table:table-cell>
          <table:table-cell table:formula="of:=[.B552]+[.E552]" office:value-type="float" office:value="8062.03888522191">
            <text:p>8.062,04</text:p>
          </table:table-cell>
          <table:table-cell table:formula="of:=[.E551]" office:value-type="float" office:value="75">
            <text:p>75,00</text:p>
          </table:table-cell>
          <table:table-cell table:formula="of:=[.B552]-[.E552]" office:value-type="float" office:value="7912.03888522191">
            <text:p>7.912,04</text:p>
          </table:table-cell>
          <table:table-cell table:formula="of:=IF(OR([.A552]&gt;=[.D552];[.A552]&lt;=[.F55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1.2">
            <text:p>8041,2</text:p>
          </table:table-cell>
          <table:table-cell table:formula="of:=((([.B552]*[.C553])-[.B552])+[.A553])/[.C553]" office:value-type="float" office:value="7988.12210751747">
            <text:p>7.988,12</text:p>
          </table:table-cell>
          <table:table-cell table:formula="of:=[.C552]" office:value-type="float" office:value="50">
            <text:p>50</text:p>
          </table:table-cell>
          <table:table-cell table:formula="of:=[.B553]+[.E553]" office:value-type="float" office:value="8063.12210751747">
            <text:p>8.063,12</text:p>
          </table:table-cell>
          <table:table-cell table:formula="of:=[.E552]" office:value-type="float" office:value="75">
            <text:p>75,00</text:p>
          </table:table-cell>
          <table:table-cell table:formula="of:=[.B553]-[.E553]" office:value-type="float" office:value="7913.12210751747">
            <text:p>7.913,12</text:p>
          </table:table-cell>
          <table:table-cell table:formula="of:=IF(OR([.A553]&gt;=[.D553];[.A553]&lt;=[.F55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8.93">
            <text:p>8028,93</text:p>
          </table:table-cell>
          <table:table-cell table:formula="of:=((([.B553]*[.C554])-[.B553])+[.A554])/[.C554]" office:value-type="float" office:value="7988.93826536712">
            <text:p>7.988,94</text:p>
          </table:table-cell>
          <table:table-cell table:formula="of:=[.C553]" office:value-type="float" office:value="50">
            <text:p>50</text:p>
          </table:table-cell>
          <table:table-cell table:formula="of:=[.B554]+[.E554]" office:value-type="float" office:value="8063.93826536712">
            <text:p>8.063,94</text:p>
          </table:table-cell>
          <table:table-cell table:formula="of:=[.E553]" office:value-type="float" office:value="75">
            <text:p>75,00</text:p>
          </table:table-cell>
          <table:table-cell table:formula="of:=[.B554]-[.E554]" office:value-type="float" office:value="7913.93826536712">
            <text:p>7.913,94</text:p>
          </table:table-cell>
          <table:table-cell table:formula="of:=IF(OR([.A554]&gt;=[.D554];[.A554]&lt;=[.F55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5">
            <text:p>8014,05</text:p>
          </table:table-cell>
          <table:table-cell table:formula="of:=((([.B554]*[.C555])-[.B554])+[.A555])/[.C555]" office:value-type="float" office:value="7989.44050005978">
            <text:p>7.989,44</text:p>
          </table:table-cell>
          <table:table-cell table:formula="of:=[.C554]" office:value-type="float" office:value="50">
            <text:p>50</text:p>
          </table:table-cell>
          <table:table-cell table:formula="of:=[.B555]+[.E555]" office:value-type="float" office:value="8064.44050005978">
            <text:p>8.064,44</text:p>
          </table:table-cell>
          <table:table-cell table:formula="of:=[.E554]" office:value-type="float" office:value="75">
            <text:p>75,00</text:p>
          </table:table-cell>
          <table:table-cell table:formula="of:=[.B555]-[.E555]" office:value-type="float" office:value="7914.44050005978">
            <text:p>7.914,44</text:p>
          </table:table-cell>
          <table:table-cell table:formula="of:=IF(OR([.A555]&gt;=[.D555];[.A555]&lt;=[.F55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555]*[.C556])-[.B555])+[.A556])/[.C556]" office:value-type="float" office:value="7989.58149005858">
            <text:p>7.989,58</text:p>
          </table:table-cell>
          <table:table-cell table:formula="of:=[.C555]" office:value-type="float" office:value="50">
            <text:p>50</text:p>
          </table:table-cell>
          <table:table-cell table:formula="of:=[.B556]+[.E556]" office:value-type="float" office:value="8064.58149005858">
            <text:p>8.064,58</text:p>
          </table:table-cell>
          <table:table-cell table:formula="of:=[.E555]" office:value-type="float" office:value="75">
            <text:p>75,00</text:p>
          </table:table-cell>
          <table:table-cell table:formula="of:=[.B556]-[.E556]" office:value-type="float" office:value="7914.58149005858">
            <text:p>7.914,58</text:p>
          </table:table-cell>
          <table:table-cell table:formula="of:=IF(OR([.A556]&gt;=[.D556];[.A556]&lt;=[.F55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2">
            <text:p>7997,82</text:p>
          </table:table-cell>
          <table:table-cell table:formula="of:=((([.B556]*[.C557])-[.B556])+[.A557])/[.C557]" office:value-type="float" office:value="7989.74626025741">
            <text:p>7.989,75</text:p>
          </table:table-cell>
          <table:table-cell table:formula="of:=[.C556]" office:value-type="float" office:value="50">
            <text:p>50</text:p>
          </table:table-cell>
          <table:table-cell table:formula="of:=[.B557]+[.E557]" office:value-type="float" office:value="8064.74626025741">
            <text:p>8.064,75</text:p>
          </table:table-cell>
          <table:table-cell table:formula="of:=[.E556]" office:value-type="float" office:value="75">
            <text:p>75,00</text:p>
          </table:table-cell>
          <table:table-cell table:formula="of:=[.B557]-[.E557]" office:value-type="float" office:value="7914.74626025741">
            <text:p>7.914,75</text:p>
          </table:table-cell>
          <table:table-cell table:formula="of:=IF(OR([.A557]&gt;=[.D557];[.A557]&lt;=[.F55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38">
            <text:p>7969,38</text:p>
          </table:table-cell>
          <table:table-cell table:formula="of:=((([.B557]*[.C558])-[.B557])+[.A558])/[.C558]" office:value-type="float" office:value="7989.33893505226">
            <text:p>7.989,34</text:p>
          </table:table-cell>
          <table:table-cell table:formula="of:=[.C557]" office:value-type="float" office:value="50">
            <text:p>50</text:p>
          </table:table-cell>
          <table:table-cell table:formula="of:=[.B558]+[.E558]" office:value-type="float" office:value="8064.33893505226">
            <text:p>8.064,34</text:p>
          </table:table-cell>
          <table:table-cell table:formula="of:=[.E557]" office:value-type="float" office:value="75">
            <text:p>75,00</text:p>
          </table:table-cell>
          <table:table-cell table:formula="of:=[.B558]-[.E558]" office:value-type="float" office:value="7914.33893505226">
            <text:p>7.914,34</text:p>
          </table:table-cell>
          <table:table-cell table:formula="of:=IF(OR([.A558]&gt;=[.D558];[.A558]&lt;=[.F55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5">
            <text:p>7997,85</text:p>
          </table:table-cell>
          <table:table-cell table:formula="of:=((([.B558]*[.C559])-[.B558])+[.A559])/[.C559]" office:value-type="float" office:value="7989.50915635122">
            <text:p>7.989,51</text:p>
          </table:table-cell>
          <table:table-cell table:formula="of:=[.C558]" office:value-type="float" office:value="50">
            <text:p>50</text:p>
          </table:table-cell>
          <table:table-cell table:formula="of:=[.B559]+[.E559]" office:value-type="float" office:value="8064.50915635122">
            <text:p>8.064,51</text:p>
          </table:table-cell>
          <table:table-cell table:formula="of:=[.E558]" office:value-type="float" office:value="75">
            <text:p>75,00</text:p>
          </table:table-cell>
          <table:table-cell table:formula="of:=[.B559]-[.E559]" office:value-type="float" office:value="7914.50915635122">
            <text:p>7.914,51</text:p>
          </table:table-cell>
          <table:table-cell table:formula="of:=IF(OR([.A559]&gt;=[.D559];[.A559]&lt;=[.F55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9">
            <text:p>7984,29</text:p>
          </table:table-cell>
          <table:table-cell table:formula="of:=((([.B559]*[.C560])-[.B559])+[.A560])/[.C560]" office:value-type="float" office:value="7989.40477322419">
            <text:p>7.989,40</text:p>
          </table:table-cell>
          <table:table-cell table:formula="of:=[.C559]" office:value-type="float" office:value="50">
            <text:p>50</text:p>
          </table:table-cell>
          <table:table-cell table:formula="of:=[.B560]+[.E560]" office:value-type="float" office:value="8064.40477322419">
            <text:p>8.064,40</text:p>
          </table:table-cell>
          <table:table-cell table:formula="of:=[.E559]" office:value-type="float" office:value="75">
            <text:p>75,00</text:p>
          </table:table-cell>
          <table:table-cell table:formula="of:=[.B560]-[.E560]" office:value-type="float" office:value="7914.40477322419">
            <text:p>7.914,40</text:p>
          </table:table-cell>
          <table:table-cell table:formula="of:=IF(OR([.A560]&gt;=[.D560];[.A560]&lt;=[.F56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5.93">
            <text:p>8005,93</text:p>
          </table:table-cell>
          <table:table-cell table:formula="of:=((([.B560]*[.C561])-[.B560])+[.A561])/[.C561]" office:value-type="float" office:value="7989.73527775971">
            <text:p>7.989,74</text:p>
          </table:table-cell>
          <table:table-cell table:formula="of:=[.C560]" office:value-type="float" office:value="50">
            <text:p>50</text:p>
          </table:table-cell>
          <table:table-cell table:formula="of:=[.B561]+[.E561]" office:value-type="float" office:value="8064.73527775971">
            <text:p>8.064,74</text:p>
          </table:table-cell>
          <table:table-cell table:formula="of:=[.E560]" office:value-type="float" office:value="75">
            <text:p>75,00</text:p>
          </table:table-cell>
          <table:table-cell table:formula="of:=[.B561]-[.E561]" office:value-type="float" office:value="7914.73527775971">
            <text:p>7.914,74</text:p>
          </table:table-cell>
          <table:table-cell table:formula="of:=IF(OR([.A561]&gt;=[.D561];[.A561]&lt;=[.F56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4.01">
            <text:p>8014,01</text:p>
          </table:table-cell>
          <table:table-cell table:formula="of:=((([.B561]*[.C562])-[.B561])+[.A562])/[.C562]" office:value-type="float" office:value="7990.22077220451">
            <text:p>7.990,22</text:p>
          </table:table-cell>
          <table:table-cell table:formula="of:=[.C561]" office:value-type="float" office:value="50">
            <text:p>50</text:p>
          </table:table-cell>
          <table:table-cell table:formula="of:=[.B562]+[.E562]" office:value-type="float" office:value="8065.22077220451">
            <text:p>8.065,22</text:p>
          </table:table-cell>
          <table:table-cell table:formula="of:=[.E561]" office:value-type="float" office:value="75">
            <text:p>75,00</text:p>
          </table:table-cell>
          <table:table-cell table:formula="of:=[.B562]-[.E562]" office:value-type="float" office:value="7915.22077220451">
            <text:p>7.915,22</text:p>
          </table:table-cell>
          <table:table-cell table:formula="of:=IF(OR([.A562]&gt;=[.D562];[.A562]&lt;=[.F56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562]*[.C563])-[.B562])+[.A563])/[.C563]" office:value-type="float" office:value="7990.32035676042">
            <text:p>7.990,32</text:p>
          </table:table-cell>
          <table:table-cell table:formula="of:=[.C562]" office:value-type="float" office:value="50">
            <text:p>50</text:p>
          </table:table-cell>
          <table:table-cell table:formula="of:=[.B563]+[.E563]" office:value-type="float" office:value="8065.32035676042">
            <text:p>8.065,32</text:p>
          </table:table-cell>
          <table:table-cell table:formula="of:=[.E562]" office:value-type="float" office:value="75">
            <text:p>75,00</text:p>
          </table:table-cell>
          <table:table-cell table:formula="of:=[.B563]-[.E563]" office:value-type="float" office:value="7915.32035676042">
            <text:p>7.915,32</text:p>
          </table:table-cell>
          <table:table-cell table:formula="of:=IF(OR([.A563]&gt;=[.D563];[.A563]&lt;=[.F56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4">
            <text:p>7982,94</text:p>
          </table:table-cell>
          <table:table-cell table:formula="of:=((([.B563]*[.C564])-[.B563])+[.A564])/[.C564]" office:value-type="float" office:value="7990.17274962522">
            <text:p>7.990,17</text:p>
          </table:table-cell>
          <table:table-cell table:formula="of:=[.C563]" office:value-type="float" office:value="50">
            <text:p>50</text:p>
          </table:table-cell>
          <table:table-cell table:formula="of:=[.B564]+[.E564]" office:value-type="float" office:value="8065.17274962522">
            <text:p>8.065,17</text:p>
          </table:table-cell>
          <table:table-cell table:formula="of:=[.E563]" office:value-type="float" office:value="75">
            <text:p>75,00</text:p>
          </table:table-cell>
          <table:table-cell table:formula="of:=[.B564]-[.E564]" office:value-type="float" office:value="7915.17274962522">
            <text:p>7.915,17</text:p>
          </table:table-cell>
          <table:table-cell table:formula="of:=IF(OR([.A564]&gt;=[.D564];[.A564]&lt;=[.F56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2">
            <text:p>7997,82</text:p>
          </table:table-cell>
          <table:table-cell table:formula="of:=((([.B564]*[.C565])-[.B564])+[.A565])/[.C565]" office:value-type="float" office:value="7990.32569463271">
            <text:p>7.990,33</text:p>
          </table:table-cell>
          <table:table-cell table:formula="of:=[.C564]" office:value-type="float" office:value="50">
            <text:p>50</text:p>
          </table:table-cell>
          <table:table-cell table:formula="of:=[.B565]+[.E565]" office:value-type="float" office:value="8065.32569463271">
            <text:p>8.065,33</text:p>
          </table:table-cell>
          <table:table-cell table:formula="of:=[.E564]" office:value-type="float" office:value="75">
            <text:p>75,00</text:p>
          </table:table-cell>
          <table:table-cell table:formula="of:=[.B565]-[.E565]" office:value-type="float" office:value="7915.32569463271">
            <text:p>7.915,33</text:p>
          </table:table-cell>
          <table:table-cell table:formula="of:=IF(OR([.A565]&gt;=[.D565];[.A565]&lt;=[.F56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565]*[.C566])-[.B565])+[.A566])/[.C566]" office:value-type="float" office:value="7989.93458074006">
            <text:p>7.989,93</text:p>
          </table:table-cell>
          <table:table-cell table:formula="of:=[.C565]" office:value-type="float" office:value="50">
            <text:p>50</text:p>
          </table:table-cell>
          <table:table-cell table:formula="of:=[.B566]+[.E566]" office:value-type="float" office:value="8064.93458074006">
            <text:p>8.064,93</text:p>
          </table:table-cell>
          <table:table-cell table:formula="of:=[.E565]" office:value-type="float" office:value="75">
            <text:p>75,00</text:p>
          </table:table-cell>
          <table:table-cell table:formula="of:=[.B566]-[.E566]" office:value-type="float" office:value="7914.93458074006">
            <text:p>7.914,93</text:p>
          </table:table-cell>
          <table:table-cell table:formula="of:=IF(OR([.A566]&gt;=[.D566];[.A566]&lt;=[.F56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566]*[.C567])-[.B566])+[.A567])/[.C567]" office:value-type="float" office:value="7989.60288912526">
            <text:p>7.989,60</text:p>
          </table:table-cell>
          <table:table-cell table:formula="of:=[.C566]" office:value-type="float" office:value="50">
            <text:p>50</text:p>
          </table:table-cell>
          <table:table-cell table:formula="of:=[.B567]+[.E567]" office:value-type="float" office:value="8064.60288912526">
            <text:p>8.064,60</text:p>
          </table:table-cell>
          <table:table-cell table:formula="of:=[.E566]" office:value-type="float" office:value="75">
            <text:p>75,00</text:p>
          </table:table-cell>
          <table:table-cell table:formula="of:=[.B567]-[.E567]" office:value-type="float" office:value="7914.60288912526">
            <text:p>7.914,60</text:p>
          </table:table-cell>
          <table:table-cell table:formula="of:=IF(OR([.A567]&gt;=[.D567];[.A567]&lt;=[.F56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7">
            <text:p>7970,77</text:p>
          </table:table-cell>
          <table:table-cell table:formula="of:=((([.B567]*[.C568])-[.B567])+[.A568])/[.C568]" office:value-type="float" office:value="7989.22623134275">
            <text:p>7.989,23</text:p>
          </table:table-cell>
          <table:table-cell table:formula="of:=[.C567]" office:value-type="float" office:value="50">
            <text:p>50</text:p>
          </table:table-cell>
          <table:table-cell table:formula="of:=[.B568]+[.E568]" office:value-type="float" office:value="8064.22623134275">
            <text:p>8.064,23</text:p>
          </table:table-cell>
          <table:table-cell table:formula="of:=[.E567]" office:value-type="float" office:value="75">
            <text:p>75,00</text:p>
          </table:table-cell>
          <table:table-cell table:formula="of:=[.B568]-[.E568]" office:value-type="float" office:value="7914.22623134275">
            <text:p>7.914,23</text:p>
          </table:table-cell>
          <table:table-cell table:formula="of:=IF(OR([.A568]&gt;=[.D568];[.A568]&lt;=[.F56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55">
            <text:p>7996,55</text:p>
          </table:table-cell>
          <table:table-cell table:formula="of:=((([.B568]*[.C569])-[.B568])+[.A569])/[.C569]" office:value-type="float" office:value="7989.3727067159">
            <text:p>7.989,37</text:p>
          </table:table-cell>
          <table:table-cell table:formula="of:=[.C568]" office:value-type="float" office:value="50">
            <text:p>50</text:p>
          </table:table-cell>
          <table:table-cell table:formula="of:=[.B569]+[.E569]" office:value-type="float" office:value="8064.3727067159">
            <text:p>8.064,37</text:p>
          </table:table-cell>
          <table:table-cell table:formula="of:=[.E568]" office:value-type="float" office:value="75">
            <text:p>75,00</text:p>
          </table:table-cell>
          <table:table-cell table:formula="of:=[.B569]-[.E569]" office:value-type="float" office:value="7914.3727067159">
            <text:p>7.914,37</text:p>
          </table:table-cell>
          <table:table-cell table:formula="of:=IF(OR([.A569]&gt;=[.D569];[.A569]&lt;=[.F56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569]*[.C570])-[.B569])+[.A570])/[.C570]" office:value-type="float" office:value="7989.05225258158">
            <text:p>7.989,05</text:p>
          </table:table-cell>
          <table:table-cell table:formula="of:=[.C569]" office:value-type="float" office:value="50">
            <text:p>50</text:p>
          </table:table-cell>
          <table:table-cell table:formula="of:=[.B570]+[.E570]" office:value-type="float" office:value="8064.05225258158">
            <text:p>8.064,05</text:p>
          </table:table-cell>
          <table:table-cell table:formula="of:=[.E569]" office:value-type="float" office:value="75">
            <text:p>75,00</text:p>
          </table:table-cell>
          <table:table-cell table:formula="of:=[.B570]-[.E570]" office:value-type="float" office:value="7914.05225258158">
            <text:p>7.914,05</text:p>
          </table:table-cell>
          <table:table-cell table:formula="of:=IF(OR([.A570]&gt;=[.D570];[.A570]&lt;=[.F57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0.08">
            <text:p>8010,08</text:p>
          </table:table-cell>
          <table:table-cell table:formula="of:=((([.B570]*[.C571])-[.B570])+[.A571])/[.C571]" office:value-type="float" office:value="7989.47280752995">
            <text:p>7.989,47</text:p>
          </table:table-cell>
          <table:table-cell table:formula="of:=[.C570]" office:value-type="float" office:value="50">
            <text:p>50</text:p>
          </table:table-cell>
          <table:table-cell table:formula="of:=[.B571]+[.E571]" office:value-type="float" office:value="8064.47280752995">
            <text:p>8.064,47</text:p>
          </table:table-cell>
          <table:table-cell table:formula="of:=[.E570]" office:value-type="float" office:value="75">
            <text:p>75,00</text:p>
          </table:table-cell>
          <table:table-cell table:formula="of:=[.B571]-[.E571]" office:value-type="float" office:value="7914.47280752995">
            <text:p>7.914,47</text:p>
          </table:table-cell>
          <table:table-cell table:formula="of:=IF(OR([.A571]&gt;=[.D571];[.A571]&lt;=[.F57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5.83">
            <text:p>7955,83</text:p>
          </table:table-cell>
          <table:table-cell table:formula="of:=((([.B571]*[.C572])-[.B571])+[.A572])/[.C572]" office:value-type="float" office:value="7988.79995137935">
            <text:p>7.988,80</text:p>
          </table:table-cell>
          <table:table-cell table:formula="of:=[.C571]" office:value-type="float" office:value="50">
            <text:p>50</text:p>
          </table:table-cell>
          <table:table-cell table:formula="of:=[.B572]+[.E572]" office:value-type="float" office:value="8063.79995137935">
            <text:p>8.063,80</text:p>
          </table:table-cell>
          <table:table-cell table:formula="of:=[.E571]" office:value-type="float" office:value="75">
            <text:p>75,00</text:p>
          </table:table-cell>
          <table:table-cell table:formula="of:=[.B572]-[.E572]" office:value-type="float" office:value="7913.79995137935">
            <text:p>7.913,80</text:p>
          </table:table-cell>
          <table:table-cell table:formula="of:=IF(OR([.A572]&gt;=[.D572];[.A572]&lt;=[.F57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9.29">
            <text:p>7939,29</text:p>
          </table:table-cell>
          <table:table-cell table:formula="of:=((([.B572]*[.C573])-[.B572])+[.A573])/[.C573]" office:value-type="float" office:value="7987.80975235176">
            <text:p>7.987,81</text:p>
          </table:table-cell>
          <table:table-cell table:formula="of:=[.C572]" office:value-type="float" office:value="50">
            <text:p>50</text:p>
          </table:table-cell>
          <table:table-cell table:formula="of:=[.B573]+[.E573]" office:value-type="float" office:value="8062.80975235176">
            <text:p>8.062,81</text:p>
          </table:table-cell>
          <table:table-cell table:formula="of:=[.E572]" office:value-type="float" office:value="75">
            <text:p>75,00</text:p>
          </table:table-cell>
          <table:table-cell table:formula="of:=[.B573]-[.E573]" office:value-type="float" office:value="7912.80975235176">
            <text:p>7.912,81</text:p>
          </table:table-cell>
          <table:table-cell table:formula="of:=IF(OR([.A573]&gt;=[.D573];[.A573]&lt;=[.F57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1">
            <text:p>7981,61</text:p>
          </table:table-cell>
          <table:table-cell table:formula="of:=((([.B573]*[.C574])-[.B573])+[.A574])/[.C574]" office:value-type="float" office:value="7987.68575730472">
            <text:p>7.987,69</text:p>
          </table:table-cell>
          <table:table-cell table:formula="of:=[.C573]" office:value-type="float" office:value="50">
            <text:p>50</text:p>
          </table:table-cell>
          <table:table-cell table:formula="of:=[.B574]+[.E574]" office:value-type="float" office:value="8062.68575730472">
            <text:p>8.062,69</text:p>
          </table:table-cell>
          <table:table-cell table:formula="of:=[.E573]" office:value-type="float" office:value="75">
            <text:p>75,00</text:p>
          </table:table-cell>
          <table:table-cell table:formula="of:=[.B574]-[.E574]" office:value-type="float" office:value="7912.68575730472">
            <text:p>7.912,69</text:p>
          </table:table-cell>
          <table:table-cell table:formula="of:=IF(OR([.A574]&gt;=[.D574];[.A574]&lt;=[.F57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4.64">
            <text:p>8004,64</text:p>
          </table:table-cell>
          <table:table-cell table:formula="of:=((([.B574]*[.C575])-[.B574])+[.A575])/[.C575]" office:value-type="float" office:value="7988.02484215863">
            <text:p>7.988,02</text:p>
          </table:table-cell>
          <table:table-cell table:formula="of:=[.C574]" office:value-type="float" office:value="50">
            <text:p>50</text:p>
          </table:table-cell>
          <table:table-cell table:formula="of:=[.B575]+[.E575]" office:value-type="float" office:value="8063.02484215863">
            <text:p>8.063,02</text:p>
          </table:table-cell>
          <table:table-cell table:formula="of:=[.E574]" office:value-type="float" office:value="75">
            <text:p>75,00</text:p>
          </table:table-cell>
          <table:table-cell table:formula="of:=[.B575]-[.E575]" office:value-type="float" office:value="7913.02484215863">
            <text:p>7.913,02</text:p>
          </table:table-cell>
          <table:table-cell table:formula="of:=IF(OR([.A575]&gt;=[.D575];[.A575]&lt;=[.F57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0.52">
            <text:p>8000,52</text:p>
          </table:table-cell>
          <table:table-cell table:formula="of:=((([.B575]*[.C576])-[.B575])+[.A576])/[.C576]" office:value-type="float" office:value="7988.27474531546">
            <text:p>7.988,27</text:p>
          </table:table-cell>
          <table:table-cell table:formula="of:=[.C575]" office:value-type="float" office:value="50">
            <text:p>50</text:p>
          </table:table-cell>
          <table:table-cell table:formula="of:=[.B576]+[.E576]" office:value-type="float" office:value="8063.27474531546">
            <text:p>8.063,27</text:p>
          </table:table-cell>
          <table:table-cell table:formula="of:=[.E575]" office:value-type="float" office:value="75">
            <text:p>75,00</text:p>
          </table:table-cell>
          <table:table-cell table:formula="of:=[.B576]-[.E576]" office:value-type="float" office:value="7913.27474531546">
            <text:p>7.913,27</text:p>
          </table:table-cell>
          <table:table-cell table:formula="of:=IF(OR([.A576]&gt;=[.D576];[.A576]&lt;=[.F57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6.32">
            <text:p>8026,32</text:p>
          </table:table-cell>
          <table:table-cell table:formula="of:=((([.B576]*[.C577])-[.B576])+[.A577])/[.C577]" office:value-type="float" office:value="7989.03565040915">
            <text:p>7.989,04</text:p>
          </table:table-cell>
          <table:table-cell table:formula="of:=[.C576]" office:value-type="float" office:value="50">
            <text:p>50</text:p>
          </table:table-cell>
          <table:table-cell table:formula="of:=[.B577]+[.E577]" office:value-type="float" office:value="8064.03565040915">
            <text:p>8.064,04</text:p>
          </table:table-cell>
          <table:table-cell table:formula="of:=[.E576]" office:value-type="float" office:value="75">
            <text:p>75,00</text:p>
          </table:table-cell>
          <table:table-cell table:formula="of:=[.B577]-[.E577]" office:value-type="float" office:value="7914.03565040915">
            <text:p>7.914,04</text:p>
          </table:table-cell>
          <table:table-cell table:formula="of:=IF(OR([.A577]&gt;=[.D577];[.A577]&lt;=[.F57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4.97">
            <text:p>8024,97</text:p>
          </table:table-cell>
          <table:table-cell table:formula="of:=((([.B577]*[.C578])-[.B577])+[.A578])/[.C578]" office:value-type="float" office:value="7989.75433740097">
            <text:p>7.989,75</text:p>
          </table:table-cell>
          <table:table-cell table:formula="of:=[.C577]" office:value-type="float" office:value="50">
            <text:p>50</text:p>
          </table:table-cell>
          <table:table-cell table:formula="of:=[.B578]+[.E578]" office:value-type="float" office:value="8064.75433740097">
            <text:p>8.064,75</text:p>
          </table:table-cell>
          <table:table-cell table:formula="of:=[.E577]" office:value-type="float" office:value="75">
            <text:p>75,00</text:p>
          </table:table-cell>
          <table:table-cell table:formula="of:=[.B578]-[.E578]" office:value-type="float" office:value="7914.75433740097">
            <text:p>7.914,75</text:p>
          </table:table-cell>
          <table:table-cell table:formula="of:=IF(OR([.A578]&gt;=[.D578];[.A578]&lt;=[.F57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1.43">
            <text:p>8011,43</text:p>
          </table:table-cell>
          <table:table-cell table:formula="of:=((([.B578]*[.C579])-[.B578])+[.A579])/[.C579]" office:value-type="float" office:value="7990.18785065295">
            <text:p>7.990,19</text:p>
          </table:table-cell>
          <table:table-cell table:formula="of:=[.C578]" office:value-type="float" office:value="50">
            <text:p>50</text:p>
          </table:table-cell>
          <table:table-cell table:formula="of:=[.B579]+[.E579]" office:value-type="float" office:value="8065.18785065295">
            <text:p>8.065,19</text:p>
          </table:table-cell>
          <table:table-cell table:formula="of:=[.E578]" office:value-type="float" office:value="75">
            <text:p>75,00</text:p>
          </table:table-cell>
          <table:table-cell table:formula="of:=[.B579]-[.E579]" office:value-type="float" office:value="7915.18785065295">
            <text:p>7.915,19</text:p>
          </table:table-cell>
          <table:table-cell table:formula="of:=IF(OR([.A579]&gt;=[.D579];[.A579]&lt;=[.F57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4.1">
            <text:p>7964,1</text:p>
          </table:table-cell>
          <table:table-cell table:formula="of:=((([.B579]*[.C580])-[.B579])+[.A580])/[.C580]" office:value-type="float" office:value="7989.66609363989">
            <text:p>7.989,67</text:p>
          </table:table-cell>
          <table:table-cell table:formula="of:=[.C579]" office:value-type="float" office:value="50">
            <text:p>50</text:p>
          </table:table-cell>
          <table:table-cell table:formula="of:=[.B580]+[.E580]" office:value-type="float" office:value="8064.66609363989">
            <text:p>8.064,67</text:p>
          </table:table-cell>
          <table:table-cell table:formula="of:=[.E579]" office:value-type="float" office:value="75">
            <text:p>75,00</text:p>
          </table:table-cell>
          <table:table-cell table:formula="of:=[.B580]-[.E580]" office:value-type="float" office:value="7914.66609363989">
            <text:p>7.914,67</text:p>
          </table:table-cell>
          <table:table-cell table:formula="of:=IF(OR([.A580]&gt;=[.D580];[.A580]&lt;=[.F58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3.18">
            <text:p>7953,18</text:p>
          </table:table-cell>
          <table:table-cell table:formula="of:=((([.B580]*[.C581])-[.B580])+[.A581])/[.C581]" office:value-type="float" office:value="7988.93637176709">
            <text:p>7.988,94</text:p>
          </table:table-cell>
          <table:table-cell table:formula="of:=[.C580]" office:value-type="float" office:value="50">
            <text:p>50</text:p>
          </table:table-cell>
          <table:table-cell table:formula="of:=[.B581]+[.E581]" office:value-type="float" office:value="8063.93637176709">
            <text:p>8.063,94</text:p>
          </table:table-cell>
          <table:table-cell table:formula="of:=[.E580]" office:value-type="float" office:value="75">
            <text:p>75,00</text:p>
          </table:table-cell>
          <table:table-cell table:formula="of:=[.B581]-[.E581]" office:value-type="float" office:value="7913.93637176709">
            <text:p>7.913,94</text:p>
          </table:table-cell>
          <table:table-cell table:formula="of:=IF(OR([.A581]&gt;=[.D581];[.A581]&lt;=[.F58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7.19">
            <text:p>7957,19</text:p>
          </table:table-cell>
          <table:table-cell table:formula="of:=((([.B581]*[.C582])-[.B581])+[.A582])/[.C582]" office:value-type="float" office:value="7988.30144433175">
            <text:p>7.988,30</text:p>
          </table:table-cell>
          <table:table-cell table:formula="of:=[.C581]" office:value-type="float" office:value="50">
            <text:p>50</text:p>
          </table:table-cell>
          <table:table-cell table:formula="of:=[.B582]+[.E582]" office:value-type="float" office:value="8063.30144433175">
            <text:p>8.063,30</text:p>
          </table:table-cell>
          <table:table-cell table:formula="of:=[.E581]" office:value-type="float" office:value="75">
            <text:p>75,00</text:p>
          </table:table-cell>
          <table:table-cell table:formula="of:=[.B582]-[.E582]" office:value-type="float" office:value="7913.30144433175">
            <text:p>7.913,30</text:p>
          </table:table-cell>
          <table:table-cell table:formula="of:=IF(OR([.A582]&gt;=[.D582];[.A582]&lt;=[.F58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7">
            <text:p>7981,67</text:p>
          </table:table-cell>
          <table:table-cell table:formula="of:=((([.B582]*[.C583])-[.B582])+[.A583])/[.C583]" office:value-type="float" office:value="7988.16881544511">
            <text:p>7.988,17</text:p>
          </table:table-cell>
          <table:table-cell table:formula="of:=[.C582]" office:value-type="float" office:value="50">
            <text:p>50</text:p>
          </table:table-cell>
          <table:table-cell table:formula="of:=[.B583]+[.E583]" office:value-type="float" office:value="8063.16881544511">
            <text:p>8.063,17</text:p>
          </table:table-cell>
          <table:table-cell table:formula="of:=[.E582]" office:value-type="float" office:value="75">
            <text:p>75,00</text:p>
          </table:table-cell>
          <table:table-cell table:formula="of:=[.B583]-[.E583]" office:value-type="float" office:value="7913.16881544511">
            <text:p>7.913,17</text:p>
          </table:table-cell>
          <table:table-cell table:formula="of:=IF(OR([.A583]&gt;=[.D583];[.A583]&lt;=[.F58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7">
            <text:p>7999,17</text:p>
          </table:table-cell>
          <table:table-cell table:formula="of:=((([.B583]*[.C584])-[.B583])+[.A584])/[.C584]" office:value-type="float" office:value="7988.38883913621">
            <text:p>7.988,39</text:p>
          </table:table-cell>
          <table:table-cell table:formula="of:=[.C583]" office:value-type="float" office:value="50">
            <text:p>50</text:p>
          </table:table-cell>
          <table:table-cell table:formula="of:=[.B584]+[.E584]" office:value-type="float" office:value="8063.38883913621">
            <text:p>8.063,39</text:p>
          </table:table-cell>
          <table:table-cell table:formula="of:=[.E583]" office:value-type="float" office:value="75">
            <text:p>75,00</text:p>
          </table:table-cell>
          <table:table-cell table:formula="of:=[.B584]-[.E584]" office:value-type="float" office:value="7913.38883913621">
            <text:p>7.913,39</text:p>
          </table:table-cell>
          <table:table-cell table:formula="of:=IF(OR([.A584]&gt;=[.D584];[.A584]&lt;=[.F58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4.61">
            <text:p>7944,61</text:p>
          </table:table-cell>
          <table:table-cell table:formula="of:=((([.B584]*[.C585])-[.B584])+[.A585])/[.C585]" office:value-type="float" office:value="7987.51326235348">
            <text:p>7.987,51</text:p>
          </table:table-cell>
          <table:table-cell table:formula="of:=[.C584]" office:value-type="float" office:value="50">
            <text:p>50</text:p>
          </table:table-cell>
          <table:table-cell table:formula="of:=[.B585]+[.E585]" office:value-type="float" office:value="8062.51326235348">
            <text:p>8.062,51</text:p>
          </table:table-cell>
          <table:table-cell table:formula="of:=[.E584]" office:value-type="float" office:value="75">
            <text:p>75,00</text:p>
          </table:table-cell>
          <table:table-cell table:formula="of:=[.B585]-[.E585]" office:value-type="float" office:value="7912.51326235348">
            <text:p>7.912,51</text:p>
          </table:table-cell>
          <table:table-cell table:formula="of:=IF(OR([.A585]&gt;=[.D585];[.A585]&lt;=[.F58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8.76">
            <text:p>8008,76</text:p>
          </table:table-cell>
          <table:table-cell table:formula="of:=((([.B585]*[.C586])-[.B585])+[.A586])/[.C586]" office:value-type="float" office:value="7987.93819710641">
            <text:p>7.987,94</text:p>
          </table:table-cell>
          <table:table-cell table:formula="of:=[.C585]" office:value-type="float" office:value="50">
            <text:p>50</text:p>
          </table:table-cell>
          <table:table-cell table:formula="of:=[.B586]+[.E586]" office:value-type="float" office:value="8062.93819710641">
            <text:p>8.062,94</text:p>
          </table:table-cell>
          <table:table-cell table:formula="of:=[.E585]" office:value-type="float" office:value="75">
            <text:p>75,00</text:p>
          </table:table-cell>
          <table:table-cell table:formula="of:=[.B586]-[.E586]" office:value-type="float" office:value="7912.93819710641">
            <text:p>7.912,94</text:p>
          </table:table-cell>
          <table:table-cell table:formula="of:=IF(OR([.A586]&gt;=[.D586];[.A586]&lt;=[.F58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3.35">
            <text:p>7973,35</text:p>
          </table:table-cell>
          <table:table-cell table:formula="of:=((([.B586]*[.C587])-[.B586])+[.A587])/[.C587]" office:value-type="float" office:value="7987.64643316429">
            <text:p>7.987,65</text:p>
          </table:table-cell>
          <table:table-cell table:formula="of:=[.C586]" office:value-type="float" office:value="50">
            <text:p>50</text:p>
          </table:table-cell>
          <table:table-cell table:formula="of:=[.B587]+[.E587]" office:value-type="float" office:value="8062.64643316429">
            <text:p>8.062,65</text:p>
          </table:table-cell>
          <table:table-cell table:formula="of:=[.E586]" office:value-type="float" office:value="75">
            <text:p>75,00</text:p>
          </table:table-cell>
          <table:table-cell table:formula="of:=[.B587]-[.E587]" office:value-type="float" office:value="7912.64643316429">
            <text:p>7.912,65</text:p>
          </table:table-cell>
          <table:table-cell table:formula="of:=IF(OR([.A587]&gt;=[.D587];[.A587]&lt;=[.F58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587]*[.C588])-[.B587])+[.A588])/[.C588]" office:value-type="float" office:value="7987.605104501">
            <text:p>7.987,61</text:p>
          </table:table-cell>
          <table:table-cell table:formula="of:=[.C587]" office:value-type="float" office:value="50">
            <text:p>50</text:p>
          </table:table-cell>
          <table:table-cell table:formula="of:=[.B588]+[.E588]" office:value-type="float" office:value="8062.605104501">
            <text:p>8.062,61</text:p>
          </table:table-cell>
          <table:table-cell table:formula="of:=[.E587]" office:value-type="float" office:value="75">
            <text:p>75,00</text:p>
          </table:table-cell>
          <table:table-cell table:formula="of:=[.B588]-[.E588]" office:value-type="float" office:value="7912.605104501">
            <text:p>7.912,61</text:p>
          </table:table-cell>
          <table:table-cell table:formula="of:=IF(OR([.A588]&gt;=[.D588];[.A588]&lt;=[.F58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588]*[.C589])-[.B588])+[.A589])/[.C589]" office:value-type="float" office:value="7987.83560241098">
            <text:p>7.987,84</text:p>
          </table:table-cell>
          <table:table-cell table:formula="of:=[.C588]" office:value-type="float" office:value="50">
            <text:p>50</text:p>
          </table:table-cell>
          <table:table-cell table:formula="of:=[.B589]+[.E589]" office:value-type="float" office:value="8062.83560241098">
            <text:p>8.062,84</text:p>
          </table:table-cell>
          <table:table-cell table:formula="of:=[.E588]" office:value-type="float" office:value="75">
            <text:p>75,00</text:p>
          </table:table-cell>
          <table:table-cell table:formula="of:=[.B589]-[.E589]" office:value-type="float" office:value="7912.83560241098">
            <text:p>7.912,84</text:p>
          </table:table-cell>
          <table:table-cell table:formula="of:=IF(OR([.A589]&gt;=[.D589];[.A589]&lt;=[.F58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97">
            <text:p>8001,97</text:p>
          </table:table-cell>
          <table:table-cell table:formula="of:=((([.B589]*[.C590])-[.B589])+[.A590])/[.C590]" office:value-type="float" office:value="7988.11829036276">
            <text:p>7.988,12</text:p>
          </table:table-cell>
          <table:table-cell table:formula="of:=[.C589]" office:value-type="float" office:value="50">
            <text:p>50</text:p>
          </table:table-cell>
          <table:table-cell table:formula="of:=[.B590]+[.E590]" office:value-type="float" office:value="8063.11829036276">
            <text:p>8.063,12</text:p>
          </table:table-cell>
          <table:table-cell table:formula="of:=[.E589]" office:value-type="float" office:value="75">
            <text:p>75,00</text:p>
          </table:table-cell>
          <table:table-cell table:formula="of:=[.B590]-[.E590]" office:value-type="float" office:value="7913.11829036276">
            <text:p>7.913,12</text:p>
          </table:table-cell>
          <table:table-cell table:formula="of:=IF(OR([.A590]&gt;=[.D590];[.A590]&lt;=[.F59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2.48">
            <text:p>8042,48</text:p>
          </table:table-cell>
          <table:table-cell table:formula="of:=((([.B590]*[.C591])-[.B590])+[.A591])/[.C591]" office:value-type="float" office:value="7989.2055245555">
            <text:p>7.989,21</text:p>
          </table:table-cell>
          <table:table-cell table:formula="of:=[.C590]" office:value-type="float" office:value="50">
            <text:p>50</text:p>
          </table:table-cell>
          <table:table-cell table:formula="of:=[.B591]+[.E591]" office:value-type="float" office:value="8064.2055245555">
            <text:p>8.064,21</text:p>
          </table:table-cell>
          <table:table-cell table:formula="of:=[.E590]" office:value-type="float" office:value="75">
            <text:p>75,00</text:p>
          </table:table-cell>
          <table:table-cell table:formula="of:=[.B591]-[.E591]" office:value-type="float" office:value="7914.2055245555">
            <text:p>7.914,21</text:p>
          </table:table-cell>
          <table:table-cell table:formula="of:=IF(OR([.A591]&gt;=[.D591];[.A591]&lt;=[.F59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591]*[.C592])-[.B591])+[.A592])/[.C592]" office:value-type="float" office:value="7989.37821406439">
            <text:p>7.989,38</text:p>
          </table:table-cell>
          <table:table-cell table:formula="of:=[.C591]" office:value-type="float" office:value="50">
            <text:p>50</text:p>
          </table:table-cell>
          <table:table-cell table:formula="of:=[.B592]+[.E592]" office:value-type="float" office:value="8064.37821406439">
            <text:p>8.064,38</text:p>
          </table:table-cell>
          <table:table-cell table:formula="of:=[.E591]" office:value-type="float" office:value="75">
            <text:p>75,00</text:p>
          </table:table-cell>
          <table:table-cell table:formula="of:=[.B592]-[.E592]" office:value-type="float" office:value="7914.37821406439">
            <text:p>7.914,38</text:p>
          </table:table-cell>
          <table:table-cell table:formula="of:=IF(OR([.A592]&gt;=[.D592];[.A592]&lt;=[.F59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592]*[.C593])-[.B592])+[.A593])/[.C593]" office:value-type="float" office:value="7989.46824978311">
            <text:p>7.989,47</text:p>
          </table:table-cell>
          <table:table-cell table:formula="of:=[.C592]" office:value-type="float" office:value="50">
            <text:p>50</text:p>
          </table:table-cell>
          <table:table-cell table:formula="of:=[.B593]+[.E593]" office:value-type="float" office:value="8064.46824978311">
            <text:p>8.064,47</text:p>
          </table:table-cell>
          <table:table-cell table:formula="of:=[.E592]" office:value-type="float" office:value="75">
            <text:p>75,00</text:p>
          </table:table-cell>
          <table:table-cell table:formula="of:=[.B593]-[.E593]" office:value-type="float" office:value="7914.46824978311">
            <text:p>7.914,47</text:p>
          </table:table-cell>
          <table:table-cell table:formula="of:=IF(OR([.A593]&gt;=[.D593];[.A593]&lt;=[.F59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3.09">
            <text:p>8003,09</text:p>
          </table:table-cell>
          <table:table-cell table:formula="of:=((([.B593]*[.C594])-[.B593])+[.A594])/[.C594]" office:value-type="float" office:value="7989.74068478745">
            <text:p>7.989,74</text:p>
          </table:table-cell>
          <table:table-cell table:formula="of:=[.C593]" office:value-type="float" office:value="50">
            <text:p>50</text:p>
          </table:table-cell>
          <table:table-cell table:formula="of:=[.B594]+[.E594]" office:value-type="float" office:value="8064.74068478745">
            <text:p>8.064,74</text:p>
          </table:table-cell>
          <table:table-cell table:formula="of:=[.E593]" office:value-type="float" office:value="75">
            <text:p>75,00</text:p>
          </table:table-cell>
          <table:table-cell table:formula="of:=[.B594]-[.E594]" office:value-type="float" office:value="7914.74068478744">
            <text:p>7.914,74</text:p>
          </table:table-cell>
          <table:table-cell table:formula="of:=IF(OR([.A594]&gt;=[.D594];[.A594]&lt;=[.F59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9">
            <text:p>7968,09</text:p>
          </table:table-cell>
          <table:table-cell table:formula="of:=((([.B594]*[.C595])-[.B594])+[.A595])/[.C595]" office:value-type="float" office:value="7989.3076710917">
            <text:p>7.989,31</text:p>
          </table:table-cell>
          <table:table-cell table:formula="of:=[.C594]" office:value-type="float" office:value="50">
            <text:p>50</text:p>
          </table:table-cell>
          <table:table-cell table:formula="of:=[.B595]+[.E595]" office:value-type="float" office:value="8064.3076710917">
            <text:p>8.064,31</text:p>
          </table:table-cell>
          <table:table-cell table:formula="of:=[.E594]" office:value-type="float" office:value="75">
            <text:p>75,00</text:p>
          </table:table-cell>
          <table:table-cell table:formula="of:=[.B595]-[.E595]" office:value-type="float" office:value="7914.3076710917">
            <text:p>7.914,31</text:p>
          </table:table-cell>
          <table:table-cell table:formula="of:=IF(OR([.A595]&gt;=[.D595];[.A595]&lt;=[.F59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41.15">
            <text:p>8041,15</text:p>
          </table:table-cell>
          <table:table-cell table:formula="of:=((([.B595]*[.C596])-[.B595])+[.A596])/[.C596]" office:value-type="float" office:value="7990.34451766986">
            <text:p>7.990,34</text:p>
          </table:table-cell>
          <table:table-cell table:formula="of:=[.C595]" office:value-type="float" office:value="50">
            <text:p>50</text:p>
          </table:table-cell>
          <table:table-cell table:formula="of:=[.B596]+[.E596]" office:value-type="float" office:value="8065.34451766986">
            <text:p>8.065,34</text:p>
          </table:table-cell>
          <table:table-cell table:formula="of:=[.E595]" office:value-type="float" office:value="75">
            <text:p>75,00</text:p>
          </table:table-cell>
          <table:table-cell table:formula="of:=[.B596]-[.E596]" office:value-type="float" office:value="7915.34451766986">
            <text:p>7.915,34</text:p>
          </table:table-cell>
          <table:table-cell table:formula="of:=IF(OR([.A596]&gt;=[.D596];[.A596]&lt;=[.F59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596]*[.C597])-[.B596])+[.A597])/[.C597]" office:value-type="float" office:value="7990.38922731647">
            <text:p>7.990,39</text:p>
          </table:table-cell>
          <table:table-cell table:formula="of:=[.C596]" office:value-type="float" office:value="50">
            <text:p>50</text:p>
          </table:table-cell>
          <table:table-cell table:formula="of:=[.B597]+[.E597]" office:value-type="float" office:value="8065.38922731647">
            <text:p>8.065,39</text:p>
          </table:table-cell>
          <table:table-cell table:formula="of:=[.E596]" office:value-type="float" office:value="75">
            <text:p>75,00</text:p>
          </table:table-cell>
          <table:table-cell table:formula="of:=[.B597]-[.E597]" office:value-type="float" office:value="7915.38922731647">
            <text:p>7.915,39</text:p>
          </table:table-cell>
          <table:table-cell table:formula="of:=IF(OR([.A597]&gt;=[.D597];[.A597]&lt;=[.F59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2.36">
            <text:p>8022,36</text:p>
          </table:table-cell>
          <table:table-cell table:formula="of:=((([.B597]*[.C598])-[.B597])+[.A598])/[.C598]" office:value-type="float" office:value="7991.02864277014">
            <text:p>7.991,03</text:p>
          </table:table-cell>
          <table:table-cell table:formula="of:=[.C597]" office:value-type="float" office:value="50">
            <text:p>50</text:p>
          </table:table-cell>
          <table:table-cell table:formula="of:=[.B598]+[.E598]" office:value-type="float" office:value="8066.02864277014">
            <text:p>8.066,03</text:p>
          </table:table-cell>
          <table:table-cell table:formula="of:=[.E597]" office:value-type="float" office:value="75">
            <text:p>75,00</text:p>
          </table:table-cell>
          <table:table-cell table:formula="of:=[.B598]-[.E598]" office:value-type="float" office:value="7916.02864277014">
            <text:p>7.916,03</text:p>
          </table:table-cell>
          <table:table-cell table:formula="of:=IF(OR([.A598]&gt;=[.D598];[.A598]&lt;=[.F59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598]*[.C599])-[.B598])+[.A599])/[.C599]" office:value-type="float" office:value="7991.11206991473">
            <text:p>7.991,11</text:p>
          </table:table-cell>
          <table:table-cell table:formula="of:=[.C598]" office:value-type="float" office:value="50">
            <text:p>50</text:p>
          </table:table-cell>
          <table:table-cell table:formula="of:=[.B599]+[.E599]" office:value-type="float" office:value="8066.11206991473">
            <text:p>8.066,11</text:p>
          </table:table-cell>
          <table:table-cell table:formula="of:=[.E598]" office:value-type="float" office:value="75">
            <text:p>75,00</text:p>
          </table:table-cell>
          <table:table-cell table:formula="of:=[.B599]-[.E599]" office:value-type="float" office:value="7916.11206991473">
            <text:p>7.916,11</text:p>
          </table:table-cell>
          <table:table-cell table:formula="of:=IF(OR([.A599]&gt;=[.D599];[.A599]&lt;=[.F59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1">
            <text:p>7969,41</text:p>
          </table:table-cell>
          <table:table-cell table:formula="of:=((([.B599]*[.C600])-[.B599])+[.A600])/[.C600]" office:value-type="float" office:value="7990.67802851644">
            <text:p>7.990,68</text:p>
          </table:table-cell>
          <table:table-cell table:formula="of:=[.C599]" office:value-type="float" office:value="50">
            <text:p>50</text:p>
          </table:table-cell>
          <table:table-cell table:formula="of:=[.B600]+[.E600]" office:value-type="float" office:value="8065.67802851644">
            <text:p>8.065,68</text:p>
          </table:table-cell>
          <table:table-cell table:formula="of:=[.E599]" office:value-type="float" office:value="75">
            <text:p>75,00</text:p>
          </table:table-cell>
          <table:table-cell table:formula="of:=[.B600]-[.E600]" office:value-type="float" office:value="7915.67802851644">
            <text:p>7.915,68</text:p>
          </table:table-cell>
          <table:table-cell table:formula="of:=IF(OR([.A600]&gt;=[.D600];[.A600]&lt;=[.F60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93">
            <text:p>7970,93</text:p>
          </table:table-cell>
          <table:table-cell table:formula="of:=((([.B600]*[.C601])-[.B600])+[.A601])/[.C601]" office:value-type="float" office:value="7990.28306794611">
            <text:p>7.990,28</text:p>
          </table:table-cell>
          <table:table-cell table:formula="of:=[.C600]" office:value-type="float" office:value="50">
            <text:p>50</text:p>
          </table:table-cell>
          <table:table-cell table:formula="of:=[.B601]+[.E601]" office:value-type="float" office:value="8065.28306794611">
            <text:p>8.065,28</text:p>
          </table:table-cell>
          <table:table-cell table:formula="of:=[.E600]" office:value-type="float" office:value="75">
            <text:p>75,00</text:p>
          </table:table-cell>
          <table:table-cell table:formula="of:=[.B601]-[.E601]" office:value-type="float" office:value="7915.28306794611">
            <text:p>7.915,28</text:p>
          </table:table-cell>
          <table:table-cell table:formula="of:=IF(OR([.A601]&gt;=[.D601];[.A601]&lt;=[.F60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34.07">
            <text:p>7934,07</text:p>
          </table:table-cell>
          <table:table-cell table:formula="of:=((([.B601]*[.C602])-[.B601])+[.A602])/[.C602]" office:value-type="float" office:value="7989.15880658719">
            <text:p>7.989,16</text:p>
          </table:table-cell>
          <table:table-cell table:formula="of:=[.C601]" office:value-type="float" office:value="50">
            <text:p>50</text:p>
          </table:table-cell>
          <table:table-cell table:formula="of:=[.B602]+[.E602]" office:value-type="float" office:value="8064.15880658719">
            <text:p>8.064,16</text:p>
          </table:table-cell>
          <table:table-cell table:formula="of:=[.E601]" office:value-type="float" office:value="75">
            <text:p>75,00</text:p>
          </table:table-cell>
          <table:table-cell table:formula="of:=[.B602]-[.E602]" office:value-type="float" office:value="7914.15880658719">
            <text:p>7.914,16</text:p>
          </table:table-cell>
          <table:table-cell table:formula="of:=IF(OR([.A602]&gt;=[.D602];[.A602]&lt;=[.F60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1">
            <text:p>7969,41</text:p>
          </table:table-cell>
          <table:table-cell table:formula="of:=((([.B602]*[.C603])-[.B602])+[.A603])/[.C603]" office:value-type="float" office:value="7988.76383045544">
            <text:p>7.988,76</text:p>
          </table:table-cell>
          <table:table-cell table:formula="of:=[.C602]" office:value-type="float" office:value="50">
            <text:p>50</text:p>
          </table:table-cell>
          <table:table-cell table:formula="of:=[.B603]+[.E603]" office:value-type="float" office:value="8063.76383045544">
            <text:p>8.063,76</text:p>
          </table:table-cell>
          <table:table-cell table:formula="of:=[.E602]" office:value-type="float" office:value="75">
            <text:p>75,00</text:p>
          </table:table-cell>
          <table:table-cell table:formula="of:=[.B603]-[.E603]" office:value-type="float" office:value="7913.76383045544">
            <text:p>7.913,76</text:p>
          </table:table-cell>
          <table:table-cell table:formula="of:=IF(OR([.A603]&gt;=[.D603];[.A603]&lt;=[.F60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603]*[.C604])-[.B603])+[.A604])/[.C604]" office:value-type="float" office:value="7988.94535384634">
            <text:p>7.988,95</text:p>
          </table:table-cell>
          <table:table-cell table:formula="of:=[.C603]" office:value-type="float" office:value="50">
            <text:p>50</text:p>
          </table:table-cell>
          <table:table-cell table:formula="of:=[.B604]+[.E604]" office:value-type="float" office:value="8063.94535384634">
            <text:p>8.063,95</text:p>
          </table:table-cell>
          <table:table-cell table:formula="of:=[.E603]" office:value-type="float" office:value="75">
            <text:p>75,00</text:p>
          </table:table-cell>
          <table:table-cell table:formula="of:=[.B604]-[.E604]" office:value-type="float" office:value="7913.94535384634">
            <text:p>7.913,95</text:p>
          </table:table-cell>
          <table:table-cell table:formula="of:=IF(OR([.A604]&gt;=[.D604];[.A604]&lt;=[.F60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16.73">
            <text:p>8016,73</text:p>
          </table:table-cell>
          <table:table-cell table:formula="of:=((([.B604]*[.C605])-[.B604])+[.A605])/[.C605]" office:value-type="float" office:value="7989.50104676941">
            <text:p>7.989,50</text:p>
          </table:table-cell>
          <table:table-cell table:formula="of:=[.C604]" office:value-type="float" office:value="50">
            <text:p>50</text:p>
          </table:table-cell>
          <table:table-cell table:formula="of:=[.B605]+[.E605]" office:value-type="float" office:value="8064.50104676941">
            <text:p>8.064,50</text:p>
          </table:table-cell>
          <table:table-cell table:formula="of:=[.E604]" office:value-type="float" office:value="75">
            <text:p>75,00</text:p>
          </table:table-cell>
          <table:table-cell table:formula="of:=[.B605]-[.E605]" office:value-type="float" office:value="7914.50104676941">
            <text:p>7.914,50</text:p>
          </table:table-cell>
          <table:table-cell table:formula="of:=IF(OR([.A605]&gt;=[.D605];[.A605]&lt;=[.F60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6.49">
            <text:p>7996,49</text:p>
          </table:table-cell>
          <table:table-cell table:formula="of:=((([.B605]*[.C606])-[.B605])+[.A606])/[.C606]" office:value-type="float" office:value="7989.64082583402">
            <text:p>7.989,64</text:p>
          </table:table-cell>
          <table:table-cell table:formula="of:=[.C605]" office:value-type="float" office:value="50">
            <text:p>50</text:p>
          </table:table-cell>
          <table:table-cell table:formula="of:=[.B606]+[.E606]" office:value-type="float" office:value="8064.64082583402">
            <text:p>8.064,64</text:p>
          </table:table-cell>
          <table:table-cell table:formula="of:=[.E605]" office:value-type="float" office:value="75">
            <text:p>75,00</text:p>
          </table:table-cell>
          <table:table-cell table:formula="of:=[.B606]-[.E606]" office:value-type="float" office:value="7914.64082583402">
            <text:p>7.914,64</text:p>
          </table:table-cell>
          <table:table-cell table:formula="of:=IF(OR([.A606]&gt;=[.D606];[.A606]&lt;=[.F60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1.81">
            <text:p>8001,81</text:p>
          </table:table-cell>
          <table:table-cell table:formula="of:=((([.B606]*[.C607])-[.B606])+[.A607])/[.C607]" office:value-type="float" office:value="7989.88420931734">
            <text:p>7.989,88</text:p>
          </table:table-cell>
          <table:table-cell table:formula="of:=[.C606]" office:value-type="float" office:value="50">
            <text:p>50</text:p>
          </table:table-cell>
          <table:table-cell table:formula="of:=[.B607]+[.E607]" office:value-type="float" office:value="8064.88420931734">
            <text:p>8.064,88</text:p>
          </table:table-cell>
          <table:table-cell table:formula="of:=[.E606]" office:value-type="float" office:value="75">
            <text:p>75,00</text:p>
          </table:table-cell>
          <table:table-cell table:formula="of:=[.B607]-[.E607]" office:value-type="float" office:value="7914.88420931734">
            <text:p>7.914,88</text:p>
          </table:table-cell>
          <table:table-cell table:formula="of:=IF(OR([.A607]&gt;=[.D607];[.A607]&lt;=[.F60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1.34">
            <text:p>7961,34</text:p>
          </table:table-cell>
          <table:table-cell table:formula="of:=((([.B607]*[.C608])-[.B607])+[.A608])/[.C608]" office:value-type="float" office:value="7989.31332513099">
            <text:p>7.989,31</text:p>
          </table:table-cell>
          <table:table-cell table:formula="of:=[.C607]" office:value-type="float" office:value="50">
            <text:p>50</text:p>
          </table:table-cell>
          <table:table-cell table:formula="of:=[.B608]+[.E608]" office:value-type="float" office:value="8064.31332513099">
            <text:p>8.064,31</text:p>
          </table:table-cell>
          <table:table-cell table:formula="of:=[.E607]" office:value-type="float" office:value="75">
            <text:p>75,00</text:p>
          </table:table-cell>
          <table:table-cell table:formula="of:=[.B608]-[.E608]" office:value-type="float" office:value="7914.313325131">
            <text:p>7.914,31</text:p>
          </table:table-cell>
          <table:table-cell table:formula="of:=IF(OR([.A608]&gt;=[.D608];[.A608]&lt;=[.F60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31.55">
            <text:p>8031,55</text:p>
          </table:table-cell>
          <table:table-cell table:formula="of:=((([.B608]*[.C609])-[.B608])+[.A609])/[.C609]" office:value-type="float" office:value="7990.15805862837">
            <text:p>7.990,16</text:p>
          </table:table-cell>
          <table:table-cell table:formula="of:=[.C608]" office:value-type="float" office:value="50">
            <text:p>50</text:p>
          </table:table-cell>
          <table:table-cell table:formula="of:=[.B609]+[.E609]" office:value-type="float" office:value="8065.15805862837">
            <text:p>8.065,16</text:p>
          </table:table-cell>
          <table:table-cell table:formula="of:=[.E608]" office:value-type="float" office:value="75">
            <text:p>75,00</text:p>
          </table:table-cell>
          <table:table-cell table:formula="of:=[.B609]-[.E609]" office:value-type="float" office:value="7915.15805862837">
            <text:p>7.915,16</text:p>
          </table:table-cell>
          <table:table-cell table:formula="of:=IF(OR([.A609]&gt;=[.D609];[.A609]&lt;=[.F60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17">
            <text:p>7995,17</text:p>
          </table:table-cell>
          <table:table-cell table:formula="of:=((([.B609]*[.C610])-[.B609])+[.A610])/[.C610]" office:value-type="float" office:value="7990.25829745581">
            <text:p>7.990,26</text:p>
          </table:table-cell>
          <table:table-cell table:formula="of:=[.C609]" office:value-type="float" office:value="50">
            <text:p>50</text:p>
          </table:table-cell>
          <table:table-cell table:formula="of:=[.B610]+[.E610]" office:value-type="float" office:value="8065.25829745581">
            <text:p>8.065,26</text:p>
          </table:table-cell>
          <table:table-cell table:formula="of:=[.E609]" office:value-type="float" office:value="75">
            <text:p>75,00</text:p>
          </table:table-cell>
          <table:table-cell table:formula="of:=[.B610]-[.E610]" office:value-type="float" office:value="7915.25829745581">
            <text:p>7.915,26</text:p>
          </table:table-cell>
          <table:table-cell table:formula="of:=IF(OR([.A610]&gt;=[.D610];[.A610]&lt;=[.F61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4.25">
            <text:p>7984,25</text:p>
          </table:table-cell>
          <table:table-cell table:formula="of:=((([.B610]*[.C611])-[.B610])+[.A611])/[.C611]" office:value-type="float" office:value="7990.13813150669">
            <text:p>7.990,14</text:p>
          </table:table-cell>
          <table:table-cell table:formula="of:=[.C610]" office:value-type="float" office:value="50">
            <text:p>50</text:p>
          </table:table-cell>
          <table:table-cell table:formula="of:=[.B611]+[.E611]" office:value-type="float" office:value="8065.13813150669">
            <text:p>8.065,14</text:p>
          </table:table-cell>
          <table:table-cell table:formula="of:=[.E610]" office:value-type="float" office:value="75">
            <text:p>75,00</text:p>
          </table:table-cell>
          <table:table-cell table:formula="of:=[.B611]-[.E611]" office:value-type="float" office:value="7915.13813150669">
            <text:p>7.915,14</text:p>
          </table:table-cell>
          <table:table-cell table:formula="of:=IF(OR([.A611]&gt;=[.D611];[.A611]&lt;=[.F61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70.71">
            <text:p>7970,71</text:p>
          </table:table-cell>
          <table:table-cell table:formula="of:=((([.B611]*[.C612])-[.B611])+[.A612])/[.C612]" office:value-type="float" office:value="7989.74956887656">
            <text:p>7.989,75</text:p>
          </table:table-cell>
          <table:table-cell table:formula="of:=[.C611]" office:value-type="float" office:value="50">
            <text:p>50</text:p>
          </table:table-cell>
          <table:table-cell table:formula="of:=[.B612]+[.E612]" office:value-type="float" office:value="8064.74956887656">
            <text:p>8.064,75</text:p>
          </table:table-cell>
          <table:table-cell table:formula="of:=[.E611]" office:value-type="float" office:value="75">
            <text:p>75,00</text:p>
          </table:table-cell>
          <table:table-cell table:formula="of:=[.B612]-[.E612]" office:value-type="float" office:value="7914.74956887656">
            <text:p>7.914,75</text:p>
          </table:table-cell>
          <table:table-cell table:formula="of:=IF(OR([.A612]&gt;=[.D612];[.A612]&lt;=[.F61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6.73">
            <text:p>7966,73</text:p>
          </table:table-cell>
          <table:table-cell table:formula="of:=((([.B612]*[.C613])-[.B612])+[.A613])/[.C613]" office:value-type="float" office:value="7989.28917749903">
            <text:p>7.989,29</text:p>
          </table:table-cell>
          <table:table-cell table:formula="of:=[.C612]" office:value-type="float" office:value="50">
            <text:p>50</text:p>
          </table:table-cell>
          <table:table-cell table:formula="of:=[.B613]+[.E613]" office:value-type="float" office:value="8064.28917749902">
            <text:p>8.064,29</text:p>
          </table:table-cell>
          <table:table-cell table:formula="of:=[.E612]" office:value-type="float" office:value="75">
            <text:p>75,00</text:p>
          </table:table-cell>
          <table:table-cell table:formula="of:=[.B613]-[.E613]" office:value-type="float" office:value="7914.28917749902">
            <text:p>7.914,29</text:p>
          </table:table-cell>
          <table:table-cell table:formula="of:=IF(OR([.A613]&gt;=[.D613];[.A613]&lt;=[.F61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2.96">
            <text:p>7982,96</text:p>
          </table:table-cell>
          <table:table-cell table:formula="of:=((([.B613]*[.C614])-[.B613])+[.A614])/[.C614]" office:value-type="float" office:value="7989.16259394905">
            <text:p>7.989,16</text:p>
          </table:table-cell>
          <table:table-cell table:formula="of:=[.C613]" office:value-type="float" office:value="50">
            <text:p>50</text:p>
          </table:table-cell>
          <table:table-cell table:formula="of:=[.B614]+[.E614]" office:value-type="float" office:value="8064.16259394904">
            <text:p>8.064,16</text:p>
          </table:table-cell>
          <table:table-cell table:formula="of:=[.E613]" office:value-type="float" office:value="75">
            <text:p>75,00</text:p>
          </table:table-cell>
          <table:table-cell table:formula="of:=[.B614]-[.E614]" office:value-type="float" office:value="7914.16259394905">
            <text:p>7.914,16</text:p>
          </table:table-cell>
          <table:table-cell table:formula="of:=IF(OR([.A614]&gt;=[.D614];[.A614]&lt;=[.F61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5.58">
            <text:p>7985,58</text:p>
          </table:table-cell>
          <table:table-cell table:formula="of:=((([.B614]*[.C615])-[.B614])+[.A615])/[.C615]" office:value-type="float" office:value="7989.09094207006">
            <text:p>7.989,09</text:p>
          </table:table-cell>
          <table:table-cell table:formula="of:=[.C614]" office:value-type="float" office:value="50">
            <text:p>50</text:p>
          </table:table-cell>
          <table:table-cell table:formula="of:=[.B615]+[.E615]" office:value-type="float" office:value="8064.09094207006">
            <text:p>8.064,09</text:p>
          </table:table-cell>
          <table:table-cell table:formula="of:=[.E614]" office:value-type="float" office:value="75">
            <text:p>75,00</text:p>
          </table:table-cell>
          <table:table-cell table:formula="of:=[.B615]-[.E615]" office:value-type="float" office:value="7914.09094207006">
            <text:p>7.914,09</text:p>
          </table:table-cell>
          <table:table-cell table:formula="of:=IF(OR([.A615]&gt;=[.D615];[.A615]&lt;=[.F61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81.67">
            <text:p>7981,67</text:p>
          </table:table-cell>
          <table:table-cell table:formula="of:=((([.B615]*[.C616])-[.B615])+[.A616])/[.C616]" office:value-type="float" office:value="7988.94252322866">
            <text:p>7.988,94</text:p>
          </table:table-cell>
          <table:table-cell table:formula="of:=[.C615]" office:value-type="float" office:value="50">
            <text:p>50</text:p>
          </table:table-cell>
          <table:table-cell table:formula="of:=[.B616]+[.E616]" office:value-type="float" office:value="8063.94252322866">
            <text:p>8.063,94</text:p>
          </table:table-cell>
          <table:table-cell table:formula="of:=[.E615]" office:value-type="float" office:value="75">
            <text:p>75,00</text:p>
          </table:table-cell>
          <table:table-cell table:formula="of:=[.B616]-[.E616]" office:value-type="float" office:value="7913.94252322866">
            <text:p>7.913,94</text:p>
          </table:table-cell>
          <table:table-cell table:formula="of:=IF(OR([.A616]&gt;=[.D616];[.A616]&lt;=[.F61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6.32">
            <text:p>8026,32</text:p>
          </table:table-cell>
          <table:table-cell table:formula="of:=((([.B616]*[.C617])-[.B616])+[.A617])/[.C617]" office:value-type="float" office:value="7989.69007276409">
            <text:p>7.989,69</text:p>
          </table:table-cell>
          <table:table-cell table:formula="of:=[.C616]" office:value-type="float" office:value="50">
            <text:p>50</text:p>
          </table:table-cell>
          <table:table-cell table:formula="of:=[.B617]+[.E617]" office:value-type="float" office:value="8064.69007276409">
            <text:p>8.064,69</text:p>
          </table:table-cell>
          <table:table-cell table:formula="of:=[.E616]" office:value-type="float" office:value="75">
            <text:p>75,00</text:p>
          </table:table-cell>
          <table:table-cell table:formula="of:=[.B617]-[.E617]" office:value-type="float" office:value="7914.69007276409">
            <text:p>7.914,69</text:p>
          </table:table-cell>
          <table:table-cell table:formula="of:=IF(OR([.A617]&gt;=[.D617];[.A617]&lt;=[.F61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617]*[.C618])-[.B617])+[.A618])/[.C618]" office:value-type="float" office:value="7989.80027130881">
            <text:p>7.989,80</text:p>
          </table:table-cell>
          <table:table-cell table:formula="of:=[.C617]" office:value-type="float" office:value="50">
            <text:p>50</text:p>
          </table:table-cell>
          <table:table-cell table:formula="of:=[.B618]+[.E618]" office:value-type="float" office:value="8064.80027130881">
            <text:p>8.064,80</text:p>
          </table:table-cell>
          <table:table-cell table:formula="of:=[.E617]" office:value-type="float" office:value="75">
            <text:p>75,00</text:p>
          </table:table-cell>
          <table:table-cell table:formula="of:=[.B618]-[.E618]" office:value-type="float" office:value="7914.80027130881">
            <text:p>7.914,80</text:p>
          </table:table-cell>
          <table:table-cell table:formula="of:=IF(OR([.A618]&gt;=[.D618];[.A618]&lt;=[.F61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2">
            <text:p>7995,2</text:p>
          </table:table-cell>
          <table:table-cell table:formula="of:=((([.B618]*[.C619])-[.B618])+[.A619])/[.C619]" office:value-type="float" office:value="7989.90826588263">
            <text:p>7.989,91</text:p>
          </table:table-cell>
          <table:table-cell table:formula="of:=[.C618]" office:value-type="float" office:value="50">
            <text:p>50</text:p>
          </table:table-cell>
          <table:table-cell table:formula="of:=[.B619]+[.E619]" office:value-type="float" office:value="8064.90826588263">
            <text:p>8.064,91</text:p>
          </table:table-cell>
          <table:table-cell table:formula="of:=[.E618]" office:value-type="float" office:value="75">
            <text:p>75,00</text:p>
          </table:table-cell>
          <table:table-cell table:formula="of:=[.B619]-[.E619]" office:value-type="float" office:value="7914.90826588263">
            <text:p>7.914,91</text:p>
          </table:table-cell>
          <table:table-cell table:formula="of:=IF(OR([.A619]&gt;=[.D619];[.A619]&lt;=[.F61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8.06">
            <text:p>7968,06</text:p>
          </table:table-cell>
          <table:table-cell table:formula="of:=((([.B619]*[.C620])-[.B619])+[.A620])/[.C620]" office:value-type="float" office:value="7989.47130056498">
            <text:p>7.989,47</text:p>
          </table:table-cell>
          <table:table-cell table:formula="of:=[.C619]" office:value-type="float" office:value="50">
            <text:p>50</text:p>
          </table:table-cell>
          <table:table-cell table:formula="of:=[.B620]+[.E620]" office:value-type="float" office:value="8064.47130056498">
            <text:p>8.064,47</text:p>
          </table:table-cell>
          <table:table-cell table:formula="of:=[.E619]" office:value-type="float" office:value="75">
            <text:p>75,00</text:p>
          </table:table-cell>
          <table:table-cell table:formula="of:=[.B620]-[.E620]" office:value-type="float" office:value="7914.47130056498">
            <text:p>7.914,47</text:p>
          </table:table-cell>
          <table:table-cell table:formula="of:=IF(OR([.A620]&gt;=[.D620];[.A620]&lt;=[.F62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620]*[.C621])-[.B620])+[.A621])/[.C621]" office:value-type="float" office:value="7989.53347455368">
            <text:p>7.989,53</text:p>
          </table:table-cell>
          <table:table-cell table:formula="of:=[.C620]" office:value-type="float" office:value="50">
            <text:p>50</text:p>
          </table:table-cell>
          <table:table-cell table:formula="of:=[.B621]+[.E621]" office:value-type="float" office:value="8064.53347455368">
            <text:p>8.064,53</text:p>
          </table:table-cell>
          <table:table-cell table:formula="of:=[.E620]" office:value-type="float" office:value="75">
            <text:p>75,00</text:p>
          </table:table-cell>
          <table:table-cell table:formula="of:=[.B621]-[.E621]" office:value-type="float" office:value="7914.53347455368">
            <text:p>7.914,53</text:p>
          </table:table-cell>
          <table:table-cell table:formula="of:=IF(OR([.A621]&gt;=[.D621];[.A621]&lt;=[.F62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5.17">
            <text:p>7995,17</text:p>
          </table:table-cell>
          <table:table-cell table:formula="of:=((([.B621]*[.C622])-[.B621])+[.A622])/[.C622]" office:value-type="float" office:value="7989.64620506261">
            <text:p>7.989,65</text:p>
          </table:table-cell>
          <table:table-cell table:formula="of:=[.C621]" office:value-type="float" office:value="50">
            <text:p>50</text:p>
          </table:table-cell>
          <table:table-cell table:formula="of:=[.B622]+[.E622]" office:value-type="float" office:value="8064.64620506261">
            <text:p>8.064,65</text:p>
          </table:table-cell>
          <table:table-cell table:formula="of:=[.E621]" office:value-type="float" office:value="75">
            <text:p>75,00</text:p>
          </table:table-cell>
          <table:table-cell table:formula="of:=[.B622]-[.E622]" office:value-type="float" office:value="7914.64620506261">
            <text:p>7.914,65</text:p>
          </table:table-cell>
          <table:table-cell table:formula="of:=IF(OR([.A622]&gt;=[.D622];[.A622]&lt;=[.F62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2.8">
            <text:p>7962,8</text:p>
          </table:table-cell>
          <table:table-cell table:formula="of:=((([.B622]*[.C623])-[.B622])+[.A623])/[.C623]" office:value-type="float" office:value="7989.10928096135">
            <text:p>7.989,11</text:p>
          </table:table-cell>
          <table:table-cell table:formula="of:=[.C622]" office:value-type="float" office:value="50">
            <text:p>50</text:p>
          </table:table-cell>
          <table:table-cell table:formula="of:=[.B623]+[.E623]" office:value-type="float" office:value="8064.10928096135">
            <text:p>8.064,11</text:p>
          </table:table-cell>
          <table:table-cell table:formula="of:=[.E622]" office:value-type="float" office:value="75">
            <text:p>75,00</text:p>
          </table:table-cell>
          <table:table-cell table:formula="of:=[.B623]-[.E623]" office:value-type="float" office:value="7914.10928096135">
            <text:p>7.914,11</text:p>
          </table:table-cell>
          <table:table-cell table:formula="of:=IF(OR([.A623]&gt;=[.D623];[.A623]&lt;=[.F62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623]*[.C624])-[.B623])+[.A624])/[.C624]" office:value-type="float" office:value="7989.17869534213">
            <text:p>7.989,18</text:p>
          </table:table-cell>
          <table:table-cell table:formula="of:=[.C623]" office:value-type="float" office:value="50">
            <text:p>50</text:p>
          </table:table-cell>
          <table:table-cell table:formula="of:=[.B624]+[.E624]" office:value-type="float" office:value="8064.17869534213">
            <text:p>8.064,18</text:p>
          </table:table-cell>
          <table:table-cell table:formula="of:=[.E623]" office:value-type="float" office:value="75">
            <text:p>75,00</text:p>
          </table:table-cell>
          <table:table-cell table:formula="of:=[.B624]-[.E624]" office:value-type="float" office:value="7914.17869534213">
            <text:p>7.914,18</text:p>
          </table:table-cell>
          <table:table-cell table:formula="of:=IF(OR([.A624]&gt;=[.D624];[.A624]&lt;=[.F624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08.76">
            <text:p>8008,76</text:p>
          </table:table-cell>
          <table:table-cell table:formula="of:=((([.B624]*[.C625])-[.B624])+[.A625])/[.C625]" office:value-type="float" office:value="7989.57032143528">
            <text:p>7.989,57</text:p>
          </table:table-cell>
          <table:table-cell table:formula="of:=[.C624]" office:value-type="float" office:value="50">
            <text:p>50</text:p>
          </table:table-cell>
          <table:table-cell table:formula="of:=[.B625]+[.E625]" office:value-type="float" office:value="8064.57032143528">
            <text:p>8.064,57</text:p>
          </table:table-cell>
          <table:table-cell table:formula="of:=[.E624]" office:value-type="float" office:value="75">
            <text:p>75,00</text:p>
          </table:table-cell>
          <table:table-cell table:formula="of:=[.B625]-[.E625]" office:value-type="float" office:value="7914.57032143528">
            <text:p>7.914,57</text:p>
          </table:table-cell>
          <table:table-cell table:formula="of:=IF(OR([.A625]&gt;=[.D625];[.A625]&lt;=[.F625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69.49">
            <text:p>7969,49</text:p>
          </table:table-cell>
          <table:table-cell table:formula="of:=((([.B625]*[.C626])-[.B625])+[.A626])/[.C626]" office:value-type="float" office:value="7989.16871500658">
            <text:p>7.989,17</text:p>
          </table:table-cell>
          <table:table-cell table:formula="of:=[.C625]" office:value-type="float" office:value="50">
            <text:p>50</text:p>
          </table:table-cell>
          <table:table-cell table:formula="of:=[.B626]+[.E626]" office:value-type="float" office:value="8064.16871500658">
            <text:p>8.064,17</text:p>
          </table:table-cell>
          <table:table-cell table:formula="of:=[.E625]" office:value-type="float" office:value="75">
            <text:p>75,00</text:p>
          </table:table-cell>
          <table:table-cell table:formula="of:=[.B626]-[.E626]" office:value-type="float" office:value="7914.16871500658">
            <text:p>7.914,17</text:p>
          </table:table-cell>
          <table:table-cell table:formula="of:=IF(OR([.A626]&gt;=[.D626];[.A626]&lt;=[.F626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48.93">
            <text:p>7948,93</text:p>
          </table:table-cell>
          <table:table-cell table:formula="of:=((([.B626]*[.C627])-[.B626])+[.A627])/[.C627]" office:value-type="float" office:value="7988.36394070645">
            <text:p>7.988,36</text:p>
          </table:table-cell>
          <table:table-cell table:formula="of:=[.C626]" office:value-type="float" office:value="50">
            <text:p>50</text:p>
          </table:table-cell>
          <table:table-cell table:formula="of:=[.B627]+[.E627]" office:value-type="float" office:value="8063.36394070645">
            <text:p>8.063,36</text:p>
          </table:table-cell>
          <table:table-cell table:formula="of:=[.E626]" office:value-type="float" office:value="75">
            <text:p>75,00</text:p>
          </table:table-cell>
          <table:table-cell table:formula="of:=[.B627]-[.E627]" office:value-type="float" office:value="7913.36394070645">
            <text:p>7.913,36</text:p>
          </table:table-cell>
          <table:table-cell table:formula="of:=IF(OR([.A627]&gt;=[.D627];[.A627]&lt;=[.F627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54.54">
            <text:p>7954,54</text:p>
          </table:table-cell>
          <table:table-cell table:formula="of:=((([.B627]*[.C628])-[.B627])+[.A628])/[.C628]" office:value-type="float" office:value="7987.68746189232">
            <text:p>7.987,69</text:p>
          </table:table-cell>
          <table:table-cell table:formula="of:=[.C627]" office:value-type="float" office:value="50">
            <text:p>50</text:p>
          </table:table-cell>
          <table:table-cell table:formula="of:=[.B628]+[.E628]" office:value-type="float" office:value="8062.68746189232">
            <text:p>8.062,69</text:p>
          </table:table-cell>
          <table:table-cell table:formula="of:=[.E627]" office:value-type="float" office:value="75">
            <text:p>75,00</text:p>
          </table:table-cell>
          <table:table-cell table:formula="of:=[.B628]-[.E628]" office:value-type="float" office:value="7912.68746189232">
            <text:p>7.912,69</text:p>
          </table:table-cell>
          <table:table-cell table:formula="of:=IF(OR([.A628]&gt;=[.D628];[.A628]&lt;=[.F628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628]*[.C629])-[.B628])+[.A629])/[.C629]" office:value-type="float" office:value="7987.81131265447">
            <text:p>7.987,81</text:p>
          </table:table-cell>
          <table:table-cell table:formula="of:=[.C628]" office:value-type="float" office:value="50">
            <text:p>50</text:p>
          </table:table-cell>
          <table:table-cell table:formula="of:=[.B629]+[.E629]" office:value-type="float" office:value="8062.81131265447">
            <text:p>8.062,81</text:p>
          </table:table-cell>
          <table:table-cell table:formula="of:=[.E628]" office:value-type="float" office:value="75">
            <text:p>75,00</text:p>
          </table:table-cell>
          <table:table-cell table:formula="of:=[.B629]-[.E629]" office:value-type="float" office:value="7912.81131265447">
            <text:p>7.912,81</text:p>
          </table:table-cell>
          <table:table-cell table:formula="of:=IF(OR([.A629]&gt;=[.D629];[.A629]&lt;=[.F629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7.84">
            <text:p>7997,84</text:p>
          </table:table-cell>
          <table:table-cell table:formula="of:=((([.B629]*[.C630])-[.B629])+[.A630])/[.C630]" office:value-type="float" office:value="7988.01188640138">
            <text:p>7.988,01</text:p>
          </table:table-cell>
          <table:table-cell table:formula="of:=[.C629]" office:value-type="float" office:value="50">
            <text:p>50</text:p>
          </table:table-cell>
          <table:table-cell table:formula="of:=[.B630]+[.E630]" office:value-type="float" office:value="8063.01188640138">
            <text:p>8.063,01</text:p>
          </table:table-cell>
          <table:table-cell table:formula="of:=[.E629]" office:value-type="float" office:value="75">
            <text:p>75,00</text:p>
          </table:table-cell>
          <table:table-cell table:formula="of:=[.B630]-[.E630]" office:value-type="float" office:value="7913.01188640138">
            <text:p>7.913,01</text:p>
          </table:table-cell>
          <table:table-cell table:formula="of:=IF(OR([.A630]&gt;=[.D630];[.A630]&lt;=[.F630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2.58">
            <text:p>7992,58</text:p>
          </table:table-cell>
          <table:table-cell table:formula="of:=((([.B630]*[.C631])-[.B630])+[.A631])/[.C631]" office:value-type="float" office:value="7988.10324867335">
            <text:p>7.988,10</text:p>
          </table:table-cell>
          <table:table-cell table:formula="of:=[.C630]" office:value-type="float" office:value="50">
            <text:p>50</text:p>
          </table:table-cell>
          <table:table-cell table:formula="of:=[.B631]+[.E631]" office:value-type="float" office:value="8063.10324867336">
            <text:p>8.063,10</text:p>
          </table:table-cell>
          <table:table-cell table:formula="of:=[.E630]" office:value-type="float" office:value="75">
            <text:p>75,00</text:p>
          </table:table-cell>
          <table:table-cell table:formula="of:=[.B631]-[.E631]" office:value-type="float" office:value="7913.10324867335">
            <text:p>7.913,10</text:p>
          </table:table-cell>
          <table:table-cell table:formula="of:=IF(OR([.A631]&gt;=[.D631];[.A631]&lt;=[.F631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9.13">
            <text:p>7999,13</text:p>
          </table:table-cell>
          <table:table-cell table:formula="of:=((([.B631]*[.C632])-[.B631])+[.A632])/[.C632]" office:value-type="float" office:value="7988.32378369989">
            <text:p>7.988,32</text:p>
          </table:table-cell>
          <table:table-cell table:formula="of:=[.C631]" office:value-type="float" office:value="50">
            <text:p>50</text:p>
          </table:table-cell>
          <table:table-cell table:formula="of:=[.B632]+[.E632]" office:value-type="float" office:value="8063.32378369989">
            <text:p>8.063,32</text:p>
          </table:table-cell>
          <table:table-cell table:formula="of:=[.E631]" office:value-type="float" office:value="75">
            <text:p>75,00</text:p>
          </table:table-cell>
          <table:table-cell table:formula="of:=[.B632]-[.E632]" office:value-type="float" office:value="7913.32378369989">
            <text:p>7.913,32</text:p>
          </table:table-cell>
          <table:table-cell table:formula="of:=IF(OR([.A632]&gt;=[.D632];[.A632]&lt;=[.F632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24.97">
            <text:p>8024,97</text:p>
          </table:table-cell>
          <table:table-cell table:formula="of:=((([.B632]*[.C633])-[.B632])+[.A633])/[.C633]" office:value-type="float" office:value="7989.05670802589">
            <text:p>7.989,06</text:p>
          </table:table-cell>
          <table:table-cell table:formula="of:=[.C632]" office:value-type="float" office:value="50">
            <text:p>50</text:p>
          </table:table-cell>
          <table:table-cell table:formula="of:=[.B633]+[.E633]" office:value-type="float" office:value="8064.05670802589">
            <text:p>8.064,06</text:p>
          </table:table-cell>
          <table:table-cell table:formula="of:=[.E632]" office:value-type="float" office:value="75">
            <text:p>75,00</text:p>
          </table:table-cell>
          <table:table-cell table:formula="of:=[.B633]-[.E633]" office:value-type="float" office:value="7914.05670802589">
            <text:p>7.914,06</text:p>
          </table:table-cell>
          <table:table-cell table:formula="of:=IF(OR([.A633]&gt;=[.D633];[.A633]&lt;=[.F633] )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93.88">
            <text:p>7993,88</text:p>
          </table:table-cell>
          <table:table-cell table:formula="of:=((([.B633]*[.C634])-[.B633])+[.A634])/[.C634]" office:value-type="float" office:value="7989.15317386537">
            <text:p>7.989,15</text:p>
          </table:table-cell>
          <table:table-cell table:formula="of:=[.C633]" office:value-type="float" office:value="50">
            <text:p>50</text:p>
          </table:table-cell>
          <table:table-cell table:formula="of:=[.B634]+[.E634]" office:value-type="float" office:value="8064.15317386537">
            <text:p>8.064,15</text:p>
          </table:table-cell>
          <table:table-cell table:formula="of:=[.E633]" office:value-type="float" office:value="75">
            <text:p>75,00</text:p>
          </table:table-cell>
          <table:table-cell table:formula="of:=[.B634]-[.E634]" office:value-type="float" office:value="7914.15317386537">
            <text:p>7.914,15</text:p>
          </table:table-cell>
          <table:table-cell table:formula="of:=IF(OR([.A634]&gt;=[.D634];[.A634]&lt;=[.F634] );1;0)"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8" number:min-integer-digits="1" number:grouping="true"/>
    </number:number-style>
    <number:number-style style:name="N106">
      <number:number number:decimal-places="6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3333"/>
    </style:style>
    <style:style style:name="Sin_20_nombre2" style:display-name="Sin nombre2" style:family="table-cell" style:parent-style-name="Default">
      <style:table-cell-properties fo:background-color="#33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22:23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Sánchez</meta:initial-creator>
    <meta:creation-date>2017-04-23T12:32:35.52</meta:creation-date>
    <dc:date>2017-04-24T22:23:33.26</dc:date>
    <dc:creator>Andres Sánchez</dc:creator>
    <meta:editing-duration>PT51M4S</meta:editing-duration>
    <meta:editing-cycles>3</meta:editing-cycles>
    <meta:generator>OpenOffice/4.1.2$Win32 OpenOffice.org_project/412m3$Build-9782</meta:generator>
    <meta:document-statistic meta:table-count="1" meta:cell-count="444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5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42cm" svg:height="9.007cm" xlink:href=".." xlink:type="simple" chart:class="chart:line" chart:style-name="ch1">
        <chart:legend chart:legend-position="end" svg:x="15.896cm" svg:y="3.667cm" style:legend-expansion="high" chart:style-name="ch2"/>
        <chart:plot-area chart:style-name="ch3" table:cell-range-address="Hoja4.A1:Hoja4.A278 Hoja4.D1:Hoja4.D278 Hoja4.F1:Hoja4.F278" chart:data-source-has-labels="row" svg:x="0.822cm" svg:y="0.855cm" svg:width="14.33cm" svg:height="7.552cm">
          <chartooo:coordinate-region svg:x="2.396cm" svg:y="1.067cm" svg:width="12.612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4.A2:Hoja4.A278" chart:label-cell-address="Hoja4.A1:Hoja4.A1" chart:class="chart:line">
            <chart:data-point chart:repeated="277"/>
          </chart:series>
          <chart:series chart:style-name="ch8" chart:values-cell-range-address="Hoja4.D2:Hoja4.D278" chart:label-cell-address="Hoja4.D1:Hoja4.D1" chart:class="chart:line">
            <chart:data-point chart:repeated="277"/>
          </chart:series>
          <chart:series chart:style-name="ch9" chart:values-cell-range-address="Hoja4.F2:Hoja4.F278" chart:label-cell-address="Hoja4.F1:Hoja4.F1" chart:class="chart:line">
            <chart:data-point chart:repeated="2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ñal</text:p>
                <draw:g>
                  <svg:desc>Hoja4.A1:Hoja4.A1</svg:desc>
                </draw:g>
              </table:table-cell>
              <table:table-cell office:value-type="string">
                <text:p>Umbral +</text:p>
                <draw:g>
                  <svg:desc>Hoja4.D1:Hoja4.D1</svg:desc>
                </draw:g>
              </table:table-cell>
              <table:table-cell office:value-type="string">
                <text:p>Umbral -</text:p>
                <draw:g>
                  <svg:desc>Hoja4.F1:Hoja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41.95">
                <text:p>7941.95</text:p>
                <draw:g>
                  <svg:desc>Hoja4.A2:Hoja4.A278</svg:desc>
                </draw:g>
              </table:table-cell>
              <table:table-cell office:value-type="float" office:value="8031.41812274368">
                <text:p>8031.41812274368</text:p>
                <draw:g>
                  <svg:desc>Hoja4.D2:Hoja4.D278</svg:desc>
                </draw:g>
              </table:table-cell>
              <table:table-cell office:value-type="float" office:value="7881.41812274368">
                <text:p>7881.41812274368</text:p>
                <draw:g>
                  <svg:desc>Hoja4.F2:Hoja4.F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55.91">
                <text:p>7955.91</text:p>
              </table:table-cell>
              <table:table-cell office:value-type="float" office:value="8031.40796028881">
                <text:p>8031.40796028881</text:p>
              </table:table-cell>
              <table:table-cell office:value-type="float" office:value="7881.40796028881">
                <text:p>7881.4079602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43.31">
                <text:p>7943.31</text:p>
              </table:table-cell>
              <table:table-cell office:value-type="float" office:value="8031.14600108303">
                <text:p>8031.14600108303</text:p>
              </table:table-cell>
              <table:table-cell office:value-type="float" office:value="7881.14600108303">
                <text:p>7881.14600108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58.48">
                <text:p>7958.48</text:p>
              </table:table-cell>
              <table:table-cell office:value-type="float" office:value="8031.19268106137">
                <text:p>8031.19268106137</text:p>
              </table:table-cell>
              <table:table-cell office:value-type="float" office:value="7881.19268106137">
                <text:p>7881.19268106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5.93">
                <text:p>8005.93</text:p>
              </table:table-cell>
              <table:table-cell office:value-type="float" office:value="8032.18742744014">
                <text:p>8032.18742744014</text:p>
              </table:table-cell>
              <table:table-cell office:value-type="float" office:value="7882.18742744014">
                <text:p>7882.18742744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51.79">
                <text:p>7951.79</text:p>
              </table:table-cell>
              <table:table-cell office:value-type="float" office:value="8032.07947889134">
                <text:p>8032.07947889134</text:p>
              </table:table-cell>
              <table:table-cell office:value-type="float" office:value="7882.07947889134">
                <text:p>7882.07947889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4.61">
                <text:p>7944.61</text:p>
              </table:table-cell>
              <table:table-cell office:value-type="float" office:value="8031.83008931351">
                <text:p>8031.83008931351</text:p>
              </table:table-cell>
              <table:table-cell office:value-type="float" office:value="7881.83008931351">
                <text:p>7881.83008931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3.31">
                <text:p>7943.31</text:p>
              </table:table-cell>
              <table:table-cell office:value-type="float" office:value="8031.55968752724">
                <text:p>8031.55968752724</text:p>
              </table:table-cell>
              <table:table-cell office:value-type="float" office:value="7881.55968752724">
                <text:p>7881.55968752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77.67">
                <text:p>7977.67</text:p>
              </table:table-cell>
              <table:table-cell office:value-type="float" office:value="8031.9818937767">
                <text:p>8031.9818937767</text:p>
              </table:table-cell>
              <table:table-cell office:value-type="float" office:value="7881.9818937767">
                <text:p>7881.9818937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4.75">
                <text:p>8004.75</text:p>
              </table:table-cell>
              <table:table-cell office:value-type="float" office:value="8032.93725590116">
                <text:p>8032.93725590116</text:p>
              </table:table-cell>
              <table:table-cell office:value-type="float" office:value="7882.93725590116">
                <text:p>7882.93725590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53.26">
                <text:p>7953.26</text:p>
              </table:table-cell>
              <table:table-cell office:value-type="float" office:value="8032.84371078314">
                <text:p>8032.84371078314</text:p>
              </table:table-cell>
              <table:table-cell office:value-type="float" office:value="7882.84371078314">
                <text:p>7882.84371078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48.93">
                <text:p>7948.93</text:p>
              </table:table-cell>
              <table:table-cell office:value-type="float" office:value="8032.66543656748">
                <text:p>8032.66543656748</text:p>
              </table:table-cell>
              <table:table-cell office:value-type="float" office:value="7882.66543656748">
                <text:p>7882.66543656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73.35">
                <text:p>7973.35</text:p>
              </table:table-cell>
              <table:table-cell office:value-type="float" office:value="8032.97912783613">
                <text:p>8032.97912783613</text:p>
              </table:table-cell>
              <table:table-cell office:value-type="float" office:value="7882.97912783613">
                <text:p>7882.97912783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47.44">
                <text:p>7947.44</text:p>
              </table:table-cell>
              <table:table-cell office:value-type="float" office:value="8032.7683452794">
                <text:p>8032.7683452794</text:p>
              </table:table-cell>
              <table:table-cell office:value-type="float" office:value="7882.7683452794">
                <text:p>7882.7683452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22.08">
                <text:p>7922.08</text:p>
              </table:table-cell>
              <table:table-cell office:value-type="float" office:value="8032.05457837382">
                <text:p>8032.05457837382</text:p>
              </table:table-cell>
              <table:table-cell office:value-type="float" office:value="7882.05457837382">
                <text:p>7882.05457837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60.04">
                <text:p>7960.04</text:p>
              </table:table-cell>
              <table:table-cell office:value-type="float" office:value="8032.11428680634">
                <text:p>8032.11428680634</text:p>
              </table:table-cell>
              <table:table-cell office:value-type="float" office:value="7882.11428680634">
                <text:p>7882.11428680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4.73">
                <text:p>7944.73</text:p>
              </table:table-cell>
              <table:table-cell office:value-type="float" office:value="8031.86660107022">
                <text:p>8031.86660107022</text:p>
              </table:table-cell>
              <table:table-cell office:value-type="float" office:value="7881.86660107021">
                <text:p>7881.86660107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86.93">
                <text:p>7986.93</text:p>
              </table:table-cell>
              <table:table-cell office:value-type="float" office:value="8032.46786904881">
                <text:p>8032.46786904881</text:p>
              </table:table-cell>
              <table:table-cell office:value-type="float" office:value="7882.46786904881">
                <text:p>7882.46786904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.54">
                <text:p>8000.54</text:p>
              </table:table-cell>
              <table:table-cell office:value-type="float" office:value="8033.32931166783">
                <text:p>8033.32931166783</text:p>
              </table:table-cell>
              <table:table-cell office:value-type="float" office:value="7883.32931166783">
                <text:p>7883.32931166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11.43">
                <text:p>8011.43</text:p>
              </table:table-cell>
              <table:table-cell office:value-type="float" office:value="8034.39132543448">
                <text:p>8034.39132543448</text:p>
              </table:table-cell>
              <table:table-cell office:value-type="float" office:value="7884.39132543448">
                <text:p>7884.391325434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.52">
                <text:p>8000.52</text:p>
              </table:table-cell>
              <table:table-cell office:value-type="float" office:value="8035.21389892579">
                <text:p>8035.21389892579</text:p>
              </table:table-cell>
              <table:table-cell office:value-type="float" office:value="7885.21389892579">
                <text:p>7885.21389892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99.17">
                <text:p>7999.17</text:p>
              </table:table-cell>
              <table:table-cell office:value-type="float" office:value="8035.99302094727">
                <text:p>8035.99302094727</text:p>
              </table:table-cell>
              <table:table-cell office:value-type="float" office:value="7885.99302094727">
                <text:p>7885.99302094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54.5">
                <text:p>7954.5</text:p>
              </table:table-cell>
              <table:table-cell office:value-type="float" office:value="8035.86316052833">
                <text:p>8035.86316052833</text:p>
              </table:table-cell>
              <table:table-cell office:value-type="float" office:value="7885.86316052833">
                <text:p>7885.86316052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86.93">
                <text:p>7986.93</text:p>
              </table:table-cell>
              <table:table-cell office:value-type="float" office:value="8036.38449731776">
                <text:p>8036.38449731776</text:p>
              </table:table-cell>
              <table:table-cell office:value-type="float" office:value="7886.38449731776">
                <text:p>7886.38449731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8.6">
                <text:p>7958.6</text:p>
              </table:table-cell>
              <table:table-cell office:value-type="float" office:value="8036.3288073714">
                <text:p>8036.3288073714</text:p>
              </table:table-cell>
              <table:table-cell office:value-type="float" office:value="7886.3288073714">
                <text:p>7886.3288073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70.71">
                <text:p>7970.71</text:p>
              </table:table-cell>
              <table:table-cell office:value-type="float" office:value="8036.51643122398">
                <text:p>8036.51643122398</text:p>
              </table:table-cell>
              <table:table-cell office:value-type="float" office:value="7886.51643122398">
                <text:p>7886.51643122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53.18">
                <text:p>7953.18</text:p>
              </table:table-cell>
              <table:table-cell office:value-type="float" office:value="8036.3497025995">
                <text:p>8036.3497025995</text:p>
              </table:table-cell>
              <table:table-cell office:value-type="float" office:value="7886.3497025995">
                <text:p>7886.3497025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57.19">
                <text:p>7957.19</text:p>
              </table:table-cell>
              <table:table-cell office:value-type="float" office:value="8036.26650854751">
                <text:p>8036.26650854751</text:p>
              </table:table-cell>
              <table:table-cell office:value-type="float" office:value="7886.26650854751">
                <text:p>7886.2665085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99.17">
                <text:p>7999.17</text:p>
              </table:table-cell>
              <table:table-cell office:value-type="float" office:value="8037.02457837656">
                <text:p>8037.02457837656</text:p>
              </table:table-cell>
              <table:table-cell office:value-type="float" office:value="7887.02457837656">
                <text:p>7887.02457837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46.02">
                <text:p>7946.02</text:p>
              </table:table-cell>
              <table:table-cell office:value-type="float" office:value="8036.70448680903">
                <text:p>8036.70448680903</text:p>
              </table:table-cell>
              <table:table-cell office:value-type="float" office:value="7886.70448680903">
                <text:p>7886.70448680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89.63">
                <text:p>7989.63</text:p>
              </table:table-cell>
              <table:table-cell office:value-type="float" office:value="8037.26299707284">
                <text:p>8037.26299707284</text:p>
              </table:table-cell>
              <table:table-cell office:value-type="float" office:value="7887.26299707284">
                <text:p>7887.26299707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49.14">
                <text:p>7949.14</text:p>
              </table:table-cell>
              <table:table-cell office:value-type="float" office:value="8037.00053713139">
                <text:p>8037.00053713139</text:p>
              </table:table-cell>
              <table:table-cell office:value-type="float" office:value="7887.00053713139">
                <text:p>7887.00053713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42.03">
                <text:p>7942.03</text:p>
              </table:table-cell>
              <table:table-cell office:value-type="float" office:value="8036.60112638876">
                <text:p>8036.60112638876</text:p>
              </table:table-cell>
              <table:table-cell office:value-type="float" office:value="7886.60112638876">
                <text:p>7886.601126388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46.02">
                <text:p>7946.02</text:p>
              </table:table-cell>
              <table:table-cell office:value-type="float" office:value="8036.28950386099">
                <text:p>8036.28950386099</text:p>
              </table:table-cell>
              <table:table-cell office:value-type="float" office:value="7886.28950386099">
                <text:p>7886.28950386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1.81">
                <text:p>8001.81</text:p>
              </table:table-cell>
              <table:table-cell office:value-type="float" office:value="8037.09991378377">
                <text:p>8037.09991378377</text:p>
              </table:table-cell>
              <table:table-cell office:value-type="float" office:value="7887.09991378377">
                <text:p>7887.09991378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95.17">
                <text:p>7995.17</text:p>
              </table:table-cell>
              <table:table-cell office:value-type="float" office:value="8037.76131550809">
                <text:p>8037.76131550809</text:p>
              </table:table-cell>
              <table:table-cell office:value-type="float" office:value="7887.76131550809">
                <text:p>7887.76131550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11.38">
                <text:p>8011.38</text:p>
              </table:table-cell>
              <table:table-cell office:value-type="float" office:value="8038.73368919793">
                <text:p>8038.73368919793</text:p>
              </table:table-cell>
              <table:table-cell office:value-type="float" office:value="7888.73368919793">
                <text:p>7888.73368919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55.83">
                <text:p>7955.83</text:p>
              </table:table-cell>
              <table:table-cell office:value-type="float" office:value="8038.57561541397">
                <text:p>8038.57561541397</text:p>
              </table:table-cell>
              <table:table-cell office:value-type="float" office:value="7888.57561541397">
                <text:p>7888.57561541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57.19">
                <text:p>7957.19</text:p>
              </table:table-cell>
              <table:table-cell office:value-type="float" office:value="8038.44790310569">
                <text:p>8038.44790310569</text:p>
              </table:table-cell>
              <table:table-cell office:value-type="float" office:value="7888.44790310569">
                <text:p>7888.44790310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.46">
                <text:p>8000.46</text:p>
              </table:table-cell>
              <table:table-cell office:value-type="float" office:value="8039.18814504358">
                <text:p>8039.18814504358</text:p>
              </table:table-cell>
              <table:table-cell office:value-type="float" office:value="7889.18814504358">
                <text:p>7889.18814504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72.06">
                <text:p>7972.06</text:p>
              </table:table-cell>
              <table:table-cell office:value-type="float" office:value="8039.34558214271">
                <text:p>8039.34558214271</text:p>
              </table:table-cell>
              <table:table-cell office:value-type="float" office:value="7889.34558214271">
                <text:p>7889.34558214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85.58">
                <text:p>7985.58</text:p>
              </table:table-cell>
              <table:table-cell office:value-type="float" office:value="8039.77027049985">
                <text:p>8039.77027049985</text:p>
              </table:table-cell>
              <table:table-cell office:value-type="float" office:value="7889.77027049985">
                <text:p>7889.77027049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99.24">
                <text:p>7999.24</text:p>
              </table:table-cell>
              <table:table-cell office:value-type="float" office:value="8040.45966508986">
                <text:p>8040.45966508986</text:p>
              </table:table-cell>
              <table:table-cell office:value-type="float" office:value="7890.45966508986">
                <text:p>7890.45966508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34.02">
                <text:p>7934.02</text:p>
              </table:table-cell>
              <table:table-cell office:value-type="float" office:value="8039.83087178806">
                <text:p>8039.83087178806</text:p>
              </table:table-cell>
              <table:table-cell office:value-type="float" office:value="7889.83087178806">
                <text:p>7889.83087178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57.19">
                <text:p>7957.19</text:p>
              </table:table-cell>
              <table:table-cell office:value-type="float" office:value="8039.6780543523">
                <text:p>8039.6780543523</text:p>
              </table:table-cell>
              <table:table-cell office:value-type="float" office:value="7889.6780543523">
                <text:p>7889.6780543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06.1">
                <text:p>8006.1</text:p>
              </table:table-cell>
              <table:table-cell office:value-type="float" office:value="8040.50649326525">
                <text:p>8040.50649326525</text:p>
              </table:table-cell>
              <table:table-cell office:value-type="float" office:value="7890.50649326525">
                <text:p>7890.50649326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85.65">
                <text:p>7985.65</text:p>
              </table:table-cell>
              <table:table-cell office:value-type="float" office:value="8040.90936339995">
                <text:p>8040.90936339995</text:p>
              </table:table-cell>
              <table:table-cell office:value-type="float" office:value="7890.90936339995">
                <text:p>7890.9093633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62.75">
                <text:p>7962.75</text:p>
              </table:table-cell>
              <table:table-cell office:value-type="float" office:value="8040.84617613195">
                <text:p>8040.84617613195</text:p>
              </table:table-cell>
              <table:table-cell office:value-type="float" office:value="7890.84617613195">
                <text:p>7890.84617613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00.46">
                <text:p>8000.46</text:p>
              </table:table-cell>
              <table:table-cell office:value-type="float" office:value="8041.53845260931">
                <text:p>8041.53845260931</text:p>
              </table:table-cell>
              <table:table-cell office:value-type="float" office:value="7891.53845260931">
                <text:p>7891.53845260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57.24">
                <text:p>7957.24</text:p>
              </table:table-cell>
              <table:table-cell office:value-type="float" office:value="8041.35248355712">
                <text:p>8041.35248355712</text:p>
              </table:table-cell>
              <table:table-cell office:value-type="float" office:value="7891.35248355712">
                <text:p>7891.35248355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4.64">
                <text:p>8004.64</text:p>
              </table:table-cell>
              <table:table-cell office:value-type="float" office:value="8042.11823388598">
                <text:p>8042.11823388598</text:p>
              </table:table-cell>
              <table:table-cell office:value-type="float" office:value="7892.11823388598">
                <text:p>7892.11823388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72.06">
                <text:p>7972.06</text:p>
              </table:table-cell>
              <table:table-cell office:value-type="float" office:value="8042.21706920826">
                <text:p>8042.21706920826</text:p>
              </table:table-cell>
              <table:table-cell office:value-type="float" office:value="7892.21706920826">
                <text:p>7892.21706920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55.91">
                <text:p>7955.91</text:p>
              </table:table-cell>
              <table:table-cell office:value-type="float" office:value="8041.99092782409">
                <text:p>8041.99092782409</text:p>
              </table:table-cell>
              <table:table-cell office:value-type="float" office:value="7891.99092782409">
                <text:p>7891.99092782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88.34">
                <text:p>7988.34</text:p>
              </table:table-cell>
              <table:table-cell office:value-type="float" office:value="8042.41790926761">
                <text:p>8042.41790926761</text:p>
              </table:table-cell>
              <table:table-cell office:value-type="float" office:value="7892.41790926761">
                <text:p>7892.417909267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41.22">
                <text:p>8041.22</text:p>
              </table:table-cell>
              <table:table-cell office:value-type="float" office:value="8043.89395108226">
                <text:p>8043.89395108226</text:p>
              </table:table-cell>
              <table:table-cell office:value-type="float" office:value="7893.89395108226">
                <text:p>7893.89395108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68.08">
                <text:p>7968.08</text:p>
              </table:table-cell>
              <table:table-cell office:value-type="float" office:value="8043.87767206062">
                <text:p>8043.87767206062</text:p>
              </table:table-cell>
              <table:table-cell office:value-type="float" office:value="7893.87767206062">
                <text:p>7893.87767206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97.84">
                <text:p>7997.84</text:p>
              </table:table-cell>
              <table:table-cell office:value-type="float" office:value="8044.4569186194">
                <text:p>8044.4569186194</text:p>
              </table:table-cell>
              <table:table-cell office:value-type="float" office:value="7894.4569186194">
                <text:p>7894.4569186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73.35">
                <text:p>7973.35</text:p>
              </table:table-cell>
              <table:table-cell office:value-type="float" office:value="8044.53478024702">
                <text:p>8044.53478024702</text:p>
              </table:table-cell>
              <table:table-cell office:value-type="float" office:value="7894.53478024702">
                <text:p>7894.534780247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7.84">
                <text:p>7997.84</text:p>
              </table:table-cell>
              <table:table-cell office:value-type="float" office:value="8045.10088464208">
                <text:p>8045.10088464208</text:p>
              </table:table-cell>
              <table:table-cell office:value-type="float" office:value="7895.10088464207">
                <text:p>7895.10088464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72.06">
                <text:p>7972.06</text:p>
              </table:table-cell>
              <table:table-cell office:value-type="float" office:value="8045.14006694923">
                <text:p>8045.14006694923</text:p>
              </table:table-cell>
              <table:table-cell office:value-type="float" office:value="7895.14006694923">
                <text:p>7895.14006694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32.95">
                <text:p>8032.95</text:p>
              </table:table-cell>
              <table:table-cell office:value-type="float" office:value="8046.39626561025">
                <text:p>8046.39626561025</text:p>
              </table:table-cell>
              <table:table-cell office:value-type="float" office:value="7896.39626561025">
                <text:p>7896.39626561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88.22">
                <text:p>7988.22</text:p>
              </table:table-cell>
              <table:table-cell office:value-type="float" office:value="8046.73274029804">
                <text:p>8046.73274029804</text:p>
              </table:table-cell>
              <table:table-cell office:value-type="float" office:value="7896.73274029804">
                <text:p>7896.732740298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44.61">
                <text:p>7944.61</text:p>
              </table:table-cell>
              <table:table-cell office:value-type="float" office:value="8046.19028549208">
                <text:p>8046.19028549208</text:p>
              </table:table-cell>
              <table:table-cell office:value-type="float" office:value="7896.19028549208">
                <text:p>7896.19028549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51.85">
                <text:p>7951.85</text:p>
              </table:table-cell>
              <table:table-cell office:value-type="float" office:value="8045.80347978224">
                <text:p>8045.80347978224</text:p>
              </table:table-cell>
              <table:table-cell office:value-type="float" office:value="7895.80347978224">
                <text:p>7895.80347978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89.63">
                <text:p>7989.63</text:p>
              </table:table-cell>
              <table:table-cell office:value-type="float" office:value="8046.18001018659">
                <text:p>8046.18001018659</text:p>
              </table:table-cell>
              <table:table-cell office:value-type="float" office:value="7896.1800101866">
                <text:p>7896.1800101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74.76">
                <text:p>7974.76</text:p>
              </table:table-cell>
              <table:table-cell office:value-type="float" office:value="8046.25160998286">
                <text:p>8046.25160998286</text:p>
              </table:table-cell>
              <table:table-cell office:value-type="float" office:value="7896.25160998286">
                <text:p>7896.25160998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47.64">
                <text:p>7947.64</text:p>
              </table:table-cell>
              <table:table-cell office:value-type="float" office:value="8045.77937778321">
                <text:p>8045.77937778321</text:p>
              </table:table-cell>
              <table:table-cell office:value-type="float" office:value="7895.77937778321">
                <text:p>7895.77937778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72.12">
                <text:p>7972.12</text:p>
              </table:table-cell>
              <table:table-cell office:value-type="float" office:value="8045.80619022754">
                <text:p>8045.80619022754</text:p>
              </table:table-cell>
              <table:table-cell office:value-type="float" office:value="7895.80619022754">
                <text:p>7895.80619022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58.48">
                <text:p>7958.48</text:p>
              </table:table-cell>
              <table:table-cell office:value-type="float" office:value="8045.55966642299">
                <text:p>8045.55966642299</text:p>
              </table:table-cell>
              <table:table-cell office:value-type="float" office:value="7895.55966642299">
                <text:p>7895.55966642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47.64">
                <text:p>7947.64</text:p>
              </table:table-cell>
              <table:table-cell office:value-type="float" office:value="8045.10127309453">
                <text:p>8045.10127309453</text:p>
              </table:table-cell>
              <table:table-cell office:value-type="float" office:value="7895.10127309453">
                <text:p>7895.10127309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88.42">
                <text:p>7988.42</text:p>
              </table:table-cell>
              <table:table-cell office:value-type="float" office:value="8045.46764763264">
                <text:p>8045.46764763264</text:p>
              </table:table-cell>
              <table:table-cell office:value-type="float" office:value="7895.46764763264">
                <text:p>7895.467647632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14.87">
                <text:p>7914.87</text:p>
              </table:table-cell>
              <table:table-cell office:value-type="float" office:value="8044.35569467999">
                <text:p>8044.35569467999</text:p>
              </table:table-cell>
              <table:table-cell office:value-type="float" office:value="7894.35569467999">
                <text:p>7894.35569467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00.46">
                <text:p>8000.46</text:p>
              </table:table-cell>
              <table:table-cell office:value-type="float" office:value="8044.97778078639">
                <text:p>8044.97778078639</text:p>
              </table:table-cell>
              <table:table-cell office:value-type="float" office:value="7894.97778078639">
                <text:p>7894.97778078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46.02">
                <text:p>7946.02</text:p>
              </table:table-cell>
              <table:table-cell office:value-type="float" office:value="8044.49862517066">
                <text:p>8044.49862517066</text:p>
              </table:table-cell>
              <table:table-cell office:value-type="float" office:value="7894.49862517066">
                <text:p>7894.49862517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46.02">
                <text:p>7946.02</text:p>
              </table:table-cell>
              <table:table-cell office:value-type="float" office:value="8044.02905266725">
                <text:p>8044.02905266725</text:p>
              </table:table-cell>
              <table:table-cell office:value-type="float" office:value="7894.02905266725">
                <text:p>7894.02905266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3.43">
                <text:p>8003.43</text:p>
              </table:table-cell>
              <table:table-cell office:value-type="float" office:value="8044.7170716139">
                <text:p>8044.7170716139</text:p>
              </table:table-cell>
              <table:table-cell office:value-type="float" office:value="7894.7170716139">
                <text:p>7894.7170716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57.24">
                <text:p>7957.24</text:p>
              </table:table-cell>
              <table:table-cell office:value-type="float" office:value="8044.46753018162">
                <text:p>8044.46753018162</text:p>
              </table:table-cell>
              <table:table-cell office:value-type="float" office:value="7894.46753018162">
                <text:p>7894.46753018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54.5">
                <text:p>7954.5</text:p>
              </table:table-cell>
              <table:table-cell office:value-type="float" office:value="8044.16817957799">
                <text:p>8044.16817957799</text:p>
              </table:table-cell>
              <table:table-cell office:value-type="float" office:value="7894.16817957799">
                <text:p>7894.16817957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43.36">
                <text:p>7943.36</text:p>
              </table:table-cell>
              <table:table-cell office:value-type="float" office:value="8043.65201598643">
                <text:p>8043.65201598643</text:p>
              </table:table-cell>
              <table:table-cell office:value-type="float" office:value="7893.65201598643">
                <text:p>7893.65201598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.46">
                <text:p>8000.46</text:p>
              </table:table-cell>
              <table:table-cell office:value-type="float" office:value="8044.2881756667">
                <text:p>8044.2881756667</text:p>
              </table:table-cell>
              <table:table-cell office:value-type="float" office:value="7894.2881756667">
                <text:p>7894.288175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58.48">
                <text:p>7958.48</text:p>
              </table:table-cell>
              <table:table-cell office:value-type="float" office:value="8044.07201215337">
                <text:p>8044.07201215337</text:p>
              </table:table-cell>
              <table:table-cell office:value-type="float" office:value="7894.07201215337">
                <text:p>7894.0720121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64.1">
                <text:p>7964.1</text:p>
              </table:table-cell>
              <table:table-cell office:value-type="float" office:value="8043.9725719103">
                <text:p>8043.9725719103</text:p>
              </table:table-cell>
              <table:table-cell office:value-type="float" office:value="7893.9725719103">
                <text:p>7893.9725719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12.73">
                <text:p>8012.73</text:p>
              </table:table-cell>
              <table:table-cell office:value-type="float" office:value="8044.84772047209">
                <text:p>8044.84772047209</text:p>
              </table:table-cell>
              <table:table-cell office:value-type="float" office:value="7894.84772047209">
                <text:p>7894.84772047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4.61">
                <text:p>7944.61</text:p>
              </table:table-cell>
              <table:table-cell office:value-type="float" office:value="8044.34296606265">
                <text:p>8044.34296606265</text:p>
              </table:table-cell>
              <table:table-cell office:value-type="float" office:value="7894.34296606265">
                <text:p>7894.34296606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97.82">
                <text:p>7997.82</text:p>
              </table:table-cell>
              <table:table-cell office:value-type="float" office:value="8044.9125067414">
                <text:p>8044.9125067414</text:p>
              </table:table-cell>
              <table:table-cell office:value-type="float" office:value="7894.9125067414">
                <text:p>7894.9125067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15.33">
                <text:p>8015.33</text:p>
              </table:table-cell>
              <table:table-cell office:value-type="float" office:value="8045.82085660657">
                <text:p>8045.82085660657</text:p>
              </table:table-cell>
              <table:table-cell office:value-type="float" office:value="7895.82085660657">
                <text:p>7895.82085660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14.05">
                <text:p>8014.05</text:p>
              </table:table-cell>
              <table:table-cell office:value-type="float" office:value="8046.68543947444">
                <text:p>8046.68543947444</text:p>
              </table:table-cell>
              <table:table-cell office:value-type="float" office:value="7896.68543947444">
                <text:p>7896.68543947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82.97">
                <text:p>7982.97</text:p>
              </table:table-cell>
              <table:table-cell office:value-type="float" office:value="8046.91113068495">
                <text:p>8046.91113068495</text:p>
              </table:table-cell>
              <table:table-cell office:value-type="float" office:value="7896.91113068495">
                <text:p>7896.911130684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6.49">
                <text:p>7996.49</text:p>
              </table:table-cell>
              <table:table-cell office:value-type="float" office:value="8047.40270807125">
                <text:p>8047.40270807125</text:p>
              </table:table-cell>
              <table:table-cell office:value-type="float" office:value="7897.40270807125">
                <text:p>7897.40270807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4.61">
                <text:p>7944.61</text:p>
              </table:table-cell>
              <table:table-cell office:value-type="float" office:value="8046.84685390983">
                <text:p>8046.84685390983</text:p>
              </table:table-cell>
              <table:table-cell office:value-type="float" office:value="7896.84685390983">
                <text:p>7896.84685390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12.72">
                <text:p>8012.72</text:p>
              </table:table-cell>
              <table:table-cell office:value-type="float" office:value="8047.66431683163">
                <text:p>8047.66431683163</text:p>
              </table:table-cell>
              <table:table-cell office:value-type="float" office:value="7897.66431683163">
                <text:p>7897.66431683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60.15">
                <text:p>7960.15</text:p>
              </table:table-cell>
              <table:table-cell office:value-type="float" office:value="8047.414030495">
                <text:p>8047.414030495</text:p>
              </table:table-cell>
              <table:table-cell office:value-type="float" office:value="7897.414030495">
                <text:p>7897.4140304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78.99">
                <text:p>7978.99</text:p>
              </table:table-cell>
              <table:table-cell office:value-type="float" office:value="8047.5455498851">
                <text:p>8047.5455498851</text:p>
              </table:table-cell>
              <table:table-cell office:value-type="float" office:value="7897.5455498851">
                <text:p>7897.5455498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70.77">
                <text:p>7970.77</text:p>
              </table:table-cell>
              <table:table-cell office:value-type="float" office:value="8047.5100388874">
                <text:p>8047.5100388874</text:p>
              </table:table-cell>
              <table:table-cell office:value-type="float" office:value="7897.5100388874">
                <text:p>7897.5100388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12.73">
                <text:p>8012.73</text:p>
              </table:table-cell>
              <table:table-cell office:value-type="float" office:value="8048.31443810965">
                <text:p>8048.31443810965</text:p>
              </table:table-cell>
              <table:table-cell office:value-type="float" office:value="7898.31443810965">
                <text:p>7898.31443810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00.52">
                <text:p>8000.52</text:p>
              </table:table-cell>
              <table:table-cell office:value-type="float" office:value="8048.85854934746">
                <text:p>8048.85854934746</text:p>
              </table:table-cell>
              <table:table-cell office:value-type="float" office:value="7898.85854934745">
                <text:p>7898.85854934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57.19">
                <text:p>7957.19</text:p>
              </table:table-cell>
              <table:table-cell office:value-type="float" office:value="8048.52517836051">
                <text:p>8048.52517836051</text:p>
              </table:table-cell>
              <table:table-cell office:value-type="float" office:value="7898.52517836051">
                <text:p>7898.52517836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00.46">
                <text:p>8000.46</text:p>
              </table:table-cell>
              <table:table-cell office:value-type="float" office:value="8049.0638747933">
                <text:p>8049.0638747933</text:p>
              </table:table-cell>
              <table:table-cell office:value-type="float" office:value="7899.0638747933">
                <text:p>7899.0638747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93.88">
                <text:p>7993.88</text:p>
              </table:table-cell>
              <table:table-cell office:value-type="float" office:value="8049.46019729743">
                <text:p>8049.46019729743</text:p>
              </table:table-cell>
              <table:table-cell office:value-type="float" office:value="7899.46019729743">
                <text:p>7899.46019729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93.88">
                <text:p>7993.88</text:p>
              </table:table-cell>
              <table:table-cell office:value-type="float" office:value="8049.84859335148">
                <text:p>8049.84859335148</text:p>
              </table:table-cell>
              <table:table-cell office:value-type="float" office:value="7899.84859335148">
                <text:p>7899.84859335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0.54">
                <text:p>8000.54</text:p>
              </table:table-cell>
              <table:table-cell office:value-type="float" office:value="8050.36242148445">
                <text:p>8050.36242148445</text:p>
              </table:table-cell>
              <table:table-cell office:value-type="float" office:value="7900.36242148445">
                <text:p>7900.36242148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51.15">
                <text:p>8051.15</text:p>
              </table:table-cell>
              <table:table-cell office:value-type="float" office:value="8051.87817305476">
                <text:p>8051.87817305476</text:p>
              </table:table-cell>
              <table:table-cell office:value-type="float" office:value="7901.87817305476">
                <text:p>7901.87817305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87.1">
                <text:p>7987.1</text:p>
              </table:table-cell>
              <table:table-cell office:value-type="float" office:value="8052.08260959367">
                <text:p>8052.08260959367</text:p>
              </table:table-cell>
              <table:table-cell office:value-type="float" office:value="7902.08260959367">
                <text:p>7902.082609593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72.06">
                <text:p>7972.06</text:p>
              </table:table-cell>
              <table:table-cell office:value-type="float" office:value="8051.98215740179">
                <text:p>8051.98215740179</text:p>
              </table:table-cell>
              <table:table-cell office:value-type="float" office:value="7901.98215740179">
                <text:p>7901.982157401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96.49">
                <text:p>7996.49</text:p>
              </table:table-cell>
              <table:table-cell office:value-type="float" office:value="8052.37231425376">
                <text:p>8052.37231425376</text:p>
              </table:table-cell>
              <table:table-cell office:value-type="float" office:value="7902.37231425376">
                <text:p>7902.37231425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16.84">
                <text:p>8016.84</text:p>
              </table:table-cell>
              <table:table-cell office:value-type="float" office:value="8053.16166796868">
                <text:p>8053.16166796868</text:p>
              </table:table-cell>
              <table:table-cell office:value-type="float" office:value="7903.16166796868">
                <text:p>7903.161667968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96.49">
                <text:p>7996.49</text:p>
              </table:table-cell>
              <table:table-cell office:value-type="float" office:value="8053.52823460931">
                <text:p>8053.52823460931</text:p>
              </table:table-cell>
              <table:table-cell office:value-type="float" office:value="7903.52823460931">
                <text:p>7903.528234609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00.68">
                <text:p>8000.68</text:p>
              </table:table-cell>
              <table:table-cell office:value-type="float" office:value="8053.97126991712">
                <text:p>8053.97126991712</text:p>
              </table:table-cell>
              <table:table-cell office:value-type="float" office:value="7903.97126991712">
                <text:p>7903.971269917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69.38">
                <text:p>7969.38</text:p>
              </table:table-cell>
              <table:table-cell office:value-type="float" office:value="8053.77944451878">
                <text:p>8053.77944451878</text:p>
              </table:table-cell>
              <table:table-cell office:value-type="float" office:value="7903.77944451878">
                <text:p>7903.77944451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69.41">
                <text:p>7969.41</text:p>
              </table:table-cell>
              <table:table-cell office:value-type="float" office:value="8053.5920556284">
                <text:p>8053.5920556284</text:p>
              </table:table-cell>
              <table:table-cell office:value-type="float" office:value="7903.5920556284">
                <text:p>7903.59205562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60.04">
                <text:p>7960.04</text:p>
              </table:table-cell>
              <table:table-cell office:value-type="float" office:value="8053.22101451583">
                <text:p>8053.22101451583</text:p>
              </table:table-cell>
              <table:table-cell office:value-type="float" office:value="7903.22101451583">
                <text:p>7903.221014515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23.65">
                <text:p>8023.65</text:p>
              </table:table-cell>
              <table:table-cell office:value-type="float" office:value="8054.12959422552">
                <text:p>8054.12959422552</text:p>
              </table:table-cell>
              <table:table-cell office:value-type="float" office:value="7904.12959422552">
                <text:p>7904.12959422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08.76">
                <text:p>8008.76</text:p>
              </table:table-cell>
              <table:table-cell office:value-type="float" office:value="8054.72220234101">
                <text:p>8054.72220234101</text:p>
              </table:table-cell>
              <table:table-cell office:value-type="float" office:value="7904.72220234101">
                <text:p>7904.72220234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69.41">
                <text:p>7969.41</text:p>
              </table:table-cell>
              <table:table-cell office:value-type="float" office:value="8054.51595829419">
                <text:p>8054.51595829419</text:p>
              </table:table-cell>
              <table:table-cell office:value-type="float" office:value="7904.51595829419">
                <text:p>7904.51595829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95.2">
                <text:p>7995.2</text:p>
              </table:table-cell>
              <table:table-cell office:value-type="float" office:value="8054.8296391283">
                <text:p>8054.8296391283</text:p>
              </table:table-cell>
              <table:table-cell office:value-type="float" office:value="7904.8296391283">
                <text:p>7904.82963912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12.72">
                <text:p>8012.72</text:p>
              </table:table-cell>
              <table:table-cell office:value-type="float" office:value="8055.48744634574">
                <text:p>8055.48744634574</text:p>
              </table:table-cell>
              <table:table-cell office:value-type="float" office:value="7905.48744634574">
                <text:p>7905.48744634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12.72">
                <text:p>8012.72</text:p>
              </table:table-cell>
              <table:table-cell office:value-type="float" office:value="8056.13209741882">
                <text:p>8056.13209741882</text:p>
              </table:table-cell>
              <table:table-cell office:value-type="float" office:value="7906.13209741882">
                <text:p>7906.132097418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85.58">
                <text:p>7985.58</text:p>
              </table:table-cell>
              <table:table-cell office:value-type="float" office:value="8056.22105547045">
                <text:p>8056.22105547045</text:p>
              </table:table-cell>
              <table:table-cell office:value-type="float" office:value="7906.22105547045">
                <text:p>7906.22105547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11.43">
                <text:p>8011.43</text:p>
              </table:table-cell>
              <table:table-cell office:value-type="float" office:value="8056.82523436104">
                <text:p>8056.82523436104</text:p>
              </table:table-cell>
              <table:table-cell office:value-type="float" office:value="7906.82523436104">
                <text:p>7906.8252343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15.41">
                <text:p>8015.41</text:p>
              </table:table-cell>
              <table:table-cell office:value-type="float" office:value="8057.49692967381">
                <text:p>8057.49692967381</text:p>
              </table:table-cell>
              <table:table-cell office:value-type="float" office:value="7907.49692967381">
                <text:p>7907.49692967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27.61">
                <text:p>8027.61</text:p>
              </table:table-cell>
              <table:table-cell office:value-type="float" office:value="8058.39919108034">
                <text:p>8058.39919108034</text:p>
              </table:table-cell>
              <table:table-cell office:value-type="float" office:value="7908.39919108034">
                <text:p>7908.39919108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95.2">
                <text:p>7995.2</text:p>
              </table:table-cell>
              <table:table-cell office:value-type="float" office:value="8058.63520725873">
                <text:p>8058.63520725873</text:p>
              </table:table-cell>
              <table:table-cell office:value-type="float" office:value="7908.63520725873">
                <text:p>7908.63520725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99.17">
                <text:p>7999.17</text:p>
              </table:table-cell>
              <table:table-cell office:value-type="float" office:value="8058.94590311356">
                <text:p>8058.94590311356</text:p>
              </table:table-cell>
              <table:table-cell office:value-type="float" office:value="7908.94590311356">
                <text:p>7908.94590311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47.46">
                <text:p>7947.46</text:p>
              </table:table-cell>
              <table:table-cell office:value-type="float" office:value="8058.21618505128">
                <text:p>8058.21618505128</text:p>
              </table:table-cell>
              <table:table-cell office:value-type="float" office:value="7908.21618505128">
                <text:p>7908.21618505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99.13">
                <text:p>7999.13</text:p>
              </table:table-cell>
              <table:table-cell office:value-type="float" office:value="8058.53446135026">
                <text:p>8058.53446135026</text:p>
              </table:table-cell>
              <table:table-cell office:value-type="float" office:value="7908.53446135026">
                <text:p>7908.53446135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43.31">
                <text:p>7943.31</text:p>
              </table:table-cell>
              <table:table-cell office:value-type="float" office:value="8057.72997212325">
                <text:p>8057.72997212325</text:p>
              </table:table-cell>
              <table:table-cell office:value-type="float" office:value="7907.72997212325">
                <text:p>7907.72997212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69.41">
                <text:p>7969.41</text:p>
              </table:table-cell>
              <table:table-cell office:value-type="float" office:value="8057.46357268079">
                <text:p>8057.46357268079</text:p>
              </table:table-cell>
              <table:table-cell office:value-type="float" office:value="7907.46357268079">
                <text:p>7907.46357268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68.06">
                <text:p>7968.06</text:p>
              </table:table-cell>
              <table:table-cell office:value-type="float" office:value="8057.17550122717">
                <text:p>8057.17550122717</text:p>
              </table:table-cell>
              <table:table-cell office:value-type="float" office:value="7907.17550122717">
                <text:p>7907.17550122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00.46">
                <text:p>8000.46</text:p>
              </table:table-cell>
              <table:table-cell office:value-type="float" office:value="8057.54119120263">
                <text:p>8057.54119120263</text:p>
              </table:table-cell>
              <table:table-cell office:value-type="float" office:value="7907.54119120263">
                <text:p>7907.541191202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46.02">
                <text:p>7946.02</text:p>
              </table:table-cell>
              <table:table-cell office:value-type="float" office:value="8056.81076737858">
                <text:p>8056.81076737858</text:p>
              </table:table-cell>
              <table:table-cell office:value-type="float" office:value="7906.81076737858">
                <text:p>7906.810767378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47.44">
                <text:p>7947.44</text:p>
              </table:table-cell>
              <table:table-cell office:value-type="float" office:value="8056.12335203101">
                <text:p>8056.12335203101</text:p>
              </table:table-cell>
              <table:table-cell office:value-type="float" office:value="7906.12335203101">
                <text:p>7906.12335203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96.57">
                <text:p>7996.57</text:p>
              </table:table-cell>
              <table:table-cell office:value-type="float" office:value="8056.43228499039">
                <text:p>8056.43228499039</text:p>
              </table:table-cell>
              <table:table-cell office:value-type="float" office:value="7906.43228499039">
                <text:p>7906.432284990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97.85">
                <text:p>7997.85</text:p>
              </table:table-cell>
              <table:table-cell office:value-type="float" office:value="8056.76063929058">
                <text:p>8056.76063929058</text:p>
              </table:table-cell>
              <table:table-cell office:value-type="float" office:value="7906.76063929058">
                <text:p>7906.76063929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31.55">
                <text:p>8031.55</text:p>
              </table:table-cell>
              <table:table-cell office:value-type="float" office:value="8057.75642650477">
                <text:p>8057.75642650477</text:p>
              </table:table-cell>
              <table:table-cell office:value-type="float" office:value="7907.75642650477">
                <text:p>7907.75642650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37.25">
                <text:p>8037.25</text:p>
              </table:table-cell>
              <table:table-cell office:value-type="float" office:value="8058.84629797467">
                <text:p>8058.84629797467</text:p>
              </table:table-cell>
              <table:table-cell office:value-type="float" office:value="7908.84629797467">
                <text:p>7908.846297974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97.84">
                <text:p>7997.84</text:p>
              </table:table-cell>
              <table:table-cell office:value-type="float" office:value="8059.12617201518">
                <text:p>8059.12617201518</text:p>
              </table:table-cell>
              <table:table-cell office:value-type="float" office:value="7909.12617201518">
                <text:p>7909.126172015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97.84">
                <text:p>7997.84</text:p>
              </table:table-cell>
              <table:table-cell office:value-type="float" office:value="8059.40044857488">
                <text:p>8059.40044857488</text:p>
              </table:table-cell>
              <table:table-cell office:value-type="float" office:value="7909.40044857488">
                <text:p>7909.40044857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01.81">
                <text:p>8001.81</text:p>
              </table:table-cell>
              <table:table-cell office:value-type="float" office:value="8059.74863960338">
                <text:p>8059.74863960338</text:p>
              </table:table-cell>
              <table:table-cell office:value-type="float" office:value="7909.74863960338">
                <text:p>7909.74863960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58.48">
                <text:p>7958.48</text:p>
              </table:table-cell>
              <table:table-cell office:value-type="float" office:value="8059.22326681131">
                <text:p>8059.22326681131</text:p>
              </table:table-cell>
              <table:table-cell office:value-type="float" office:value="7909.22326681131">
                <text:p>7909.223266811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96.49">
                <text:p>7996.49</text:p>
              </table:table-cell>
              <table:table-cell office:value-type="float" office:value="8059.46860147508">
                <text:p>8059.46860147508</text:p>
              </table:table-cell>
              <table:table-cell office:value-type="float" office:value="7909.46860147508">
                <text:p>7909.46860147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993.88">
                <text:p>7993.88</text:p>
              </table:table-cell>
              <table:table-cell office:value-type="float" office:value="8059.65682944558">
                <text:p>8059.65682944558</text:p>
              </table:table-cell>
              <table:table-cell office:value-type="float" office:value="7909.65682944558">
                <text:p>7909.656829445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85.8">
                <text:p>7985.8</text:p>
              </table:table-cell>
              <table:table-cell office:value-type="float" office:value="8059.67969285667">
                <text:p>8059.67969285667</text:p>
              </table:table-cell>
              <table:table-cell office:value-type="float" office:value="7909.67969285667">
                <text:p>7909.67969285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81.67">
                <text:p>7981.67</text:p>
              </table:table-cell>
              <table:table-cell office:value-type="float" office:value="8059.61949899954">
                <text:p>8059.61949899954</text:p>
              </table:table-cell>
              <table:table-cell office:value-type="float" office:value="7909.61949899954">
                <text:p>7909.619498999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59.9">
                <text:p>7959.9</text:p>
              </table:table-cell>
              <table:table-cell office:value-type="float" office:value="8059.12510901955">
                <text:p>8059.12510901955</text:p>
              </table:table-cell>
              <table:table-cell office:value-type="float" office:value="7909.12510901955">
                <text:p>7909.125109019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68.09">
                <text:p>7968.09</text:p>
              </table:table-cell>
              <table:table-cell office:value-type="float" office:value="8058.80440683916">
                <text:p>8058.80440683916</text:p>
              </table:table-cell>
              <table:table-cell office:value-type="float" office:value="7908.80440683916">
                <text:p>7908.80440683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14.01">
                <text:p>8014.01</text:p>
              </table:table-cell>
              <table:table-cell office:value-type="float" office:value="8059.40851870237">
                <text:p>8059.40851870237</text:p>
              </table:table-cell>
              <table:table-cell office:value-type="float" office:value="7909.40851870237">
                <text:p>7909.40851870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15.33">
                <text:p>8015.33</text:p>
              </table:table-cell>
              <table:table-cell office:value-type="float" office:value="8060.02694832833">
                <text:p>8060.02694832833</text:p>
              </table:table-cell>
              <table:table-cell office:value-type="float" office:value="7910.02694832833">
                <text:p>7910.026948328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07.5">
                <text:p>8007.5</text:p>
              </table:table-cell>
              <table:table-cell office:value-type="float" office:value="8060.47640936176">
                <text:p>8060.47640936176</text:p>
              </table:table-cell>
              <table:table-cell office:value-type="float" office:value="7910.47640936176">
                <text:p>7910.476409361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946.17">
                <text:p>7946.17</text:p>
              </table:table-cell>
              <table:table-cell office:value-type="float" office:value="8059.69028117453">
                <text:p>8059.69028117453</text:p>
              </table:table-cell>
              <table:table-cell office:value-type="float" office:value="7909.69028117453">
                <text:p>7909.690281174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99.17">
                <text:p>7999.17</text:p>
              </table:table-cell>
              <table:table-cell office:value-type="float" office:value="8059.97987555103">
                <text:p>8059.97987555103</text:p>
              </table:table-cell>
              <table:table-cell office:value-type="float" office:value="7909.97987555103">
                <text:p>7909.97987555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38.02">
                <text:p>7938.02</text:p>
              </table:table-cell>
              <table:table-cell office:value-type="float" office:value="8059.04067804001">
                <text:p>8059.04067804001</text:p>
              </table:table-cell>
              <table:table-cell office:value-type="float" office:value="7909.04067804001">
                <text:p>7909.04067804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55.09">
                <text:p>8055.09</text:p>
              </table:table-cell>
              <table:table-cell office:value-type="float" office:value="8060.46166447922">
                <text:p>8060.46166447922</text:p>
              </table:table-cell>
              <table:table-cell office:value-type="float" office:value="7910.46166447921">
                <text:p>7910.46166447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95.17">
                <text:p>7995.17</text:p>
              </table:table-cell>
              <table:table-cell office:value-type="float" office:value="8060.65583118963">
                <text:p>8060.65583118963</text:p>
              </table:table-cell>
              <table:table-cell office:value-type="float" office:value="7910.65583118963">
                <text:p>7910.655831189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82.97">
                <text:p>7982.97</text:p>
              </table:table-cell>
              <table:table-cell office:value-type="float" office:value="8060.60211456584">
                <text:p>8060.60211456584</text:p>
              </table:table-cell>
              <table:table-cell office:value-type="float" office:value="7910.60211456584">
                <text:p>7910.6021145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00.52">
                <text:p>8000.52</text:p>
              </table:table-cell>
              <table:table-cell office:value-type="float" office:value="8060.90047227452">
                <text:p>8060.90047227452</text:p>
              </table:table-cell>
              <table:table-cell office:value-type="float" office:value="7910.90047227452">
                <text:p>7910.900472274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38.54">
                <text:p>8038.54</text:p>
              </table:table-cell>
              <table:table-cell office:value-type="float" office:value="8061.95326282903">
                <text:p>8061.95326282903</text:p>
              </table:table-cell>
              <table:table-cell office:value-type="float" office:value="7911.95326282903">
                <text:p>7911.95326282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82.94">
                <text:p>7982.94</text:p>
              </table:table-cell>
              <table:table-cell office:value-type="float" office:value="8061.87299757245">
                <text:p>8061.87299757245</text:p>
              </table:table-cell>
              <table:table-cell office:value-type="float" office:value="7911.87299757245">
                <text:p>7911.87299757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00.52">
                <text:p>8000.52</text:p>
              </table:table-cell>
              <table:table-cell office:value-type="float" office:value="8062.145937621">
                <text:p>8062.145937621</text:p>
              </table:table-cell>
              <table:table-cell office:value-type="float" office:value="7912.145937621">
                <text:p>7912.1459376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85.58">
                <text:p>7985.58</text:p>
              </table:table-cell>
              <table:table-cell office:value-type="float" office:value="8062.11461886858">
                <text:p>8062.11461886858</text:p>
              </table:table-cell>
              <table:table-cell office:value-type="float" office:value="7912.11461886858">
                <text:p>7912.114618868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96.49">
                <text:p>7996.49</text:p>
              </table:table-cell>
              <table:table-cell office:value-type="float" office:value="8062.30212649121">
                <text:p>8062.30212649121</text:p>
              </table:table-cell>
              <table:table-cell office:value-type="float" office:value="7912.30212649121">
                <text:p>7912.302126491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54.54">
                <text:p>7954.54</text:p>
              </table:table-cell>
              <table:table-cell office:value-type="float" office:value="8061.64688396138">
                <text:p>8061.64688396138</text:p>
              </table:table-cell>
              <table:table-cell office:value-type="float" office:value="7911.64688396138">
                <text:p>7911.646883961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54.54">
                <text:p>7954.54</text:p>
              </table:table-cell>
              <table:table-cell office:value-type="float" office:value="8061.00474628216">
                <text:p>8061.00474628216</text:p>
              </table:table-cell>
              <table:table-cell office:value-type="float" office:value="7911.00474628215">
                <text:p>7911.00474628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969.38">
                <text:p>7969.38</text:p>
              </table:table-cell>
              <table:table-cell office:value-type="float" office:value="8060.67225135651">
                <text:p>8060.67225135651</text:p>
              </table:table-cell>
              <table:table-cell office:value-type="float" office:value="7910.67225135651">
                <text:p>7910.672251356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04.64">
                <text:p>8004.64</text:p>
              </table:table-cell>
              <table:table-cell office:value-type="float" office:value="8061.05160632938">
                <text:p>8061.05160632938</text:p>
              </table:table-cell>
              <table:table-cell office:value-type="float" office:value="7911.05160632938">
                <text:p>7911.05160632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984.29">
                <text:p>7984.29</text:p>
              </table:table-cell>
              <table:table-cell office:value-type="float" office:value="8061.01637420279">
                <text:p>8061.01637420279</text:p>
              </table:table-cell>
              <table:table-cell office:value-type="float" office:value="7911.01637420279">
                <text:p>7911.016374202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00.52">
                <text:p>8000.52</text:p>
              </table:table-cell>
              <table:table-cell office:value-type="float" office:value="8061.30644671874">
                <text:p>8061.30644671874</text:p>
              </table:table-cell>
              <table:table-cell office:value-type="float" office:value="7911.30644671874">
                <text:p>7911.306446718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28.89">
                <text:p>8028.89</text:p>
              </table:table-cell>
              <table:table-cell office:value-type="float" office:value="8062.15811778436">
                <text:p>8062.15811778436</text:p>
              </table:table-cell>
              <table:table-cell office:value-type="float" office:value="7912.15811778436">
                <text:p>7912.158117784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986.93">
                <text:p>7986.93</text:p>
              </table:table-cell>
              <table:table-cell office:value-type="float" office:value="8062.15355542867">
                <text:p>8062.15355542867</text:p>
              </table:table-cell>
              <table:table-cell office:value-type="float" office:value="7912.15355542867">
                <text:p>7912.153555428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70.79">
                <text:p>7970.79</text:p>
              </table:table-cell>
              <table:table-cell office:value-type="float" office:value="8061.8262843201">
                <text:p>8061.8262843201</text:p>
              </table:table-cell>
              <table:table-cell office:value-type="float" office:value="7911.8262843201">
                <text:p>7911.8262843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92.58">
                <text:p>7992.58</text:p>
              </table:table-cell>
              <table:table-cell office:value-type="float" office:value="8061.9413586337">
                <text:p>8061.9413586337</text:p>
              </table:table-cell>
              <table:table-cell office:value-type="float" office:value="7911.9413586337">
                <text:p>7911.9413586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57.19">
                <text:p>7957.19</text:p>
              </table:table-cell>
              <table:table-cell office:value-type="float" office:value="8061.34633146103">
                <text:p>8061.34633146103</text:p>
              </table:table-cell>
              <table:table-cell office:value-type="float" office:value="7911.34633146103">
                <text:p>7911.346331461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54.5">
                <text:p>7954.5</text:p>
              </table:table-cell>
              <table:table-cell office:value-type="float" office:value="8060.7094048318">
                <text:p>8060.7094048318</text:p>
              </table:table-cell>
              <table:table-cell office:value-type="float" office:value="7910.70940483181">
                <text:p>7910.709404831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69.38">
                <text:p>7969.38</text:p>
              </table:table-cell>
              <table:table-cell office:value-type="float" office:value="8060.38281673517">
                <text:p>8060.38281673517</text:p>
              </table:table-cell>
              <table:table-cell office:value-type="float" office:value="7910.38281673517">
                <text:p>7910.382816735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96.49">
                <text:p>7996.49</text:p>
              </table:table-cell>
              <table:table-cell office:value-type="float" office:value="8060.60496040046">
                <text:p>8060.60496040046</text:p>
              </table:table-cell>
              <table:table-cell office:value-type="float" office:value="7910.60496040047">
                <text:p>7910.604960400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999.13">
                <text:p>7999.13</text:p>
              </table:table-cell>
              <table:table-cell office:value-type="float" office:value="8060.87546119246">
                <text:p>8060.87546119246</text:p>
              </table:table-cell>
              <table:table-cell office:value-type="float" office:value="7910.87546119246">
                <text:p>7910.87546119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45.08">
                <text:p>8045.08</text:p>
              </table:table-cell>
              <table:table-cell office:value-type="float" office:value="8062.05955196861">
                <text:p>8062.05955196861</text:p>
              </table:table-cell>
              <table:table-cell office:value-type="float" office:value="7912.05955196861">
                <text:p>7912.05955196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41.2">
                <text:p>8041.2</text:p>
              </table:table-cell>
              <table:table-cell office:value-type="float" office:value="8063.14236092924">
                <text:p>8063.14236092924</text:p>
              </table:table-cell>
              <table:table-cell office:value-type="float" office:value="7913.14236092924">
                <text:p>7913.142360929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95.2">
                <text:p>7995.2</text:p>
              </table:table-cell>
              <table:table-cell office:value-type="float" office:value="8063.28351371065">
                <text:p>8063.28351371065</text:p>
              </table:table-cell>
              <table:table-cell office:value-type="float" office:value="7913.28351371065">
                <text:p>7913.283513710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06.1">
                <text:p>8006.1</text:p>
              </table:table-cell>
              <table:table-cell office:value-type="float" office:value="8063.63984343644">
                <text:p>8063.63984343644</text:p>
              </table:table-cell>
              <table:table-cell office:value-type="float" office:value="7913.63984343644">
                <text:p>7913.639843436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96.49">
                <text:p>7996.49</text:p>
              </table:table-cell>
              <table:table-cell office:value-type="float" office:value="8063.79684656771">
                <text:p>8063.79684656771</text:p>
              </table:table-cell>
              <table:table-cell office:value-type="float" office:value="7913.79684656771">
                <text:p>7913.796846567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16.73">
                <text:p>8016.73</text:p>
              </table:table-cell>
              <table:table-cell office:value-type="float" office:value="8064.35550963635">
                <text:p>8064.35550963635</text:p>
              </table:table-cell>
              <table:table-cell office:value-type="float" office:value="7914.35550963635">
                <text:p>7914.355509636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28.89">
                <text:p>8028.89</text:p>
              </table:table-cell>
              <table:table-cell office:value-type="float" office:value="8065.14619944363">
                <text:p>8065.14619944363</text:p>
              </table:table-cell>
              <table:table-cell office:value-type="float" office:value="7915.14619944363">
                <text:p>7915.14619944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14.05">
                <text:p>8014.05</text:p>
              </table:table-cell>
              <table:table-cell office:value-type="float" office:value="8065.62427545476">
                <text:p>8065.62427545476</text:p>
              </table:table-cell>
              <table:table-cell office:value-type="float" office:value="7915.62427545476">
                <text:p>7915.624275454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943.31">
                <text:p>7943.31</text:p>
              </table:table-cell>
              <table:table-cell office:value-type="float" office:value="8064.67798994566">
                <text:p>8064.67798994566</text:p>
              </table:table-cell>
              <table:table-cell office:value-type="float" office:value="7914.67798994566">
                <text:p>7914.677989945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97.85">
                <text:p>7997.85</text:p>
              </table:table-cell>
              <table:table-cell office:value-type="float" office:value="8064.84143014675">
                <text:p>8064.84143014675</text:p>
              </table:table-cell>
              <table:table-cell office:value-type="float" office:value="7914.84143014675">
                <text:p>7914.841430146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943.31">
                <text:p>7943.31</text:p>
              </table:table-cell>
              <table:table-cell office:value-type="float" office:value="8063.91080154381">
                <text:p>8063.91080154381</text:p>
              </table:table-cell>
              <table:table-cell office:value-type="float" office:value="7913.91080154381">
                <text:p>7913.910801543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48.93">
                <text:p>7948.93</text:p>
              </table:table-cell>
              <table:table-cell office:value-type="float" office:value="8063.11118551293">
                <text:p>8063.11118551293</text:p>
              </table:table-cell>
              <table:table-cell office:value-type="float" office:value="7913.11118551293">
                <text:p>7913.111185512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84.53">
                <text:p>7984.53</text:p>
              </table:table-cell>
              <table:table-cell office:value-type="float" office:value="8063.03956180268">
                <text:p>8063.03956180268</text:p>
              </table:table-cell>
              <table:table-cell office:value-type="float" office:value="7913.03956180268">
                <text:p>7913.03956180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99.17">
                <text:p>7999.17</text:p>
              </table:table-cell>
              <table:table-cell office:value-type="float" office:value="8063.26217056662">
                <text:p>8063.26217056662</text:p>
              </table:table-cell>
              <table:table-cell office:value-type="float" office:value="7913.26217056662">
                <text:p>7913.262170566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65.43">
                <text:p>7965.43</text:p>
              </table:table-cell>
              <table:table-cell office:value-type="float" office:value="8062.80552715529">
                <text:p>8062.80552715529</text:p>
              </table:table-cell>
              <table:table-cell office:value-type="float" office:value="7912.80552715529">
                <text:p>7912.805527155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68.09">
                <text:p>7968.09</text:p>
              </table:table-cell>
              <table:table-cell office:value-type="float" office:value="8062.41121661219">
                <text:p>8062.41121661219</text:p>
              </table:table-cell>
              <table:table-cell office:value-type="float" office:value="7912.41121661219">
                <text:p>7912.41121661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00.46">
                <text:p>8000.46</text:p>
              </table:table-cell>
              <table:table-cell office:value-type="float" office:value="8062.67219227994">
                <text:p>8062.67219227994</text:p>
              </table:table-cell>
              <table:table-cell office:value-type="float" office:value="7912.67219227994">
                <text:p>7912.672192279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11.43">
                <text:p>8011.43</text:p>
              </table:table-cell>
              <table:table-cell office:value-type="float" office:value="8063.14734843434">
                <text:p>8063.14734843434</text:p>
              </table:table-cell>
              <table:table-cell office:value-type="float" office:value="7913.14734843434">
                <text:p>7913.147348434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96.55">
                <text:p>7996.55</text:p>
              </table:table-cell>
              <table:table-cell office:value-type="float" office:value="8063.31540146566">
                <text:p>8063.31540146566</text:p>
              </table:table-cell>
              <table:table-cell office:value-type="float" office:value="7913.31540146566">
                <text:p>7913.315401465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999.13">
                <text:p>7999.13</text:p>
              </table:table-cell>
              <table:table-cell office:value-type="float" office:value="8063.53169343634">
                <text:p>8063.53169343634</text:p>
              </table:table-cell>
              <table:table-cell office:value-type="float" office:value="7913.53169343634">
                <text:p>7913.531693436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997.82">
                <text:p>7997.82</text:p>
              </table:table-cell>
              <table:table-cell office:value-type="float" office:value="8063.71745956762">
                <text:p>8063.71745956762</text:p>
              </table:table-cell>
              <table:table-cell office:value-type="float" office:value="7913.71745956762">
                <text:p>7913.71745956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00.46">
                <text:p>8000.46</text:p>
              </table:table-cell>
              <table:table-cell office:value-type="float" office:value="8063.95231037627">
                <text:p>8063.95231037627</text:p>
              </table:table-cell>
              <table:table-cell office:value-type="float" office:value="7913.95231037627">
                <text:p>7913.95231037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15.33">
                <text:p>8015.33</text:p>
              </table:table-cell>
              <table:table-cell office:value-type="float" office:value="8064.47986416874">
                <text:p>8064.47986416874</text:p>
              </table:table-cell>
              <table:table-cell office:value-type="float" office:value="7914.47986416874">
                <text:p>7914.479864168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04.64">
                <text:p>8004.64</text:p>
              </table:table-cell>
              <table:table-cell office:value-type="float" office:value="8064.78306688537">
                <text:p>8064.78306688537</text:p>
              </table:table-cell>
              <table:table-cell office:value-type="float" office:value="7914.78306688537">
                <text:p>7914.783066885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84.37">
                <text:p>7984.37</text:p>
              </table:table-cell>
              <table:table-cell office:value-type="float" office:value="8064.67480554766">
                <text:p>8064.67480554766</text:p>
              </table:table-cell>
              <table:table-cell office:value-type="float" office:value="7914.67480554766">
                <text:p>7914.67480554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4.64">
                <text:p>8004.64</text:p>
              </table:table-cell>
              <table:table-cell office:value-type="float" office:value="8064.97410943671">
                <text:p>8064.97410943671</text:p>
              </table:table-cell>
              <table:table-cell office:value-type="float" office:value="7914.97410943671">
                <text:p>7914.974109436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66.73">
                <text:p>7966.73</text:p>
              </table:table-cell>
              <table:table-cell office:value-type="float" office:value="8064.50922724797">
                <text:p>8064.50922724797</text:p>
              </table:table-cell>
              <table:table-cell office:value-type="float" office:value="7914.50922724797">
                <text:p>7914.509227247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00.46">
                <text:p>8000.46</text:p>
              </table:table-cell>
              <table:table-cell office:value-type="float" office:value="8064.72824270301">
                <text:p>8064.72824270301</text:p>
              </table:table-cell>
              <table:table-cell office:value-type="float" office:value="7914.72824270301">
                <text:p>7914.728242703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72.23">
                <text:p>7972.23</text:p>
              </table:table-cell>
              <table:table-cell office:value-type="float" office:value="8064.37827784895">
                <text:p>8064.37827784895</text:p>
              </table:table-cell>
              <table:table-cell office:value-type="float" office:value="7914.37827784895">
                <text:p>7914.378277848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53.2">
                <text:p>7953.2</text:p>
              </table:table-cell>
              <table:table-cell office:value-type="float" office:value="8063.65471229197">
                <text:p>8063.65471229197</text:p>
              </table:table-cell>
              <table:table-cell office:value-type="float" office:value="7913.65471229197">
                <text:p>7913.65471229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44.61">
                <text:p>7944.61</text:p>
              </table:table-cell>
              <table:table-cell office:value-type="float" office:value="8062.77381804613">
                <text:p>8062.77381804613</text:p>
              </table:table-cell>
              <table:table-cell office:value-type="float" office:value="7912.77381804613">
                <text:p>7912.77381804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11.38">
                <text:p>8011.38</text:p>
              </table:table-cell>
              <table:table-cell office:value-type="float" office:value="8063.24594168521">
                <text:p>8063.24594168521</text:p>
              </table:table-cell>
              <table:table-cell office:value-type="float" office:value="7913.24594168521">
                <text:p>7913.245941685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54.54">
                <text:p>7954.54</text:p>
              </table:table-cell>
              <table:table-cell office:value-type="float" office:value="8062.57182285151">
                <text:p>8062.57182285151</text:p>
              </table:table-cell>
              <table:table-cell office:value-type="float" office:value="7912.57182285151">
                <text:p>7912.571822851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95.2">
                <text:p>7995.2</text:p>
              </table:table-cell>
              <table:table-cell office:value-type="float" office:value="8062.72438639448">
                <text:p>8062.72438639448</text:p>
              </table:table-cell>
              <table:table-cell office:value-type="float" office:value="7912.72438639448">
                <text:p>7912.724386394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11.43">
                <text:p>8011.43</text:p>
              </table:table-cell>
              <table:table-cell office:value-type="float" office:value="8063.19849866659">
                <text:p>8063.19849866659</text:p>
              </table:table-cell>
              <table:table-cell office:value-type="float" office:value="7913.19849866659">
                <text:p>7913.198498666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84.25">
                <text:p>7984.25</text:p>
              </table:table-cell>
              <table:table-cell office:value-type="float" office:value="8063.11952869326">
                <text:p>8063.11952869326</text:p>
              </table:table-cell>
              <table:table-cell office:value-type="float" office:value="7913.11952869326">
                <text:p>7913.11952869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011.38">
                <text:p>8011.38</text:p>
              </table:table-cell>
              <table:table-cell office:value-type="float" office:value="8063.58473811939">
                <text:p>8063.58473811939</text:p>
              </table:table-cell>
              <table:table-cell office:value-type="float" office:value="7913.58473811939">
                <text:p>7913.584738119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000.52">
                <text:p>8000.52</text:p>
              </table:table-cell>
              <table:table-cell office:value-type="float" office:value="8063.823443357">
                <text:p>8063.823443357</text:p>
              </table:table-cell>
              <table:table-cell office:value-type="float" office:value="7913.823443357">
                <text:p>7913.8234433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93.88">
                <text:p>7993.88</text:p>
              </table:table-cell>
              <table:table-cell office:value-type="float" office:value="8063.92457448986">
                <text:p>8063.92457448986</text:p>
              </table:table-cell>
              <table:table-cell office:value-type="float" office:value="7913.92457448986">
                <text:p>7913.9245744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27.61">
                <text:p>8027.61</text:p>
              </table:table-cell>
              <table:table-cell office:value-type="float" office:value="8064.69828300006">
                <text:p>8064.69828300006</text:p>
              </table:table-cell>
              <table:table-cell office:value-type="float" office:value="7914.69828300007">
                <text:p>7914.698283000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01.86">
                <text:p>8001.86</text:p>
              </table:table-cell>
              <table:table-cell office:value-type="float" office:value="8064.94151734006">
                <text:p>8064.94151734006</text:p>
              </table:table-cell>
              <table:table-cell office:value-type="float" office:value="7914.94151734006">
                <text:p>7914.94151734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81.61">
                <text:p>7981.61</text:p>
              </table:table-cell>
              <table:table-cell office:value-type="float" office:value="8064.77488699326">
                <text:p>8064.77488699326</text:p>
              </table:table-cell>
              <table:table-cell office:value-type="float" office:value="7914.77488699326">
                <text:p>7914.774886993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99.13">
                <text:p>7999.13</text:p>
              </table:table-cell>
              <table:table-cell office:value-type="float" office:value="8064.96198925339">
                <text:p>8064.96198925339</text:p>
              </table:table-cell>
              <table:table-cell office:value-type="float" office:value="7914.96198925339">
                <text:p>7914.961989253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95.2">
                <text:p>7995.2</text:p>
              </table:table-cell>
              <table:table-cell office:value-type="float" office:value="8065.06674946833">
                <text:p>8065.06674946833</text:p>
              </table:table-cell>
              <table:table-cell office:value-type="float" office:value="7915.06674946833">
                <text:p>7915.066749468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55.83">
                <text:p>7955.83</text:p>
              </table:table-cell>
              <table:table-cell office:value-type="float" office:value="8064.38201447896">
                <text:p>8064.38201447896</text:p>
              </table:table-cell>
              <table:table-cell office:value-type="float" office:value="7914.38201447896">
                <text:p>7914.382014478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81.61">
                <text:p>7981.61</text:p>
              </table:table-cell>
              <table:table-cell office:value-type="float" office:value="8064.22657418938">
                <text:p>8064.22657418938</text:p>
              </table:table-cell>
              <table:table-cell office:value-type="float" office:value="7914.22657418938">
                <text:p>7914.226574189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92.58">
                <text:p>7992.58</text:p>
              </table:table-cell>
              <table:table-cell office:value-type="float" office:value="8064.2936427056">
                <text:p>8064.2936427056</text:p>
              </table:table-cell>
              <table:table-cell office:value-type="float" office:value="7914.29364270559">
                <text:p>7914.29364270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82.94">
                <text:p>7982.94</text:p>
              </table:table-cell>
              <table:table-cell office:value-type="float" office:value="8064.16656985148">
                <text:p>8064.16656985148</text:p>
              </table:table-cell>
              <table:table-cell office:value-type="float" office:value="7914.16656985148">
                <text:p>7914.16656985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68.09">
                <text:p>7968.09</text:p>
              </table:table-cell>
              <table:table-cell office:value-type="float" office:value="8063.74503845445">
                <text:p>8063.74503845445</text:p>
              </table:table-cell>
              <table:table-cell office:value-type="float" office:value="7913.74503845445">
                <text:p>7913.745038454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72.06">
                <text:p>7972.06</text:p>
              </table:table-cell>
              <table:table-cell office:value-type="float" office:value="8063.41133768536">
                <text:p>8063.41133768536</text:p>
              </table:table-cell>
              <table:table-cell office:value-type="float" office:value="7913.41133768536">
                <text:p>7913.41133768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47.46">
                <text:p>7947.46</text:p>
              </table:table-cell>
              <table:table-cell office:value-type="float" office:value="8062.59231093166">
                <text:p>8062.59231093166</text:p>
              </table:table-cell>
              <table:table-cell office:value-type="float" office:value="7912.59231093166">
                <text:p>7912.592310931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00.54">
                <text:p>8000.54</text:p>
              </table:table-cell>
              <table:table-cell office:value-type="float" office:value="8062.85126471302">
                <text:p>8062.85126471302</text:p>
              </table:table-cell>
              <table:table-cell office:value-type="float" office:value="7912.85126471302">
                <text:p>7912.851264713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12.73">
                <text:p>8012.73</text:p>
              </table:table-cell>
              <table:table-cell office:value-type="float" office:value="8063.34883941876">
                <text:p>8063.34883941876</text:p>
              </table:table-cell>
              <table:table-cell office:value-type="float" office:value="7913.34883941876">
                <text:p>7913.348839418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53.21">
                <text:p>7953.21</text:p>
              </table:table-cell>
              <table:table-cell office:value-type="float" office:value="8062.64606263039">
                <text:p>8062.64606263039</text:p>
              </table:table-cell>
              <table:table-cell office:value-type="float" office:value="7912.64606263039">
                <text:p>7912.64606263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70.71">
                <text:p>7970.71</text:p>
              </table:table-cell>
              <table:table-cell office:value-type="float" office:value="8062.30734137778">
                <text:p>8062.30734137778</text:p>
              </table:table-cell>
              <table:table-cell office:value-type="float" office:value="7912.30734137778">
                <text:p>7912.30734137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028.89">
                <text:p>8028.89</text:p>
              </table:table-cell>
              <table:table-cell office:value-type="float" office:value="8063.13899455022">
                <text:p>8063.13899455022</text:p>
              </table:table-cell>
              <table:table-cell office:value-type="float" office:value="7913.13899455022">
                <text:p>7913.138994550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96.49">
                <text:p>7996.49</text:p>
              </table:table-cell>
              <table:table-cell office:value-type="float" office:value="8063.30601465922">
                <text:p>8063.30601465922</text:p>
              </table:table-cell>
              <table:table-cell office:value-type="float" office:value="7913.30601465922">
                <text:p>7913.306014659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95.17">
                <text:p>7995.17</text:p>
              </table:table-cell>
              <table:table-cell office:value-type="float" office:value="8063.44329436604">
                <text:p>8063.44329436604</text:p>
              </table:table-cell>
              <table:table-cell office:value-type="float" office:value="7913.44329436603">
                <text:p>7913.443294366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96.55">
                <text:p>7996.55</text:p>
              </table:table-cell>
              <table:table-cell office:value-type="float" office:value="8063.60542847871">
                <text:p>8063.60542847871</text:p>
              </table:table-cell>
              <table:table-cell office:value-type="float" office:value="7913.60542847871">
                <text:p>7913.605428478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43.31">
                <text:p>7943.31</text:p>
              </table:table-cell>
              <table:table-cell office:value-type="float" office:value="8062.69951990914">
                <text:p>8062.69951990914</text:p>
              </table:table-cell>
              <table:table-cell office:value-type="float" office:value="7912.69951990914">
                <text:p>7912.699519909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38.54">
                <text:p>8038.54</text:p>
              </table:table-cell>
              <table:table-cell office:value-type="float" office:value="8063.71632951096">
                <text:p>8063.71632951096</text:p>
              </table:table-cell>
              <table:table-cell office:value-type="float" office:value="7913.71632951096">
                <text:p>7913.716329510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10.06">
                <text:p>8010.06</text:p>
              </table:table-cell>
              <table:table-cell office:value-type="float" office:value="8064.14320292074">
                <text:p>8064.14320292074</text:p>
              </table:table-cell>
              <table:table-cell office:value-type="float" office:value="7914.14320292074">
                <text:p>7914.14320292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84.25">
                <text:p>7984.25</text:p>
              </table:table-cell>
              <table:table-cell office:value-type="float" office:value="8064.04533886232">
                <text:p>8064.04533886232</text:p>
              </table:table-cell>
              <table:table-cell office:value-type="float" office:value="7914.04533886232">
                <text:p>7914.04533886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00.54">
                <text:p>8000.54</text:p>
              </table:table-cell>
              <table:table-cell office:value-type="float" office:value="8064.27523208507">
                <text:p>8064.27523208507</text:p>
              </table:table-cell>
              <table:table-cell office:value-type="float" office:value="7914.27523208507">
                <text:p>7914.275232085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42.01">
                <text:p>7942.01</text:p>
              </table:table-cell>
              <table:table-cell office:value-type="float" office:value="8063.32992744337">
                <text:p>8063.32992744337</text:p>
              </table:table-cell>
              <table:table-cell office:value-type="float" office:value="7913.32992744337">
                <text:p>7913.32992744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12.7">
                <text:p>8012.7</text:p>
              </table:table-cell>
              <table:table-cell office:value-type="float" office:value="8063.81732889451">
                <text:p>8063.81732889451</text:p>
              </table:table-cell>
              <table:table-cell office:value-type="float" office:value="7913.81732889451">
                <text:p>7913.817328894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72.06">
                <text:p>7972.06</text:p>
              </table:table-cell>
              <table:table-cell office:value-type="float" office:value="8063.48218231662">
                <text:p>8063.48218231662</text:p>
              </table:table-cell>
              <table:table-cell office:value-type="float" office:value="7913.48218231662">
                <text:p>7913.48218231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72.06">
                <text:p>7972.06</text:p>
              </table:table-cell>
              <table:table-cell office:value-type="float" office:value="8063.15373867028">
                <text:p>8063.15373867028</text:p>
              </table:table-cell>
              <table:table-cell office:value-type="float" office:value="7913.15373867028">
                <text:p>7913.153738670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86.93">
                <text:p>7986.93</text:p>
              </table:table-cell>
              <table:table-cell office:value-type="float" office:value="8063.12926389688">
                <text:p>8063.12926389688</text:p>
              </table:table-cell>
              <table:table-cell office:value-type="float" office:value="7913.12926389688">
                <text:p>7913.129263896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11.43">
                <text:p>8011.43</text:p>
              </table:table-cell>
              <table:table-cell office:value-type="float" office:value="8063.59527861894">
                <text:p>8063.59527861894</text:p>
              </table:table-cell>
              <table:table-cell office:value-type="float" office:value="7913.59527861894">
                <text:p>7913.595278618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43.8">
                <text:p>8043.8</text:p>
              </table:table-cell>
              <table:table-cell office:value-type="float" office:value="8064.69937304656">
                <text:p>8064.69937304656</text:p>
              </table:table-cell>
              <table:table-cell office:value-type="float" office:value="7914.69937304656">
                <text:p>7914.69937304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75.02">
                <text:p>7975.02</text:p>
              </table:table-cell>
              <table:table-cell office:value-type="float" office:value="8064.40578558563">
                <text:p>8064.40578558563</text:p>
              </table:table-cell>
              <table:table-cell office:value-type="float" office:value="7914.40578558563">
                <text:p>7914.405785585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84.25">
                <text:p>7984.25</text:p>
              </table:table-cell>
              <table:table-cell office:value-type="float" office:value="8064.30266987392">
                <text:p>8064.30266987392</text:p>
              </table:table-cell>
              <table:table-cell office:value-type="float" office:value="7914.30266987392">
                <text:p>7914.302669873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10.08">
                <text:p>8010.08</text:p>
              </table:table-cell>
              <table:table-cell office:value-type="float" office:value="8064.71821647644">
                <text:p>8064.71821647644</text:p>
              </table:table-cell>
              <table:table-cell office:value-type="float" office:value="7914.71821647644">
                <text:p>7914.718216476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84.29">
                <text:p>7984.29</text:p>
              </table:table-cell>
              <table:table-cell office:value-type="float" office:value="8064.60965214691">
                <text:p>8064.60965214691</text:p>
              </table:table-cell>
              <table:table-cell office:value-type="float" office:value="7914.60965214691">
                <text:p>7914.609652146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0.46">
                <text:p>8000.46</text:p>
              </table:table-cell>
              <table:table-cell office:value-type="float" office:value="8064.82665910397">
                <text:p>8064.82665910397</text:p>
              </table:table-cell>
              <table:table-cell office:value-type="float" office:value="7914.82665910397">
                <text:p>7914.826659103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39.83">
                <text:p>8039.83</text:p>
              </table:table-cell>
              <table:table-cell office:value-type="float" office:value="8065.82672592189">
                <text:p>8065.82672592189</text:p>
              </table:table-cell>
              <table:table-cell office:value-type="float" office:value="7915.82672592189">
                <text:p>7915.826725921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93.88">
                <text:p>7993.88</text:p>
              </table:table-cell>
              <table:table-cell office:value-type="float" office:value="8065.88779140346">
                <text:p>8065.88779140346</text:p>
              </table:table-cell>
              <table:table-cell office:value-type="float" office:value="7915.88779140346">
                <text:p>7915.88779140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88.34">
                <text:p>7988.34</text:p>
              </table:table-cell>
              <table:table-cell office:value-type="float" office:value="8065.83683557539">
                <text:p>8065.83683557539</text:p>
              </table:table-cell>
              <table:table-cell office:value-type="float" office:value="7915.83683557539">
                <text:p>7915.836835575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12.73">
                <text:p>8012.73</text:p>
              </table:table-cell>
              <table:table-cell office:value-type="float" office:value="8066.27469886388">
                <text:p>8066.27469886388</text:p>
              </table:table-cell>
              <table:table-cell office:value-type="float" office:value="7916.27469886388">
                <text:p>7916.274698863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01.81">
                <text:p>8001.81</text:p>
              </table:table-cell>
              <table:table-cell office:value-type="float" office:value="8066.4854048866">
                <text:p>8066.4854048866</text:p>
              </table:table-cell>
              <table:table-cell office:value-type="float" office:value="7916.4854048866">
                <text:p>7916.48540488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55.83">
                <text:p>7955.83</text:p>
              </table:table-cell>
              <table:table-cell office:value-type="float" office:value="8065.77229678887">
                <text:p>8065.77229678887</text:p>
              </table:table-cell>
              <table:table-cell office:value-type="float" office:value="7915.77229678887">
                <text:p>7915.772296788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99.24">
                <text:p>7999.24</text:p>
              </table:table-cell>
              <table:table-cell office:value-type="float" office:value="8065.94165085309">
                <text:p>8065.94165085309</text:p>
              </table:table-cell>
              <table:table-cell office:value-type="float" office:value="7915.94165085309">
                <text:p>7915.941650853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99.17">
                <text:p>7999.17</text:p>
              </table:table-cell>
              <table:table-cell office:value-type="float" office:value="8066.10621783603">
                <text:p>8066.10621783603</text:p>
              </table:table-cell>
              <table:table-cell office:value-type="float" office:value="7916.10621783603">
                <text:p>7916.106217836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84.25">
                <text:p>7984.25</text:p>
              </table:table-cell>
              <table:table-cell office:value-type="float" office:value="8065.96909347931">
                <text:p>8065.96909347931</text:p>
              </table:table-cell>
              <table:table-cell office:value-type="float" office:value="7915.96909347931">
                <text:p>7915.969093479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86.93">
                <text:p>7986.93</text:p>
              </table:table-cell>
              <table:table-cell office:value-type="float" office:value="8065.88831160972">
                <text:p>8065.88831160972</text:p>
              </table:table-cell>
              <table:table-cell office:value-type="float" office:value="7915.88831160972">
                <text:p>7915.888311609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77.69">
                <text:p>7977.69</text:p>
              </table:table-cell>
              <table:table-cell office:value-type="float" office:value="8065.62434537753">
                <text:p>8065.62434537753</text:p>
              </table:table-cell>
              <table:table-cell office:value-type="float" office:value="7915.62434537753">
                <text:p>7915.624345377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96.49">
                <text:p>7996.49</text:p>
              </table:table-cell>
              <table:table-cell office:value-type="float" office:value="8065.74165846998">
                <text:p>8065.74165846998</text:p>
              </table:table-cell>
              <table:table-cell office:value-type="float" office:value="7915.74165846998">
                <text:p>7915.741658469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85.58">
                <text:p>7985.58</text:p>
              </table:table-cell>
              <table:table-cell office:value-type="float" office:value="8065.63842530058">
                <text:p>8065.63842530058</text:p>
              </table:table-cell>
              <table:table-cell office:value-type="float" office:value="7915.63842530058">
                <text:p>7915.638425300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31.55">
                <text:p>8031.55</text:p>
              </table:table-cell>
              <table:table-cell office:value-type="float" office:value="8066.45665679457">
                <text:p>8066.45665679457</text:p>
              </table:table-cell>
              <table:table-cell office:value-type="float" office:value="7916.45665679457">
                <text:p>7916.456656794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85.65">
                <text:p>7985.65</text:p>
              </table:table-cell>
              <table:table-cell office:value-type="float" office:value="8066.34052365867">
                <text:p>8066.34052365867</text:p>
              </table:table-cell>
              <table:table-cell office:value-type="float" office:value="7916.34052365867">
                <text:p>7916.340523658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95.2">
                <text:p>7995.2</text:p>
              </table:table-cell>
              <table:table-cell office:value-type="float" office:value="8066.4177131855">
                <text:p>8066.4177131855</text:p>
              </table:table-cell>
              <table:table-cell office:value-type="float" office:value="7916.4177131855">
                <text:p>7916.41771318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70.71">
                <text:p>7970.71</text:p>
              </table:table-cell>
              <table:table-cell office:value-type="float" office:value="8066.00355892179">
                <text:p>8066.00355892179</text:p>
              </table:table-cell>
              <table:table-cell office:value-type="float" office:value="7916.00355892179">
                <text:p>7916.003558921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99.17">
                <text:p>7999.17</text:p>
              </table:table-cell>
              <table:table-cell office:value-type="float" office:value="8066.16688774336">
                <text:p>8066.16688774336</text:p>
              </table:table-cell>
              <table:table-cell office:value-type="float" office:value="7916.16688774336">
                <text:p>7916.166887743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81.67">
                <text:p>7981.67</text:p>
              </table:table-cell>
              <table:table-cell office:value-type="float" office:value="8065.97694998849">
                <text:p>8065.97694998849</text:p>
              </table:table-cell>
              <table:table-cell office:value-type="float" office:value="7915.97694998849">
                <text:p>7915.976949988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056.37">
                <text:p>8056.37</text:p>
              </table:table-cell>
              <table:table-cell office:value-type="float" office:value="8067.28481098872">
                <text:p>8067.28481098872</text:p>
              </table:table-cell>
              <table:table-cell office:value-type="float" office:value="7917.28481098872">
                <text:p>7917.284810988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97.84">
                <text:p>7997.84</text:p>
              </table:table-cell>
              <table:table-cell office:value-type="float" office:value="8067.39591476894">
                <text:p>8067.39591476894</text:p>
              </table:table-cell>
              <table:table-cell office:value-type="float" office:value="7917.39591476895">
                <text:p>7917.395914768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54.54">
                <text:p>7954.54</text:p>
              </table:table-cell>
              <table:table-cell office:value-type="float" office:value="8066.63879647357">
                <text:p>8066.63879647357</text:p>
              </table:table-cell>
              <table:table-cell office:value-type="float" office:value="7916.63879647357">
                <text:p>7916.638796473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99.13">
                <text:p>7999.13</text:p>
              </table:table-cell>
              <table:table-cell office:value-type="float" office:value="8066.7886205441">
                <text:p>8066.7886205441</text:p>
              </table:table-cell>
              <table:table-cell office:value-type="float" office:value="7916.7886205441">
                <text:p>7916.78862054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74.91">
                <text:p>7974.91</text:p>
              </table:table-cell>
              <table:table-cell office:value-type="float" office:value="8066.45104813321">
                <text:p>8066.45104813321</text:p>
              </table:table-cell>
              <table:table-cell office:value-type="float" office:value="7916.45104813321">
                <text:p>7916.451048133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76.51">
                <text:p>7976.51</text:p>
              </table:table-cell>
              <table:table-cell office:value-type="float" office:value="8066.15222717055">
                <text:p>8066.15222717055</text:p>
              </table:table-cell>
              <table:table-cell office:value-type="float" office:value="7916.15222717055">
                <text:p>7916.152227170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40.65">
                <text:p>7940.65</text:p>
              </table:table-cell>
              <table:table-cell office:value-type="float" office:value="8065.14218262714">
                <text:p>8065.14218262714</text:p>
              </table:table-cell>
              <table:table-cell office:value-type="float" office:value="7915.14218262714">
                <text:p>7915.14218262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